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0.57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2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2"/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/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">
      <style:table-cell-properties fo:border="none"/>
    </style:style>
    <style:style style:name="ce1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343cm" svg:height="20.809cm" svg:x="24.831cm" svg:y="0.509cm">
            <draw:object draw:notify-on-update-of-ranges="Sheet1.Q2:Sheet1.V2 Sheet1.Q3:Sheet1.V3 Sheet1.Q11:Sheet1.V11 Sheet1.Q4:Sheet1.V4 Sheet1.Q5:Sheet1.V5 Sheet1.Q6:Sheet1.V6 Sheet1.Q7:Sheet1.V7 Sheet1.Q8:Sheet1.V8 Sheet1.Q9:Sheet1.V9 Sheet1.Q10:Sheet1.V10 Sheet1.Q11:Sheet1.V11 Sheet1.Q12:Sheet1.V12 Sheet1.Q13:Sheet1.V13 Sheet1.Q14:Sheet1.V14 Sheet1.Q15:Sheet1.V15 Sheet1.Q16:Sheet1.V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ce3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number-columns-repeated="2" table:default-cell-style-name="Default"/>
        <table:table-column table:style-name="co4" table:visibility="collapse" table:default-cell-style-name="ce3"/>
        <table:table-column table:style-name="co4" table:default-cell-style-name="Default"/>
        <table:table-column table:style-name="co4" table:visibility="collapse" table:default-cell-style-name="Default"/>
        <table:table-column table:style-name="co4" table:number-columns-repeated="8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number-columns-repeated="987" table:default-cell-style-name="Default"/>
        <table:table-row table:style-name="ro1">
          <table:table-cell/>
          <table:table-cell office:value-type="string">
            <text:p>Index 15</text:p>
          </table:table-cell>
          <table:table-cell table:number-columns-repeated="14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8"/>
          <table:table-cell table:number-columns-repeated="987"/>
        </table:table-row>
        <table:table-row table:style-name="ro2">
          <table:table-cell table:style-name="ce1"/>
          <table:table-cell/>
          <table:table-cell table:style-name="ce1" office:value-type="string">
            <text:p>Edit</text:p>
          </table:table-cell>
          <table:table-cell table:style-name="ce1" office:value-type="string">
            <text:p>CopyInf</text:p>
          </table:table-cell>
          <table:table-cell table:style-name="ce1" office:value-type="string">
            <text:p>Copy20</text:p>
          </table:table-cell>
          <table:table-cell/>
          <table:table-cell table:style-name="ce4" office:value-type="string">
            <text:p>COPY16</text:p>
          </table:table-cell>
          <table:table-cell table:style-name="ce1" office:value-type="string">
            <text:p>Copy15</text:p>
          </table:table-cell>
          <table:table-cell table:style-name="ce1" office:value-type="string">
            <text:p>Copy10</text:p>
          </table:table-cell>
          <table:table-cell table:style-name="ce1" office:value-type="string">
            <text:p>Coin Par</text:p>
          </table:table-cell>
          <table:table-cell table:style-name="ce1" office:value-type="string">
            <text:p>Coin+0</text:p>
          </table:table-cell>
          <table:table-cell table:style-name="ce1" office:value-type="string">
            <text:p>Shotgun+1</text:p>
          </table:table-cell>
          <table:table-cell table:style-name="ce1" office:value-type="string">
            <text:p>CoinPar+1</text:p>
          </table:table-cell>
          <table:table-cell table:style-name="ce4" office:value-type="string">
            <text:p>Worker</text:p>
          </table:table-cell>
          <table:table-cell table:style-name="ce1" office:value-type="string">
            <text:p>Coin+1</text:p>
          </table:table-cell>
          <table:table-cell table:style-name="ce1" office:value-type="string">
            <text:p>Coin+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2" table:number-columns-repeated="5"/>
          <table:table-cell table:style-name="ce1" table:number-columns-repeated="98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0.117897">
            <text:p>0.117897</text:p>
          </table:table-cell>
          <table:table-cell table:formula="of:=[.U40]*1000" office:value-type="float" office:value="3391876">
            <text:p>3391876</text:p>
          </table:table-cell>
          <table:table-cell office:value-type="float" office:value="116">
            <text:p>116</text:p>
          </table:table-cell>
          <table:table-cell office:value-type="float" office:value="680">
            <text:p>680</text:p>
          </table:table-cell>
          <table:table-cell office:value-type="float" office:value="213">
            <text:p>213</text:p>
          </table:table-cell>
          <table:table-cell office:value-type="float" office:value="366">
            <text:p>366</text:p>
          </table:table-cell>
          <table:table-cell office:value-type="float" office:value="152">
            <text:p>152</text:p>
          </table:table-cell>
          <table:table-cell office:value-type="float" office:value="265">
            <text:p>265</text:p>
          </table:table-cell>
          <table:table-cell office:value-type="float" office:value="160.215">
            <text:p>16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602.01">
            <text:p>602</text:p>
          </table:table-cell>
          <table:table-cell table:style-name="ce3" office:value-type="float" office:value="344.125">
            <text:p>344</text:p>
          </table:table-cell>
          <table:table-cell table:style-name="ce3" office:value-type="float" office:value="144.177">
            <text:p>144</text:p>
          </table:table-cell>
          <table:table-cell table:style-name="ce3" office:value-type="float" office:value="103.017">
            <text:p>103</text:p>
          </table:table-cell>
          <table:table-cell table:style-name="ce3" office:value-type="float" office:value="109.199">
            <text:p>109</text:p>
          </table:table-cell>
          <table:table-cell table:style-name="ce3" office:value-type="float" office:value="121.425">
            <text:p>121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Q3]/[.R3]" office:value-type="float" office:value="1.74939338903015">
            <text:p>1.7</text:p>
          </table:table-cell>
          <table:table-cell table:formula="of:=[.$Q3]/[.S3]" office:value-type="float" office:value="4.1754926236501">
            <text:p>4.2</text:p>
          </table:table-cell>
          <table:table-cell table:style-name="ce7" table:formula="of:=[.$Q3]/[.T3]" office:value-type="float" office:value="5.84379277206675">
            <text:p>5.8</text:p>
          </table:table-cell>
          <table:table-cell table:style-name="ce7" table:formula="of:=[.$Q3]/[.U3]" office:value-type="float" office:value="5.51296257291734">
            <text:p>5.5</text:p>
          </table:table-cell>
          <table:table-cell table:style-name="ce7" table:formula="of:=[.$Q3]/[.V3]" office:value-type="float" office:value="4.95787523162446">
            <text:p>5.0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office:value-type="float" office:value="23936">
            <text:p>23936</text:p>
          </table:table-cell>
          <table:table-cell office:value-type="float" office:value="15010">
            <text:p>15010</text:p>
          </table:table-cell>
          <table:table-cell office:value-type="float" office:value="22916">
            <text:p>22916</text:p>
          </table:table-cell>
          <table:table-cell office:value-type="float" office:value="22.9477">
            <text:p>22.9477</text:p>
          </table:table-cell>
          <table:table-cell table:formula="of:=[.U41]*1000" office:value-type="float" office:value="584867">
            <text:p>584867</text:p>
          </table:table-cell>
          <table:table-cell office:value-type="float" office:value="22820">
            <text:p>22820</text:p>
          </table:table-cell>
          <table:table-cell office:value-type="float" office:value="22716">
            <text:p>22716</text:p>
          </table:table-cell>
          <table:table-cell office:value-type="float" office:value="49163">
            <text:p>49163</text:p>
          </table:table-cell>
          <table:table-cell office:value-type="float" office:value="44839">
            <text:p>44839</text:p>
          </table:table-cell>
          <table:table-cell/>
          <table:table-cell office:value-type="float" office:value="160982">
            <text:p>160982</text:p>
          </table:table-cell>
          <table:table-cell office:value-type="float" office:value="96884">
            <text:p>96884</text:p>
          </table:table-cell>
          <table:table-cell table:style-name="ce3" office:value-type="float" office:value="143202">
            <text:p>143202</text:p>
          </table:table-cell>
          <table:table-cell table:style-name="ce3" office:value-type="float" office:value="400087">
            <text:p>400087</text:p>
          </table:table-cell>
          <table:table-cell table:style-name="ce3" office:value-type="float" office:value="202528.277">
            <text:p>202528</text:p>
          </table:table-cell>
          <table:table-cell table:style-name="ce3" office:value-type="float" office:value="139344.565">
            <text:p>139345</text:p>
          </table:table-cell>
          <table:table-cell table:style-name="ce3" office:value-type="float" office:value="94612.508">
            <text:p>94613</text:p>
          </table:table-cell>
          <table:table-cell table:style-name="ce3" office:value-type="float" office:value="68308.758">
            <text:p>68309</text:p>
          </table:table-cell>
          <table:table-cell table:style-name="ce3" office:value-type="float" office:value="75407.811">
            <text:p>75408</text:p>
          </table:table-cell>
          <table:table-cell table:style-name="ce3" office:value-type="float" office:value="74894.099">
            <text:p>74894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Q4]/[.R4]" office:value-type="float" office:value="1.45343506580253">
            <text:p>1.5</text:p>
          </table:table-cell>
          <table:table-cell table:formula="of:=[.$Q4]/[.S4]" office:value-type="float" office:value="2.14060784648051">
            <text:p>2.1</text:p>
          </table:table-cell>
          <table:table-cell table:style-name="ce7" table:formula="of:=[.$Q4]/[.T4]" office:value-type="float" office:value="2.96489473575262">
            <text:p>3.0</text:p>
          </table:table-cell>
          <table:table-cell table:style-name="ce7" table:formula="of:=[.$Q4]/[.U4]" office:value-type="float" office:value="2.68577318866874">
            <text:p>2.7</text:p>
          </table:table-cell>
          <table:table-cell table:style-name="ce7" table:formula="of:=[.$Q4]/[.V4]" office:value-type="float" office:value="2.7041953866085">
            <text:p>2.7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office:value-type="float" office:value="1084">
            <text:p>1084</text:p>
          </table:table-cell>
          <table:table-cell office:value-type="float" office:value="996">
            <text:p>996</text:p>
          </table:table-cell>
          <table:table-cell office:value-type="float" office:value="1076">
            <text:p>1076</text:p>
          </table:table-cell>
          <table:table-cell office:value-type="float" office:value="0.949956">
            <text:p>0.949956</text:p>
          </table:table-cell>
          <table:table-cell table:formula="of:=[.U42]*1000" office:value-type="float" office:value="545084">
            <text:p>545084</text:p>
          </table:table-cell>
          <table:table-cell office:value-type="float" office:value="856">
            <text:p>856</text:p>
          </table:table-cell>
          <table:table-cell office:value-type="float" office:value="23624">
            <text:p>23624</text:p>
          </table:table-cell>
          <table:table-cell office:value-type="float" office:value="1187">
            <text:p>1187</text:p>
          </table:table-cell>
          <table:table-cell office:value-type="float" office:value="2275">
            <text:p>2275</text:p>
          </table:table-cell>
          <table:table-cell office:value-type="float" office:value="1292">
            <text:p>1292</text:p>
          </table:table-cell>
          <table:table-cell office:value-type="float" office:value="1586">
            <text:p>1586</text:p>
          </table:table-cell>
          <table:table-cell office:value-type="float" office:value="1091.368">
            <text:p>1091</text:p>
          </table:table-cell>
          <table:table-cell table:style-name="ce3" office:value-type="float" office:value="3109">
            <text:p>3109</text:p>
          </table:table-cell>
          <table:table-cell table:style-name="ce3" office:value-type="float" office:value="4277">
            <text:p>4277</text:p>
          </table:table-cell>
          <table:table-cell table:style-name="ce3" office:value-type="float" office:value="3648.507">
            <text:p>3649</text:p>
          </table:table-cell>
          <table:table-cell table:style-name="ce3" office:value-type="float" office:value="1792.977">
            <text:p>1793</text:p>
          </table:table-cell>
          <table:table-cell table:style-name="ce3" office:value-type="float" office:value="1222.184">
            <text:p>1222</text:p>
          </table:table-cell>
          <table:table-cell table:style-name="ce3" office:value-type="float" office:value="864.293">
            <text:p>864</text:p>
          </table:table-cell>
          <table:table-cell table:style-name="ce3" office:value-type="float" office:value="787.128">
            <text:p>787</text:p>
          </table:table-cell>
          <table:table-cell table:style-name="ce3" office:value-type="float" office:value="867.131">
            <text:p>867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Q5]/[.R5]" office:value-type="float" office:value="2.03488778718299">
            <text:p>2.0</text:p>
          </table:table-cell>
          <table:table-cell table:formula="of:=[.$Q5]/[.S5]" office:value-type="float" office:value="2.98523544736308">
            <text:p>3.0</text:p>
          </table:table-cell>
          <table:table-cell table:style-name="ce7" table:formula="of:=[.$Q5]/[.T5]" office:value-type="float" office:value="4.22137747268577">
            <text:p>4.2</text:p>
          </table:table-cell>
          <table:table-cell table:style-name="ce7" table:formula="of:=[.$Q5]/[.U5]" office:value-type="float" office:value="4.63521434887337">
            <text:p>4.6</text:p>
          </table:table-cell>
          <table:table-cell table:style-name="ce7" table:formula="of:=[.$Q5]/[.V5]" office:value-type="float" office:value="4.20756148724933">
            <text:p>4.2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number-columns-repeated="3" office:value-type="float" office:value="236">
            <text:p>236</text:p>
          </table:table-cell>
          <table:table-cell office:value-type="float" office:value="0.234951">
            <text:p>0.234951</text:p>
          </table:table-cell>
          <table:table-cell table:formula="of:=[.U43]*1000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20">
            <text:p>420</text:p>
          </table:table-cell>
          <table:table-cell office:value-type="float" office:value="223">
            <text:p>223</text:p>
          </table:table-cell>
          <table:table-cell office:value-type="float" office:value="560">
            <text:p>560</text:p>
          </table:table-cell>
          <table:table-cell office:value-type="float" office:value="325">
            <text:p>325</text:p>
          </table:table-cell>
          <table:table-cell office:value-type="float" office:value="293">
            <text:p>293</text:p>
          </table:table-cell>
          <table:table-cell office:value-type="float" office:value="337.293">
            <text:p>337</text:p>
          </table:table-cell>
          <table:table-cell table:style-name="ce3" office:value-type="float" office:value="747">
            <text:p>747</text:p>
          </table:table-cell>
          <table:table-cell table:style-name="ce3" office:value-type="float" office:value="905">
            <text:p>905</text:p>
          </table:table-cell>
          <table:table-cell table:style-name="ce3" office:value-type="float" office:value="767.262">
            <text:p>767</text:p>
          </table:table-cell>
          <table:table-cell table:style-name="ce3" office:value-type="float" office:value="399.041">
            <text:p>399</text:p>
          </table:table-cell>
          <table:table-cell table:style-name="ce3" office:value-type="float" office:value="225.563">
            <text:p>226</text:p>
          </table:table-cell>
          <table:table-cell table:style-name="ce3" office:value-type="float" office:value="166.048">
            <text:p>166</text:p>
          </table:table-cell>
          <table:table-cell table:style-name="ce3" office:value-type="float" office:value="180.335">
            <text:p>180</text:p>
          </table:table-cell>
          <table:table-cell table:style-name="ce3" office:value-type="float" office:value="184.258">
            <text:p>184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Q6]/[.R6]" office:value-type="float" office:value="1.92276482867675">
            <text:p>1.9</text:p>
          </table:table-cell>
          <table:table-cell table:formula="of:=[.$Q6]/[.S6]" office:value-type="float" office:value="3.40154191955241">
            <text:p>3.4</text:p>
          </table:table-cell>
          <table:table-cell table:style-name="ce7" table:formula="of:=[.$Q6]/[.T6]" office:value-type="float" office:value="4.620724127963">
            <text:p>4.6</text:p>
          </table:table-cell>
          <table:table-cell table:style-name="ce7" table:formula="of:=[.$Q6]/[.U6]" office:value-type="float" office:value="4.25464829345385">
            <text:p>4.3</text:p>
          </table:table-cell>
          <table:table-cell table:style-name="ce7" table:formula="of:=[.$Q6]/[.V6]" office:value-type="float" office:value="4.16406343279532">
            <text:p>4.2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0.122985">
            <text:p>0.122985</text:p>
          </table:table-cell>
          <table:table-cell table:formula="of:=[.U44]*1000" office:value-type="float" office:value="6379765">
            <text:p>6379765</text:p>
          </table:table-cell>
          <table:table-cell office:value-type="float" office:value="124">
            <text:p>124</text:p>
          </table:table-cell>
          <table:table-cell office:value-type="float" office:value="684">
            <text:p>684</text:p>
          </table:table-cell>
          <table:table-cell office:value-type="float" office:value="242">
            <text:p>242</text:p>
          </table:table-cell>
          <table:table-cell office:value-type="float" office:value="437">
            <text:p>437</text:p>
          </table:table-cell>
          <table:table-cell office:value-type="float" office:value="252">
            <text:p>252</text:p>
          </table:table-cell>
          <table:table-cell office:value-type="float" office:value="277">
            <text:p>277</text:p>
          </table:table-cell>
          <table:table-cell office:value-type="float" office:value="139.072">
            <text:p>139</text:p>
          </table:table-cell>
          <table:table-cell table:style-name="ce3" office:value-type="float" office:value="418">
            <text:p>418</text:p>
          </table:table-cell>
          <table:table-cell table:style-name="ce3" office:value-type="float" office:value="489">
            <text:p>489</text:p>
          </table:table-cell>
          <table:table-cell table:style-name="ce3" office:value-type="float" office:value="523.876">
            <text:p>524</text:p>
          </table:table-cell>
          <table:table-cell table:style-name="ce3" office:value-type="float" office:value="208.198">
            <text:p>208</text:p>
          </table:table-cell>
          <table:table-cell table:style-name="ce3" office:value-type="float" office:value="137.259">
            <text:p>137</text:p>
          </table:table-cell>
          <table:table-cell table:style-name="ce3" office:value-type="float" office:value="244.253">
            <text:p>244</text:p>
          </table:table-cell>
          <table:table-cell table:style-name="ce3" office:value-type="float" office:value="146.043">
            <text:p>146</text:p>
          </table:table-cell>
          <table:table-cell table:style-name="ce3" office:value-type="float" office:value="148.495">
            <text:p>148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Q7]/[.R7]" office:value-type="float" office:value="2.51623934908116">
            <text:p>2.5</text:p>
          </table:table-cell>
          <table:table-cell table:formula="of:=[.$Q7]/[.S7]" office:value-type="float" office:value="3.81669690147823">
            <text:p>3.8</text:p>
          </table:table-cell>
          <table:table-cell table:style-name="ce7" table:formula="of:=[.$Q7]/[.T7]" office:value-type="float" office:value="2.14480886621659">
            <text:p>2.1</text:p>
          </table:table-cell>
          <table:table-cell table:style-name="ce7" table:formula="of:=[.$Q7]/[.U7]" office:value-type="float" office:value="3.58713529576905">
            <text:p>3.6</text:p>
          </table:table-cell>
          <table:table-cell table:style-name="ce7" table:formula="of:=[.$Q7]/[.V7]" office:value-type="float" office:value="3.52790329640729">
            <text:p>3.5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office:value-type="float" office:value="30864">
            <text:p>30864</text:p>
          </table:table-cell>
          <table:table-cell office:value-type="float" office:value="30616">
            <text:p>30616</text:p>
          </table:table-cell>
          <table:table-cell office:value-type="float" office:value="21512">
            <text:p>21512</text:p>
          </table:table-cell>
          <table:table-cell office:value-type="float" office:value="21.595">
            <text:p>21.595</text:p>
          </table:table-cell>
          <table:table-cell table:formula="of:=[.U45]*1000" office:value-type="float" office:value="0">
            <text:p>0</text:p>
          </table:table-cell>
          <table:table-cell office:value-type="float" office:value="21568">
            <text:p>21568</text:p>
          </table:table-cell>
          <table:table-cell office:value-type="float" office:value="715236">
            <text:p>715236</text:p>
          </table:table-cell>
          <table:table-cell office:value-type="float" office:value="42431">
            <text:p>42431</text:p>
          </table:table-cell>
          <table:table-cell office:value-type="float" office:value="83784">
            <text:p>83784</text:p>
          </table:table-cell>
          <table:table-cell/>
          <table:table-cell office:value-type="float" office:value="77422">
            <text:p>77422</text:p>
          </table:table-cell>
          <table:table-cell office:value-type="float" office:value="63161.067">
            <text:p>63161</text:p>
          </table:table-cell>
          <table:table-cell table:style-name="ce3" office:value-type="float" office:value="157346">
            <text:p>157346</text:p>
          </table:table-cell>
          <table:table-cell table:style-name="ce3"/>
          <table:table-cell table:style-name="ce3" office:value-type="float" office:value="189574.699">
            <text:p>189575</text:p>
          </table:table-cell>
          <table:table-cell table:style-name="ce3" office:value-type="float" office:value="99373.786">
            <text:p>99374</text:p>
          </table:table-cell>
          <table:table-cell table:style-name="ce3" office:value-type="float" office:value="53456.646">
            <text:p>53457</text:p>
          </table:table-cell>
          <table:table-cell table:style-name="ce3" office:value-type="float" office:value="31424.57">
            <text:p>31425</text:p>
          </table:table-cell>
          <table:table-cell table:style-name="ce3" office:value-type="float" office:value="20370.345">
            <text:p>20370</text:p>
          </table:table-cell>
          <table:table-cell table:style-name="ce3" office:value-type="float" office:value="22405.19">
            <text:p>22405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Q8]/[.R8]" office:value-type="float" office:value="1.90769323209644">
            <text:p>1.9</text:p>
          </table:table-cell>
          <table:table-cell table:formula="of:=[.$Q8]/[.S8]" office:value-type="float" office:value="3.54632610134201">
            <text:p>3.5</text:p>
          </table:table-cell>
          <table:table-cell table:style-name="ce7" table:formula="of:=[.$Q8]/[.T8]" office:value-type="float" office:value="6.0326903120711">
            <text:p>6.0</text:p>
          </table:table-cell>
          <table:table-cell table:style-name="ce7" table:formula="of:=[.$Q8]/[.U8]" office:value-type="float" office:value="9.30640590525099">
            <text:p>9.3</text:p>
          </table:table-cell>
          <table:table-cell table:style-name="ce7" table:formula="of:=[.$Q8]/[.V8]" office:value-type="float" office:value="8.46119577651428">
            <text:p>8.5</text:p>
          </table:table-cell>
          <table:table-cell table:style-name="ce11" table:number-columns-repeated="6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office:value-type="float" office:value="1248">
            <text:p>1248</text:p>
          </table:table-cell>
          <table:table-cell office:value-type="float" office:value="1220">
            <text:p>1220</text:p>
          </table:table-cell>
          <table:table-cell office:value-type="float" office:value="1312">
            <text:p>1312</text:p>
          </table:table-cell>
          <table:table-cell office:value-type="float" office:value="2.18853">
            <text:p>2.18853</text:p>
          </table:table-cell>
          <table:table-cell table:formula="of:=[.U46]*1000" office:value-type="float" office:value="74525358">
            <text:p>74525358</text:p>
          </table:table-cell>
          <table:table-cell office:value-type="float" office:value="2104">
            <text:p>2104</text:p>
          </table:table-cell>
          <table:table-cell office:value-type="float" office:value="24164">
            <text:p>24164</text:p>
          </table:table-cell>
          <table:table-cell office:value-type="float" office:value="1572">
            <text:p>1572</text:p>
          </table:table-cell>
          <table:table-cell office:value-type="float" office:value="2883">
            <text:p>2883</text:p>
          </table:table-cell>
          <table:table-cell office:value-type="float" office:value="1562">
            <text:p>1562</text:p>
          </table:table-cell>
          <table:table-cell office:value-type="float" office:value="2079">
            <text:p>2079</text:p>
          </table:table-cell>
          <table:table-cell office:value-type="float" office:value="1355.702">
            <text:p>1356</text:p>
          </table:table-cell>
          <table:table-cell table:style-name="ce3" office:value-type="float" office:value="3756">
            <text:p>3756</text:p>
          </table:table-cell>
          <table:table-cell table:style-name="ce3" office:value-type="float" office:value="5763">
            <text:p>5763</text:p>
          </table:table-cell>
          <table:table-cell table:style-name="ce3" office:value-type="float" office:value="4200.295">
            <text:p>4200</text:p>
          </table:table-cell>
          <table:table-cell table:style-name="ce3" office:value-type="float" office:value="2164.296">
            <text:p>2164</text:p>
          </table:table-cell>
          <table:table-cell table:style-name="ce3" office:value-type="float" office:value="1203.869">
            <text:p>1204</text:p>
          </table:table-cell>
          <table:table-cell table:style-name="ce3" office:value-type="float" office:value="774.018">
            <text:p>774</text:p>
          </table:table-cell>
          <table:table-cell table:style-name="ce3" office:value-type="float" office:value="602.9">
            <text:p>603</text:p>
          </table:table-cell>
          <table:table-cell table:style-name="ce3" office:value-type="float" office:value="601.74">
            <text:p>602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Q9]/[.R9]" office:value-type="float" office:value="1.94072113980712">
            <text:p>1.9</text:p>
          </table:table-cell>
          <table:table-cell table:formula="of:=[.$Q9]/[.S9]" office:value-type="float" office:value="3.488996726388">
            <text:p>3.5</text:p>
          </table:table-cell>
          <table:table-cell table:style-name="ce7" table:formula="of:=[.$Q9]/[.T9]" office:value-type="float" office:value="5.42661152583015">
            <text:p>5.4</text:p>
          </table:table-cell>
          <table:table-cell table:style-name="ce7" table:formula="of:=[.$Q9]/[.U9]" office:value-type="float" office:value="6.96681870957041">
            <text:p>7.0</text:p>
          </table:table-cell>
          <table:table-cell table:style-name="ce7" table:formula="of:=[.$Q9]/[.V9]" office:value-type="float" office:value="6.98024894472696">
            <text:p>7.0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office:value-type="float" office:value="26084">
            <text:p>26084</text:p>
          </table:table-cell>
          <table:table-cell office:value-type="float" office:value="25604">
            <text:p>25604</text:p>
          </table:table-cell>
          <table:table-cell office:value-type="float" office:value="15448">
            <text:p>15448</text:p>
          </table:table-cell>
          <table:table-cell office:value-type="float" office:value="12.3874">
            <text:p>12.3874</text:p>
          </table:table-cell>
          <table:table-cell table:formula="of:=[.U47]*1000" office:value-type="float" office:value="0">
            <text:p>0</text:p>
          </table:table-cell>
          <table:table-cell office:value-type="float" office:value="12380">
            <text:p>12380</text:p>
          </table:table-cell>
          <table:table-cell office:value-type="float" office:value="6522764">
            <text:p>6522764</text:p>
          </table:table-cell>
          <table:table-cell office:value-type="float" office:value="45329">
            <text:p>45329</text:p>
          </table:table-cell>
          <table:table-cell office:value-type="float" office:value="70804">
            <text:p>70804</text:p>
          </table:table-cell>
          <table:table-cell office:value-type="float" office:value="51335">
            <text:p>51335</text:p>
          </table:table-cell>
          <table:table-cell office:value-type="float" office:value="71444">
            <text:p>71444</text:p>
          </table:table-cell>
          <table:table-cell office:value-type="float" office:value="46733.257">
            <text:p>46733</text:p>
          </table:table-cell>
          <table:table-cell table:style-name="ce3" office:value-type="float" office:value="118974">
            <text:p>118974</text:p>
          </table:table-cell>
          <table:table-cell table:style-name="ce3" office:value-type="float" office:value="213609">
            <text:p>213609</text:p>
          </table:table-cell>
          <table:table-cell table:style-name="ce3" office:value-type="float" office:value="140274.452">
            <text:p>140274</text:p>
          </table:table-cell>
          <table:table-cell table:style-name="ce3" office:value-type="float" office:value="73711.407">
            <text:p>73711</text:p>
          </table:table-cell>
          <table:table-cell table:style-name="ce3" office:value-type="float" office:value="39406.914">
            <text:p>39407</text:p>
          </table:table-cell>
          <table:table-cell table:style-name="ce3" office:value-type="float" office:value="23136.688">
            <text:p>23137</text:p>
          </table:table-cell>
          <table:table-cell table:style-name="ce3" office:value-type="float" office:value="15061.899">
            <text:p>15062</text:p>
          </table:table-cell>
          <table:table-cell table:style-name="ce3" office:value-type="float" office:value="14444.977">
            <text:p>14445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Q10]/[.R10]" office:value-type="float" office:value="1.90302230969489">
            <text:p>1.9</text:p>
          </table:table-cell>
          <table:table-cell table:formula="of:=[.$Q10]/[.S10]" office:value-type="float" office:value="3.55964062550039">
            <text:p>3.6</text:p>
          </table:table-cell>
          <table:table-cell table:style-name="ce7" table:formula="of:=[.$Q10]/[.T10]" office:value-type="float" office:value="6.06285791639668">
            <text:p>6.1</text:p>
          </table:table-cell>
          <table:table-cell table:style-name="ce7" table:formula="of:=[.$Q10]/[.U10]" office:value-type="float" office:value="9.31319828927282">
            <text:p>9.3</text:p>
          </table:table-cell>
          <table:table-cell table:style-name="ce7" table:formula="of:=[.$Q10]/[.V10]" office:value-type="float" office:value="9.71095018012143">
            <text:p>9.7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office:value-type="float" office:value="10316">
            <text:p>10316</text:p>
          </table:table-cell>
          <table:table-cell office:value-type="float" office:value="10180">
            <text:p>10180</text:p>
          </table:table-cell>
          <table:table-cell office:value-type="float" office:value="3720">
            <text:p>3720</text:p>
          </table:table-cell>
          <table:table-cell office:value-type="float" office:value="3.75586">
            <text:p>3.75586</text:p>
          </table:table-cell>
          <table:table-cell table:formula="of:=[.U48]*1000" office:value-type="float" office:value="2827611">
            <text:p>2827611</text:p>
          </table:table-cell>
          <table:table-cell office:value-type="float" office:value="3688">
            <text:p>3688</text:p>
          </table:table-cell>
          <table:table-cell office:value-type="float" office:value="5948">
            <text:p>5948</text:p>
          </table:table-cell>
          <table:table-cell office:value-type="float" office:value="17452">
            <text:p>17452</text:p>
          </table:table-cell>
          <table:table-cell office:value-type="float" office:value="28821">
            <text:p>28821</text:p>
          </table:table-cell>
          <table:table-cell office:value-type="float" office:value="18331">
            <text:p>18331</text:p>
          </table:table-cell>
          <table:table-cell office:value-type="float" office:value="24061">
            <text:p>24061</text:p>
          </table:table-cell>
          <table:table-cell office:value-type="float" office:value="16137">
            <text:p>16137</text:p>
          </table:table-cell>
          <table:table-cell table:style-name="ce3" office:value-type="float" office:value="40891">
            <text:p>40891</text:p>
          </table:table-cell>
          <table:table-cell table:style-name="ce3" office:value-type="float" office:value="64633">
            <text:p>64633</text:p>
          </table:table-cell>
          <table:table-cell table:style-name="ce3" office:value-type="float" office:value="48159.244">
            <text:p>48159</text:p>
          </table:table-cell>
          <table:table-cell table:style-name="ce3" office:value-type="float" office:value="25407.784">
            <text:p>25408</text:p>
          </table:table-cell>
          <table:table-cell table:style-name="ce3" office:value-type="float" office:value="13641.541">
            <text:p>13642</text:p>
          </table:table-cell>
          <table:table-cell table:style-name="ce3" office:value-type="float" office:value="8012.236">
            <text:p>8012</text:p>
          </table:table-cell>
          <table:table-cell table:style-name="ce3" office:value-type="float" office:value="5296.739">
            <text:p>5297</text:p>
          </table:table-cell>
          <table:table-cell table:style-name="ce3" office:value-type="float" office:value="5083.715">
            <text:p>5084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Q11]/[.R11]" office:value-type="float" office:value="1.89545235428639">
            <text:p>1.9</text:p>
          </table:table-cell>
          <table:table-cell table:formula="of:=[.$Q11]/[.S11]" office:value-type="float" office:value="3.53033751831996">
            <text:p>3.5</text:p>
          </table:table-cell>
          <table:table-cell table:style-name="ce7" table:formula="of:=[.$Q11]/[.T11]" office:value-type="float" office:value="6.01071211581886">
            <text:p>6.0</text:p>
          </table:table-cell>
          <table:table-cell table:style-name="ce7" table:formula="of:=[.$Q11]/[.U11]" office:value-type="float" office:value="9.09224411472795">
            <text:p>9.1</text:p>
          </table:table-cell>
          <table:table-cell table:style-name="ce7" table:formula="of:=[.$Q11]/[.V11]" office:value-type="float" office:value="9.47323836997157">
            <text:p>9.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office:value-type="float" office:value="32912">
            <text:p>32912</text:p>
          </table:table-cell>
          <table:table-cell office:value-type="float" office:value="32164">
            <text:p>32164</text:p>
          </table:table-cell>
          <table:table-cell office:value-type="float" office:value="25844">
            <text:p>25844</text:p>
          </table:table-cell>
          <table:table-cell office:value-type="float" office:value="131.468">
            <text:p>131.468</text:p>
          </table:table-cell>
          <table:table-cell table:formula="of:=[.U49]*1000" office:value-type="float" office:value="205951802">
            <text:p>205951802</text:p>
          </table:table-cell>
          <table:table-cell office:value-type="float" office:value="130956">
            <text:p>130956</text:p>
          </table:table-cell>
          <table:table-cell/>
          <table:table-cell office:value-type="float" office:value="68862">
            <text:p>68862</text:p>
          </table:table-cell>
          <table:table-cell office:value-type="float" office:value="94057">
            <text:p>94057</text:p>
          </table:table-cell>
          <table:table-cell office:value-type="float" office:value="76408">
            <text:p>76408</text:p>
          </table:table-cell>
          <table:table-cell office:value-type="float" office:value="125953">
            <text:p>125953</text:p>
          </table:table-cell>
          <table:table-cell office:value-type="float" office:value="68909.131">
            <text:p>68909</text:p>
          </table:table-cell>
          <table:table-cell table:style-name="ce3" office:value-type="float" office:value="176841">
            <text:p>176841</text:p>
          </table:table-cell>
          <table:table-cell table:style-name="ce3"/>
          <table:table-cell table:style-name="ce3" office:value-type="float" office:value="210902.653">
            <text:p>210903</text:p>
          </table:table-cell>
          <table:table-cell table:style-name="ce3" office:value-type="float" office:value="110658.887">
            <text:p>110659</text:p>
          </table:table-cell>
          <table:table-cell table:style-name="ce3" office:value-type="float" office:value="58788.402">
            <text:p>58788</text:p>
          </table:table-cell>
          <table:table-cell table:style-name="ce3" office:value-type="float" office:value="35174.239">
            <text:p>35174</text:p>
          </table:table-cell>
          <table:table-cell table:style-name="ce3" office:value-type="float" office:value="22843.603">
            <text:p>22844</text:p>
          </table:table-cell>
          <table:table-cell table:style-name="ce3" office:value-type="float" office:value="22144.398">
            <text:p>22144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Q12]/[.R12]" office:value-type="float" office:value="1.90588084443683">
            <text:p>1.9</text:p>
          </table:table-cell>
          <table:table-cell table:formula="of:=[.$Q12]/[.S12]" office:value-type="float" office:value="3.58748742651654">
            <text:p>3.6</text:p>
          </table:table-cell>
          <table:table-cell table:style-name="ce7" table:formula="of:=[.$Q12]/[.T12]" office:value-type="float" office:value="5.99594075084325">
            <text:p>6.0</text:p>
          </table:table-cell>
          <table:table-cell table:style-name="ce7" table:formula="of:=[.$Q12]/[.U12]" office:value-type="float" office:value="9.2324600895927">
            <text:p>9.2</text:p>
          </table:table-cell>
          <table:table-cell table:style-name="ce7" table:formula="of:=[.$Q12]/[.V12]" office:value-type="float" office:value="9.523973196291">
            <text:p>9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office:value-type="float" office:value="656">
            <text:p>656</text:p>
          </table:table-cell>
          <table:table-cell office:value-type="float" office:value="644">
            <text:p>644</text:p>
          </table:table-cell>
          <table:table-cell office:value-type="float" office:value="788">
            <text:p>788</text:p>
          </table:table-cell>
          <table:table-cell office:value-type="float" office:value="0.781189">
            <text:p>0.781189</text:p>
          </table:table-cell>
          <table:table-cell table:formula="of:=[.U50]*1000" office:value-type="float" office:value="13036672">
            <text:p>13036672</text:p>
          </table:table-cell>
          <table:table-cell office:value-type="float" office:value="868">
            <text:p>868</text:p>
          </table:table-cell>
          <table:table-cell office:value-type="float" office:value="776">
            <text:p>776</text:p>
          </table:table-cell>
          <table:table-cell office:value-type="float" office:value="1214">
            <text:p>1214</text:p>
          </table:table-cell>
          <table:table-cell office:value-type="float" office:value="1810">
            <text:p>1810</text:p>
          </table:table-cell>
          <table:table-cell office:value-type="float" office:value="1034">
            <text:p>1034</text:p>
          </table:table-cell>
          <table:table-cell office:value-type="float" office:value="1523">
            <text:p>1523</text:p>
          </table:table-cell>
          <table:table-cell office:value-type="float" office:value="867.023">
            <text:p>867</text:p>
          </table:table-cell>
          <table:table-cell table:style-name="ce3" office:value-type="float" office:value="2316">
            <text:p>2316</text:p>
          </table:table-cell>
          <table:table-cell table:style-name="ce3" office:value-type="float" office:value="3200">
            <text:p>3200</text:p>
          </table:table-cell>
          <table:table-cell table:style-name="ce3" office:value-type="float" office:value="2598.968">
            <text:p>2599</text:p>
          </table:table-cell>
          <table:table-cell table:style-name="ce3" office:value-type="float" office:value="1385.852">
            <text:p>1386</text:p>
          </table:table-cell>
          <table:table-cell table:style-name="ce3" office:value-type="float" office:value="701.901">
            <text:p>702</text:p>
          </table:table-cell>
          <table:table-cell table:style-name="ce3" office:value-type="float" office:value="501.465">
            <text:p>501</text:p>
          </table:table-cell>
          <table:table-cell table:style-name="ce3" office:value-type="float" office:value="501.845">
            <text:p>502</text:p>
          </table:table-cell>
          <table:table-cell table:style-name="ce3" office:value-type="float" office:value="524.879">
            <text:p>525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Q13]/[.R13]" office:value-type="float" office:value="1.87535754178657">
            <text:p>1.9</text:p>
          </table:table-cell>
          <table:table-cell table:formula="of:=[.$Q13]/[.S13]" office:value-type="float" office:value="3.70275580174412">
            <text:p>3.7</text:p>
          </table:table-cell>
          <table:table-cell table:style-name="ce7" table:formula="of:=[.$Q13]/[.T13]" office:value-type="float" office:value="5.18275054091512">
            <text:p>5.2</text:p>
          </table:table-cell>
          <table:table-cell table:style-name="ce7" table:formula="of:=[.$Q13]/[.U13]" office:value-type="float" office:value="5.17882613157449">
            <text:p>5.2</text:p>
          </table:table-cell>
          <table:table-cell table:style-name="ce7" table:formula="of:=[.$Q13]/[.V13]" office:value-type="float" office:value="4.95155645396368">
            <text:p>5.0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office:value-type="float" office:value="13300">
            <text:p>13300</text:p>
          </table:table-cell>
          <table:table-cell office:value-type="float" office:value="13248">
            <text:p>13248</text:p>
          </table:table-cell>
          <table:table-cell office:value-type="float" office:value="8504">
            <text:p>8504</text:p>
          </table:table-cell>
          <table:table-cell office:value-type="float" office:value="25.5855">
            <text:p>25.5855</text:p>
          </table:table-cell>
          <table:table-cell table:formula="of:=[.U51]*1000" office:value-type="float" office:value="159197">
            <text:p>159197</text:p>
          </table:table-cell>
          <table:table-cell office:value-type="float" office:value="25372">
            <text:p>25372</text:p>
          </table:table-cell>
          <table:table-cell office:value-type="float" office:value="25400">
            <text:p>25400</text:p>
          </table:table-cell>
          <table:table-cell office:value-type="float" office:value="19908">
            <text:p>19908</text:p>
          </table:table-cell>
          <table:table-cell office:value-type="float" office:value="37660">
            <text:p>37660</text:p>
          </table:table-cell>
          <table:table-cell office:value-type="float" office:value="24823">
            <text:p>24823</text:p>
          </table:table-cell>
          <table:table-cell office:value-type="float" office:value="31459">
            <text:p>31459</text:p>
          </table:table-cell>
          <table:table-cell office:value-type="float" office:value="22858.012">
            <text:p>22858</text:p>
          </table:table-cell>
          <table:table-cell table:style-name="ce3" office:value-type="float" office:value="60513">
            <text:p>60513</text:p>
          </table:table-cell>
          <table:table-cell table:style-name="ce3" office:value-type="float" office:value="99259">
            <text:p>99259</text:p>
          </table:table-cell>
          <table:table-cell table:style-name="ce3" office:value-type="float" office:value="68650.861">
            <text:p>68651</text:p>
          </table:table-cell>
          <table:table-cell table:style-name="ce3" office:value-type="float" office:value="36636.118">
            <text:p>36636</text:p>
          </table:table-cell>
          <table:table-cell table:style-name="ce3" office:value-type="float" office:value="19572.185">
            <text:p>19572</text:p>
          </table:table-cell>
          <table:table-cell table:style-name="ce3" office:value-type="float" office:value="12134.854">
            <text:p>12135</text:p>
          </table:table-cell>
          <table:table-cell table:style-name="ce3" office:value-type="float" office:value="7708.18">
            <text:p>7708</text:p>
          </table:table-cell>
          <table:table-cell table:style-name="ce3" office:value-type="float" office:value="7175.401">
            <text:p>7175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Q14]/[.R14]" office:value-type="float" office:value="1.87385740487024">
            <text:p>1.9</text:p>
          </table:table-cell>
          <table:table-cell table:formula="of:=[.$Q14]/[.S14]" office:value-type="float" office:value="3.5075726598742">
            <text:p>3.5</text:p>
          </table:table-cell>
          <table:table-cell table:style-name="ce7" table:formula="of:=[.$Q14]/[.T14]" office:value-type="float" office:value="5.65732896333157">
            <text:p>5.7</text:p>
          </table:table-cell>
          <table:table-cell table:style-name="ce7" table:formula="of:=[.$Q14]/[.U14]" office:value-type="float" office:value="8.90623480510315">
            <text:p>8.9</text:p>
          </table:table-cell>
          <table:table-cell table:style-name="ce7" table:formula="of:=[.$Q14]/[.V14]" office:value-type="float" office:value="9.56752953597994">
            <text:p>9.6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office:value-type="float" office:value="3328">
            <text:p>3328</text:p>
          </table:table-cell>
          <table:table-cell office:value-type="float" office:value="3184">
            <text:p>3184</text:p>
          </table:table-cell>
          <table:table-cell office:value-type="float" office:value="784">
            <text:p>784</text:p>
          </table:table-cell>
          <table:table-cell office:value-type="float" office:value="0.774897">
            <text:p>0.774897</text:p>
          </table:table-cell>
          <table:table-cell table:formula="of:=[.F15]*1000" office:value-type="float" office:value="774.897">
            <text:p>775</text:p>
          </table:table-cell>
          <table:table-cell office:value-type="float" office:value="864">
            <text:p>864</text:p>
          </table:table-cell>
          <table:table-cell office:value-type="float" office:value="772">
            <text:p>772</text:p>
          </table:table-cell>
          <table:table-cell office:value-type="float" office:value="5146">
            <text:p>5146</text:p>
          </table:table-cell>
          <table:table-cell office:value-type="float" office:value="9912">
            <text:p>9912</text:p>
          </table:table-cell>
          <table:table-cell office:value-type="float" office:value="6255">
            <text:p>6255</text:p>
          </table:table-cell>
          <table:table-cell office:value-type="float" office:value="8541">
            <text:p>8541</text:p>
          </table:table-cell>
          <table:table-cell office:value-type="float" office:value="5110.32">
            <text:p>5110</text:p>
          </table:table-cell>
          <table:table-cell table:style-name="ce3" office:value-type="float" office:value="14128">
            <text:p>14128</text:p>
          </table:table-cell>
          <table:table-cell table:style-name="ce3" office:value-type="float" office:value="19381">
            <text:p>19381</text:p>
          </table:table-cell>
          <table:table-cell table:style-name="ce3" office:value-type="float" office:value="14703.356">
            <text:p>14703</text:p>
          </table:table-cell>
          <table:table-cell table:style-name="ce3" office:value-type="float" office:value="8100.384">
            <text:p>8100</text:p>
          </table:table-cell>
          <table:table-cell table:style-name="ce3" office:value-type="float" office:value="4533.667">
            <text:p>4534</text:p>
          </table:table-cell>
          <table:table-cell table:style-name="ce3" office:value-type="float" office:value="3184.807">
            <text:p>3185</text:p>
          </table:table-cell>
          <table:table-cell table:style-name="ce3" office:value-type="float" office:value="2933.562">
            <text:p>2934</text:p>
          </table:table-cell>
          <table:table-cell table:style-name="ce3" office:value-type="float" office:value="2999.804">
            <text:p>3000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Q15]/[.R15]" office:value-type="float" office:value="1.81514308457476">
            <text:p>1.8</text:p>
          </table:table-cell>
          <table:table-cell table:formula="of:=[.$Q15]/[.S15]" office:value-type="float" office:value="3.24314864766204">
            <text:p>3.2</text:p>
          </table:table-cell>
          <table:table-cell table:style-name="ce7" table:formula="of:=[.$Q15]/[.T15]" office:value-type="float" office:value="4.61671806172242">
            <text:p>4.6</text:p>
          </table:table-cell>
          <table:table-cell table:style-name="ce7" table:formula="of:=[.$Q15]/[.U15]" office:value-type="float" office:value="5.01211700996945">
            <text:p>5.0</text:p>
          </table:table-cell>
          <table:table-cell table:style-name="ce7" table:formula="of:=[.$Q15]/[.V15]" office:value-type="float" office:value="4.90143889400774">
            <text:p>4.9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7"/>
          <table:table-cell office:value-type="float" office:value="51">
            <text:p>51</text:p>
          </table:table-cell>
          <table:table-cell/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4.964">
            <text:p>55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3" office:value-type="float" office:value="85.932">
            <text:p>86</text:p>
          </table:table-cell>
          <table:table-cell table:style-name="ce3" office:value-type="float" office:value="164.488">
            <text:p>164</text:p>
          </table:table-cell>
          <table:table-cell table:style-name="ce3" office:value-type="float" office:value="62.152">
            <text:p>62</text:p>
          </table:table-cell>
          <table:table-cell table:style-name="ce3" office:value-type="float" office:value="72.233">
            <text:p>72</text:p>
          </table:table-cell>
          <table:table-cell table:style-name="ce3" office:value-type="float" office:value="75.258">
            <text:p>75</text:p>
          </table:table-cell>
          <table:table-cell table:style-name="ce3" office:value-type="float" office:value="86.038">
            <text:p>86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Q16]/[.R16]" office:value-type="float" office:value="0.52242108846846">
            <text:p>0.5</text:p>
          </table:table-cell>
          <table:table-cell table:formula="of:=[.$Q16]/[.S16]" office:value-type="float" office:value="1.38261037456558">
            <text:p>1.4</text:p>
          </table:table-cell>
          <table:table-cell table:style-name="ce7" table:formula="of:=[.$Q16]/[.T16]" office:value-type="float" office:value="1.18965015989922">
            <text:p>1.2</text:p>
          </table:table-cell>
          <table:table-cell table:style-name="ce7" table:formula="of:=[.$Q16]/[.U16]" office:value-type="float" office:value="1.14183209758431">
            <text:p>1.1</text:p>
          </table:table-cell>
          <table:table-cell table:style-name="ce7" table:formula="of:=[.$Q16]/[.V16]" office:value-type="float" office:value="0.998767986238639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2"/>
          <table:table-cell table:formula="of:=SUM([.O3:.O16])/60000" office:value-type="float" office:value="12.0456833333333">
            <text:p>12.0456833333</text:p>
          </table:table-cell>
          <table:table-cell/>
          <table:table-cell table:formula="of:=SUM([.Q3:.Q16])/60000" office:value-type="float" office:value="14.7870065333333">
            <text:p>14.7870065333</text:p>
          </table:table-cell>
          <table:table-cell table:formula="of:=SUM([.R3:.R16])/60000" office:value-type="float" office:value="8.32819846666667">
            <text:p>8.3281984667</text:p>
          </table:table-cell>
          <table:table-cell table:formula="of:=SUM([.S3:.S16])/60000" office:value-type="float" office:value="4.79514946666667">
            <text:p>4.7951494667</text:p>
          </table:table-cell>
          <table:table-cell table:formula="of:=SUM([.T3:.T16])/60000" office:value-type="float" office:value="3.06835798333333">
            <text:p>3.0683579833</text:p>
          </table:table-cell>
          <table:table-cell table:formula="of:=SUM([.U3:.U16])/60000" office:value-type="float" office:value="2.53374745">
            <text:p>2.53374745</text:p>
          </table:table-cell>
          <table:table-cell table:formula="of:=SUM([.V3:.V16])/60000" office:value-type="float" office:value="2.52802583333333">
            <text:p>2.5280258333</text:p>
          </table:table-cell>
          <table:table-cell table:number-columns-repeated="3"/>
          <table:table-cell office:value-type="string">
            <text:p>AVE</text:p>
          </table:table-cell>
          <table:table-cell table:style-name="ce7" table:formula="of:=AVERAGE([.AA3:.AA16])" office:value-type="float" office:value="1.80830495855681">
            <text:p>1.8</text:p>
          </table:table-cell>
          <table:table-cell table:formula="of:=AVERAGE([.AB3:.AB16])" office:value-type="float" office:value="3.29060361574551">
            <text:p>3.3</text:p>
          </table:table-cell>
          <table:table-cell table:style-name="ce7" table:formula="of:=AVERAGE([.AC3:.AC16])" office:value-type="float" office:value="4.71220416582236">
            <text:p>4.7</text:p>
          </table:table-cell>
          <table:table-cell table:style-name="ce7" table:formula="of:=AVERAGE([.AD3:.AD16])" office:value-type="float" office:value="6.05899077516633">
            <text:p>6.1</text:p>
          </table:table-cell>
          <table:table-cell table:style-name="ce7" table:formula="of:=AVERAGE([.AE3:.AE16])" office:value-type="float" office:value="6.00932129803572">
            <text:p>6.0</text:p>
          </table:table-cell>
          <table:table-cell table:number-columns-repeated="993"/>
        </table:table-row>
        <table:table-row table:style-name="ro1">
          <table:table-cell table:number-columns-repeated="26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16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 table:number-columns-repeated="9"/>
          <table:table-cell table:style-name="ce1" office:value-type="string">
            <text:p>Shotgun+1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41">
            <text:p>41</text:p>
          </table:table-cell>
          <table:table-cell table:number-columns-repeated="4"/>
          <table:table-cell table:style-name="ce3" office:value-type="float" office:value="97.586">
            <text:p>98</text:p>
          </table:table-cell>
          <table:table-cell table:style-name="ce3" office:value-type="float" office:value="50.752">
            <text:p>51</text:p>
          </table:table-cell>
          <table:table-cell table:style-name="ce3" office:value-type="float" office:value="37.918">
            <text:p>38</text:p>
          </table:table-cell>
          <table:table-cell table:style-name="ce3" office:value-type="float" office:value="51.898">
            <text:p>52</text:p>
          </table:table-cell>
          <table:table-cell table:style-name="ce3" office:value-type="float" office:value="65.123">
            <text:p>65</text:p>
          </table:table-cell>
          <table:table-cell table:style-name="ce3" office:value-type="float" office:value="162.35">
            <text:p>16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Q21]/[.R21]" office:value-type="float" office:value="1.92280107187894">
            <text:p>1.9</text:p>
          </table:table-cell>
          <table:table-cell table:formula="of:=[.$Q21]/[.S21]" office:value-type="float" office:value="2.5736062028588">
            <text:p>2.6</text:p>
          </table:table-cell>
          <table:table-cell table:style-name="ce7" table:formula="of:=[.$Q21]/[.T21]" office:value-type="float" office:value="1.88034220971906">
            <text:p>1.9</text:p>
          </table:table-cell>
          <table:table-cell table:style-name="ce7" table:formula="of:=[.$Q21]/[.U21]" office:value-type="float" office:value="1.4984874775425">
            <text:p>1.5</text:p>
          </table:table-cell>
          <table:table-cell table:style-name="ce7" table:formula="of:=[.$Q21]/[.V21]" office:value-type="float" office:value="0.601084077610102">
            <text:p>0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9"/>
          <table:table-cell office:value-type="float" office:value="1225">
            <text:p>1225</text:p>
          </table:table-cell>
          <table:table-cell table:number-columns-repeated="4"/>
          <table:table-cell table:style-name="ce3" office:value-type="float" office:value="1376.485">
            <text:p>1376</text:p>
          </table:table-cell>
          <table:table-cell table:style-name="ce3" office:value-type="float" office:value="737.342">
            <text:p>737</text:p>
          </table:table-cell>
          <table:table-cell table:style-name="ce3" office:value-type="float" office:value="560.782">
            <text:p>561</text:p>
          </table:table-cell>
          <table:table-cell table:style-name="ce3" office:value-type="float" office:value="418.938">
            <text:p>419</text:p>
          </table:table-cell>
          <table:table-cell table:style-name="ce3" office:value-type="float" office:value="411.397">
            <text:p>411</text:p>
          </table:table-cell>
          <table:table-cell table:style-name="ce3" office:value-type="float" office:value="481.771">
            <text:p>482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Q22]/[.R22]" office:value-type="float" office:value="1.8668202814976">
            <text:p>1.9</text:p>
          </table:table-cell>
          <table:table-cell table:formula="of:=[.$Q22]/[.S22]" office:value-type="float" office:value="2.45458128113955">
            <text:p>2.5</text:p>
          </table:table-cell>
          <table:table-cell table:style-name="ce7" table:formula="of:=[.$Q22]/[.T22]" office:value-type="float" office:value="3.28565324701985">
            <text:p>3.3</text:p>
          </table:table-cell>
          <table:table-cell table:style-name="ce7" table:formula="of:=[.$Q22]/[.U22]" office:value-type="float" office:value="3.34588001370939">
            <text:p>3.3</text:p>
          </table:table-cell>
          <table:table-cell table:style-name="ce7" table:formula="of:=[.$Q22]/[.V22]" office:value-type="float" office:value="2.85713544401801">
            <text:p>2.9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9"/>
          <table:table-cell office:value-type="float" office:value="259">
            <text:p>259</text:p>
          </table:table-cell>
          <table:table-cell table:number-columns-repeated="4"/>
          <table:table-cell table:style-name="ce3" office:value-type="float" office:value="906.618">
            <text:p>907</text:p>
          </table:table-cell>
          <table:table-cell table:style-name="ce3" office:value-type="float" office:value="520.442">
            <text:p>520</text:p>
          </table:table-cell>
          <table:table-cell table:style-name="ce3" office:value-type="float" office:value="326.413">
            <text:p>326</text:p>
          </table:table-cell>
          <table:table-cell table:style-name="ce3" office:value-type="float" office:value="260.752">
            <text:p>261</text:p>
          </table:table-cell>
          <table:table-cell table:style-name="ce3" office:value-type="float" office:value="261.936">
            <text:p>262</text:p>
          </table:table-cell>
          <table:table-cell table:style-name="ce3" office:value-type="float" office:value="289.518">
            <text:p>29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Q23]/[.R23]" office:value-type="float" office:value="1.74201544072154">
            <text:p>1.7</text:p>
          </table:table-cell>
          <table:table-cell table:formula="of:=[.$Q23]/[.S23]" office:value-type="float" office:value="2.77751805228346">
            <text:p>2.8</text:p>
          </table:table-cell>
          <table:table-cell table:style-name="ce7" table:formula="of:=[.$Q23]/[.T23]" office:value-type="float" office:value="3.4769359391299">
            <text:p>3.5</text:p>
          </table:table-cell>
          <table:table-cell table:style-name="ce7" table:formula="of:=[.$Q23]/[.U23]" office:value-type="float" office:value="3.46121953454279">
            <text:p>3.5</text:p>
          </table:table-cell>
          <table:table-cell table:style-name="ce7" table:formula="of:=[.$Q23]/[.V23]" office:value-type="float" office:value="3.13147369075498">
            <text:p>3.1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2" table:number-columns-repeated="4"/>
          <table:table-cell table:style-name="ce2" table:formula="of:=2/6*[Depth.H11]" office:value-type="percentage" office:value="4593.06666666667">
            <text:p>459306.7%</text:p>
          </table:table-cell>
          <table:table-cell table:style-name="ce2" table:formula="of:=1/6*[.G24]" office:value-type="percentage" office:value="765.511111111111">
            <text:p>76551.1%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4"/>
          <table:table-cell table:style-name="ce3" office:value-type="float" office:value="291.698">
            <text:p>292</text:p>
          </table:table-cell>
          <table:table-cell table:style-name="ce3" office:value-type="float" office:value="108.298">
            <text:p>108</text:p>
          </table:table-cell>
          <table:table-cell table:style-name="ce3" office:value-type="float" office:value="62.715">
            <text:p>63</text:p>
          </table:table-cell>
          <table:table-cell table:style-name="ce3" office:value-type="float" office:value="161.041">
            <text:p>161</text:p>
          </table:table-cell>
          <table:table-cell table:style-name="ce3" office:value-type="float" office:value="77.421">
            <text:p>77</text:p>
          </table:table-cell>
          <table:table-cell table:style-name="ce3" office:value-type="float" office:value="79.952">
            <text:p>80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Q24]/[.R24]" office:value-type="float" office:value="2.69347541044156">
            <text:p>2.7</text:p>
          </table:table-cell>
          <table:table-cell table:formula="of:=[.$Q24]/[.S24]" office:value-type="float" office:value="4.65116798214143">
            <text:p>4.7</text:p>
          </table:table-cell>
          <table:table-cell table:style-name="ce7" table:formula="of:=[.$Q24]/[.T24]" office:value-type="float" office:value="1.81132755012699">
            <text:p>1.8</text:p>
          </table:table-cell>
          <table:table-cell table:style-name="ce7" table:formula="of:=[.$Q24]/[.U24]" office:value-type="float" office:value="3.76768577001072">
            <text:p>3.8</text:p>
          </table:table-cell>
          <table:table-cell table:style-name="ce7" table:formula="of:=[.$Q24]/[.V24]" office:value-type="float" office:value="3.64841404842906">
            <text:p>3.6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" table:number-columns-repeated="3"/>
          <table:table-cell/>
          <table:table-cell table:style-name="ce1" table:formula="of:=1/[.G24]" office:value-type="float" office:value="0.000217719461216907">
            <text:p>0.0002177195</text:p>
          </table:table-cell>
          <table:table-cell table:style-name="ce1" table:formula="of:=1/[.H24]" office:value-type="float" office:value="0.00130631676730144">
            <text:p>0.0013063168</text:p>
          </table:table-cell>
          <table:table-cell table:number-columns-repeated="3"/>
          <table:table-cell office:value-type="float" office:value="297">
            <text:p>297</text:p>
          </table:table-cell>
          <table:table-cell table:number-columns-repeated="4"/>
          <table:table-cell table:style-name="ce3" office:value-type="float" office:value="124.83">
            <text:p>125</text:p>
          </table:table-cell>
          <table:table-cell table:style-name="ce3" office:value-type="float" office:value="162.579">
            <text:p>163</text:p>
          </table:table-cell>
          <table:table-cell table:style-name="ce3" office:value-type="float" office:value="51.228">
            <text:p>51</text:p>
          </table:table-cell>
          <table:table-cell table:style-name="ce3" office:value-type="float" office:value="56.772">
            <text:p>57</text:p>
          </table:table-cell>
          <table:table-cell table:style-name="ce3" office:value-type="float" office:value="60.585">
            <text:p>61</text:p>
          </table:table-cell>
          <table:table-cell table:style-name="ce3" office:value-type="float" office:value="178.811">
            <text:p>17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Q25]/[.R25]" office:value-type="float" office:value="0.767811340948093">
            <text:p>0.8</text:p>
          </table:table-cell>
          <table:table-cell table:formula="of:=[.$Q25]/[.S25]" office:value-type="float" office:value="2.43675333801827">
            <text:p>2.4</text:p>
          </table:table-cell>
          <table:table-cell table:style-name="ce7" table:formula="of:=[.$Q25]/[.T25]" office:value-type="float" office:value="2.19879518072289">
            <text:p>2.2</text:p>
          </table:table-cell>
          <table:table-cell table:style-name="ce7" table:formula="of:=[.$Q25]/[.U25]" office:value-type="float" office:value="2.06041099282">
            <text:p>2.1</text:p>
          </table:table-cell>
          <table:table-cell table:style-name="ce7" table:formula="of:=[.$Q25]/[.V25]" office:value-type="float" office:value="0.698111413727343">
            <text:p>0.7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25]*6" office:value-type="float" office:value="0.00783790060380864">
            <text:p>0.0078379006</text:p>
          </table:table-cell>
          <table:table-cell table:number-columns-repeated="3"/>
          <table:table-cell office:value-type="float" office:value="2630">
            <text:p>2630</text:p>
          </table:table-cell>
          <table:table-cell table:number-columns-repeated="4"/>
          <table:table-cell table:style-name="ce3" office:value-type="float" office:value="7094.581">
            <text:p>7095</text:p>
          </table:table-cell>
          <table:table-cell table:style-name="ce3" office:value-type="float" office:value="3911.636">
            <text:p>3912</text:p>
          </table:table-cell>
          <table:table-cell table:style-name="ce3" office:value-type="float" office:value="2422.53">
            <text:p>2423</text:p>
          </table:table-cell>
          <table:table-cell table:style-name="ce3" office:value-type="float" office:value="1782.342">
            <text:p>1782</text:p>
          </table:table-cell>
          <table:table-cell table:style-name="ce3" office:value-type="float" office:value="1402.254">
            <text:p>1402</text:p>
          </table:table-cell>
          <table:table-cell table:style-name="ce3" office:value-type="float" office:value="1771.976">
            <text:p>177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Q26]/[.R26]" office:value-type="float" office:value="1.81371196092888">
            <text:p>1.8</text:p>
          </table:table-cell>
          <table:table-cell table:formula="of:=[.$Q26]/[.S26]" office:value-type="float" office:value="2.92858334055719">
            <text:p>2.9</text:p>
          </table:table-cell>
          <table:table-cell table:style-name="ce7" table:formula="of:=[.$Q26]/[.T26]" office:value-type="float" office:value="3.98048242144325">
            <text:p>4.0</text:p>
          </table:table-cell>
          <table:table-cell table:style-name="ce7" table:formula="of:=[.$Q26]/[.U26]" office:value-type="float" office:value="5.05941220349523">
            <text:p>5.1</text:p>
          </table:table-cell>
          <table:table-cell table:style-name="ce7" table:formula="of:=[.$Q26]/[.V26]" office:value-type="float" office:value="4.00376810972609">
            <text:p>4.0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246">
            <text:p>246</text:p>
          </table:table-cell>
          <table:table-cell table:number-columns-repeated="4"/>
          <table:table-cell table:style-name="ce3" office:value-type="float" office:value="930.323">
            <text:p>930</text:p>
          </table:table-cell>
          <table:table-cell table:style-name="ce3" office:value-type="float" office:value="512.037">
            <text:p>512</text:p>
          </table:table-cell>
          <table:table-cell table:style-name="ce3" office:value-type="float" office:value="330.521">
            <text:p>331</text:p>
          </table:table-cell>
          <table:table-cell table:style-name="ce3" office:value-type="float" office:value="279.719">
            <text:p>280</text:p>
          </table:table-cell>
          <table:table-cell table:style-name="ce3" office:value-type="float" office:value="264.395">
            <text:p>264</text:p>
          </table:table-cell>
          <table:table-cell table:style-name="ce3" office:value-type="float" office:value="269.517">
            <text:p>270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Q27]/[.R27]" office:value-type="float" office:value="1.81690580954111">
            <text:p>1.8</text:p>
          </table:table-cell>
          <table:table-cell table:formula="of:=[.$Q27]/[.S27]" office:value-type="float" office:value="2.81471676534925">
            <text:p>2.8</text:p>
          </table:table-cell>
          <table:table-cell table:style-name="ce7" table:formula="of:=[.$Q27]/[.T27]" office:value-type="float" office:value="3.32591994108373">
            <text:p>3.3</text:p>
          </table:table-cell>
          <table:table-cell table:style-name="ce7" table:formula="of:=[.$Q27]/[.U27]" office:value-type="float" office:value="3.51868605684676">
            <text:p>3.5</text:p>
          </table:table-cell>
          <table:table-cell table:style-name="ce7" table:formula="of:=[.$Q27]/[.V27]" office:value-type="float" office:value="3.4518156554132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9"/>
          <table:table-cell office:value-type="float" office:value="3679">
            <text:p>3679</text:p>
          </table:table-cell>
          <table:table-cell table:number-columns-repeated="4"/>
          <table:table-cell table:style-name="ce3" office:value-type="float" office:value="9779.546">
            <text:p>9780</text:p>
          </table:table-cell>
          <table:table-cell table:style-name="ce3" office:value-type="float" office:value="5426.952">
            <text:p>5427</text:p>
          </table:table-cell>
          <table:table-cell table:style-name="ce3" office:value-type="float" office:value="3458.964">
            <text:p>3459</text:p>
          </table:table-cell>
          <table:table-cell table:style-name="ce3" office:value-type="float" office:value="2497.131">
            <text:p>2497</text:p>
          </table:table-cell>
          <table:table-cell table:style-name="ce3" office:value-type="float" office:value="1976.491">
            <text:p>1976</text:p>
          </table:table-cell>
          <table:table-cell table:style-name="ce3" office:value-type="float" office:value="2367.751">
            <text:p>236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Q28]/[.R28]" office:value-type="float" office:value="1.80203289065391">
            <text:p>1.8</text:p>
          </table:table-cell>
          <table:table-cell table:formula="of:=[.$Q28]/[.S28]" office:value-type="float" office:value="2.82730493870419">
            <text:p>2.8</text:p>
          </table:table-cell>
          <table:table-cell table:style-name="ce7" table:formula="of:=[.$Q28]/[.T28]" office:value-type="float" office:value="3.91631276052398">
            <text:p>3.9</text:p>
          </table:table-cell>
          <table:table-cell table:style-name="ce7" table:formula="of:=[.$Q28]/[.U28]" office:value-type="float" office:value="4.94793348413932">
            <text:p>4.9</text:p>
          </table:table-cell>
          <table:table-cell table:style-name="ce7" table:formula="of:=[.$Q28]/[.V28]" office:value-type="float" office:value="4.13031015507965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9"/>
          <table:table-cell office:value-type="float" office:value="2797">
            <text:p>2797</text:p>
          </table:table-cell>
          <table:table-cell table:number-columns-repeated="4"/>
          <table:table-cell table:style-name="ce3" office:value-type="float" office:value="6825.033">
            <text:p>6825</text:p>
          </table:table-cell>
          <table:table-cell table:style-name="ce3" office:value-type="float" office:value="3822.313">
            <text:p>3822</text:p>
          </table:table-cell>
          <table:table-cell table:style-name="ce3" office:value-type="float" office:value="2433.715">
            <text:p>2434</text:p>
          </table:table-cell>
          <table:table-cell table:style-name="ce3" office:value-type="float" office:value="1695.229">
            <text:p>1695</text:p>
          </table:table-cell>
          <table:table-cell table:style-name="ce3" office:value-type="float" office:value="1538.032">
            <text:p>1538</text:p>
          </table:table-cell>
          <table:table-cell table:style-name="ce3" office:value-type="float" office:value="1628.042">
            <text:p>162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Q29]/[.R29]" office:value-type="float" office:value="1.78557669139079">
            <text:p>1.8</text:p>
          </table:table-cell>
          <table:table-cell table:formula="of:=[.$Q29]/[.S29]" office:value-type="float" office:value="2.80436821895744">
            <text:p>2.8</text:p>
          </table:table-cell>
          <table:table-cell table:style-name="ce7" table:formula="of:=[.$Q29]/[.T29]" office:value-type="float" office:value="4.026024212658">
            <text:p>4.0</text:p>
          </table:table-cell>
          <table:table-cell table:style-name="ce7" table:formula="of:=[.$Q29]/[.U29]" office:value-type="float" office:value="4.43751040290449">
            <text:p>4.4</text:p>
          </table:table-cell>
          <table:table-cell table:style-name="ce7" table:formula="of:=[.$Q29]/[.V29]" office:value-type="float" office:value="4.19217256065876">
            <text:p>4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9"/>
          <table:table-cell office:value-type="float" office:value="3213">
            <text:p>3213</text:p>
          </table:table-cell>
          <table:table-cell table:number-columns-repeated="4"/>
          <table:table-cell table:style-name="ce3" office:value-type="float" office:value="8378.902">
            <text:p>8379</text:p>
          </table:table-cell>
          <table:table-cell table:style-name="ce3" office:value-type="float" office:value="4727.051">
            <text:p>4727</text:p>
          </table:table-cell>
          <table:table-cell table:style-name="ce3" office:value-type="float" office:value="2970.395">
            <text:p>2970</text:p>
          </table:table-cell>
          <table:table-cell table:style-name="ce3" office:value-type="float" office:value="2118.961">
            <text:p>2119</text:p>
          </table:table-cell>
          <table:table-cell table:style-name="ce3" office:value-type="float" office:value="1878.177">
            <text:p>1878</text:p>
          </table:table-cell>
          <table:table-cell table:style-name="ce3" office:value-type="float" office:value="2002.569">
            <text:p>2003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Q30]/[.R30]" office:value-type="float" office:value="1.77254317755404">
            <text:p>1.8</text:p>
          </table:table-cell>
          <table:table-cell table:formula="of:=[.$Q30]/[.S30]" office:value-type="float" office:value="2.82080396714915">
            <text:p>2.8</text:p>
          </table:table-cell>
          <table:table-cell table:style-name="ce7" table:formula="of:=[.$Q30]/[.T30]" office:value-type="float" office:value="3.95425021980112">
            <text:p>4.0</text:p>
          </table:table-cell>
          <table:table-cell table:style-name="ce7" table:formula="of:=[.$Q30]/[.U30]" office:value-type="float" office:value="4.46118869520817">
            <text:p>4.5</text:p>
          </table:table-cell>
          <table:table-cell table:style-name="ce7" table:formula="of:=[.$Q30]/[.V30]" office:value-type="float" office:value="4.18407655366682">
            <text:p>4.2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9"/>
          <table:table-cell office:value-type="float" office:value="515">
            <text:p>515</text:p>
          </table:table-cell>
          <table:table-cell table:number-columns-repeated="4"/>
          <table:table-cell table:style-name="ce3" office:value-type="float" office:value="638.237">
            <text:p>638</text:p>
          </table:table-cell>
          <table:table-cell table:style-name="ce3" office:value-type="float" office:value="290.664">
            <text:p>291</text:p>
          </table:table-cell>
          <table:table-cell table:style-name="ce3" office:value-type="float" office:value="275.721">
            <text:p>276</text:p>
          </table:table-cell>
          <table:table-cell table:style-name="ce3" office:value-type="float" office:value="228.118">
            <text:p>228</text:p>
          </table:table-cell>
          <table:table-cell table:style-name="ce3" office:value-type="float" office:value="251.2">
            <text:p>251</text:p>
          </table:table-cell>
          <table:table-cell table:style-name="ce3" office:value-type="float" office:value="149.825">
            <text:p>15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Q31]/[.R31]" office:value-type="float" office:value="2.19578964027193">
            <text:p>2.2</text:p>
          </table:table-cell>
          <table:table-cell table:formula="of:=[.$Q31]/[.S31]" office:value-type="float" office:value="2.31479285219479">
            <text:p>2.3</text:p>
          </table:table-cell>
          <table:table-cell table:style-name="ce7" table:formula="of:=[.$Q31]/[.T31]" office:value-type="float" office:value="2.79783708431601">
            <text:p>2.8</text:p>
          </table:table-cell>
          <table:table-cell table:style-name="ce7" table:formula="of:=[.$Q31]/[.U31]" office:value-type="float" office:value="2.54075238853503">
            <text:p>2.5</text:p>
          </table:table-cell>
          <table:table-cell table:style-name="ce7" table:formula="of:=[.$Q31]/[.V31]" office:value-type="float" office:value="4.25988319706324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9"/>
          <table:table-cell office:value-type="float" office:value="2392">
            <text:p>2392</text:p>
          </table:table-cell>
          <table:table-cell table:number-columns-repeated="4"/>
          <table:table-cell table:style-name="ce3" office:value-type="float" office:value="7103.558">
            <text:p>7104</text:p>
          </table:table-cell>
          <table:table-cell table:style-name="ce3" office:value-type="float" office:value="4231.633">
            <text:p>4232</text:p>
          </table:table-cell>
          <table:table-cell table:style-name="ce3" office:value-type="float" office:value="2461.186">
            <text:p>2461</text:p>
          </table:table-cell>
          <table:table-cell table:style-name="ce3" office:value-type="float" office:value="1853.078">
            <text:p>1853</text:p>
          </table:table-cell>
          <table:table-cell table:style-name="ce3" office:value-type="float" office:value="1732.665">
            <text:p>1733</text:p>
          </table:table-cell>
          <table:table-cell table:style-name="ce3" office:value-type="float" office:value="1808.237">
            <text:p>1808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Q32]/[.R32]" office:value-type="float" office:value="1.67868007457168">
            <text:p>1.7</text:p>
          </table:table-cell>
          <table:table-cell table:formula="of:=[.$Q32]/[.S32]" office:value-type="float" office:value="2.88623371008936">
            <text:p>2.9</text:p>
          </table:table-cell>
          <table:table-cell table:style-name="ce7" table:formula="of:=[.$Q32]/[.T32]" office:value-type="float" office:value="3.83338316034187">
            <text:p>3.8</text:p>
          </table:table-cell>
          <table:table-cell table:style-name="ce7" table:formula="of:=[.$Q32]/[.U32]" office:value-type="float" office:value="4.09978732184236">
            <text:p>4.1</text:p>
          </table:table-cell>
          <table:table-cell table:style-name="ce7" table:formula="of:=[.$Q32]/[.V32]" office:value-type="float" office:value="3.92844411435005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9"/>
          <table:table-cell office:value-type="float" office:value="1381">
            <text:p>1381</text:p>
          </table:table-cell>
          <table:table-cell table:number-columns-repeated="4"/>
          <table:table-cell table:style-name="ce3" office:value-type="float" office:value="3029.023">
            <text:p>3029</text:p>
          </table:table-cell>
          <table:table-cell table:style-name="ce3" office:value-type="float" office:value="1686.88">
            <text:p>1687</text:p>
          </table:table-cell>
          <table:table-cell table:style-name="ce3" office:value-type="float" office:value="1132.758">
            <text:p>1133</text:p>
          </table:table-cell>
          <table:table-cell table:style-name="ce3" office:value-type="float" office:value="1144.974">
            <text:p>1145</text:p>
          </table:table-cell>
          <table:table-cell table:style-name="ce3" office:value-type="float" office:value="1106.117">
            <text:p>1106</text:p>
          </table:table-cell>
          <table:table-cell table:style-name="ce3" office:value-type="float" office:value="1378.24">
            <text:p>1378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Q33]/[.R33]" office:value-type="float" office:value="1.79563632267855">
            <text:p>1.8</text:p>
          </table:table-cell>
          <table:table-cell table:formula="of:=[.$Q33]/[.S33]" office:value-type="float" office:value="2.67402481377311">
            <text:p>2.7</text:p>
          </table:table-cell>
          <table:table-cell table:style-name="ce7" table:formula="of:=[.$Q33]/[.T33]" office:value-type="float" office:value="2.64549500687352">
            <text:p>2.6</text:p>
          </table:table-cell>
          <table:table-cell table:style-name="ce7" table:formula="of:=[.$Q33]/[.U33]" office:value-type="float" office:value="2.73842911735377">
            <text:p>2.7</text:p>
          </table:table-cell>
          <table:table-cell table:style-name="ce7" table:formula="of:=[.$Q33]/[.V33]" office:value-type="float" office:value="2.19774712677037">
            <text:p>2.2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4"/>
          <table:table-cell table:style-name="ce3" office:value-type="float" office:value="143.252">
            <text:p>143</text:p>
          </table:table-cell>
          <table:table-cell table:style-name="ce3" office:value-type="float" office:value="31.971">
            <text:p>32</text:p>
          </table:table-cell>
          <table:table-cell table:style-name="ce3" office:value-type="float" office:value="27.729">
            <text:p>28</text:p>
          </table:table-cell>
          <table:table-cell table:style-name="ce3" office:value-type="float" office:value="29.522">
            <text:p>30</text:p>
          </table:table-cell>
          <table:table-cell table:style-name="ce3" office:value-type="float" office:value="38.48">
            <text:p>38</text:p>
          </table:table-cell>
          <table:table-cell table:style-name="ce3" office:value-type="float" office:value="43.541">
            <text:p>4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Q34]/[.R34]" office:value-type="float" office:value="4.48068562134434">
            <text:p>4.5</text:p>
          </table:table-cell>
          <table:table-cell table:formula="of:=[.$Q34]/[.S34]" office:value-type="float" office:value="5.16614374842223">
            <text:p>5.2</text:p>
          </table:table-cell>
          <table:table-cell table:style-name="ce7" table:formula="of:=[.$Q34]/[.T34]" office:value-type="float" office:value="4.85238127498137">
            <text:p>4.9</text:p>
          </table:table-cell>
          <table:table-cell table:style-name="ce7" table:formula="of:=[.$Q34]/[.U34]" office:value-type="float" office:value="3.72276507276507">
            <text:p>3.7</text:p>
          </table:table-cell>
          <table:table-cell table:style-name="ce7" table:formula="of:=[.$Q34]/[.V34]" office:value-type="float" office:value="3.29004846007212">
            <text:p>3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21:.Q34])/60000" office:value-type="float" office:value="0.7786612">
            <text:p>0.7786612</text:p>
          </table:table-cell>
          <table:table-cell table:formula="of:=SUM([.R21:.R34])/60000" office:value-type="float" office:value="0.437009166666667">
            <text:p>0.4370091667</text:p>
          </table:table-cell>
          <table:table-cell table:formula="of:=SUM([.S21:.S34])/60000" office:value-type="float" office:value="0.27587625">
            <text:p>0.27587625</text:p>
          </table:table-cell>
          <table:table-cell table:formula="of:=SUM([.T21:.T34])/60000" office:value-type="float" office:value="0.20964125">
            <text:p>0.20964125</text:p>
          </table:table-cell>
          <table:table-cell table:formula="of:=SUM([.U21:.U34])/60000" office:value-type="float" office:value="0.18440455">
            <text:p>0.18440455</text:p>
          </table:table-cell>
          <table:table-cell table:formula="of:=SUM([.V21:.V34])/60000" office:value-type="float" office:value="0.210201666666667">
            <text:p>0.2102016667</text:p>
          </table:table-cell>
          <table:table-cell table:formula="of:=SUM([.W21:.W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AA21:.AA34])" office:value-type="float" office:value="2.00960612388735">
            <text:p>2.0</text:p>
          </table:table-cell>
          <table:table-cell table:formula="of:=AVERAGE([.AB21:.AB34])" office:value-type="float" office:value="3.00932851511702">
            <text:p>3.0</text:p>
          </table:table-cell>
          <table:table-cell table:style-name="ce7" table:formula="of:=AVERAGE([.AC21:.AC34])" office:value-type="float" office:value="3.28465287205297">
            <text:p>3.3</text:p>
          </table:table-cell>
          <table:table-cell table:style-name="ce7" table:formula="of:=AVERAGE([.AD21:.AD34])" office:value-type="float" office:value="3.54715346655111">
            <text:p>3.5</text:p>
          </table:table-cell>
          <table:table-cell table:style-name="ce7" table:formula="of:=AVERAGE([.AE21:.AE34])" office:value-type="float" office:value="3.18389175766713">
            <text:p>3.2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 table:number-columns-repeated="9"/>
          <table:table-cell table:style-name="ce1" office:value-type="string">
            <text:p>Shotgun+1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number-columns-repeated="9"/>
          <table:table-cell office:value-type="float" office:value="741">
            <text:p>741</text:p>
          </table:table-cell>
          <table:table-cell table:number-columns-repeated="4"/>
          <table:table-cell table:style-name="ce3" office:value-type="float" office:value="1866.229">
            <text:p>1866</text:p>
          </table:table-cell>
          <table:table-cell table:style-name="ce3" office:value-type="float" office:value="1089.322">
            <text:p>1089</text:p>
          </table:table-cell>
          <table:table-cell table:style-name="ce3" office:value-type="float" office:value="729.787">
            <text:p>730</text:p>
          </table:table-cell>
          <table:table-cell table:style-name="ce3" office:value-type="float" office:value="560.613">
            <text:p>561</text:p>
          </table:table-cell>
          <table:table-cell table:style-name="ce3" office:value-type="float" office:value="472.924">
            <text:p>473</text:p>
          </table:table-cell>
          <table:table-cell table:style-name="ce3" office:value-type="float" office:value="606.335">
            <text:p>606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Q38]/[.R38]" office:value-type="float" office:value="1.71320234053843">
            <text:p>1.7</text:p>
          </table:table-cell>
          <table:table-cell table:formula="of:=[.$Q38]/[.S38]" office:value-type="float" office:value="2.55722423117978">
            <text:p>2.6</text:p>
          </table:table-cell>
          <table:table-cell table:style-name="ce7" table:formula="of:=[.$Q38]/[.T38]" office:value-type="float" office:value="3.32890782054644">
            <text:p>3.3</text:p>
          </table:table-cell>
          <table:table-cell table:style-name="ce7" table:formula="of:=[.$Q38]/[.U38]" office:value-type="float" office:value="3.9461499099221">
            <text:p>3.9</text:p>
          </table:table-cell>
          <table:table-cell table:style-name="ce7" table:formula="of:=[.$Q38]/[.V38]" office:value-type="float" office:value="3.07788433786603">
            <text:p>3.1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number-columns-repeated="14"/>
          <table:table-cell table:number-columns-repeated="6" table:style-name="ce3"/>
          <table:table-cell table:number-columns-repeated="4"/>
          <table:table-cell table:style-name="ce7" table:formula="of:=[.$Q39]/[.R39]" office:value-type="float" office:value="0">
            <text:p>#DIV/0!</text:p>
          </table:table-cell>
          <table:table-cell table:formula="of:=[.$Q39]/[.S39]" office:value-type="float" office:value="0">
            <text:p>#DIV/0!</text:p>
          </table:table-cell>
          <table:table-cell table:style-name="ce7" table:formula="of:=[.$Q39]/[.T39]" office:value-type="float" office:value="0">
            <text:p>#DIV/0!</text:p>
          </table:table-cell>
          <table:table-cell table:style-name="ce7" table:formula="of:=[.$Q39]/[.U39]" office:value-type="float" office:value="0">
            <text:p>#DIV/0!</text:p>
          </table:table-cell>
          <table:table-cell table:style-name="ce7" table:formula="of:=[.$Q39]/[.V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number-columns-repeated="14"/>
          <table:table-cell table:style-name="ce3" office:value-type="float" office:value="15931.202">
            <text:p>15931</text:p>
          </table:table-cell>
          <table:table-cell table:style-name="ce3" office:value-type="float" office:value="8930.124">
            <text:p>8930</text:p>
          </table:table-cell>
          <table:table-cell table:style-name="ce3" office:value-type="float" office:value="5463.242">
            <text:p>5463</text:p>
          </table:table-cell>
          <table:table-cell table:style-name="ce3" office:value-type="float" office:value="3890.692">
            <text:p>3891</text:p>
          </table:table-cell>
          <table:table-cell table:style-name="ce3" office:value-type="float" office:value="3391.876">
            <text:p>3392</text:p>
          </table:table-cell>
          <table:table-cell table:style-name="ce3" office:value-type="float" office:value="3798.619">
            <text:p>3799</text:p>
          </table:table-cell>
          <table:table-cell table:number-columns-repeated="4"/>
          <table:table-cell table:style-name="ce7" table:formula="of:=[.$Q40]/[.R40]" office:value-type="float" office:value="1.78398441051882">
            <text:p>1.8</text:p>
          </table:table-cell>
          <table:table-cell table:formula="of:=[.$Q40]/[.S40]" office:value-type="float" office:value="2.91607108013886">
            <text:p>2.9</text:p>
          </table:table-cell>
          <table:table-cell table:style-name="ce7" table:formula="of:=[.$Q40]/[.T40]" office:value-type="float" office:value="4.09469626482898">
            <text:p>4.1</text:p>
          </table:table-cell>
          <table:table-cell table:style-name="ce7" table:formula="of:=[.$Q40]/[.U40]" office:value-type="float" office:value="4.69687040446054">
            <text:p>4.7</text:p>
          </table:table-cell>
          <table:table-cell table:style-name="ce7" table:formula="of:=[.$Q40]/[.V40]" office:value-type="float" office:value="4.19394574712547">
            <text:p>4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2" table:number-columns-repeated="4"/>
          <table:table-cell table:style-name="ce2" table:formula="of:=2/6*[Depth.H49]" office:value-type="percentage" office:value="714.1">
            <text:p>71410.0%</text:p>
          </table:table-cell>
          <table:table-cell table:style-name="ce2" table:formula="of:=1/6*[.G41]" office:value-type="percentage" office:value="119.016666666667">
            <text:p>11901.7%</text:p>
          </table:table-cell>
          <table:table-cell table:number-columns-repeated="3"/>
          <table:table-cell office:value-type="float" office:value="899">
            <text:p>899</text:p>
          </table:table-cell>
          <table:table-cell table:number-columns-repeated="4"/>
          <table:table-cell table:style-name="ce3" office:value-type="float" office:value="2155.413">
            <text:p>2155</text:p>
          </table:table-cell>
          <table:table-cell table:style-name="ce3" office:value-type="float" office:value="1291.691">
            <text:p>1292</text:p>
          </table:table-cell>
          <table:table-cell table:style-name="ce3" office:value-type="float" office:value="741.293">
            <text:p>741</text:p>
          </table:table-cell>
          <table:table-cell table:style-name="ce3" office:value-type="float" office:value="669.023">
            <text:p>669</text:p>
          </table:table-cell>
          <table:table-cell table:style-name="ce3" office:value-type="float" office:value="584.867">
            <text:p>585</text:p>
          </table:table-cell>
          <table:table-cell table:style-name="ce3" office:value-type="float" office:value="719.525">
            <text:p>720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Q41]/[.R41]" office:value-type="float" office:value="1.66867540301821">
            <text:p>1.7</text:p>
          </table:table-cell>
          <table:table-cell table:formula="of:=[.$Q41]/[.S41]" office:value-type="float" office:value="2.90763975917755">
            <text:p>2.9</text:p>
          </table:table-cell>
          <table:table-cell table:style-name="ce7" table:formula="of:=[.$Q41]/[.T41]" office:value-type="float" office:value="3.22173228723078">
            <text:p>3.2</text:p>
          </table:table-cell>
          <table:table-cell table:style-name="ce7" table:formula="of:=[.$Q41]/[.U41]" office:value-type="float" office:value="3.68530452222471">
            <text:p>3.7</text:p>
          </table:table-cell>
          <table:table-cell table:style-name="ce7" table:formula="of:=[.$Q41]/[.V41]" office:value-type="float" office:value="2.99560543414058">
            <text:p>3.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1" table:number-columns-repeated="3"/>
          <table:table-cell/>
          <table:table-cell table:style-name="ce1" table:formula="of:=1/[.G41]" office:value-type="float" office:value="0.00140036409466461">
            <text:p>0.0014003641</text:p>
          </table:table-cell>
          <table:table-cell table:style-name="ce1" table:formula="of:=1/[.H41]" office:value-type="float" office:value="0.00840218456798768">
            <text:p>0.0084021846</text:p>
          </table:table-cell>
          <table:table-cell table:number-columns-repeated="3"/>
          <table:table-cell office:value-type="float" office:value="485">
            <text:p>485</text:p>
          </table:table-cell>
          <table:table-cell table:number-columns-repeated="4"/>
          <table:table-cell table:style-name="ce3" office:value-type="float" office:value="1059.475">
            <text:p>1059</text:p>
          </table:table-cell>
          <table:table-cell table:style-name="ce3" office:value-type="float" office:value="560.167">
            <text:p>560</text:p>
          </table:table-cell>
          <table:table-cell table:style-name="ce3" office:value-type="float" office:value="430.379">
            <text:p>430</text:p>
          </table:table-cell>
          <table:table-cell table:style-name="ce3" office:value-type="float" office:value="427.501">
            <text:p>428</text:p>
          </table:table-cell>
          <table:table-cell table:style-name="ce3" office:value-type="float" office:value="545.084">
            <text:p>545</text:p>
          </table:table-cell>
          <table:table-cell table:style-name="ce3" office:value-type="float" office:value="466.911">
            <text:p>46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Q42]/[.R42]" office:value-type="float" office:value="1.8913556135938">
            <text:p>1.9</text:p>
          </table:table-cell>
          <table:table-cell table:formula="of:=[.$Q42]/[.S42]" office:value-type="float" office:value="2.46172559534736">
            <text:p>2.5</text:p>
          </table:table-cell>
          <table:table-cell table:style-name="ce7" table:formula="of:=[.$Q42]/[.T42]" office:value-type="float" office:value="2.47829829637825">
            <text:p>2.5</text:p>
          </table:table-cell>
          <table:table-cell table:style-name="ce7" table:formula="of:=[.$Q42]/[.U42]" office:value-type="float" office:value="1.94369124758753">
            <text:p>1.9</text:p>
          </table:table-cell>
          <table:table-cell table:style-name="ce7" table:formula="of:=[.$Q42]/[.V42]" office:value-type="float" office:value="2.26911552737031">
            <text:p>2.3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number-columns-repeated="5"/>
          <table:table-cell table:formula="of:=[.H42]*6" office:value-type="float" office:value="0.0504131074079261">
            <text:p>0.0504131074</text:p>
          </table:table-cell>
          <table:table-cell table:number-columns-repeated="8"/>
          <table:table-cell table:number-columns-repeated="6" table:style-name="ce3"/>
          <table:table-cell table:number-columns-repeated="4"/>
          <table:table-cell table:style-name="ce7" table:formula="of:=[.$Q43]/[.R43]" office:value-type="float" office:value="0">
            <text:p>#DIV/0!</text:p>
          </table:table-cell>
          <table:table-cell table:formula="of:=[.$Q43]/[.S43]" office:value-type="float" office:value="0">
            <text:p>#DIV/0!</text:p>
          </table:table-cell>
          <table:table-cell table:style-name="ce7" table:formula="of:=[.$Q43]/[.T43]" office:value-type="float" office:value="0">
            <text:p>#DIV/0!</text:p>
          </table:table-cell>
          <table:table-cell table:style-name="ce7" table:formula="of:=[.$Q43]/[.U43]" office:value-type="float" office:value="0">
            <text:p>#DIV/0!</text:p>
          </table:table-cell>
          <table:table-cell table:style-name="ce7" table:formula="of:=[.$Q43]/[.V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number-columns-repeated="9"/>
          <table:table-cell office:value-type="float" office:value="11505">
            <text:p>11505</text:p>
          </table:table-cell>
          <table:table-cell table:number-columns-repeated="4"/>
          <table:table-cell table:style-name="ce3" office:value-type="float" office:value="31202.005">
            <text:p>31202</text:p>
          </table:table-cell>
          <table:table-cell table:style-name="ce3" office:value-type="float" office:value="17969.214">
            <text:p>17969</text:p>
          </table:table-cell>
          <table:table-cell table:style-name="ce3" office:value-type="float" office:value="11023.13">
            <text:p>11023</text:p>
          </table:table-cell>
          <table:table-cell table:style-name="ce3" office:value-type="float" office:value="7654.719">
            <text:p>7655</text:p>
          </table:table-cell>
          <table:table-cell table:style-name="ce3" office:value-type="float" office:value="6379.765">
            <text:p>6380</text:p>
          </table:table-cell>
          <table:table-cell table:style-name="ce3" office:value-type="float" office:value="8435.029">
            <text:p>8435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Q44]/[.R44]" office:value-type="float" office:value="1.73641456994168">
            <text:p>1.7</text:p>
          </table:table-cell>
          <table:table-cell table:formula="of:=[.$Q44]/[.S44]" office:value-type="float" office:value="2.83059394201103">
            <text:p>2.8</text:p>
          </table:table-cell>
          <table:table-cell table:style-name="ce7" table:formula="of:=[.$Q44]/[.T44]" office:value-type="float" office:value="4.07617902107184">
            <text:p>4.1</text:p>
          </table:table-cell>
          <table:table-cell table:style-name="ce7" table:formula="of:=[.$Q44]/[.U44]" office:value-type="float" office:value="4.89077654114219">
            <text:p>4.9</text:p>
          </table:table-cell>
          <table:table-cell table:style-name="ce7" table:formula="of:=[.$Q44]/[.V44]" office:value-type="float" office:value="3.69909872271927">
            <text:p>3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number-columns-repeated="14"/>
          <table:table-cell table:number-columns-repeated="6" table:style-name="ce3"/>
          <table:table-cell table:number-columns-repeated="4"/>
          <table:table-cell table:style-name="ce7" table:formula="of:=[.$Q45]/[.R45]" office:value-type="float" office:value="0">
            <text:p>#DIV/0!</text:p>
          </table:table-cell>
          <table:table-cell table:formula="of:=[.$Q45]/[.S45]" office:value-type="float" office:value="0">
            <text:p>#DIV/0!</text:p>
          </table:table-cell>
          <table:table-cell table:style-name="ce7" table:formula="of:=[.$Q45]/[.T45]" office:value-type="float" office:value="0">
            <text:p>#DIV/0!</text:p>
          </table:table-cell>
          <table:table-cell table:style-name="ce7" table:formula="of:=[.$Q45]/[.U45]" office:value-type="float" office:value="0">
            <text:p>#DIV/0!</text:p>
          </table:table-cell>
          <table:table-cell table:style-name="ce7" table:formula="of:=[.$Q45]/[.V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number-columns-repeated="14"/>
          <table:table-cell table:style-name="ce3" office:value-type="float" office:value="362734.309">
            <text:p>362734</text:p>
          </table:table-cell>
          <table:table-cell table:style-name="ce3" office:value-type="float" office:value="206133.188">
            <text:p>206133</text:p>
          </table:table-cell>
          <table:table-cell table:style-name="ce3" office:value-type="float" office:value="128282.36">
            <text:p>128282</text:p>
          </table:table-cell>
          <table:table-cell table:style-name="ce3" office:value-type="float" office:value="88242.515">
            <text:p>88243</text:p>
          </table:table-cell>
          <table:table-cell table:style-name="ce3" office:value-type="float" office:value="74525.358">
            <text:p>74525</text:p>
          </table:table-cell>
          <table:table-cell table:style-name="ce3" office:value-type="float" office:value="92926.291">
            <text:p>92926</text:p>
          </table:table-cell>
          <table:table-cell table:number-columns-repeated="4"/>
          <table:table-cell table:style-name="ce7" table:formula="of:=[.$Q46]/[.R46]" office:value-type="float" office:value="1.75970843181254">
            <text:p>1.8</text:p>
          </table:table-cell>
          <table:table-cell table:formula="of:=[.$Q46]/[.S46]" office:value-type="float" office:value="2.82762422674482">
            <text:p>2.8</text:p>
          </table:table-cell>
          <table:table-cell table:style-name="ce7" table:formula="of:=[.$Q46]/[.T46]" office:value-type="float" office:value="4.11065243324037">
            <text:p>4.1</text:p>
          </table:table-cell>
          <table:table-cell table:style-name="ce7" table:formula="of:=[.$Q46]/[.U46]" office:value-type="float" office:value="4.86726020155448">
            <text:p>4.9</text:p>
          </table:table-cell>
          <table:table-cell table:style-name="ce7" table:formula="of:=[.$Q46]/[.V46]" office:value-type="float" office:value="3.90346268097583">
            <text:p>3.9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number-columns-repeated="14"/>
          <table:table-cell table:number-columns-repeated="6" table:style-name="ce3"/>
          <table:table-cell table:number-columns-repeated="4"/>
          <table:table-cell table:style-name="ce7" table:formula="of:=[.$Q47]/[.R47]" office:value-type="float" office:value="0">
            <text:p>#DIV/0!</text:p>
          </table:table-cell>
          <table:table-cell table:formula="of:=[.$Q47]/[.S47]" office:value-type="float" office:value="0">
            <text:p>#DIV/0!</text:p>
          </table:table-cell>
          <table:table-cell table:style-name="ce7" table:formula="of:=[.$Q47]/[.T47]" office:value-type="float" office:value="0">
            <text:p>#DIV/0!</text:p>
          </table:table-cell>
          <table:table-cell table:style-name="ce7" table:formula="of:=[.$Q47]/[.U47]" office:value-type="float" office:value="0">
            <text:p>#DIV/0!</text:p>
          </table:table-cell>
          <table:table-cell table:style-name="ce7" table:formula="of:=[.$Q47]/[.V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number-columns-repeated="14"/>
          <table:table-cell table:style-name="ce3" office:value-type="float" office:value="13103.13">
            <text:p>13103</text:p>
          </table:table-cell>
          <table:table-cell table:style-name="ce3" office:value-type="float" office:value="7318.282">
            <text:p>7318</text:p>
          </table:table-cell>
          <table:table-cell table:style-name="ce3" office:value-type="float" office:value="4738.226">
            <text:p>4738</text:p>
          </table:table-cell>
          <table:table-cell table:style-name="ce3" office:value-type="float" office:value="3222.954">
            <text:p>3223</text:p>
          </table:table-cell>
          <table:table-cell table:style-name="ce3" office:value-type="float" office:value="2827.611">
            <text:p>2828</text:p>
          </table:table-cell>
          <table:table-cell table:style-name="ce3" office:value-type="float" office:value="3437.152">
            <text:p>3437</text:p>
          </table:table-cell>
          <table:table-cell table:number-columns-repeated="4"/>
          <table:table-cell table:style-name="ce7" table:formula="of:=[.$Q48]/[.R48]" office:value-type="float" office:value="1.79046530319548">
            <text:p>1.8</text:p>
          </table:table-cell>
          <table:table-cell table:formula="of:=[.$Q48]/[.S48]" office:value-type="float" office:value="2.76540840390475">
            <text:p>2.8</text:p>
          </table:table-cell>
          <table:table-cell table:style-name="ce7" table:formula="of:=[.$Q48]/[.T48]" office:value-type="float" office:value="4.06556531678702">
            <text:p>4.1</text:p>
          </table:table-cell>
          <table:table-cell table:style-name="ce7" table:formula="of:=[.$Q48]/[.U48]" office:value-type="float" office:value="4.63399314827959">
            <text:p>4.6</text:p>
          </table:table-cell>
          <table:table-cell table:style-name="ce7" table:formula="of:=[.$Q48]/[.V48]" office:value-type="float" office:value="3.812205570193">
            <text:p>3.8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number-columns-repeated="14"/>
          <table:table-cell table:style-name="ce3" office:value-type="float" office:value="915819.079">
            <text:p>915819</text:p>
          </table:table-cell>
          <table:table-cell table:style-name="ce3" office:value-type="float" office:value="536646.051">
            <text:p>536646</text:p>
          </table:table-cell>
          <table:table-cell table:style-name="ce3" office:value-type="float" office:value="336930.069">
            <text:p>336930</text:p>
          </table:table-cell>
          <table:table-cell table:style-name="ce3" office:value-type="float" office:value="241799.745">
            <text:p>241800</text:p>
          </table:table-cell>
          <table:table-cell table:style-name="ce3" office:value-type="float" office:value="205951.802">
            <text:p>205952</text:p>
          </table:table-cell>
          <table:table-cell table:style-name="ce3" office:value-type="float" office:value="236799.072">
            <text:p>236799</text:p>
          </table:table-cell>
          <table:table-cell table:number-columns-repeated="4"/>
          <table:table-cell table:style-name="ce7" table:formula="of:=[.$Q49]/[.R49]" office:value-type="float" office:value="1.70656073457252">
            <text:p>1.7</text:p>
          </table:table-cell>
          <table:table-cell table:formula="of:=[.$Q49]/[.S49]" office:value-type="float" office:value="2.7181280724458">
            <text:p>2.7</text:p>
          </table:table-cell>
          <table:table-cell table:style-name="ce7" table:formula="of:=[.$Q49]/[.T49]" office:value-type="float" office:value="3.78751052446313">
            <text:p>3.8</text:p>
          </table:table-cell>
          <table:table-cell table:style-name="ce7" table:formula="of:=[.$Q49]/[.U49]" office:value-type="float" office:value="4.44676409774749">
            <text:p>4.4</text:p>
          </table:table-cell>
          <table:table-cell table:style-name="ce7" table:formula="of:=[.$Q49]/[.V49]" office:value-type="float" office:value="3.86749437514688">
            <text:p>3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number-columns-repeated="14"/>
          <table:table-cell table:style-name="ce3" office:value-type="float" office:value="76512.759">
            <text:p>76513</text:p>
          </table:table-cell>
          <table:table-cell table:style-name="ce3" office:value-type="float" office:value="42367.031">
            <text:p>42367</text:p>
          </table:table-cell>
          <table:table-cell table:style-name="ce3" office:value-type="float" office:value="25661.913">
            <text:p>25662</text:p>
          </table:table-cell>
          <table:table-cell table:style-name="ce3" office:value-type="float" office:value="16574.04">
            <text:p>16574</text:p>
          </table:table-cell>
          <table:table-cell table:style-name="ce3" office:value-type="float" office:value="13036.672">
            <text:p>13037</text:p>
          </table:table-cell>
          <table:table-cell table:style-name="ce3" office:value-type="float" office:value="14148.865">
            <text:p>14149</text:p>
          </table:table-cell>
          <table:table-cell table:number-columns-repeated="4"/>
          <table:table-cell table:style-name="ce7" table:formula="of:=[.$Q50]/[.R50]" office:value-type="float" office:value="1.80595045709009">
            <text:p>1.8</text:p>
          </table:table-cell>
          <table:table-cell table:formula="of:=[.$Q50]/[.S50]" office:value-type="float" office:value="2.98156879418927">
            <text:p>3.0</text:p>
          </table:table-cell>
          <table:table-cell table:style-name="ce7" table:formula="of:=[.$Q50]/[.T50]" office:value-type="float" office:value="4.61642176560452">
            <text:p>4.6</text:p>
          </table:table-cell>
          <table:table-cell table:style-name="ce7" table:formula="of:=[.$Q50]/[.U50]" office:value-type="float" office:value="5.86904073370873">
            <text:p>5.9</text:p>
          </table:table-cell>
          <table:table-cell table:style-name="ce7" table:formula="of:=[.$Q50]/[.V50]" office:value-type="float" office:value="5.40769588231989">
            <text:p>5.4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number-columns-repeated="14"/>
          <table:table-cell table:style-name="ce3" office:value-type="float" office:value="267.89">
            <text:p>268</text:p>
          </table:table-cell>
          <table:table-cell table:style-name="ce3" office:value-type="float" office:value="159.575">
            <text:p>160</text:p>
          </table:table-cell>
          <table:table-cell table:style-name="ce3" office:value-type="float" office:value="154.313">
            <text:p>154</text:p>
          </table:table-cell>
          <table:table-cell table:style-name="ce3" office:value-type="float" office:value="153.713">
            <text:p>154</text:p>
          </table:table-cell>
          <table:table-cell table:style-name="ce3" office:value-type="float" office:value="159.197">
            <text:p>159</text:p>
          </table:table-cell>
          <table:table-cell table:style-name="ce3" office:value-type="float" office:value="281.427">
            <text:p>281</text:p>
          </table:table-cell>
          <table:table-cell table:number-columns-repeated="4"/>
          <table:table-cell table:style-name="ce7" table:formula="of:=[.$Q51]/[.R51]" office:value-type="float" office:value="1.67877173742754">
            <text:p>1.7</text:p>
          </table:table-cell>
          <table:table-cell table:formula="of:=[.$Q51]/[.S51]" office:value-type="float" office:value="1.73601705624283">
            <text:p>1.7</text:p>
          </table:table-cell>
          <table:table-cell table:style-name="ce7" table:formula="of:=[.$Q51]/[.T51]" office:value-type="float" office:value="1.74279338767703">
            <text:p>1.7</text:p>
          </table:table-cell>
          <table:table-cell table:style-name="ce7" table:formula="of:=[.$Q51]/[.U51]" office:value-type="float" office:value="1.68275784091409">
            <text:p>1.7</text:p>
          </table:table-cell>
          <table:table-cell table:style-name="ce7" table:formula="of:=[.$Q51]/[.V51]" office:value-type="float" office:value="0.951898716185725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 table:number-columns-repeated="14"/>
          <table:table-cell table:formula="of:=SUM([.Q38:.Q51])/60000" office:value-type="float" office:value="23.67752485">
            <text:p>23.67752485</text:p>
          </table:table-cell>
          <table:table-cell table:formula="of:=SUM([.R38:.R51])/60000" office:value-type="float" office:value="13.7077440833333">
            <text:p>13.7077440833</text:p>
          </table:table-cell>
          <table:table-cell table:formula="of:=SUM([.S38:.S51])/60000" office:value-type="float" office:value="8.5692452">
            <text:p>8.5692452</text:p>
          </table:table-cell>
          <table:table-cell table:formula="of:=SUM([.T38:.T51])/60000" office:value-type="float" office:value="6.05325858333333">
            <text:p>6.0532585833</text:p>
          </table:table-cell>
          <table:table-cell table:formula="of:=SUM([.U38:.U51])/60000" office:value-type="float" office:value="5.1312526">
            <text:p>5.1312526</text:p>
          </table:table-cell>
          <table:table-cell table:formula="of:=SUM([.V38:.V51])/60000" office:value-type="float" office:value="6.0269871">
            <text:p>6.0269871</text:p>
          </table:table-cell>
          <table:table-cell table:formula="of:=SUM([.W38:.W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AA38:.AA51])" office:value-type="float" office:value="0">
            <text:p>#DIV/0!</text:p>
          </table:table-cell>
          <table:table-cell table:formula="of:=AVERAGE([.AB38:.AB51])" office:value-type="float" office:value="0">
            <text:p>#DIV/0!</text:p>
          </table:table-cell>
          <table:table-cell table:style-name="ce7" table:formula="of:=AVERAGE([.AC38:.AC51])" office:value-type="float" office:value="0">
            <text:p>#DIV/0!</text:p>
          </table:table-cell>
          <table:table-cell table:style-name="ce7" table:formula="of:=AVERAGE([.AD38:.AD51])" office:value-type="float" office:value="0">
            <text:p>#DIV/0!</text:p>
          </table:table-cell>
          <table:table-cell table:style-name="ce7" table:formula="of:=AVERAGE([.AE38:.AE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ehm-par" table:style-name="ta1">
        <table:table-column table:style-name="co17" table:number-columns-repeated="18" table:default-cell-style-name="Default"/>
        <table:table-row table:style-name="ro1">
          <table:table-cell table:number-columns-repeated="2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style-name="ce9"/>
          <table:table-cell table:style-name="ce7"/>
          <table:table-cell/>
          <table:table-cell table:style-name="ce11" table:number-columns-repeated="3"/>
        </table:table-row>
        <table:table-row table:style-name="ro1">
          <table:table-cell table:style-name="ce1"/>
          <table:table-cell table:style-name="ce1" office:value-type="string">
            <text:p>Index 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459.294">
            <text:p>459.294</text:p>
          </table:table-cell>
          <table:table-cell office:value-type="float" office:value="333.105">
            <text:p>333.105</text:p>
          </table:table-cell>
          <table:table-cell office:value-type="float" office:value="247.001">
            <text:p>247.001</text:p>
          </table:table-cell>
          <table:table-cell office:value-type="float" office:value="110.145">
            <text:p>110.145</text:p>
          </table:table-cell>
          <table:table-cell office:value-type="float" office:value="208.713">
            <text:p>208.713</text:p>
          </table:table-cell>
          <table:table-cell office:value-type="float" office:value="211.289">
            <text:p>211.28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3]/[.D3]" office:value-type="float" office:value="1.37882649614986">
            <text:p>1.4</text:p>
          </table:table-cell>
          <table:table-cell table:style-name="ce7" table:formula="of:=[.$C3]/[.E3]" office:value-type="float" office:value="1.85948235027389">
            <text:p>1.9</text:p>
          </table:table-cell>
          <table:table-cell table:style-name="ce7" table:formula="of:=[.$C3]/[.F3]" office:value-type="float" office:value="4.16990330927414">
            <text:p>4.2</text:p>
          </table:table-cell>
          <table:table-cell table:style-name="ce7" table:formula="of:=[.$C3]/[.G3]" office:value-type="float" office:value="2.20060082505642">
            <text:p>2.2</text:p>
          </table:table-cell>
          <table:table-cell table:style-name="ce7" table:formula="of:=[.$C3]/[.H3]" office:value-type="float" office:value="2.1737714694092">
            <text:p>2.2</text:p>
          </table:table-cell>
          <table:table-cell table:style-name="ce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214226">
            <text:p>214226</text:p>
          </table:table-cell>
          <table:table-cell office:value-type="float" office:value="131858">
            <text:p>131858</text:p>
          </table:table-cell>
          <table:table-cell office:value-type="float" office:value="91277.9">
            <text:p>91277.9</text:p>
          </table:table-cell>
          <table:table-cell office:value-type="float" office:value="90680.9">
            <text:p>90680.9</text:p>
          </table:table-cell>
          <table:table-cell office:value-type="float" office:value="89216.9">
            <text:p>89216.9</text:p>
          </table:table-cell>
          <table:table-cell office:value-type="float" office:value="94213.2">
            <text:p>94213.2</text:p>
          </table:table-cell>
          <table:table-cell table:style-name="ce3"/>
          <table:table-cell office:value-type="float" office:value="48480">
            <text:p>48480</text:p>
          </table:table-cell>
          <table:table-cell table:style-name="ce7"/>
          <table:table-cell/>
          <table:table-cell table:style-name="ce7" table:formula="of:=[.$C4]/[.D4]" office:value-type="float" office:value="1.62467199563166">
            <text:p>1.6</text:p>
          </table:table-cell>
          <table:table-cell table:style-name="ce7" table:formula="of:=[.$C4]/[.E4]" office:value-type="float" office:value="2.34696459931703">
            <text:p>2.3</text:p>
          </table:table-cell>
          <table:table-cell table:style-name="ce7" table:formula="of:=[.$C4]/[.F4]" office:value-type="float" office:value="2.36241590015097">
            <text:p>2.4</text:p>
          </table:table-cell>
          <table:table-cell table:style-name="ce7" table:formula="of:=[.$C4]/[.G4]" office:value-type="float" office:value="2.40118183886685">
            <text:p>2.4</text:p>
          </table:table-cell>
          <table:table-cell table:style-name="ce7" table:formula="of:=[.$C4]/[.H4]" office:value-type="float" office:value="2.27384273116718">
            <text:p>2.3</text:p>
          </table:table-cell>
          <table:table-cell table:style-name="ce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3238.98">
            <text:p>3238.98</text:p>
          </table:table-cell>
          <table:table-cell office:value-type="float" office:value="1752.74">
            <text:p>1752.74</text:p>
          </table:table-cell>
          <table:table-cell office:value-type="float" office:value="1109.56">
            <text:p>1109.56</text:p>
          </table:table-cell>
          <table:table-cell office:value-type="float" office:value="631.795">
            <text:p>631.795</text:p>
          </table:table-cell>
          <table:table-cell office:value-type="float" office:value="640.993">
            <text:p>640.993</text:p>
          </table:table-cell>
          <table:table-cell office:value-type="float" office:value="460.109">
            <text:p>460.109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5]/[.D5]" office:value-type="float" office:value="1.84795234889373">
            <text:p>1.8</text:p>
          </table:table-cell>
          <table:table-cell table:style-name="ce7" table:formula="of:=[.$C5]/[.E5]" office:value-type="float" office:value="2.91915714337215">
            <text:p>2.9</text:p>
          </table:table-cell>
          <table:table-cell table:style-name="ce7" table:formula="of:=[.$C5]/[.F5]" office:value-type="float" office:value="5.12663126488814">
            <text:p>5.1</text:p>
          </table:table-cell>
          <table:table-cell table:style-name="ce7" table:formula="of:=[.$C5]/[.G5]" office:value-type="float" office:value="5.05306610212592">
            <text:p>5.1</text:p>
          </table:table-cell>
          <table:table-cell table:style-name="ce7" table:formula="of:=[.$C5]/[.H5]" office:value-type="float" office:value="7.03959279214273">
            <text:p>7.0</text:p>
          </table:table-cell>
          <table:table-cell table:style-name="ce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859.264">
            <text:p>859.264</text:p>
          </table:table-cell>
          <table:table-cell office:value-type="float" office:value="517.985">
            <text:p>517.985</text:p>
          </table:table-cell>
          <table:table-cell office:value-type="float" office:value="248.965">
            <text:p>248.965</text:p>
          </table:table-cell>
          <table:table-cell office:value-type="float" office:value="206.708">
            <text:p>206.708</text:p>
          </table:table-cell>
          <table:table-cell office:value-type="float" office:value="200.254">
            <text:p>200.254</text:p>
          </table:table-cell>
          <table:table-cell office:value-type="float" office:value="198.947">
            <text:p>198.947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6]/[.D6]" office:value-type="float" office:value="1.65885884726392">
            <text:p>1.7</text:p>
          </table:table-cell>
          <table:table-cell table:style-name="ce7" table:formula="of:=[.$C6]/[.E6]" office:value-type="float" office:value="3.45134456650533">
            <text:p>3.5</text:p>
          </table:table-cell>
          <table:table-cell table:style-name="ce7" table:formula="of:=[.$C6]/[.F6]" office:value-type="float" office:value="4.15689765272752">
            <text:p>4.2</text:p>
          </table:table-cell>
          <table:table-cell table:style-name="ce7" table:formula="of:=[.$C6]/[.G6]" office:value-type="float" office:value="4.29087059434518">
            <text:p>4.3</text:p>
          </table:table-cell>
          <table:table-cell table:style-name="ce7" table:formula="of:=[.$C6]/[.H6]" office:value-type="float" office:value="4.31905985011083">
            <text:p>4.3</text:p>
          </table:table-cell>
          <table:table-cell table:style-name="ce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371.475">
            <text:p>371.475</text:p>
          </table:table-cell>
          <table:table-cell office:value-type="float" office:value="324.002">
            <text:p>324.002</text:p>
          </table:table-cell>
          <table:table-cell office:value-type="float" office:value="142.589">
            <text:p>142.589</text:p>
          </table:table-cell>
          <table:table-cell office:value-type="float" office:value="139.197">
            <text:p>139.197</text:p>
          </table:table-cell>
          <table:table-cell office:value-type="float" office:value="165.123">
            <text:p>165.123</text:p>
          </table:table-cell>
          <table:table-cell office:value-type="float" office:value="174.026">
            <text:p>174.02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7]/[.D7]" office:value-type="float" office:value="1.1465207004895">
            <text:p>1.1</text:p>
          </table:table-cell>
          <table:table-cell table:style-name="ce7" table:formula="of:=[.$C7]/[.E7]" office:value-type="float" office:value="2.60521498853348">
            <text:p>2.6</text:p>
          </table:table-cell>
          <table:table-cell table:style-name="ce7" table:formula="of:=[.$C7]/[.F7]" office:value-type="float" office:value="2.66869975646027">
            <text:p>2.7</text:p>
          </table:table-cell>
          <table:table-cell table:style-name="ce7" table:formula="of:=[.$C7]/[.G7]" office:value-type="float" office:value="2.24968659726386">
            <text:p>2.2</text:p>
          </table:table-cell>
          <table:table-cell table:style-name="ce7" table:formula="of:=[.$C7]/[.H7]" office:value-type="float" office:value="2.13459483065749">
            <text:p>2.1</text:p>
          </table:table-cell>
          <table:table-cell table:style-name="ce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183663">
            <text:p>183663</text:p>
          </table:table-cell>
          <table:table-cell office:value-type="float" office:value="98601.5">
            <text:p>98601.5</text:p>
          </table:table-cell>
          <table:table-cell office:value-type="float" office:value="51675.9">
            <text:p>51675.9</text:p>
          </table:table-cell>
          <table:table-cell office:value-type="float" office:value="30626.7">
            <text:p>30626.7</text:p>
          </table:table-cell>
          <table:table-cell office:value-type="float" office:value="19749.2">
            <text:p>19749.2</text:p>
          </table:table-cell>
          <table:table-cell office:value-type="float" office:value="18599.4">
            <text:p>18599.4</text:p>
          </table:table-cell>
          <table:table-cell table:style-name="ce3"/>
          <table:table-cell office:value-type="float" office:value="596">
            <text:p>596</text:p>
          </table:table-cell>
          <table:table-cell table:style-name="ce7"/>
          <table:table-cell/>
          <table:table-cell table:style-name="ce7" table:formula="of:=[.$C8]/[.D8]" office:value-type="float" office:value="1.86267957384015">
            <text:p>1.9</text:p>
          </table:table-cell>
          <table:table-cell table:style-name="ce7" table:formula="of:=[.$C8]/[.E8]" office:value-type="float" office:value="3.55413258404788">
            <text:p>3.6</text:p>
          </table:table-cell>
          <table:table-cell table:style-name="ce7" table:formula="of:=[.$C8]/[.F8]" office:value-type="float" office:value="5.99682629862179">
            <text:p>6.0</text:p>
          </table:table-cell>
          <table:table-cell table:style-name="ce7" table:formula="of:=[.$C8]/[.G8]" office:value-type="float" office:value="9.29976910457132">
            <text:p>9.3</text:p>
          </table:table-cell>
          <table:table-cell table:style-name="ce7" table:formula="of:=[.$C8]/[.H8]" office:value-type="float" office:value="9.87467337656053">
            <text:p>9.9</text:p>
          </table:table-cell>
          <table:table-cell table:style-name="ce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4049.04">
            <text:p>4049.04</text:p>
          </table:table-cell>
          <table:table-cell office:value-type="float" office:value="2196.08">
            <text:p>2196.08</text:p>
          </table:table-cell>
          <table:table-cell office:value-type="float" office:value="1236.96">
            <text:p>1236.96</text:p>
          </table:table-cell>
          <table:table-cell office:value-type="float" office:value="838.118">
            <text:p>838.118</text:p>
          </table:table-cell>
          <table:table-cell office:value-type="float" office:value="468.735">
            <text:p>468.735</text:p>
          </table:table-cell>
          <table:table-cell office:value-type="float" office:value="602.378">
            <text:p>602.378</text:p>
          </table:table-cell>
          <table:table-cell table:style-name="ce3"/>
          <table:table-cell office:value-type="float" office:value="88">
            <text:p>88</text:p>
          </table:table-cell>
          <table:table-cell table:style-name="ce7"/>
          <table:table-cell/>
          <table:table-cell table:style-name="ce7" table:formula="of:=[.$C9]/[.D9]" office:value-type="float" office:value="1.84375796874431">
            <text:p>1.8</text:p>
          </table:table-cell>
          <table:table-cell table:style-name="ce7" table:formula="of:=[.$C9]/[.E9]" office:value-type="float" office:value="3.27337989910749">
            <text:p>3.3</text:p>
          </table:table-cell>
          <table:table-cell table:style-name="ce7" table:formula="of:=[.$C9]/[.F9]" office:value-type="float" office:value="4.83110970054336">
            <text:p>4.8</text:p>
          </table:table-cell>
          <table:table-cell table:style-name="ce7" table:formula="of:=[.$C9]/[.G9]" office:value-type="float" office:value="8.63822842330955">
            <text:p>8.6</text:p>
          </table:table-cell>
          <table:table-cell table:style-name="ce7" table:formula="of:=[.$C9]/[.H9]" office:value-type="float" office:value="6.7217594268051">
            <text:p>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138205">
            <text:p>138205</text:p>
          </table:table-cell>
          <table:table-cell office:value-type="float" office:value="72253.2">
            <text:p>72253.2</text:p>
          </table:table-cell>
          <table:table-cell office:value-type="float" office:value="38689.2">
            <text:p>38689.2</text:p>
          </table:table-cell>
          <table:table-cell office:value-type="float" office:value="22432.9">
            <text:p>22432.9</text:p>
          </table:table-cell>
          <table:table-cell office:value-type="float" office:value="14817.5">
            <text:p>14817.5</text:p>
          </table:table-cell>
          <table:table-cell office:value-type="float" office:value="12520">
            <text:p>12520</text:p>
          </table:table-cell>
          <table:table-cell table:style-name="ce3"/>
          <table:table-cell office:value-type="float" office:value="92">
            <text:p>92</text:p>
          </table:table-cell>
          <table:table-cell table:style-name="ce7"/>
          <table:table-cell/>
          <table:table-cell table:style-name="ce7" table:formula="of:=[.$C10]/[.D10]" office:value-type="float" office:value="1.91278725371333">
            <text:p>1.9</text:p>
          </table:table-cell>
          <table:table-cell table:style-name="ce7" table:formula="of:=[.$C10]/[.E10]" office:value-type="float" office:value="3.57218551947313">
            <text:p>3.6</text:p>
          </table:table-cell>
          <table:table-cell table:style-name="ce7" table:formula="of:=[.$C10]/[.F10]" office:value-type="float" office:value="6.16081737091504">
            <text:p>6.2</text:p>
          </table:table-cell>
          <table:table-cell table:style-name="ce7" table:formula="of:=[.$C10]/[.G10]" office:value-type="float" office:value="9.32714695461448">
            <text:p>9.3</text:p>
          </table:table-cell>
          <table:table-cell table:style-name="ce7" table:formula="of:=[.$C10]/[.H10]" office:value-type="float" office:value="11.0387380191693">
            <text:p>11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47938.2">
            <text:p>47938.2</text:p>
          </table:table-cell>
          <table:table-cell office:value-type="float" office:value="25000">
            <text:p>25000</text:p>
          </table:table-cell>
          <table:table-cell office:value-type="float" office:value="13961.3">
            <text:p>13961.3</text:p>
          </table:table-cell>
          <table:table-cell office:value-type="float" office:value="8490.02">
            <text:p>8490.02</text:p>
          </table:table-cell>
          <table:table-cell office:value-type="float" office:value="5332.36">
            <text:p>5332.36</text:p>
          </table:table-cell>
          <table:table-cell office:value-type="float" office:value="4274.63">
            <text:p>4274.63</text:p>
          </table:table-cell>
          <table:table-cell table:style-name="ce3"/>
          <table:table-cell office:value-type="float" office:value="40">
            <text:p>40</text:p>
          </table:table-cell>
          <table:table-cell table:style-name="ce7"/>
          <table:table-cell/>
          <table:table-cell table:style-name="ce7" table:formula="of:=[.$C11]/[.D11]" office:value-type="float" office:value="1.917528">
            <text:p>1.9</text:p>
          </table:table-cell>
          <table:table-cell table:style-name="ce7" table:formula="of:=[.$C11]/[.E11]" office:value-type="float" office:value="3.43364872898656">
            <text:p>3.4</text:p>
          </table:table-cell>
          <table:table-cell table:style-name="ce7" table:formula="of:=[.$C11]/[.F11]" office:value-type="float" office:value="5.6464177940688">
            <text:p>5.6</text:p>
          </table:table-cell>
          <table:table-cell table:style-name="ce7" table:formula="of:=[.$C11]/[.G11]" office:value-type="float" office:value="8.99005318470621">
            <text:p>9.0</text:p>
          </table:table-cell>
          <table:table-cell table:style-name="ce7" table:formula="of:=[.$C11]/[.H11]" office:value-type="float" office:value="11.2145846541104">
            <text:p>11.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210386">
            <text:p>210386</text:p>
          </table:table-cell>
          <table:table-cell office:value-type="float" office:value="109906">
            <text:p>109906</text:p>
          </table:table-cell>
          <table:table-cell office:value-type="float" office:value="60162.1">
            <text:p>60162.1</text:p>
          </table:table-cell>
          <table:table-cell office:value-type="float" office:value="34109.5">
            <text:p>34109.5</text:p>
          </table:table-cell>
          <table:table-cell office:value-type="float" office:value="21486.2">
            <text:p>21486.2</text:p>
          </table:table-cell>
          <table:table-cell office:value-type="float" office:value="19475.2">
            <text:p>19475.2</text:p>
          </table:table-cell>
          <table:table-cell table:style-name="ce3"/>
          <table:table-cell office:value-type="float" office:value="304">
            <text:p>304</text:p>
          </table:table-cell>
          <table:table-cell table:style-name="ce7"/>
          <table:table-cell/>
          <table:table-cell table:style-name="ce7" table:formula="of:=[.$C12]/[.D12]" office:value-type="float" office:value="1.9142358015031">
            <text:p>1.9</text:p>
          </table:table-cell>
          <table:table-cell table:style-name="ce7" table:formula="of:=[.$C12]/[.E12]" office:value-type="float" office:value="3.49698564378571">
            <text:p>3.5</text:p>
          </table:table-cell>
          <table:table-cell table:style-name="ce7" table:formula="of:=[.$C12]/[.F12]" office:value-type="float" office:value="6.16795907298553">
            <text:p>6.2</text:p>
          </table:table-cell>
          <table:table-cell table:style-name="ce7" table:formula="of:=[.$C12]/[.G12]" office:value-type="float" office:value="9.79168024127114">
            <text:p>9.8</text:p>
          </table:table-cell>
          <table:table-cell table:style-name="ce7" table:formula="of:=[.$C12]/[.H12]" office:value-type="float" office:value="10.8027645415708">
            <text:p>10.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2479.6">
            <text:p>2479.6</text:p>
          </table:table-cell>
          <table:table-cell office:value-type="float" office:value="1388.7">
            <text:p>1388.7</text:p>
          </table:table-cell>
          <table:table-cell office:value-type="float" office:value="723.392">
            <text:p>723.392</text:p>
          </table:table-cell>
          <table:table-cell office:value-type="float" office:value="589.856">
            <text:p>589.856</text:p>
          </table:table-cell>
          <table:table-cell office:value-type="float" office:value="379.11">
            <text:p>379.11</text:p>
          </table:table-cell>
          <table:table-cell office:value-type="float" office:value="545.396">
            <text:p>545.396</text:p>
          </table:table-cell>
          <table:table-cell table:style-name="ce3"/>
          <table:table-cell office:value-type="float" office:value="8">
            <text:p>8</text:p>
          </table:table-cell>
          <table:table-cell table:style-name="ce7"/>
          <table:table-cell/>
          <table:table-cell table:style-name="ce7" table:formula="of:=[.$C13]/[.D13]" office:value-type="float" office:value="1.78555483545762">
            <text:p>1.8</text:p>
          </table:table-cell>
          <table:table-cell table:style-name="ce7" table:formula="of:=[.$C13]/[.E13]" office:value-type="float" office:value="3.42774042289658">
            <text:p>3.4</text:p>
          </table:table-cell>
          <table:table-cell table:style-name="ce7" table:formula="of:=[.$C13]/[.F13]" office:value-type="float" office:value="4.20373786144415">
            <text:p>4.2</text:p>
          </table:table-cell>
          <table:table-cell table:style-name="ce7" table:formula="of:=[.$C13]/[.G13]" office:value-type="float" office:value="6.54058188916146">
            <text:p>6.5</text:p>
          </table:table-cell>
          <table:table-cell table:style-name="ce7" table:formula="of:=[.$C13]/[.H13]" office:value-type="float" office:value="4.54642131588791">
            <text:p>4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8518.9">
            <text:p>68518.9</text:p>
          </table:table-cell>
          <table:table-cell office:value-type="float" office:value="35905">
            <text:p>35905</text:p>
          </table:table-cell>
          <table:table-cell office:value-type="float" office:value="19213.9">
            <text:p>19213.9</text:p>
          </table:table-cell>
          <table:table-cell office:value-type="float" office:value="11236.9">
            <text:p>11236.9</text:p>
          </table:table-cell>
          <table:table-cell office:value-type="float" office:value="7156.19">
            <text:p>7156.19</text:p>
          </table:table-cell>
          <table:table-cell office:value-type="float" office:value="6353.45">
            <text:p>6353.45</text:p>
          </table:table-cell>
          <table:table-cell table:style-name="ce3"/>
          <table:table-cell office:value-type="float" office:value="96">
            <text:p>96</text:p>
          </table:table-cell>
          <table:table-cell table:style-name="ce7"/>
          <table:table-cell/>
          <table:table-cell table:style-name="ce7" table:formula="of:=[.$C14]/[.D14]" office:value-type="float" office:value="1.90833867149422">
            <text:p>1.9</text:p>
          </table:table-cell>
          <table:table-cell table:style-name="ce7" table:formula="of:=[.$C14]/[.E14]" office:value-type="float" office:value="3.56611099256268">
            <text:p>3.6</text:p>
          </table:table-cell>
          <table:table-cell table:style-name="ce7" table:formula="of:=[.$C14]/[.F14]" office:value-type="float" office:value="6.09766928601305">
            <text:p>6.1</text:p>
          </table:table-cell>
          <table:table-cell table:style-name="ce7" table:formula="of:=[.$C14]/[.G14]" office:value-type="float" office:value="9.57477372736051">
            <text:p>9.6</text:p>
          </table:table-cell>
          <table:table-cell table:style-name="ce7" table:formula="of:=[.$C14]/[.H14]" office:value-type="float" office:value="10.7845186473491">
            <text:p>10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15441.2">
            <text:p>15441.2</text:p>
          </table:table-cell>
          <table:table-cell office:value-type="float" office:value="8100.93">
            <text:p>8100.93</text:p>
          </table:table-cell>
          <table:table-cell office:value-type="float" office:value="4361.58">
            <text:p>4361.58</text:p>
          </table:table-cell>
          <table:table-cell office:value-type="float" office:value="3000.53">
            <text:p>3000.53</text:p>
          </table:table-cell>
          <table:table-cell office:value-type="float" office:value="2819.35">
            <text:p>2819.35</text:p>
          </table:table-cell>
          <table:table-cell office:value-type="float" office:value="3316.22">
            <text:p>3316.22</text:p>
          </table:table-cell>
          <table:table-cell table:style-name="ce3"/>
          <table:table-cell office:value-type="float" office:value="16">
            <text:p>16</text:p>
          </table:table-cell>
          <table:table-cell table:style-name="ce7"/>
          <table:table-cell/>
          <table:table-cell table:style-name="ce7" table:formula="of:=[.$C15]/[.D15]" office:value-type="float" office:value="1.90610213889023">
            <text:p>1.9</text:p>
          </table:table-cell>
          <table:table-cell table:style-name="ce7" table:formula="of:=[.$C15]/[.E15]" office:value-type="float" office:value="3.54027668872289">
            <text:p>3.5</text:p>
          </table:table-cell>
          <table:table-cell table:style-name="ce7" table:formula="of:=[.$C15]/[.F15]" office:value-type="float" office:value="5.14615751217285">
            <text:p>5.1</text:p>
          </table:table-cell>
          <table:table-cell table:style-name="ce7" table:formula="of:=[.$C15]/[.G15]" office:value-type="float" office:value="5.47686523489457">
            <text:p>5.5</text:p>
          </table:table-cell>
          <table:table-cell table:style-name="ce7" table:formula="of:=[.$C15]/[.H15]" office:value-type="float" office:value="4.656265265875">
            <text:p>4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95.295">
            <text:p>95.295</text:p>
          </table:table-cell>
          <table:table-cell office:value-type="float" office:value="63.474">
            <text:p>63.474</text:p>
          </table:table-cell>
          <table:table-cell office:value-type="float" office:value="60.115">
            <text:p>60.115</text:p>
          </table:table-cell>
          <table:table-cell office:value-type="float" office:value="61.501">
            <text:p>61.501</text:p>
          </table:table-cell>
          <table:table-cell office:value-type="float" office:value="64.577">
            <text:p>64.577</text:p>
          </table:table-cell>
          <table:table-cell office:value-type="float" office:value="71.953">
            <text:p>71.953</text:p>
          </table:table-cell>
          <table:table-cell table:style-name="ce3"/>
          <table:table-cell/>
          <table:table-cell table:style-name="ce7"/>
          <table:table-cell/>
          <table:table-cell table:style-name="ce7" table:formula="of:=[.$C16]/[.D16]" office:value-type="float" office:value="1.50132337650061">
            <text:p>1.5</text:p>
          </table:table-cell>
          <table:table-cell table:style-name="ce7" table:formula="of:=[.$C16]/[.E16]" office:value-type="float" office:value="1.5852116776179">
            <text:p>1.6</text:p>
          </table:table-cell>
          <table:table-cell table:style-name="ce7" table:formula="of:=[.$C16]/[.F16]" office:value-type="float" office:value="1.54948700021138">
            <text:p>1.5</text:p>
          </table:table-cell>
          <table:table-cell table:style-name="ce7" table:formula="of:=[.$C16]/[.G16]" office:value-type="float" office:value="1.47568019573532">
            <text:p>1.5</text:p>
          </table:table-cell>
          <table:table-cell table:style-name="ce7" table:formula="of:=[.$C16]/[.H16]" office:value-type="float" office:value="1.32440620960905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:.C16])/60000" office:value-type="float" office:value="14.8321874666667">
            <text:p>14.8321874667</text:p>
          </table:table-cell>
          <table:table-cell table:formula="of:=SUM([.D3:.D16])/60000" office:value-type="float" office:value="8.1366786">
            <text:p>8.1366786</text:p>
          </table:table-cell>
          <table:table-cell table:formula="of:=SUM([.E3:.E16])/60000" office:value-type="float" office:value="4.7185077">
            <text:p>4.7185077</text:p>
          </table:table-cell>
          <table:table-cell table:formula="of:=SUM([.F3:.F16])/60000" office:value-type="float" office:value="3.38591283333333">
            <text:p>3.3859128333</text:p>
          </table:table-cell>
          <table:table-cell table:formula="of:=SUM([.G3:.G16])/60000" office:value-type="float" office:value="2.71175341666667">
            <text:p>2.7117534167</text:p>
          </table:table-cell>
          <table:table-cell table:formula="of:=SUM([.H3:.H16])/60000" office:value-type="float" office:value="2.6836033">
            <text:p>2.6836033</text:p>
          </table:table-cell>
          <table:table-cell table:formula="of:=SUM([.I3:.I16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:.M16])" office:value-type="float" office:value="1.72922414346945">
            <text:p>1.7</text:p>
          </table:table-cell>
          <table:table-cell table:style-name="ce7" table:formula="of:=AVERAGE([.N3:.N16])" office:value-type="float" office:value="3.04513112894305">
            <text:p>3.0</text:p>
          </table:table-cell>
          <table:table-cell table:style-name="ce7" table:formula="of:=AVERAGE([.O3:.O16])" office:value-type="float" office:value="4.59176641289121">
            <text:p>4.6</text:p>
          </table:table-cell>
          <table:table-cell table:style-name="ce7" table:formula="of:=AVERAGE([.P3:.P16])" office:value-type="float" office:value="6.09358463666306">
            <text:p>6.1</text:p>
          </table:table-cell>
          <table:table-cell table:style-name="ce7" table:formula="of:=AVERAGE([.Q3:.Q16])" office:value-type="float" office:value="6.35035665217319">
            <text:p>6.4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9" table:number-columns-repeated="5"/>
          <table:table-cell/>
        </table:table-row>
        <table:table-row table:style-name="ro1">
          <table:table-cell/>
          <table:table-cell table:style-name="ce1" office:value-type="string">
            <text:p>Index 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95.927">
            <text:p>95.927</text:p>
          </table:table-cell>
          <table:table-cell office:value-type="float" office:value="49.895">
            <text:p>49.895</text:p>
          </table:table-cell>
          <table:table-cell office:value-type="float" office:value="119.257">
            <text:p>119.257</text:p>
          </table:table-cell>
          <table:table-cell office:value-type="float" office:value="35.635">
            <text:p>35.635</text:p>
          </table:table-cell>
          <table:table-cell office:value-type="float" office:value="39.75">
            <text:p>39.75</text:p>
          </table:table-cell>
          <table:table-cell office:value-type="float" office:value="54.094">
            <text:p>54.094</text:p>
          </table:table-cell>
          <table:table-cell/>
          <table:table-cell office:value-type="float" office:value="13">
            <text:p>13</text:p>
          </table:table-cell>
          <table:table-cell table:style-name="ce7"/>
          <table:table-cell table:style-name="ce3"/>
          <table:table-cell table:style-name="ce7" table:formula="of:=[.$C21]/[.D21]" office:value-type="float" office:value="1.92257741256639">
            <text:p>1.9</text:p>
          </table:table-cell>
          <table:table-cell table:style-name="ce7" table:formula="of:=[.$C21]/[.E21]" office:value-type="float" office:value="0.804372070402576">
            <text:p>0.8</text:p>
          </table:table-cell>
          <table:table-cell table:style-name="ce7" table:formula="of:=[.$C21]/[.F21]" office:value-type="float" office:value="2.69193208923811">
            <text:p>2.7</text:p>
          </table:table-cell>
          <table:table-cell table:style-name="ce7" table:formula="of:=[.$C21]/[.G21]" office:value-type="float" office:value="2.41325786163522">
            <text:p>2.4</text:p>
          </table:table-cell>
          <table:table-cell table:style-name="ce7" table:formula="of:=[.$C21]/[.H21]" office:value-type="float" office:value="1.77333900247717">
            <text:p>1.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office:value-type="float" office:value="1482.339">
            <text:p>1482.339</text:p>
          </table:table-cell>
          <table:table-cell office:value-type="float" office:value="809.428">
            <text:p>809.428</text:p>
          </table:table-cell>
          <table:table-cell office:value-type="float" office:value="649.467">
            <text:p>649.467</text:p>
          </table:table-cell>
          <table:table-cell office:value-type="float" office:value="541.531">
            <text:p>541.531</text:p>
          </table:table-cell>
          <table:table-cell office:value-type="float" office:value="489.319">
            <text:p>489.319</text:p>
          </table:table-cell>
          <table:table-cell office:value-type="float" office:value="479.854">
            <text:p>479.854</text:p>
          </table:table-cell>
          <table:table-cell/>
          <table:table-cell office:value-type="float" office:value="247">
            <text:p>247</text:p>
          </table:table-cell>
          <table:table-cell table:style-name="ce7"/>
          <table:table-cell table:style-name="ce3"/>
          <table:table-cell table:style-name="ce7" table:formula="of:=[.$C22]/[.D22]" office:value-type="float" office:value="1.83134139169883">
            <text:p>1.8</text:p>
          </table:table-cell>
          <table:table-cell table:style-name="ce7" table:formula="of:=[.$C22]/[.E22]" office:value-type="float" office:value="2.2823931008042">
            <text:p>2.3</text:p>
          </table:table-cell>
          <table:table-cell table:style-name="ce7" table:formula="of:=[.$C22]/[.F22]" office:value-type="float" office:value="2.7373114373877">
            <text:p>2.7</text:p>
          </table:table-cell>
          <table:table-cell table:style-name="ce7" table:formula="of:=[.$C22]/[.G22]" office:value-type="float" office:value="3.02939186910788">
            <text:p>3.0</text:p>
          </table:table-cell>
          <table:table-cell table:style-name="ce7" table:formula="of:=[.$C22]/[.H22]" office:value-type="float" office:value="3.08914586520067">
            <text:p>3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912.225">
            <text:p>912.225</text:p>
          </table:table-cell>
          <table:table-cell office:value-type="float" office:value="536.165">
            <text:p>536.165</text:p>
          </table:table-cell>
          <table:table-cell office:value-type="float" office:value="346.268">
            <text:p>346.268</text:p>
          </table:table-cell>
          <table:table-cell office:value-type="float" office:value="281.051">
            <text:p>281.051</text:p>
          </table:table-cell>
          <table:table-cell office:value-type="float" office:value="291.429">
            <text:p>291.429</text:p>
          </table:table-cell>
          <table:table-cell office:value-type="float" office:value="289.782">
            <text:p>289.782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23]/[.D23]" office:value-type="float" office:value="1.70138856508724">
            <text:p>1.7</text:p>
          </table:table-cell>
          <table:table-cell table:style-name="ce7" table:formula="of:=[.$C23]/[.E23]" office:value-type="float" office:value="2.63444788429771">
            <text:p>2.6</text:p>
          </table:table-cell>
          <table:table-cell table:style-name="ce7" table:formula="of:=[.$C23]/[.F23]" office:value-type="float" office:value="3.24576322446816">
            <text:p>3.2</text:p>
          </table:table-cell>
          <table:table-cell table:style-name="ce7" table:formula="of:=[.$C23]/[.G23]" office:value-type="float" office:value="3.13017922032468">
            <text:p>3.1</text:p>
          </table:table-cell>
          <table:table-cell table:style-name="ce7" table:formula="of:=[.$C23]/[.H23]" office:value-type="float" office:value="3.14796985319999">
            <text:p>3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01.099">
            <text:p>201.099</text:p>
          </table:table-cell>
          <table:table-cell office:value-type="float" office:value="196.058">
            <text:p>196.058</text:p>
          </table:table-cell>
          <table:table-cell office:value-type="float" office:value="70.603">
            <text:p>70.603</text:p>
          </table:table-cell>
          <table:table-cell office:value-type="float" office:value="67.796">
            <text:p>67.796</text:p>
          </table:table-cell>
          <table:table-cell office:value-type="float" office:value="72.548">
            <text:p>72.548</text:p>
          </table:table-cell>
          <table:table-cell office:value-type="float" office:value="198.995">
            <text:p>198.995</text:p>
          </table:table-cell>
          <table:table-cell/>
          <table:table-cell office:value-type="float" office:value="4">
            <text:p>4</text:p>
          </table:table-cell>
          <table:table-cell table:style-name="ce7"/>
          <table:table-cell table:style-name="ce3"/>
          <table:table-cell table:style-name="ce7" table:formula="of:=[.$C24]/[.D24]" office:value-type="float" office:value="1.02571177916739">
            <text:p>1.0</text:p>
          </table:table-cell>
          <table:table-cell table:style-name="ce7" table:formula="of:=[.$C24]/[.E24]" office:value-type="float" office:value="2.84830672917581">
            <text:p>2.8</text:p>
          </table:table-cell>
          <table:table-cell table:style-name="ce7" table:formula="of:=[.$C24]/[.F24]" office:value-type="float" office:value="2.96623694613251">
            <text:p>3.0</text:p>
          </table:table-cell>
          <table:table-cell table:style-name="ce7" table:formula="of:=[.$C24]/[.G24]" office:value-type="float" office:value="2.77194409218724">
            <text:p>2.8</text:p>
          </table:table-cell>
          <table:table-cell table:style-name="ce7" table:formula="of:=[.$C24]/[.H24]" office:value-type="float" office:value="1.01057312997814">
            <text:p>1.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31.977">
            <text:p>131.977</text:p>
          </table:table-cell>
          <table:table-cell office:value-type="float" office:value="71.703">
            <text:p>71.703</text:p>
          </table:table-cell>
          <table:table-cell office:value-type="float" office:value="60.821">
            <text:p>60.821</text:p>
          </table:table-cell>
          <table:table-cell office:value-type="float" office:value="164.356">
            <text:p>164.356</text:p>
          </table:table-cell>
          <table:table-cell office:value-type="float" office:value="65.247">
            <text:p>65.247</text:p>
          </table:table-cell>
          <table:table-cell office:value-type="float" office:value="67.205">
            <text:p>67.205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5]/[.D25]" office:value-type="float" office:value="1.84060639024866">
            <text:p>1.8</text:p>
          </table:table-cell>
          <table:table-cell table:style-name="ce7" table:formula="of:=[.$C25]/[.E25]" office:value-type="float" office:value="2.16992486147877">
            <text:p>2.2</text:p>
          </table:table-cell>
          <table:table-cell table:style-name="ce7" table:formula="of:=[.$C25]/[.F25]" office:value-type="float" office:value="0.802994718781182">
            <text:p>0.8</text:p>
          </table:table-cell>
          <table:table-cell table:style-name="ce7" table:formula="of:=[.$C25]/[.G25]" office:value-type="float" office:value="2.02272901436081">
            <text:p>2.0</text:p>
          </table:table-cell>
          <table:table-cell table:style-name="ce7" table:formula="of:=[.$C25]/[.H25]" office:value-type="float" office:value="1.9637973365077">
            <text:p>2.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office:value-type="float" office:value="7114.992">
            <text:p>7114.992</text:p>
          </table:table-cell>
          <table:table-cell office:value-type="float" office:value="4061.413">
            <text:p>4061.413</text:p>
          </table:table-cell>
          <table:table-cell office:value-type="float" office:value="2508.452">
            <text:p>2508.452</text:p>
          </table:table-cell>
          <table:table-cell office:value-type="float" office:value="1754.923">
            <text:p>1754.923</text:p>
          </table:table-cell>
          <table:table-cell office:value-type="float" office:value="1375.39">
            <text:p>1375.39</text:p>
          </table:table-cell>
          <table:table-cell office:value-type="float" office:value="1608.753">
            <text:p>1608.753</text:p>
          </table:table-cell>
          <table:table-cell/>
          <table:table-cell office:value-type="float" office:value="17">
            <text:p>17</text:p>
          </table:table-cell>
          <table:table-cell table:style-name="ce7"/>
          <table:table-cell table:style-name="ce3"/>
          <table:table-cell table:style-name="ce7" table:formula="of:=[.$C26]/[.D26]" office:value-type="float" office:value="1.75185138768207">
            <text:p>1.8</text:p>
          </table:table-cell>
          <table:table-cell table:style-name="ce7" table:formula="of:=[.$C26]/[.E26]" office:value-type="float" office:value="2.83640747361321">
            <text:p>2.8</text:p>
          </table:table-cell>
          <table:table-cell table:style-name="ce7" table:formula="of:=[.$C26]/[.F26]" office:value-type="float" office:value="4.05430437688719">
            <text:p>4.1</text:p>
          </table:table-cell>
          <table:table-cell table:style-name="ce7" table:formula="of:=[.$C26]/[.G26]" office:value-type="float" office:value="5.17307236492922">
            <text:p>5.2</text:p>
          </table:table-cell>
          <table:table-cell table:style-name="ce7" table:formula="of:=[.$C26]/[.H26]" office:value-type="float" office:value="4.42267520247049">
            <text:p>4.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916.675">
            <text:p>916.675</text:p>
          </table:table-cell>
          <table:table-cell office:value-type="float" office:value="528.96">
            <text:p>528.96</text:p>
          </table:table-cell>
          <table:table-cell office:value-type="float" office:value="371.699">
            <text:p>371.699</text:p>
          </table:table-cell>
          <table:table-cell office:value-type="float" office:value="165.469">
            <text:p>165.469</text:p>
          </table:table-cell>
          <table:table-cell office:value-type="float" office:value="255.807">
            <text:p>255.807</text:p>
          </table:table-cell>
          <table:table-cell office:value-type="float" office:value="376.408">
            <text:p>376.408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27]/[.D27]" office:value-type="float" office:value="1.73297602843315">
            <text:p>1.7</text:p>
          </table:table-cell>
          <table:table-cell table:style-name="ce7" table:formula="of:=[.$C27]/[.E27]" office:value-type="float" office:value="2.46617558831205">
            <text:p>2.5</text:p>
          </table:table-cell>
          <table:table-cell table:style-name="ce7" table:formula="of:=[.$C27]/[.F27]" office:value-type="float" office:value="5.539859429863">
            <text:p>5.5</text:p>
          </table:table-cell>
          <table:table-cell table:style-name="ce7" table:formula="of:=[.$C27]/[.G27]" office:value-type="float" office:value="3.58346331413918">
            <text:p>3.6</text:p>
          </table:table-cell>
          <table:table-cell table:style-name="ce7" table:formula="of:=[.$C27]/[.H27]" office:value-type="float" office:value="2.43532284117234">
            <text:p>2.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office:value-type="float" office:value="9589.778">
            <text:p>9589.778</text:p>
          </table:table-cell>
          <table:table-cell office:value-type="float" office:value="5600.45">
            <text:p>5600.45</text:p>
          </table:table-cell>
          <table:table-cell office:value-type="float" office:value="3429.539">
            <text:p>3429.539</text:p>
          </table:table-cell>
          <table:table-cell office:value-type="float" office:value="2529.885">
            <text:p>2529.885</text:p>
          </table:table-cell>
          <table:table-cell office:value-type="float" office:value="2143.437">
            <text:p>2143.437</text:p>
          </table:table-cell>
          <table:table-cell office:value-type="float" office:value="2079.642">
            <text:p>2079.642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28]/[.D28]" office:value-type="float" office:value="1.71232275977823">
            <text:p>1.7</text:p>
          </table:table-cell>
          <table:table-cell table:style-name="ce7" table:formula="of:=[.$C28]/[.E28]" office:value-type="float" office:value="2.79622946407666">
            <text:p>2.8</text:p>
          </table:table-cell>
          <table:table-cell table:style-name="ce7" table:formula="of:=[.$C28]/[.F28]" office:value-type="float" office:value="3.7905983868832">
            <text:p>3.8</text:p>
          </table:table-cell>
          <table:table-cell table:style-name="ce7" table:formula="of:=[.$C28]/[.G28]" office:value-type="float" office:value="4.47401906377468">
            <text:p>4.5</text:p>
          </table:table-cell>
          <table:table-cell table:style-name="ce7" table:formula="of:=[.$C28]/[.H28]" office:value-type="float" office:value="4.61126386176082">
            <text:p>4.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6790.429">
            <text:p>6790.429</text:p>
          </table:table-cell>
          <table:table-cell office:value-type="float" office:value="3875.406">
            <text:p>3875.406</text:p>
          </table:table-cell>
          <table:table-cell office:value-type="float" office:value="2400.341">
            <text:p>2400.341</text:p>
          </table:table-cell>
          <table:table-cell office:value-type="float" office:value="1729.747">
            <text:p>1729.747</text:p>
          </table:table-cell>
          <table:table-cell office:value-type="float" office:value="1410.159">
            <text:p>1410.159</text:p>
          </table:table-cell>
          <table:table-cell office:value-type="float" office:value="1439.188">
            <text:p>1439.188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29]/[.D29]" office:value-type="float" office:value="1.75218519040328">
            <text:p>1.8</text:p>
          </table:table-cell>
          <table:table-cell table:style-name="ce7" table:formula="of:=[.$C29]/[.E29]" office:value-type="float" office:value="2.8289434709485">
            <text:p>2.8</text:p>
          </table:table-cell>
          <table:table-cell table:style-name="ce7" table:formula="of:=[.$C29]/[.F29]" office:value-type="float" office:value="3.92567757018801">
            <text:p>3.9</text:p>
          </table:table-cell>
          <table:table-cell table:style-name="ce7" table:formula="of:=[.$C29]/[.G29]" office:value-type="float" office:value="4.8153640830573">
            <text:p>4.8</text:p>
          </table:table-cell>
          <table:table-cell table:style-name="ce7" table:formula="of:=[.$C29]/[.H29]" office:value-type="float" office:value="4.71823625544404">
            <text:p>4.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office:value-type="float" office:value="8362.761">
            <text:p>8362.761</text:p>
          </table:table-cell>
          <table:table-cell office:value-type="float" office:value="4708.585">
            <text:p>4708.585</text:p>
          </table:table-cell>
          <table:table-cell office:value-type="float" office:value="2912.77">
            <text:p>2912.77</text:p>
          </table:table-cell>
          <table:table-cell office:value-type="float" office:value="2254.805">
            <text:p>2254.805</text:p>
          </table:table-cell>
          <table:table-cell office:value-type="float" office:value="1855.944">
            <text:p>1855.944</text:p>
          </table:table-cell>
          <table:table-cell office:value-type="float" office:value="1812.786">
            <text:p>1812.786</text:p>
          </table:table-cell>
          <table:table-cell/>
          <table:table-cell office:value-type="float" office:value="10">
            <text:p>10</text:p>
          </table:table-cell>
          <table:table-cell table:style-name="ce7"/>
          <table:table-cell table:style-name="ce3"/>
          <table:table-cell table:style-name="ce7" table:formula="of:=[.$C30]/[.D30]" office:value-type="float" office:value="1.77606669519612">
            <text:p>1.8</text:p>
          </table:table-cell>
          <table:table-cell table:style-name="ce7" table:formula="of:=[.$C30]/[.E30]" office:value-type="float" office:value="2.87106808982515">
            <text:p>2.9</text:p>
          </table:table-cell>
          <table:table-cell table:style-name="ce7" table:formula="of:=[.$C30]/[.F30]" office:value-type="float" office:value="3.7088621854218">
            <text:p>3.7</text:p>
          </table:table-cell>
          <table:table-cell table:style-name="ce7" table:formula="of:=[.$C30]/[.G30]" office:value-type="float" office:value="4.50593390748859">
            <text:p>4.5</text:p>
          </table:table-cell>
          <table:table-cell table:style-name="ce7" table:formula="of:=[.$C30]/[.H30]" office:value-type="float" office:value="4.61320917085635">
            <text:p>4.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628.093">
            <text:p>628.093</text:p>
          </table:table-cell>
          <table:table-cell office:value-type="float" office:value="288.54">
            <text:p>288.54</text:p>
          </table:table-cell>
          <table:table-cell office:value-type="float" office:value="281.262">
            <text:p>281.262</text:p>
          </table:table-cell>
          <table:table-cell office:value-type="float" office:value="231.891">
            <text:p>231.891</text:p>
          </table:table-cell>
          <table:table-cell office:value-type="float" office:value="132.868">
            <text:p>132.868</text:p>
          </table:table-cell>
          <table:table-cell office:value-type="float" office:value="247.542">
            <text:p>247.542</text:p>
          </table:table-cell>
          <table:table-cell/>
          <table:table-cell office:value-type="float" office:value="2">
            <text:p>2</text:p>
          </table:table-cell>
          <table:table-cell table:style-name="ce7"/>
          <table:table-cell table:style-name="ce3"/>
          <table:table-cell table:style-name="ce7" table:formula="of:=[.$C31]/[.D31]" office:value-type="float" office:value="2.17679697788868">
            <text:p>2.2</text:p>
          </table:table-cell>
          <table:table-cell table:style-name="ce7" table:formula="of:=[.$C31]/[.E31]" office:value-type="float" office:value="2.23312427558646">
            <text:p>2.2</text:p>
          </table:table-cell>
          <table:table-cell table:style-name="ce7" table:formula="of:=[.$C31]/[.F31]" office:value-type="float" office:value="2.70856997468638">
            <text:p>2.7</text:p>
          </table:table-cell>
          <table:table-cell table:style-name="ce7" table:formula="of:=[.$C31]/[.G31]" office:value-type="float" office:value="4.72719541198784">
            <text:p>4.7</text:p>
          </table:table-cell>
          <table:table-cell table:style-name="ce7" table:formula="of:=[.$C31]/[.H31]" office:value-type="float" office:value="2.53731891961768">
            <text:p>2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6989.557">
            <text:p>6989.557</text:p>
          </table:table-cell>
          <table:table-cell office:value-type="float" office:value="4177.294">
            <text:p>4177.294</text:p>
          </table:table-cell>
          <table:table-cell office:value-type="float" office:value="2571.651">
            <text:p>2571.651</text:p>
          </table:table-cell>
          <table:table-cell office:value-type="float" office:value="1809.345">
            <text:p>1809.345</text:p>
          </table:table-cell>
          <table:table-cell office:value-type="float" office:value="1683.772">
            <text:p>1683.772</text:p>
          </table:table-cell>
          <table:table-cell office:value-type="float" office:value="1796.851">
            <text:p>1796.851</text:p>
          </table:table-cell>
          <table:table-cell/>
          <table:table-cell office:value-type="float" office:value="11">
            <text:p>11</text:p>
          </table:table-cell>
          <table:table-cell table:style-name="ce7"/>
          <table:table-cell table:style-name="ce3"/>
          <table:table-cell table:style-name="ce7" table:formula="of:=[.$C32]/[.D32]" office:value-type="float" office:value="1.67322601665097">
            <text:p>1.7</text:p>
          </table:table-cell>
          <table:table-cell table:style-name="ce7" table:formula="of:=[.$C32]/[.E32]" office:value-type="float" office:value="2.71792595496045">
            <text:p>2.7</text:p>
          </table:table-cell>
          <table:table-cell table:style-name="ce7" table:formula="of:=[.$C32]/[.F32]" office:value-type="float" office:value="3.86303164957485">
            <text:p>3.9</text:p>
          </table:table-cell>
          <table:table-cell table:style-name="ce7" table:formula="of:=[.$C32]/[.G32]" office:value-type="float" office:value="4.15113031930689">
            <text:p>4.2</text:p>
          </table:table-cell>
          <table:table-cell table:style-name="ce7" table:formula="of:=[.$C32]/[.H32]" office:value-type="float" office:value="3.88989237282334">
            <text:p>3.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2893.629">
            <text:p>2893.629</text:p>
          </table:table-cell>
          <table:table-cell office:value-type="float" office:value="1800.36">
            <text:p>1800.36</text:p>
          </table:table-cell>
          <table:table-cell office:value-type="float" office:value="1244.772">
            <text:p>1244.772</text:p>
          </table:table-cell>
          <table:table-cell office:value-type="float" office:value="1422.221">
            <text:p>1422.221</text:p>
          </table:table-cell>
          <table:table-cell office:value-type="float" office:value="1326.846">
            <text:p>1326.846</text:p>
          </table:table-cell>
          <table:table-cell office:value-type="float" office:value="1159.863">
            <text:p>1159.863</text:p>
          </table:table-cell>
          <table:table-cell/>
          <table:table-cell office:value-type="float" office:value="7">
            <text:p>7</text:p>
          </table:table-cell>
          <table:table-cell table:style-name="ce7"/>
          <table:table-cell table:style-name="ce3"/>
          <table:table-cell table:style-name="ce7" table:formula="of:=[.$C33]/[.D33]" office:value-type="float" office:value="1.60725021662334">
            <text:p>1.6</text:p>
          </table:table-cell>
          <table:table-cell table:style-name="ce7" table:formula="of:=[.$C33]/[.E33]" office:value-type="float" office:value="2.3246257145887">
            <text:p>2.3</text:p>
          </table:table-cell>
          <table:table-cell table:style-name="ce7" table:formula="of:=[.$C33]/[.F33]" office:value-type="float" office:value="2.03458463909617">
            <text:p>2.0</text:p>
          </table:table-cell>
          <table:table-cell table:style-name="ce7" table:formula="of:=[.$C33]/[.G33]" office:value-type="float" office:value="2.18083259097137">
            <text:p>2.2</text:p>
          </table:table-cell>
          <table:table-cell table:style-name="ce7" table:formula="of:=[.$C33]/[.H33]" office:value-type="float" office:value="2.4948024033873">
            <text:p>2.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50.767">
            <text:p>50.767</text:p>
          </table:table-cell>
          <table:table-cell office:value-type="float" office:value="122.298">
            <text:p>122.298</text:p>
          </table:table-cell>
          <table:table-cell office:value-type="float" office:value="30.026">
            <text:p>30.026</text:p>
          </table:table-cell>
          <table:table-cell office:value-type="float" office:value="31.556">
            <text:p>31.556</text:p>
          </table:table-cell>
          <table:table-cell office:value-type="float" office:value="31.716">
            <text:p>31.716</text:p>
          </table:table-cell>
          <table:table-cell office:value-type="float" office:value="40.587">
            <text:p>40.587</text:p>
          </table:table-cell>
          <table:table-cell/>
          <table:table-cell office:value-type="float" office:value="3">
            <text:p>3</text:p>
          </table:table-cell>
          <table:table-cell table:style-name="ce7"/>
          <table:table-cell table:style-name="ce3"/>
          <table:table-cell table:style-name="ce7" table:formula="of:=[.$C34]/[.D34]" office:value-type="float" office:value="0.415108996058807">
            <text:p>0.4</text:p>
          </table:table-cell>
          <table:table-cell table:style-name="ce7" table:formula="of:=[.$C34]/[.E34]" office:value-type="float" office:value="1.69076800106574">
            <text:p>1.7</text:p>
          </table:table-cell>
          <table:table-cell table:style-name="ce7" table:formula="of:=[.$C34]/[.F34]" office:value-type="float" office:value="1.60879072125745">
            <text:p>1.6</text:p>
          </table:table-cell>
          <table:table-cell table:style-name="ce7" table:formula="of:=[.$C34]/[.G34]" office:value-type="float" office:value="1.60067473830243">
            <text:p>1.6</text:p>
          </table:table-cell>
          <table:table-cell table:style-name="ce7" table:formula="of:=[.$C34]/[.H34]" office:value-type="float" office:value="1.25081922783157">
            <text:p>1.3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21:.C34])/60000" office:value-type="float" office:value="0.769337466666667">
            <text:p>0.7693374667</text:p>
          </table:table-cell>
          <table:table-cell table:formula="of:=SUM([.D21:.D34])/60000" office:value-type="float" office:value="0.44710925">
            <text:p>0.44710925</text:p>
          </table:table-cell>
          <table:table-cell table:formula="of:=SUM([.E21:.E34])/60000" office:value-type="float" office:value="0.283282133333333">
            <text:p>0.2832821333</text:p>
          </table:table-cell>
          <table:table-cell table:formula="of:=SUM([.F21:.F34])/60000" office:value-type="float" office:value="0.217003516666667">
            <text:p>0.2170035167</text:p>
          </table:table-cell>
          <table:table-cell table:formula="of:=SUM([.G21:.G34])/60000" office:value-type="float" office:value="0.1862372">
            <text:p>0.1862372</text:p>
          </table:table-cell>
          <table:table-cell table:formula="of:=SUM([.H21:.H34])/60000" office:value-type="float" office:value="0.1941925">
            <text:p>0.1941925</text:p>
          </table:table-cell>
          <table:table-cell table:formula="of:=SUM([.I21:.I34])/60000" office:value-type="float" office:value="0">
            <text:p>0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21:.M34])" office:value-type="float" office:value="1.63710070053451">
            <text:p>1.6</text:p>
          </table:table-cell>
          <table:table-cell table:style-name="ce7" table:formula="of:=AVERAGE([.N21:.N34])" office:value-type="float" office:value="2.39319376279543">
            <text:p>2.4</text:p>
          </table:table-cell>
          <table:table-cell table:style-name="ce7" table:formula="of:=AVERAGE([.O21:.O34])" office:value-type="float" office:value="3.11989409641898">
            <text:p>3.1</text:p>
          </table:table-cell>
          <table:table-cell table:style-name="ce7" table:formula="of:=AVERAGE([.P21:.P34])" office:value-type="float" office:value="3.46994198939809">
            <text:p>3.5</text:p>
          </table:table-cell>
          <table:table-cell table:style-name="ce7" table:formula="of:=AVERAGE([.Q21:.Q34])" office:value-type="float" office:value="2.99702610305197">
            <text:p>3.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8"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2">
          <table:table-cell/>
          <table:table-cell table:style-name="ce1"/>
          <table:table-cell table:style-name="ce1" office:value-type="string" table:number-columns-spanned="7" table:number-rows-spanned="1">
            <text:p>LOVELACE (boehm-par)</text:p>
          </table:table-cell>
          <table:covered-table-cell table:style-name="ce1"/>
          <table:covered-table-cell table:number-columns-repeated="5"/>
          <table:table-cell/>
          <table:table-cell table:style-name="ce7"/>
          <table:table-cell table:style-name="ce3"/>
          <table:table-cell table:style-name="ce7" table:number-columns-repeated="5"/>
          <table:table-cell/>
        </table:table-row>
        <table:table-row table:style-name="ro1">
          <table:table-cell/>
          <table:table-cell table:style-name="ce1" office:value-type="string">
            <text:p>Index 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7"/>
          <table:table-cell table:style-name="ce3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i(2,3,7)</text:p>
          </table:table-cell>
          <table:table-cell office:value-type="float" office:value="1893.92">
            <text:p>1893.92</text:p>
          </table:table-cell>
          <table:table-cell office:value-type="float" office:value="1149.46">
            <text:p>1149.46</text:p>
          </table:table-cell>
          <table:table-cell office:value-type="float" office:value="721.42">
            <text:p>721.42</text:p>
          </table:table-cell>
          <table:table-cell office:value-type="float" office:value="634.494">
            <text:p>634.494</text:p>
          </table:table-cell>
          <table:table-cell office:value-type="float" office:value="262.53">
            <text:p>262.53</text:p>
          </table:table-cell>
          <table:table-cell office:value-type="float" office:value="581.248">
            <text:p>581.248</text:p>
          </table:table-cell>
          <table:table-cell/>
          <table:table-cell office:value-type="float" office:value="30">
            <text:p>30</text:p>
          </table:table-cell>
          <table:table-cell table:style-name="ce7"/>
          <table:table-cell table:style-name="ce3"/>
          <table:table-cell table:style-name="ce7" table:formula="of:=[.$C39]/[.D39]" office:value-type="float" office:value="1.64766064064865">
            <text:p>1.6</text:p>
          </table:table-cell>
          <table:table-cell table:style-name="ce7" table:formula="of:=[.$C39]/[.E39]" office:value-type="float" office:value="2.62526683485348">
            <text:p>2.6</text:p>
          </table:table-cell>
          <table:table-cell table:style-name="ce7" table:formula="of:=[.$C39]/[.F39]" office:value-type="float" office:value="2.98492972352772">
            <text:p>3.0</text:p>
          </table:table-cell>
          <table:table-cell table:style-name="ce7" table:formula="of:=[.$C39]/[.G39]" office:value-type="float" office:value="7.21410886374891">
            <text:p>7.2</text:p>
          </table:table-cell>
          <table:table-cell table:style-name="ce7" table:formula="of:=[.$C39]/[.H39]" office:value-type="float" office:value="3.25836820083682">
            <text:p>3.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H5</text:p>
          </table:table-cell>
          <table:table-cell table:number-columns-repeated="4"/>
          <table:table-cell office:value-type="float" office:value="21455666.604">
            <text:p>21455666.604</text:p>
          </table:table-cell>
          <table:table-cell office:value-type="float" office:value="26426470.681">
            <text:p>26426470.681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0]/[.D40]" office:value-type="float" office:value="0">
            <text:p>#DIV/0!</text:p>
          </table:table-cell>
          <table:table-cell table:style-name="ce7" table:formula="of:=[.$C40]/[.E40]" office:value-type="float" office:value="0">
            <text:p>#DIV/0!</text:p>
          </table:table-cell>
          <table:table-cell table:style-name="ce7" table:formula="of:=[.$C40]/[.F40]" office:value-type="float" office:value="0">
            <text:p>#DIV/0!</text:p>
          </table:table-cell>
          <table:table-cell table:style-name="ce7" table:formula="of:=[.$C40]/[.G40]" office:value-type="float" office:value="0">
            <text:p>0.0</text:p>
          </table:table-cell>
          <table:table-cell table:style-name="ce7" table:formula="of:=[.$C40]/[.H40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6</text:p>
          </table:table-cell>
          <table:table-cell office:value-type="float" office:value="16313.9">
            <text:p>16313.9</text:p>
          </table:table-cell>
          <table:table-cell office:value-type="float" office:value="9150.08">
            <text:p>9150.08</text:p>
          </table:table-cell>
          <table:table-cell office:value-type="float" office:value="5672.34">
            <text:p>5672.34</text:p>
          </table:table-cell>
          <table:table-cell office:value-type="float" office:value="3919.53">
            <text:p>3919.53</text:p>
          </table:table-cell>
          <table:table-cell office:value-type="float" office:value="1812.591">
            <text:p>1812.591</text:p>
          </table:table-cell>
          <table:table-cell office:value-type="float" office:value="3086.414">
            <text:p>3086.41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1]/[.D41]" office:value-type="float" office:value="1.78292430230118">
            <text:p>1.8</text:p>
          </table:table-cell>
          <table:table-cell table:style-name="ce7" table:formula="of:=[.$C41]/[.E41]" office:value-type="float" office:value="2.87604410172874">
            <text:p>2.9</text:p>
          </table:table-cell>
          <table:table-cell table:style-name="ce7" table:formula="of:=[.$C41]/[.F41]" office:value-type="float" office:value="4.16220822394522">
            <text:p>4.2</text:p>
          </table:table-cell>
          <table:table-cell table:style-name="ce7" table:formula="of:=[.$C41]/[.G41]" office:value-type="float" office:value="9.00032053563104">
            <text:p>9.0</text:p>
          </table:table-cell>
          <table:table-cell table:style-name="ce7" table:formula="of:=[.$C41]/[.H41]" office:value-type="float" office:value="5.28571345256988">
            <text:p>5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6</text:p>
          </table:table-cell>
          <table:table-cell office:value-type="float" office:value="2200.93">
            <text:p>2200.93</text:p>
          </table:table-cell>
          <table:table-cell office:value-type="float" office:value="1313.86">
            <text:p>1313.86</text:p>
          </table:table-cell>
          <table:table-cell office:value-type="float" office:value="801.616">
            <text:p>801.616</text:p>
          </table:table-cell>
          <table:table-cell office:value-type="float" office:value="700.381">
            <text:p>700.381</text:p>
          </table:table-cell>
          <table:table-cell office:value-type="float" office:value="449.22">
            <text:p>449.22</text:p>
          </table:table-cell>
          <table:table-cell office:value-type="float" office:value="449.605">
            <text:p>449.605</text:p>
          </table:table-cell>
          <table:table-cell/>
          <table:table-cell office:value-type="float" office:value="12">
            <text:p>12</text:p>
          </table:table-cell>
          <table:table-cell table:style-name="ce7"/>
          <table:table-cell table:style-name="ce3"/>
          <table:table-cell table:style-name="ce7" table:formula="of:=[.$C42]/[.D42]" office:value-type="float" office:value="1.67516325940359">
            <text:p>1.7</text:p>
          </table:table-cell>
          <table:table-cell table:style-name="ce7" table:formula="of:=[.$C42]/[.E42]" office:value-type="float" office:value="2.74561635496297">
            <text:p>2.7</text:p>
          </table:table-cell>
          <table:table-cell table:style-name="ce7" table:formula="of:=[.$C42]/[.F42]" office:value-type="float" office:value="3.14247530986706">
            <text:p>3.1</text:p>
          </table:table-cell>
          <table:table-cell table:style-name="ce7" table:formula="of:=[.$C42]/[.G42]" office:value-type="float" office:value="4.89944793197097">
            <text:p>4.9</text:p>
          </table:table-cell>
          <table:table-cell table:style-name="ce7" table:formula="of:=[.$C42]/[.H42]" office:value-type="float" office:value="4.89525249941615">
            <text:p>4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L2(7)</text:p>
          </table:table-cell>
          <table:table-cell office:value-type="float" office:value="1007.06">
            <text:p>1007.06</text:p>
          </table:table-cell>
          <table:table-cell office:value-type="float" office:value="660.13">
            <text:p>660.13</text:p>
          </table:table-cell>
          <table:table-cell office:value-type="float" office:value="425.964">
            <text:p>425.964</text:p>
          </table:table-cell>
          <table:table-cell office:value-type="float" office:value="429.873">
            <text:p>429.873</text:p>
          </table:table-cell>
          <table:table-cell office:value-type="float" office:value="360.488">
            <text:p>360.488</text:p>
          </table:table-cell>
          <table:table-cell office:value-type="float" office:value="374.244">
            <text:p>374.244</text:p>
          </table:table-cell>
          <table:table-cell/>
          <table:table-cell office:value-type="float" office:value="6">
            <text:p>6</text:p>
          </table:table-cell>
          <table:table-cell table:style-name="ce7"/>
          <table:table-cell table:style-name="ce3"/>
          <table:table-cell table:style-name="ce7" table:formula="of:=[.$C43]/[.D43]" office:value-type="float" office:value="1.52554799812158">
            <text:p>1.5</text:p>
          </table:table-cell>
          <table:table-cell table:style-name="ce7" table:formula="of:=[.$C43]/[.E43]" office:value-type="float" office:value="2.36419040106676">
            <text:p>2.4</text:p>
          </table:table-cell>
          <table:table-cell table:style-name="ce7" table:formula="of:=[.$C43]/[.F43]" office:value-type="float" office:value="2.34269191133195">
            <text:p>2.3</text:p>
          </table:table-cell>
          <table:table-cell table:style-name="ce7" table:formula="of:=[.$C43]/[.G43]" office:value-type="float" office:value="2.79360200616941">
            <text:p>2.8</text:p>
          </table:table-cell>
          <table:table-cell table:style-name="ce7" table:formula="of:=[.$C43]/[.H43]" office:value-type="float" office:value="2.69091822447387">
            <text:p>2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L3(5)</text:p>
          </table:table-cell>
          <table:table-cell table:number-columns-repeated="4"/>
          <table:table-cell office:value-type="float" office:value="1799705.91">
            <text:p>1799705.91</text:p>
          </table:table-cell>
          <table:table-cell office:value-type="float" office:value="481496.397">
            <text:p>481496.39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4]/[.D44]" office:value-type="float" office:value="0">
            <text:p>#DIV/0!</text:p>
          </table:table-cell>
          <table:table-cell table:style-name="ce7" table:formula="of:=[.$C44]/[.E44]" office:value-type="float" office:value="0">
            <text:p>#DIV/0!</text:p>
          </table:table-cell>
          <table:table-cell table:style-name="ce7" table:formula="of:=[.$C44]/[.F44]" office:value-type="float" office:value="0">
            <text:p>#DIV/0!</text:p>
          </table:table-cell>
          <table:table-cell table:style-name="ce7" table:formula="of:=[.$C44]/[.G44]" office:value-type="float" office:value="0">
            <text:p>0.0</text:p>
          </table:table-cell>
          <table:table-cell table:style-name="ce7" table:formula="of:=[.$C44]/[.H44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U4(2)</text:p>
          </table:table-cell>
          <table:table-cell office:value-type="float" office:value="32157.7">
            <text:p>32157.7</text:p>
          </table:table-cell>
          <table:table-cell office:value-type="float" office:value="18305.3">
            <text:p>18305.3</text:p>
          </table:table-cell>
          <table:table-cell office:value-type="float" office:value="10903.7">
            <text:p>10903.7</text:p>
          </table:table-cell>
          <table:table-cell office:value-type="float" office:value="7742.26">
            <text:p>7742.26</text:p>
          </table:table-cell>
          <table:table-cell office:value-type="float" office:value="3156.853">
            <text:p>3156.853</text:p>
          </table:table-cell>
          <table:table-cell office:value-type="float" office:value="1927.432">
            <text:p>1927.432</text:p>
          </table:table-cell>
          <table:table-cell/>
          <table:table-cell office:value-type="float" office:value="331">
            <text:p>331</text:p>
          </table:table-cell>
          <table:table-cell table:style-name="ce7"/>
          <table:table-cell table:style-name="ce3"/>
          <table:table-cell table:style-name="ce7" table:formula="of:=[.$C45]/[.D45]" office:value-type="float" office:value="1.75674258274926">
            <text:p>1.8</text:p>
          </table:table-cell>
          <table:table-cell table:style-name="ce7" table:formula="of:=[.$C45]/[.E45]" office:value-type="float" office:value="2.94924658602126">
            <text:p>2.9</text:p>
          </table:table-cell>
          <table:table-cell table:style-name="ce7" table:formula="of:=[.$C45]/[.F45]" office:value-type="float" office:value="4.15352881458386">
            <text:p>4.2</text:p>
          </table:table-cell>
          <table:table-cell table:style-name="ce7" table:formula="of:=[.$C45]/[.G45]" office:value-type="float" office:value="10.1866320668083">
            <text:p>10.2</text:p>
          </table:table-cell>
          <table:table-cell table:style-name="ce7" table:formula="of:=[.$C45]/[.H45]" office:value-type="float" office:value="16.6842202474588">
            <text:p>16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S10(2)</text:p>
          </table:table-cell>
          <table:table-cell table:number-columns-repeated="4"/>
          <table:table-cell office:value-type="float" office:value="211785.166">
            <text:p>211785.166</text:p>
          </table:table-cell>
          <table:table-cell office:value-type="float" office:value="151558.895">
            <text:p>151558.895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6]/[.D46]" office:value-type="float" office:value="0">
            <text:p>#DIV/0!</text:p>
          </table:table-cell>
          <table:table-cell table:style-name="ce7" table:formula="of:=[.$C46]/[.E46]" office:value-type="float" office:value="0">
            <text:p>#DIV/0!</text:p>
          </table:table-cell>
          <table:table-cell table:style-name="ce7" table:formula="of:=[.$C46]/[.F46]" office:value-type="float" office:value="0">
            <text:p>#DIV/0!</text:p>
          </table:table-cell>
          <table:table-cell table:style-name="ce7" table:formula="of:=[.$C46]/[.G46]" office:value-type="float" office:value="0">
            <text:p>0.0</text:p>
          </table:table-cell>
          <table:table-cell table:style-name="ce7" table:formula="of:=[.$C46]/[.H46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O8+(2)</text:p>
          </table:table-cell>
          <table:table-cell office:value-type="float" office:value="377411">
            <text:p>377411</text:p>
          </table:table-cell>
          <table:table-cell office:value-type="float" office:value="213745">
            <text:p>213745</text:p>
          </table:table-cell>
          <table:table-cell office:value-type="float" office:value="130585">
            <text:p>130585</text:p>
          </table:table-cell>
          <table:table-cell office:value-type="float" office:value="88198.7">
            <text:p>88198.7</text:p>
          </table:table-cell>
          <table:table-cell office:value-type="float" office:value="29389.052">
            <text:p>29389.052</text:p>
          </table:table-cell>
          <table:table-cell office:value-type="float" office:value="19884.93">
            <text:p>19884.93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7]/[.D47]" office:value-type="float" office:value="1.76570680015907">
            <text:p>1.8</text:p>
          </table:table-cell>
          <table:table-cell table:style-name="ce7" table:formula="of:=[.$C47]/[.E47]" office:value-type="float" office:value="2.89015583719416">
            <text:p>2.9</text:p>
          </table:table-cell>
          <table:table-cell table:style-name="ce7" table:formula="of:=[.$C47]/[.F47]" office:value-type="float" office:value="4.27909935180451">
            <text:p>4.3</text:p>
          </table:table-cell>
          <table:table-cell table:style-name="ce7" table:formula="of:=[.$C47]/[.G47]" office:value-type="float" office:value="12.8418909191082">
            <text:p>12.8</text:p>
          </table:table-cell>
          <table:table-cell table:style-name="ce7" table:formula="of:=[.$C47]/[.H47]" office:value-type="float" office:value="18.9797499915765">
            <text:p>19.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He</text:p>
          </table:table-cell>
          <table:table-cell table:number-columns-repeated="4"/>
          <table:table-cell office:value-type="float" office:value="590973.882">
            <text:p>590973.882</text:p>
          </table:table-cell>
          <table:table-cell office:value-type="float" office:value="432038.392">
            <text:p>432038.392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8]/[.D48]" office:value-type="float" office:value="0">
            <text:p>#DIV/0!</text:p>
          </table:table-cell>
          <table:table-cell table:style-name="ce7" table:formula="of:=[.$C48]/[.E48]" office:value-type="float" office:value="0">
            <text:p>#DIV/0!</text:p>
          </table:table-cell>
          <table:table-cell table:style-name="ce7" table:formula="of:=[.$C48]/[.F48]" office:value-type="float" office:value="0">
            <text:p>#DIV/0!</text:p>
          </table:table-cell>
          <table:table-cell table:style-name="ce7" table:formula="of:=[.$C48]/[.G48]" office:value-type="float" office:value="0">
            <text:p>0.0</text:p>
          </table:table-cell>
          <table:table-cell table:style-name="ce7" table:formula="of:=[.$C48]/[.H48]" office:value-type="float" office:value="0">
            <text:p>0.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M12</text:p>
          </table:table-cell>
          <table:table-cell office:value-type="float" office:value="13655.5">
            <text:p>13655.5</text:p>
          </table:table-cell>
          <table:table-cell office:value-type="float" office:value="7557.21">
            <text:p>7557.21</text:p>
          </table:table-cell>
          <table:table-cell office:value-type="float" office:value="4731.16">
            <text:p>4731.16</text:p>
          </table:table-cell>
          <table:table-cell office:value-type="float" office:value="3605.18">
            <text:p>3605.18</text:p>
          </table:table-cell>
          <table:table-cell office:value-type="float" office:value="1262.419">
            <text:p>1262.419</text:p>
          </table:table-cell>
          <table:table-cell office:value-type="float" office:value="980.294">
            <text:p>980.294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49]/[.D49]" office:value-type="float" office:value="1.80694991934854">
            <text:p>1.8</text:p>
          </table:table-cell>
          <table:table-cell table:style-name="ce7" table:formula="of:=[.$C49]/[.E49]" office:value-type="float" office:value="2.88629004303384">
            <text:p>2.9</text:p>
          </table:table-cell>
          <table:table-cell table:style-name="ce7" table:formula="of:=[.$C49]/[.F49]" office:value-type="float" office:value="3.78774430125542">
            <text:p>3.8</text:p>
          </table:table-cell>
          <table:table-cell table:style-name="ce7" table:formula="of:=[.$C49]/[.G49]" office:value-type="float" office:value="10.8169316209594">
            <text:p>10.8</text:p>
          </table:table-cell>
          <table:table-cell table:style-name="ce7" table:formula="of:=[.$C49]/[.H49]" office:value-type="float" office:value="13.9300046720678">
            <text:p>13.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o2</text:p>
          </table:table-cell>
          <table:table-cell office:value-type="float" office:value="954198">
            <text:p>954198</text:p>
          </table:table-cell>
          <table:table-cell office:value-type="float" office:value="548157">
            <text:p>548157</text:p>
          </table:table-cell>
          <table:table-cell office:value-type="float" office:value="340227">
            <text:p>340227</text:p>
          </table:table-cell>
          <table:table-cell office:value-type="float" office:value="242284">
            <text:p>242284</text:p>
          </table:table-cell>
          <table:table-cell office:value-type="float" office:value="69931.17">
            <text:p>69931.17</text:p>
          </table:table-cell>
          <table:table-cell office:value-type="float" office:value="49562.368">
            <text:p>49562.368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0]/[.D50]" office:value-type="float" office:value="1.74073851104702">
            <text:p>1.7</text:p>
          </table:table-cell>
          <table:table-cell table:style-name="ce7" table:formula="of:=[.$C50]/[.E50]" office:value-type="float" office:value="2.80459222813004">
            <text:p>2.8</text:p>
          </table:table-cell>
          <table:table-cell table:style-name="ce7" table:formula="of:=[.$C50]/[.F50]" office:value-type="float" office:value="3.9383450826303">
            <text:p>3.9</text:p>
          </table:table-cell>
          <table:table-cell table:style-name="ce7" table:formula="of:=[.$C50]/[.G50]" office:value-type="float" office:value="13.6448167533877">
            <text:p>13.6</text:p>
          </table:table-cell>
          <table:table-cell table:style-name="ce7" table:formula="of:=[.$C50]/[.H50]" office:value-type="float" office:value="19.2524699384824">
            <text:p>19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J3</text:p>
          </table:table-cell>
          <table:table-cell office:value-type="float" office:value="81746.7">
            <text:p>81746.7</text:p>
          </table:table-cell>
          <table:table-cell office:value-type="float" office:value="45168.6">
            <text:p>45168.6</text:p>
          </table:table-cell>
          <table:table-cell office:value-type="float" office:value="28628.5">
            <text:p>28628.5</text:p>
          </table:table-cell>
          <table:table-cell office:value-type="float" office:value="19541.8">
            <text:p>19541.8</text:p>
          </table:table-cell>
          <table:table-cell office:value-type="float" office:value="8460.461">
            <text:p>8460.461</text:p>
          </table:table-cell>
          <table:table-cell office:value-type="float" office:value="6694.417">
            <text:p>6694.4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1]/[.D51]" office:value-type="float" office:value="1.80981256890849">
            <text:p>1.8</text:p>
          </table:table-cell>
          <table:table-cell table:style-name="ce7" table:formula="of:=[.$C51]/[.E51]" office:value-type="float" office:value="2.8554307770229">
            <text:p>2.9</text:p>
          </table:table-cell>
          <table:table-cell table:style-name="ce7" table:formula="of:=[.$C51]/[.F51]" office:value-type="float" office:value="4.18317145810519">
            <text:p>4.2</text:p>
          </table:table-cell>
          <table:table-cell table:style-name="ce7" table:formula="of:=[.$C51]/[.G51]" office:value-type="float" office:value="9.66220398628396">
            <text:p>9.7</text:p>
          </table:table-cell>
          <table:table-cell table:style-name="ce7" table:formula="of:=[.$C51]/[.H51]" office:value-type="float" office:value="12.2111753719555">
            <text:p>12.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A5</text:p>
          </table:table-cell>
          <table:table-cell office:value-type="float" office:value="183.309">
            <text:p>183.309</text:p>
          </table:table-cell>
          <table:table-cell office:value-type="float" office:value="154.561">
            <text:p>154.561</text:p>
          </table:table-cell>
          <table:table-cell office:value-type="float" office:value="248.785">
            <text:p>248.785</text:p>
          </table:table-cell>
          <table:table-cell office:value-type="float" office:value="159.241">
            <text:p>159.241</text:p>
          </table:table-cell>
          <table:table-cell office:value-type="float" office:value="206.315">
            <text:p>206.315</text:p>
          </table:table-cell>
          <table:table-cell office:value-type="float" office:value="182.617">
            <text:p>182.617</text:p>
          </table:table-cell>
          <table:table-cell table:number-columns-repeated="2"/>
          <table:table-cell table:style-name="ce7"/>
          <table:table-cell table:style-name="ce3"/>
          <table:table-cell table:style-name="ce7" table:formula="of:=[.$C52]/[.D52]" office:value-type="float" office:value="1.18599776140165">
            <text:p>1.2</text:p>
          </table:table-cell>
          <table:table-cell table:style-name="ce7" table:formula="of:=[.$C52]/[.E52]" office:value-type="float" office:value="0.736816930281166">
            <text:p>0.7</text:p>
          </table:table-cell>
          <table:table-cell table:style-name="ce7" table:formula="of:=[.$C52]/[.F52]" office:value-type="float" office:value="1.15114197976652">
            <text:p>1.2</text:p>
          </table:table-cell>
          <table:table-cell table:style-name="ce7" table:formula="of:=[.$C52]/[.G52]" office:value-type="float" office:value="0.888490899837627">
            <text:p>0.9</text:p>
          </table:table-cell>
          <table:table-cell table:style-name="ce7" table:formula="of:=[.$C52]/[.H52]" office:value-type="float" office:value="1.00378935148425">
            <text:p>1.0</text:p>
          </table:table-cell>
          <table:table-cell/>
        </table:table-row>
        <table:table-row table:style-name="ro1">
          <table:table-cell/>
          <table:table-cell table:style-name="ce1" office:value-type="string">
            <text:p>Minutes</text:p>
          </table:table-cell>
          <table:table-cell table:formula="of:=SUM([.C39:.C52])/60000" office:value-type="float" office:value="24.6794669833333">
            <text:p>24.6794669833</text:p>
          </table:table-cell>
          <table:table-cell table:formula="of:=SUM([.D39:.D52])/60000" office:value-type="float" office:value="14.08935335">
            <text:p>14.08935335</text:p>
          </table:table-cell>
          <table:table-cell table:formula="of:=SUM([.E39:.E52])/60000" office:value-type="float" office:value="8.71575808333333">
            <text:p>8.7157580833</text:p>
          </table:table-cell>
          <table:table-cell table:formula="of:=SUM([.F39:.F52])/60000" office:value-type="float" office:value="6.12025765">
            <text:p>6.12025765</text:p>
          </table:table-cell>
          <table:table-cell table:formula="of:=SUM([.G39:.G52])/60000" office:value-type="float" office:value="402.890377683333">
            <text:p>402.8903776833</text:p>
          </table:table-cell>
          <table:table-cell table:formula="of:=SUM([.H39:.H52])/60000" office:value-type="float" office:value="459.588132233333">
            <text:p>459.5881322333</text:p>
          </table:table-cell>
          <table:table-cell table:formula="of:=SUM([.G39:.G52])/60000" office:value-type="float" office:value="402.890377683333">
            <text:p>402.8903776833</text:p>
          </table:table-cell>
          <table:table-cell/>
          <table:table-cell table:style-name="ce7"/>
          <table:table-cell table:style-name="ce3" office:value-type="string">
            <text:p>AVE</text:p>
          </table:table-cell>
          <table:table-cell table:style-name="ce7" table:formula="of:=AVERAGE([.M39:.M52])" office:value-type="float" office:value="0">
            <text:p>#DIV/0!</text:p>
          </table:table-cell>
          <table:table-cell table:style-name="ce7" table:formula="of:=AVERAGE([.N39:.N52])" office:value-type="float" office:value="0">
            <text:p>#DIV/0!</text:p>
          </table:table-cell>
          <table:table-cell table:style-name="ce7"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5.8534603988504">
            <text:p>5.9</text:p>
          </table:table-cell>
          <table:table-cell table:style-name="ce7" table:formula="of:=AVERAGE([.Q39:.Q52])" office:value-type="float" office:value="7.01369013930871">
            <text:p>7.0</text:p>
          </table:table-cell>
          <table:table-cell/>
        </table:table-row>
        <table:table-row table:style-name="ro1" table:number-rows-repeated="104852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pth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9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3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3"/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4" table:number-columns-repeated="5"/>
          <table:table-cell table:style-name="ce4"/>
          <table:table-cell table:style-name="ce1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"/>
          <table:table-cell office:value-type="float" office:value="561.848">
            <text:p>561.848</text:p>
          </table:table-cell>
          <table:table-cell office:value-type="float" office:value="245.499">
            <text:p>245.499</text:p>
          </table:table-cell>
          <table:table-cell office:value-type="float" office:value="239.983">
            <text:p>239.983</text:p>
          </table:table-cell>
          <table:table-cell office:value-type="float" office:value="100.801">
            <text:p>100.801</text:p>
          </table:table-cell>
          <table:table-cell office:value-type="float" office:value="198.487">
            <text:p>198.487</text:p>
          </table:table-cell>
          <table:table-cell office:value-type="float" office:value="223.295">
            <text:p>223.295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3]/[.E3]" office:value-type="float" office:value="2.28859588022762">
            <text:p>2.3</text:p>
          </table:table-cell>
          <table:table-cell table:formula="of:=[.$D3]/[.F3]" office:value-type="float" office:value="2.34119916827442">
            <text:p>2.3</text:p>
          </table:table-cell>
          <table:table-cell table:style-name="ce7" table:formula="of:=[.$D3]/[.G3]" office:value-type="float" office:value="5.57383359292071">
            <text:p>5.6</text:p>
          </table:table-cell>
          <table:table-cell table:style-name="ce7" table:formula="of:=[.$D3]/[.H3]" office:value-type="float" office:value="2.83065389672875">
            <text:p>2.8</text:p>
          </table:table-cell>
          <table:table-cell table:style-name="ce7" table:formula="of:=[.$D3]/[.I3]" office:value-type="float" office:value="2.51616919321973">
            <text:p>2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"/>
          <table:table-cell office:value-type="float" office:value="185021">
            <text:p>185021</text:p>
          </table:table-cell>
          <table:table-cell office:value-type="float" office:value="110974">
            <text:p>110974</text:p>
          </table:table-cell>
          <table:table-cell office:value-type="float" office:value="94200.2">
            <text:p>94200.2</text:p>
          </table:table-cell>
          <table:table-cell office:value-type="float" office:value="43680.6">
            <text:p>43680.6</text:p>
          </table:table-cell>
          <table:table-cell office:value-type="float" office:value="78294.8">
            <text:p>78294.8</text:p>
          </table:table-cell>
          <table:table-cell office:value-type="float" office:value="70670.9">
            <text:p>70670.9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D4]/[.E4]" office:value-type="float" office:value="1.66724638203543">
            <text:p>1.7</text:p>
          </table:table-cell>
          <table:table-cell table:formula="of:=[.$D4]/[.F4]" office:value-type="float" office:value="1.96412534155978">
            <text:p>2.0</text:p>
          </table:table-cell>
          <table:table-cell table:style-name="ce7" table:formula="of:=[.$D4]/[.G4]" office:value-type="float" office:value="4.23577057091707">
            <text:p>4.2</text:p>
          </table:table-cell>
          <table:table-cell table:style-name="ce7" table:formula="of:=[.$D4]/[.H4]" office:value-type="float" office:value="2.36313267292336">
            <text:p>2.4</text:p>
          </table:table-cell>
          <table:table-cell table:style-name="ce7" table:formula="of:=[.$D4]/[.I4]" office:value-type="float" office:value="2.61806486120879">
            <text:p>2.6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"/>
          <table:table-cell office:value-type="float" office:value="3349">
            <text:p>3349</text:p>
          </table:table-cell>
          <table:table-cell office:value-type="float" office:value="1825.86">
            <text:p>1825.86</text:p>
          </table:table-cell>
          <table:table-cell office:value-type="float" office:value="1074.76">
            <text:p>1074.76</text:p>
          </table:table-cell>
          <table:table-cell office:value-type="float" office:value="765.89">
            <text:p>765.89</text:p>
          </table:table-cell>
          <table:table-cell office:value-type="float" office:value="621.553">
            <text:p>621.553</text:p>
          </table:table-cell>
          <table:table-cell office:value-type="float" office:value="652.566">
            <text:p>652.566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5]/[.E5]" office:value-type="float" office:value="1.83420415584985">
            <text:p>1.8</text:p>
          </table:table-cell>
          <table:table-cell table:formula="of:=[.$D5]/[.F5]" office:value-type="float" office:value="3.1160445122632">
            <text:p>3.1</text:p>
          </table:table-cell>
          <table:table-cell table:style-name="ce7" table:formula="of:=[.$D5]/[.G5]" office:value-type="float" office:value="4.37269059525519">
            <text:p>4.4</text:p>
          </table:table-cell>
          <table:table-cell table:style-name="ce7" table:formula="of:=[.$D5]/[.H5]" office:value-type="float" office:value="5.3881165403433">
            <text:p>5.4</text:p>
          </table:table-cell>
          <table:table-cell table:style-name="ce7" table:formula="of:=[.$D5]/[.I5]" office:value-type="float" office:value="5.13204794610813">
            <text:p>5.1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"/>
          <table:table-cell office:value-type="float" office:value="861">
            <text:p>861</text:p>
          </table:table-cell>
          <table:table-cell office:value-type="float" office:value="397.714">
            <text:p>397.714</text:p>
          </table:table-cell>
          <table:table-cell office:value-type="float" office:value="324.899">
            <text:p>324.899</text:p>
          </table:table-cell>
          <table:table-cell office:value-type="float" office:value="169.566">
            <text:p>169.566</text:p>
          </table:table-cell>
          <table:table-cell office:value-type="float" office:value="272.693">
            <text:p>272.693</text:p>
          </table:table-cell>
          <table:table-cell office:value-type="float" office:value="179.263">
            <text:p>179.263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6]/[.E6]" office:value-type="float" office:value="2.16487224487949">
            <text:p>2.2</text:p>
          </table:table-cell>
          <table:table-cell table:formula="of:=[.$D6]/[.F6]" office:value-type="float" office:value="2.65005432457471">
            <text:p>2.7</text:p>
          </table:table-cell>
          <table:table-cell table:style-name="ce7" table:formula="of:=[.$D6]/[.G6]" office:value-type="float" office:value="5.07766887229751">
            <text:p>5.1</text:p>
          </table:table-cell>
          <table:table-cell table:style-name="ce7" table:formula="of:=[.$D6]/[.H6]" office:value-type="float" office:value="3.15739677952863">
            <text:p>3.2</text:p>
          </table:table-cell>
          <table:table-cell table:style-name="ce7" table:formula="of:=[.$D6]/[.I6]" office:value-type="float" office:value="4.80299894568316">
            <text:p>4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"/>
          <table:table-cell office:value-type="float" office:value="486.748">
            <text:p>486.748</text:p>
          </table:table-cell>
          <table:table-cell office:value-type="float" office:value="205.801">
            <text:p>205.801</text:p>
          </table:table-cell>
          <table:table-cell office:value-type="float" office:value="131.751">
            <text:p>131.751</text:p>
          </table:table-cell>
          <table:table-cell office:value-type="float" office:value="204.456">
            <text:p>204.456</text:p>
          </table:table-cell>
          <table:table-cell office:value-type="float" office:value="128.951">
            <text:p>128.951</text:p>
          </table:table-cell>
          <table:table-cell office:value-type="float" office:value="140.902">
            <text:p>140.902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7]/[.E7]" office:value-type="float" office:value="2.3651391392656">
            <text:p>2.4</text:p>
          </table:table-cell>
          <table:table-cell table:formula="of:=[.$D7]/[.F7]" office:value-type="float" office:value="3.69445393203847">
            <text:p>3.7</text:p>
          </table:table-cell>
          <table:table-cell table:style-name="ce7" table:formula="of:=[.$D7]/[.G7]" office:value-type="float" office:value="2.38069804750166">
            <text:p>2.4</text:p>
          </table:table-cell>
          <table:table-cell table:style-name="ce7" table:formula="of:=[.$D7]/[.H7]" office:value-type="float" office:value="3.77467410101511">
            <text:p>3.8</text:p>
          </table:table-cell>
          <table:table-cell table:style-name="ce7" table:formula="of:=[.$D7]/[.I7]" office:value-type="float" office:value="3.45451448524506">
            <text:p>3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"/>
          <table:table-cell office:value-type="float" office:value="185414">
            <text:p>185414</text:p>
          </table:table-cell>
          <table:table-cell office:value-type="float" office:value="100810">
            <text:p>100810</text:p>
          </table:table-cell>
          <table:table-cell office:value-type="float" office:value="56860.9">
            <text:p>56860.9</text:p>
          </table:table-cell>
          <table:table-cell office:value-type="float" office:value="36803.7">
            <text:p>36803.7</text:p>
          </table:table-cell>
          <table:table-cell office:value-type="float" office:value="35400.8">
            <text:p>35400.8</text:p>
          </table:table-cell>
          <table:table-cell office:value-type="float" office:value="27251.1">
            <text:p>27251.1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D8]/[.E8]" office:value-type="float" office:value="1.83924213867672">
            <text:p>1.8</text:p>
          </table:table-cell>
          <table:table-cell table:formula="of:=[.$D8]/[.F8]" office:value-type="float" office:value="3.26083477398353">
            <text:p>3.3</text:p>
          </table:table-cell>
          <table:table-cell table:style-name="ce7" table:formula="of:=[.$D8]/[.G8]" office:value-type="float" office:value="5.03791738330657">
            <text:p>5.0</text:p>
          </table:table-cell>
          <table:table-cell table:style-name="ce7" table:formula="of:=[.$D8]/[.H8]" office:value-type="float" office:value="5.23756525276265">
            <text:p>5.2</text:p>
          </table:table-cell>
          <table:table-cell table:style-name="ce7" table:formula="of:=[.$D8]/[.I8]" office:value-type="float" office:value="6.80390883303793">
            <text:p>6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"/>
          <table:table-cell office:value-type="float" office:value="4061.16">
            <text:p>4061.16</text:p>
          </table:table-cell>
          <table:table-cell office:value-type="float" office:value="2208.5">
            <text:p>2208.5</text:p>
          </table:table-cell>
          <table:table-cell office:value-type="float" office:value="1384.94">
            <text:p>1384.94</text:p>
          </table:table-cell>
          <table:table-cell office:value-type="float" office:value="967.795">
            <text:p>967.795</text:p>
          </table:table-cell>
          <table:table-cell office:value-type="float" office:value="880.874">
            <text:p>880.874</text:p>
          </table:table-cell>
          <table:table-cell office:value-type="float" office:value="706.959">
            <text:p>706.959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D9]/[.E9]" office:value-type="float" office:value="1.83887706588182">
            <text:p>1.8</text:p>
          </table:table-cell>
          <table:table-cell table:formula="of:=[.$D9]/[.F9]" office:value-type="float" office:value="2.93237252155328">
            <text:p>2.9</text:p>
          </table:table-cell>
          <table:table-cell table:style-name="ce7" table:formula="of:=[.$D9]/[.G9]" office:value-type="float" office:value="4.196301902779">
            <text:p>4.2</text:p>
          </table:table-cell>
          <table:table-cell table:style-name="ce7" table:formula="of:=[.$D9]/[.H9]" office:value-type="float" office:value="4.61037560422944">
            <text:p>4.6</text:p>
          </table:table-cell>
          <table:table-cell table:style-name="ce7" table:formula="of:=[.$D9]/[.I9]" office:value-type="float" office:value="5.74454812796782">
            <text:p>5.7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"/>
          <table:table-cell office:value-type="float" office:value="137052">
            <text:p>137052</text:p>
          </table:table-cell>
          <table:table-cell office:value-type="float" office:value="74918.6">
            <text:p>74918.6</text:p>
          </table:table-cell>
          <table:table-cell office:value-type="float" office:value="41465.2">
            <text:p>41465.2</text:p>
          </table:table-cell>
          <table:table-cell office:value-type="float" office:value="27734.2">
            <text:p>27734.2</text:p>
          </table:table-cell>
          <table:table-cell office:value-type="float" office:value="20433.4">
            <text:p>20433.4</text:p>
          </table:table-cell>
          <table:table-cell office:value-type="float" office:value="22408.1">
            <text:p>22408.1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D10]/[.E10]" office:value-type="float" office:value="1.82934544959463">
            <text:p>1.8</text:p>
          </table:table-cell>
          <table:table-cell table:formula="of:=[.$D10]/[.F10]" office:value-type="float" office:value="3.30522944541447">
            <text:p>3.3</text:p>
          </table:table-cell>
          <table:table-cell table:style-name="ce7" table:formula="of:=[.$D10]/[.G10]" office:value-type="float" office:value="4.94162442039071">
            <text:p>4.9</text:p>
          </table:table-cell>
          <table:table-cell table:style-name="ce7" table:formula="of:=[.$D10]/[.H10]" office:value-type="float" office:value="6.70725380993863">
            <text:p>6.7</text:p>
          </table:table-cell>
          <table:table-cell table:style-name="ce7" table:formula="of:=[.$D10]/[.I10]" office:value-type="float" office:value="6.11618120233309">
            <text:p>6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"/>
          <table:table-cell office:value-type="float" office:value="47505.6">
            <text:p>47505.6</text:p>
          </table:table-cell>
          <table:table-cell office:value-type="float" office:value="25406.3">
            <text:p>25406.3</text:p>
          </table:table-cell>
          <table:table-cell office:value-type="float" office:value="14900.7">
            <text:p>14900.7</text:p>
          </table:table-cell>
          <table:table-cell office:value-type="float" office:value="14106.7">
            <text:p>14106.7</text:p>
          </table:table-cell>
          <table:table-cell office:value-type="float" office:value="13779.2">
            <text:p>13779.2</text:p>
          </table:table-cell>
          <table:table-cell office:value-type="float" office:value="8168.07">
            <text:p>8168.07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D11]/[.E11]" office:value-type="float" office:value="1.86983543451821">
            <text:p>1.9</text:p>
          </table:table-cell>
          <table:table-cell table:formula="of:=[.$D11]/[.F11]" office:value-type="float" office:value="3.18814552336467">
            <text:p>3.2</text:p>
          </table:table-cell>
          <table:table-cell table:style-name="ce7" table:formula="of:=[.$D11]/[.G11]" office:value-type="float" office:value="3.36759128641">
            <text:p>3.4</text:p>
          </table:table-cell>
          <table:table-cell table:style-name="ce7" table:formula="of:=[.$D11]/[.H11]" office:value-type="float" office:value="3.44763121226196">
            <text:p>3.4</text:p>
          </table:table-cell>
          <table:table-cell table:style-name="ce7" table:formula="of:=[.$D11]/[.I11]" office:value-type="float" office:value="5.81601284024255">
            <text:p>5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"/>
          <table:table-cell office:value-type="float" office:value="204432">
            <text:p>204432</text:p>
          </table:table-cell>
          <table:table-cell office:value-type="float" office:value="111340">
            <text:p>111340</text:p>
          </table:table-cell>
          <table:table-cell office:value-type="float" office:value="62906.3">
            <text:p>62906.3</text:p>
          </table:table-cell>
          <table:table-cell office:value-type="float" office:value="39375">
            <text:p>39375</text:p>
          </table:table-cell>
          <table:table-cell office:value-type="float" office:value="29307.2">
            <text:p>29307.2</text:p>
          </table:table-cell>
          <table:table-cell office:value-type="float" office:value="30525.9">
            <text:p>30525.9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D12]/[.E12]" office:value-type="float" office:value="1.83610562241782">
            <text:p>1.8</text:p>
          </table:table-cell>
          <table:table-cell table:formula="of:=[.$D12]/[.F12]" office:value-type="float" office:value="3.24978579251999">
            <text:p>3.2</text:p>
          </table:table-cell>
          <table:table-cell table:style-name="ce7" table:formula="of:=[.$D12]/[.G12]" office:value-type="float" office:value="5.19192380952381">
            <text:p>5.2</text:p>
          </table:table-cell>
          <table:table-cell table:style-name="ce7" table:formula="of:=[.$D12]/[.H12]" office:value-type="float" office:value="6.9754872522793">
            <text:p>7.0</text:p>
          </table:table-cell>
          <table:table-cell table:style-name="ce7" table:formula="of:=[.$D12]/[.I12]" office:value-type="float" office:value="6.69700156260749">
            <text:p>6.7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"/>
          <table:table-cell office:value-type="float" office:value="2671.4">
            <text:p>2671.4</text:p>
          </table:table-cell>
          <table:table-cell office:value-type="float" office:value="1368.08">
            <text:p>1368.08</text:p>
          </table:table-cell>
          <table:table-cell office:value-type="float" office:value="868.627">
            <text:p>868.627</text:p>
          </table:table-cell>
          <table:table-cell office:value-type="float" office:value="539.907">
            <text:p>539.907</text:p>
          </table:table-cell>
          <table:table-cell office:value-type="float" office:value="617.475">
            <text:p>617.475</text:p>
          </table:table-cell>
          <table:table-cell office:value-type="float" office:value="519.688">
            <text:p>519.688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13]/[.E13]" office:value-type="float" office:value="1.95266358692474">
            <text:p>2.0</text:p>
          </table:table-cell>
          <table:table-cell table:formula="of:=[.$D13]/[.F13]" office:value-type="float" office:value="3.07542823329231">
            <text:p>3.1</text:p>
          </table:table-cell>
          <table:table-cell table:style-name="ce7" table:formula="of:=[.$D13]/[.G13]" office:value-type="float" office:value="4.94788917350581">
            <text:p>4.9</text:p>
          </table:table-cell>
          <table:table-cell table:style-name="ce7" table:formula="of:=[.$D13]/[.H13]" office:value-type="float" office:value="4.32632900117414">
            <text:p>4.3</text:p>
          </table:table-cell>
          <table:table-cell table:style-name="ce7" table:formula="of:=[.$D13]/[.I13]" office:value-type="float" office:value="5.14039192746417">
            <text:p>5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"/>
          <table:table-cell office:value-type="float" office:value="70030.4">
            <text:p>70030.4</text:p>
          </table:table-cell>
          <table:table-cell office:value-type="float" office:value="37886.6">
            <text:p>37886.6</text:p>
          </table:table-cell>
          <table:table-cell office:value-type="float" office:value="21048.6">
            <text:p>21048.6</text:p>
          </table:table-cell>
          <table:table-cell office:value-type="float" office:value="13668.5">
            <text:p>13668.5</text:p>
          </table:table-cell>
          <table:table-cell office:value-type="float" office:value="10379.2">
            <text:p>10379.2</text:p>
          </table:table-cell>
          <table:table-cell office:value-type="float" office:value="10858.3">
            <text:p>10858.3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D14]/[.E14]" office:value-type="float" office:value="1.84842134158251">
            <text:p>1.8</text:p>
          </table:table-cell>
          <table:table-cell table:formula="of:=[.$D14]/[.F14]" office:value-type="float" office:value="3.32708113603755">
            <text:p>3.3</text:p>
          </table:table-cell>
          <table:table-cell table:style-name="ce7" table:formula="of:=[.$D14]/[.G14]" office:value-type="float" office:value="5.12348831254344">
            <text:p>5.1</text:p>
          </table:table-cell>
          <table:table-cell table:style-name="ce7" table:formula="of:=[.$D14]/[.H14]" office:value-type="float" office:value="6.74718668105442">
            <text:p>6.7</text:p>
          </table:table-cell>
          <table:table-cell table:style-name="ce7" table:formula="of:=[.$D14]/[.I14]" office:value-type="float" office:value="6.44948104215209">
            <text:p>6.4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"/>
          <table:table-cell office:value-type="float" office:value="15407.5">
            <text:p>15407.5</text:p>
          </table:table-cell>
          <table:table-cell office:value-type="float" office:value="8424.52">
            <text:p>8424.52</text:p>
          </table:table-cell>
          <table:table-cell office:value-type="float" office:value="5028.36">
            <text:p>5028.36</text:p>
          </table:table-cell>
          <table:table-cell office:value-type="float" office:value="3552.34">
            <text:p>3552.34</text:p>
          </table:table-cell>
          <table:table-cell office:value-type="float" office:value="3404.31">
            <text:p>3404.31</text:p>
          </table:table-cell>
          <table:table-cell office:value-type="float" office:value="3456.64">
            <text:p>3456.64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15]/[.E15]" office:value-type="float" office:value="1.82888758053871">
            <text:p>1.8</text:p>
          </table:table-cell>
          <table:table-cell table:formula="of:=[.$D15]/[.F15]" office:value-type="float" office:value="3.06412030960393">
            <text:p>3.1</text:p>
          </table:table-cell>
          <table:table-cell table:style-name="ce7" table:formula="of:=[.$D15]/[.G15]" office:value-type="float" office:value="4.33728190432222">
            <text:p>4.3</text:p>
          </table:table-cell>
          <table:table-cell table:style-name="ce7" table:formula="of:=[.$D15]/[.H15]" office:value-type="float" office:value="4.52588042804562">
            <text:p>4.5</text:p>
          </table:table-cell>
          <table:table-cell table:style-name="ce7" table:formula="of:=[.$D15]/[.I15]" office:value-type="float" office:value="4.45736321977412">
            <text:p>4.5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"/>
          <table:table-cell office:value-type="float" office:value="196.554">
            <text:p>196.554</text:p>
          </table:table-cell>
          <table:table-cell office:value-type="float" office:value="60.631">
            <text:p>60.631</text:p>
          </table:table-cell>
          <table:table-cell office:value-type="float" office:value="59.944">
            <text:p>59.944</text:p>
          </table:table-cell>
          <table:table-cell office:value-type="float" office:value="59.978">
            <text:p>59.978</text:p>
          </table:table-cell>
          <table:table-cell office:value-type="float" office:value="62.559">
            <text:p>62.559</text:p>
          </table:table-cell>
          <table:table-cell office:value-type="float" office:value="68.585">
            <text:p>68.585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D16]/[.E16]" office:value-type="float" office:value="3.24180699642097">
            <text:p>3.2</text:p>
          </table:table-cell>
          <table:table-cell table:formula="of:=[.$D16]/[.F16]" office:value-type="float" office:value="3.27896036300547">
            <text:p>3.3</text:p>
          </table:table-cell>
          <table:table-cell table:style-name="ce7" table:formula="of:=[.$D16]/[.G16]" office:value-type="float" office:value="3.27710160392144">
            <text:p>3.3</text:p>
          </table:table-cell>
          <table:table-cell table:style-name="ce7" table:formula="of:=[.$D16]/[.H16]" office:value-type="float" office:value="3.14189804824246">
            <text:p>3.1</text:p>
          </table:table-cell>
          <table:table-cell table:style-name="ce7" table:formula="of:=[.$D16]/[.I16]" office:value-type="float" office:value="2.86584530145075">
            <text:p>2.9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4.2841701666667">
            <text:p>14.2841701667</text:p>
          </table:table-cell>
          <table:table-cell table:formula="of:=SUM([.E3:.E16])/60000" office:value-type="float" office:value="7.93453508333333">
            <text:p>7.9345350833</text:p>
          </table:table-cell>
          <table:table-cell table:formula="of:=SUM([.F3:.F16])/60000" office:value-type="float" office:value="5.00825273333333">
            <text:p>5.0082527333</text:p>
          </table:table-cell>
          <table:table-cell table:formula="of:=SUM([.G3:.G16])/60000" office:value-type="float" office:value="3.02882388333333">
            <text:p>3.0288238833</text:p>
          </table:table-cell>
          <table:table-cell table:formula="of:=SUM([.H3:.H16])/60000" office:value-type="float" office:value="3.2296917">
            <text:p>3.2296917</text:p>
          </table:table-cell>
          <table:table-cell table:formula="of:=SUM([.I3:.I16])/60000" office:value-type="float" office:value="2.93050446666667">
            <text:p>2.93050446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:.N16])" office:value-type="float" office:value="2.02894592991529">
            <text:p>2.0</text:p>
          </table:table-cell>
          <table:table-cell table:formula="of:=AVERAGE([.O3:.O16])" office:value-type="float" office:value="3.03198824124899">
            <text:p>3.0</text:p>
          </table:table-cell>
          <table:table-cell table:style-name="ce7" table:formula="of:=AVERAGE([.P3:.P16])" office:value-type="float" office:value="4.43298439111394">
            <text:p>4.4</text:p>
          </table:table-cell>
          <table:table-cell table:style-name="ce7" table:formula="of:=AVERAGE([.Q3:.Q16])" office:value-type="float" office:value="4.51668437718056">
            <text:p>4.5</text:p>
          </table:table-cell>
          <table:table-cell table:style-name="ce7" table:formula="of:=AVERAGE([.R3:.R16])" office:value-type="float" office:value="4.90103782060678">
            <text:p>4.9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92.318">
            <text:p>92.318</text:p>
          </table:table-cell>
          <table:table-cell office:value-type="float" office:value="56.605">
            <text:p>56.605</text:p>
          </table:table-cell>
          <table:table-cell office:value-type="float" office:value="39.892">
            <text:p>39.892</text:p>
          </table:table-cell>
          <table:table-cell office:value-type="float" office:value="43.034">
            <text:p>43.034</text:p>
          </table:table-cell>
          <table:table-cell office:value-type="float" office:value="147.131">
            <text:p>147.131</text:p>
          </table:table-cell>
          <table:table-cell office:value-type="float" office:value="60.674">
            <text:p>60.674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D21]/[.E21]" office:value-type="float" office:value="1.63091599682007">
            <text:p>1.6</text:p>
          </table:table-cell>
          <table:table-cell table:formula="of:=[.$D21]/[.F21]" office:value-type="float" office:value="2.31419833550587">
            <text:p>2.3</text:p>
          </table:table-cell>
          <table:table-cell table:style-name="ce7" table:formula="of:=[.$D21]/[.G21]" office:value-type="float" office:value="2.14523400102245">
            <text:p>2.1</text:p>
          </table:table-cell>
          <table:table-cell table:style-name="ce7" table:formula="of:=[.$D21]/[.H21]" office:value-type="float" office:value="0.627454445358218">
            <text:p>0.6</text:p>
          </table:table-cell>
          <table:table-cell table:style-name="ce7" table:formula="of:=[.$D21]/[.I21]" office:value-type="float" office:value="1.52154135214425">
            <text:p>1.5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393.85">
            <text:p>1393.85</text:p>
          </table:table-cell>
          <table:table-cell office:value-type="float" office:value="718.604">
            <text:p>718.604</text:p>
          </table:table-cell>
          <table:table-cell office:value-type="float" office:value="577.245">
            <text:p>577.245</text:p>
          </table:table-cell>
          <table:table-cell office:value-type="float" office:value="441.656">
            <text:p>441.656</text:p>
          </table:table-cell>
          <table:table-cell office:value-type="float" office:value="418.812">
            <text:p>418.812</text:p>
          </table:table-cell>
          <table:table-cell office:value-type="float" office:value="498.393">
            <text:p>498.393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D22]/[.E22]" office:value-type="float" office:value="1.93966356992168">
            <text:p>1.9</text:p>
          </table:table-cell>
          <table:table-cell table:formula="of:=[.$D22]/[.F22]" office:value-type="float" office:value="2.41465928678464">
            <text:p>2.4</text:p>
          </table:table-cell>
          <table:table-cell table:style-name="ce7" table:formula="of:=[.$D22]/[.G22]" office:value-type="float" office:value="3.15596301193689">
            <text:p>3.2</text:p>
          </table:table-cell>
          <table:table-cell table:style-name="ce7" table:formula="of:=[.$D22]/[.H22]" office:value-type="float" office:value="3.32810425680257">
            <text:p>3.3</text:p>
          </table:table-cell>
          <table:table-cell table:style-name="ce7" table:formula="of:=[.$D22]/[.I22]" office:value-type="float" office:value="2.79668855702227">
            <text:p>2.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913.103">
            <text:p>913.103</text:p>
          </table:table-cell>
          <table:table-cell office:value-type="float" office:value="516.187">
            <text:p>516.187</text:p>
          </table:table-cell>
          <table:table-cell office:value-type="float" office:value="337.56">
            <text:p>337.56</text:p>
          </table:table-cell>
          <table:table-cell office:value-type="float" office:value="285.117">
            <text:p>285.117</text:p>
          </table:table-cell>
          <table:table-cell office:value-type="float" office:value="258.846">
            <text:p>258.846</text:p>
          </table:table-cell>
          <table:table-cell office:value-type="float" office:value="276.247">
            <text:p>276.24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23]/[.E23]" office:value-type="float" office:value="1.76893838860723">
            <text:p>1.8</text:p>
          </table:table-cell>
          <table:table-cell table:formula="of:=[.$D23]/[.F23]" office:value-type="float" office:value="2.70500947979618">
            <text:p>2.7</text:p>
          </table:table-cell>
          <table:table-cell table:style-name="ce7" table:formula="of:=[.$D23]/[.G23]" office:value-type="float" office:value="3.20255544215182">
            <text:p>3.2</text:p>
          </table:table-cell>
          <table:table-cell table:style-name="ce7" table:formula="of:=[.$D23]/[.H23]" office:value-type="float" office:value="3.52759169544826">
            <text:p>3.5</text:p>
          </table:table-cell>
          <table:table-cell table:style-name="ce7" table:formula="of:=[.$D23]/[.I23]" office:value-type="float" office:value="3.30538612184024">
            <text:p>3.3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7.673">
            <text:p>197.673</text:p>
          </table:table-cell>
          <table:table-cell office:value-type="float" office:value="106.143">
            <text:p>106.143</text:p>
          </table:table-cell>
          <table:table-cell office:value-type="float" office:value="170.56">
            <text:p>170.56</text:p>
          </table:table-cell>
          <table:table-cell office:value-type="float" office:value="65.437">
            <text:p>65.437</text:p>
          </table:table-cell>
          <table:table-cell office:value-type="float" office:value="65.717">
            <text:p>65.717</text:p>
          </table:table-cell>
          <table:table-cell office:value-type="float" office:value="158.731">
            <text:p>158.731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D24]/[.E24]" office:value-type="float" office:value="1.86232723778299">
            <text:p>1.9</text:p>
          </table:table-cell>
          <table:table-cell table:formula="of:=[.$D24]/[.F24]" office:value-type="float" office:value="1.15896458724203">
            <text:p>1.2</text:p>
          </table:table-cell>
          <table:table-cell table:style-name="ce7" table:formula="of:=[.$D24]/[.G24]" office:value-type="float" office:value="3.02081391261824">
            <text:p>3.0</text:p>
          </table:table-cell>
          <table:table-cell table:style-name="ce7" table:formula="of:=[.$D24]/[.H24]" office:value-type="float" office:value="3.00794315017423">
            <text:p>3.0</text:p>
          </table:table-cell>
          <table:table-cell table:style-name="ce7" table:formula="of:=[.$D24]/[.I24]" office:value-type="float" office:value="1.24533329973351">
            <text:p>1.2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26.396">
            <text:p>126.396</text:p>
          </table:table-cell>
          <table:table-cell office:value-type="float" office:value="76.66">
            <text:p>76.66</text:p>
          </table:table-cell>
          <table:table-cell office:value-type="float" office:value="61.729">
            <text:p>61.729</text:p>
          </table:table-cell>
          <table:table-cell office:value-type="float" office:value="57.368">
            <text:p>57.368</text:p>
          </table:table-cell>
          <table:table-cell office:value-type="float" office:value="157.511">
            <text:p>157.511</text:p>
          </table:table-cell>
          <table:table-cell office:value-type="float" office:value="66.955">
            <text:p>66.95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5]/[.E25]" office:value-type="float" office:value="1.64878685103052">
            <text:p>1.6</text:p>
          </table:table-cell>
          <table:table-cell table:formula="of:=[.$D25]/[.F25]" office:value-type="float" office:value="2.04759513356769">
            <text:p>2.0</text:p>
          </table:table-cell>
          <table:table-cell table:style-name="ce7" table:formula="of:=[.$D25]/[.G25]" office:value-type="float" office:value="2.20324919815925">
            <text:p>2.2</text:p>
          </table:table-cell>
          <table:table-cell table:style-name="ce7" table:formula="of:=[.$D25]/[.H25]" office:value-type="float" office:value="0.802458241011739">
            <text:p>0.8</text:p>
          </table:table-cell>
          <table:table-cell table:style-name="ce7" table:formula="of:=[.$D25]/[.I25]" office:value-type="float" office:value="1.88777537151818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946.13">
            <text:p>6946.13</text:p>
          </table:table-cell>
          <table:table-cell office:value-type="float" office:value="3908.41">
            <text:p>3908.41</text:p>
          </table:table-cell>
          <table:table-cell office:value-type="float" office:value="2441.44">
            <text:p>2441.44</text:p>
          </table:table-cell>
          <table:table-cell office:value-type="float" office:value="1855.61">
            <text:p>1855.61</text:p>
          </table:table-cell>
          <table:table-cell office:value-type="float" office:value="1494.07">
            <text:p>1494.07</text:p>
          </table:table-cell>
          <table:table-cell office:value-type="float" office:value="1697.27">
            <text:p>1697.27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D26]/[.E26]" office:value-type="float" office:value="1.77722654480978">
            <text:p>1.8</text:p>
          </table:table-cell>
          <table:table-cell table:formula="of:=[.$D26]/[.F26]" office:value-type="float" office:value="2.84509551739957">
            <text:p>2.8</text:p>
          </table:table-cell>
          <table:table-cell table:style-name="ce7" table:formula="of:=[.$D26]/[.G26]" office:value-type="float" office:value="3.74331351954344">
            <text:p>3.7</text:p>
          </table:table-cell>
          <table:table-cell table:style-name="ce7" table:formula="of:=[.$D26]/[.H26]" office:value-type="float" office:value="4.64913290541943">
            <text:p>4.6</text:p>
          </table:table-cell>
          <table:table-cell table:style-name="ce7" table:formula="of:=[.$D26]/[.I26]" office:value-type="float" office:value="4.09253094675567">
            <text:p>4.1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929.745">
            <text:p>929.745</text:p>
          </table:table-cell>
          <table:table-cell office:value-type="float" office:value="520.508">
            <text:p>520.508</text:p>
          </table:table-cell>
          <table:table-cell office:value-type="float" office:value="342.631">
            <text:p>342.631</text:p>
          </table:table-cell>
          <table:table-cell office:value-type="float" office:value="276.795">
            <text:p>276.795</text:p>
          </table:table-cell>
          <table:table-cell office:value-type="float" office:value="242.035">
            <text:p>242.035</text:p>
          </table:table-cell>
          <table:table-cell office:value-type="float" office:value="264.331">
            <text:p>264.331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7]/[.E27]" office:value-type="float" office:value="1.78622614830127">
            <text:p>1.8</text:p>
          </table:table-cell>
          <table:table-cell table:formula="of:=[.$D27]/[.F27]" office:value-type="float" office:value="2.71354605975525">
            <text:p>2.7</text:p>
          </table:table-cell>
          <table:table-cell table:style-name="ce7" table:formula="of:=[.$D27]/[.G27]" office:value-type="float" office:value="3.35896602178508">
            <text:p>3.4</text:p>
          </table:table-cell>
          <table:table-cell table:style-name="ce7" table:formula="of:=[.$D27]/[.H27]" office:value-type="float" office:value="3.84136591815233">
            <text:p>3.8</text:p>
          </table:table-cell>
          <table:table-cell table:style-name="ce7" table:formula="of:=[.$D27]/[.I27]" office:value-type="float" office:value="3.51735135114686">
            <text:p>3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9659.18">
            <text:p>9659.18</text:p>
          </table:table-cell>
          <table:table-cell office:value-type="float" office:value="5381.33">
            <text:p>5381.33</text:p>
          </table:table-cell>
          <table:table-cell office:value-type="float" office:value="3787.54">
            <text:p>3787.54</text:p>
          </table:table-cell>
          <table:table-cell office:value-type="float" office:value="2601.07">
            <text:p>2601.07</text:p>
          </table:table-cell>
          <table:table-cell office:value-type="float" office:value="2291.16">
            <text:p>2291.16</text:p>
          </table:table-cell>
          <table:table-cell office:value-type="float" office:value="2380.51">
            <text:p>2380.5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28]/[.E28]" office:value-type="float" office:value="1.79494288586651">
            <text:p>1.8</text:p>
          </table:table-cell>
          <table:table-cell table:formula="of:=[.$D28]/[.F28]" office:value-type="float" office:value="2.5502516145044">
            <text:p>2.6</text:p>
          </table:table-cell>
          <table:table-cell table:style-name="ce7" table:formula="of:=[.$D28]/[.G28]" office:value-type="float" office:value="3.71354096583329">
            <text:p>3.7</text:p>
          </table:table-cell>
          <table:table-cell table:style-name="ce7" table:formula="of:=[.$D28]/[.H28]" office:value-type="float" office:value="4.21584699453552">
            <text:p>4.2</text:p>
          </table:table-cell>
          <table:table-cell table:style-name="ce7" table:formula="of:=[.$D28]/[.I28]" office:value-type="float" office:value="4.05760950384581">
            <text:p>4.1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6732.43">
            <text:p>6732.43</text:p>
          </table:table-cell>
          <table:table-cell office:value-type="float" office:value="3730.97">
            <text:p>3730.97</text:p>
          </table:table-cell>
          <table:table-cell office:value-type="float" office:value="2492.05">
            <text:p>2492.05</text:p>
          </table:table-cell>
          <table:table-cell office:value-type="float" office:value="1959.37">
            <text:p>1959.37</text:p>
          </table:table-cell>
          <table:table-cell office:value-type="float" office:value="1490.58">
            <text:p>1490.58</text:p>
          </table:table-cell>
          <table:table-cell office:value-type="float" office:value="1441.29">
            <text:p>1441.29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29]/[.E29]" office:value-type="float" office:value="1.80447175935481">
            <text:p>1.8</text:p>
          </table:table-cell>
          <table:table-cell table:formula="of:=[.$D29]/[.F29]" office:value-type="float" office:value="2.70156297024538">
            <text:p>2.7</text:p>
          </table:table-cell>
          <table:table-cell table:style-name="ce7" table:formula="of:=[.$D29]/[.G29]" office:value-type="float" office:value="3.4360176995667">
            <text:p>3.4</text:p>
          </table:table-cell>
          <table:table-cell table:style-name="ce7" table:formula="of:=[.$D29]/[.H29]" office:value-type="float" office:value="4.51665123643146">
            <text:p>4.5</text:p>
          </table:table-cell>
          <table:table-cell table:style-name="ce7" table:formula="of:=[.$D29]/[.I29]" office:value-type="float" office:value="4.67111407142213">
            <text:p>4.7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8306.28">
            <text:p>8306.28</text:p>
          </table:table-cell>
          <table:table-cell office:value-type="float" office:value="4708.93">
            <text:p>4708.93</text:p>
          </table:table-cell>
          <table:table-cell office:value-type="float" office:value="2900.08">
            <text:p>2900.08</text:p>
          </table:table-cell>
          <table:table-cell office:value-type="float" office:value="2318.7">
            <text:p>2318.7</text:p>
          </table:table-cell>
          <table:table-cell office:value-type="float" office:value="1991.58">
            <text:p>1991.58</text:p>
          </table:table-cell>
          <table:table-cell office:value-type="float" office:value="1811.87">
            <text:p>1811.87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30]/[.E30]" office:value-type="float" office:value="1.76394212698001">
            <text:p>1.8</text:p>
          </table:table-cell>
          <table:table-cell table:formula="of:=[.$D30]/[.F30]" office:value-type="float" office:value="2.8641554715732">
            <text:p>2.9</text:p>
          </table:table-cell>
          <table:table-cell table:style-name="ce7" table:formula="of:=[.$D30]/[.G30]" office:value-type="float" office:value="3.58230042696339">
            <text:p>3.6</text:p>
          </table:table-cell>
          <table:table-cell table:style-name="ce7" table:formula="of:=[.$D30]/[.H30]" office:value-type="float" office:value="4.17069864127979">
            <text:p>4.2</text:p>
          </table:table-cell>
          <table:table-cell table:style-name="ce7" table:formula="of:=[.$D30]/[.I30]" office:value-type="float" office:value="4.5843686357189">
            <text:p>4.6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641.9">
            <text:p>641.9</text:p>
          </table:table-cell>
          <table:table-cell office:value-type="float" office:value="284.544">
            <text:p>284.544</text:p>
          </table:table-cell>
          <table:table-cell office:value-type="float" office:value="289.19">
            <text:p>289.19</text:p>
          </table:table-cell>
          <table:table-cell office:value-type="float" office:value="230.463">
            <text:p>230.463</text:p>
          </table:table-cell>
          <table:table-cell office:value-type="float" office:value="224.37">
            <text:p>224.37</text:p>
          </table:table-cell>
          <table:table-cell office:value-type="float" office:value="148.461">
            <text:p>148.46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D31]/[.E31]" office:value-type="float" office:value="2.25589012595592">
            <text:p>2.3</text:p>
          </table:table-cell>
          <table:table-cell table:formula="of:=[.$D31]/[.F31]" office:value-type="float" office:value="2.21964798229538">
            <text:p>2.2</text:p>
          </table:table-cell>
          <table:table-cell table:style-name="ce7" table:formula="of:=[.$D31]/[.G31]" office:value-type="float" office:value="2.78526271028321">
            <text:p>2.8</text:p>
          </table:table-cell>
          <table:table-cell table:style-name="ce7" table:formula="of:=[.$D31]/[.H31]" office:value-type="float" office:value="2.86089940722913">
            <text:p>2.9</text:p>
          </table:table-cell>
          <table:table-cell table:style-name="ce7" table:formula="of:=[.$D31]/[.I31]" office:value-type="float" office:value="4.32369443826998">
            <text:p>4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6992.25">
            <text:p>6992.25</text:p>
          </table:table-cell>
          <table:table-cell office:value-type="float" office:value="3948.41">
            <text:p>3948.41</text:p>
          </table:table-cell>
          <table:table-cell office:value-type="float" office:value="2441.49">
            <text:p>2441.49</text:p>
          </table:table-cell>
          <table:table-cell office:value-type="float" office:value="1751.22">
            <text:p>1751.22</text:p>
          </table:table-cell>
          <table:table-cell office:value-type="float" office:value="1590.06">
            <text:p>1590.06</text:p>
          </table:table-cell>
          <table:table-cell office:value-type="float" office:value="1628.91">
            <text:p>1628.91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D32]/[.E32]" office:value-type="float" office:value="1.77090271780286">
            <text:p>1.8</text:p>
          </table:table-cell>
          <table:table-cell table:formula="of:=[.$D32]/[.F32]" office:value-type="float" office:value="2.86392735583599">
            <text:p>2.9</text:p>
          </table:table-cell>
          <table:table-cell table:style-name="ce7" table:formula="of:=[.$D32]/[.G32]" office:value-type="float" office:value="3.9927878850173">
            <text:p>4.0</text:p>
          </table:table-cell>
          <table:table-cell table:style-name="ce7" table:formula="of:=[.$D32]/[.H32]" office:value-type="float" office:value="4.39747556695974">
            <text:p>4.4</text:p>
          </table:table-cell>
          <table:table-cell table:style-name="ce7" table:formula="of:=[.$D32]/[.I32]" office:value-type="float" office:value="4.29259443431497">
            <text:p>4.3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903.4">
            <text:p>2903.4</text:p>
          </table:table-cell>
          <table:table-cell office:value-type="float" office:value="1710.7">
            <text:p>1710.7</text:p>
          </table:table-cell>
          <table:table-cell office:value-type="float" office:value="1295.1">
            <text:p>1295.1</text:p>
          </table:table-cell>
          <table:table-cell office:value-type="float" office:value="1193.86">
            <text:p>1193.86</text:p>
          </table:table-cell>
          <table:table-cell office:value-type="float" office:value="1313.03">
            <text:p>1313.03</text:p>
          </table:table-cell>
          <table:table-cell office:value-type="float" office:value="1243.75">
            <text:p>1243.75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33]/[.E33]" office:value-type="float" office:value="1.69719997661776">
            <text:p>1.7</text:p>
          </table:table-cell>
          <table:table-cell table:formula="of:=[.$D33]/[.F33]" office:value-type="float" office:value="2.24183460736623">
            <text:p>2.2</text:p>
          </table:table-cell>
          <table:table-cell table:style-name="ce7" table:formula="of:=[.$D33]/[.G33]" office:value-type="float" office:value="2.4319434439549">
            <text:p>2.4</text:p>
          </table:table-cell>
          <table:table-cell table:style-name="ce7" table:formula="of:=[.$D33]/[.H33]" office:value-type="float" office:value="2.21122137346443">
            <text:p>2.2</text:p>
          </table:table-cell>
          <table:table-cell table:style-name="ce7" table:formula="of:=[.$D33]/[.I33]" office:value-type="float" office:value="2.33439195979899">
            <text:p>2.3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50.321">
            <text:p>50.321</text:p>
          </table:table-cell>
          <table:table-cell office:value-type="float" office:value="119.815">
            <text:p>119.815</text:p>
          </table:table-cell>
          <table:table-cell office:value-type="float" office:value="27.46">
            <text:p>27.46</text:p>
          </table:table-cell>
          <table:table-cell office:value-type="float" office:value="27.544">
            <text:p>27.544</text:p>
          </table:table-cell>
          <table:table-cell office:value-type="float" office:value="28.543">
            <text:p>28.543</text:p>
          </table:table-cell>
          <table:table-cell office:value-type="float" office:value="37.923">
            <text:p>37.92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34]/[.E34]" office:value-type="float" office:value="0.41998914993949">
            <text:p>0.4</text:p>
          </table:table-cell>
          <table:table-cell table:formula="of:=[.$D34]/[.F34]" office:value-type="float" office:value="1.83252002913328">
            <text:p>1.8</text:p>
          </table:table-cell>
          <table:table-cell table:style-name="ce7" table:formula="of:=[.$D34]/[.G34]" office:value-type="float" office:value="1.82693145512634">
            <text:p>1.8</text:p>
          </table:table-cell>
          <table:table-cell table:style-name="ce7" table:formula="of:=[.$D34]/[.H34]" office:value-type="float" office:value="1.76298917422836">
            <text:p>1.8</text:p>
          </table:table-cell>
          <table:table-cell table:style-name="ce7" table:formula="of:=[.$D34]/[.I34]" office:value-type="float" office:value="1.32692561242518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7647496">
            <text:p>0.7647496</text:p>
          </table:table-cell>
          <table:table-cell table:formula="of:=SUM([.E21:.E34])/60000" office:value-type="float" office:value="0.429796933333333">
            <text:p>0.4297969333</text:p>
          </table:table-cell>
          <table:table-cell table:formula="of:=SUM([.F21:.F34])/60000" office:value-type="float" office:value="0.286732783333333">
            <text:p>0.2867327833</text:p>
          </table:table-cell>
          <table:table-cell table:formula="of:=SUM([.G21:.G34])/60000" office:value-type="float" office:value="0.218454066666667">
            <text:p>0.2184540667</text:p>
          </table:table-cell>
          <table:table-cell table:formula="of:=SUM([.H21:.H34])/60000" office:value-type="float" office:value="0.195224083333333">
            <text:p>0.1952240833</text:p>
          </table:table-cell>
          <table:table-cell table:formula="of:=SUM([.I21:.I34])/60000" office:value-type="float" office:value="0.19525525">
            <text:p>0.1952552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21:.N34])" office:value-type="float" office:value="1.70867310569935">
            <text:p>1.7</text:p>
          </table:table-cell>
          <table:table-cell table:formula="of:=AVERAGE([.O21:.O34])" office:value-type="float" office:value="2.39092631650036">
            <text:p>2.4</text:p>
          </table:table-cell>
          <table:table-cell table:style-name="ce7" table:formula="of:=AVERAGE([.P21:.P34])" office:value-type="float" office:value="3.04277712099731">
            <text:p>3.0</text:p>
          </table:table-cell>
          <table:table-cell table:style-name="ce7" table:formula="of:=AVERAGE([.Q21:.Q34])" office:value-type="float" office:value="3.13713092903537">
            <text:p>3.1</text:p>
          </table:table-cell>
          <table:table-cell table:style-name="ce7" table:formula="of:=AVERAGE([.R21:.R34])" office:value-type="float" office:value="3.13980754685407">
            <text:p>3.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738.17">
            <text:p>1738.17</text:p>
          </table:table-cell>
          <table:table-cell office:value-type="float" office:value="947.205">
            <text:p>947.205</text:p>
          </table:table-cell>
          <table:table-cell office:value-type="float" office:value="556.833">
            <text:p>556.833</text:p>
          </table:table-cell>
          <table:table-cell office:value-type="float" office:value="417.664">
            <text:p>417.664</text:p>
          </table:table-cell>
          <table:table-cell office:value-type="float" office:value="436.566">
            <text:p>436.566</text:p>
          </table:table-cell>
          <table:table-cell office:value-type="float" office:value="378.944">
            <text:p>378.944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D39]/[.E39]" office:value-type="float" office:value="1.83505154639175">
            <text:p>1.8</text:p>
          </table:table-cell>
          <table:table-cell table:formula="of:=[.$D39]/[.F39]" office:value-type="float" office:value="3.12152835769432">
            <text:p>3.1</text:p>
          </table:table-cell>
          <table:table-cell table:style-name="ce7" table:formula="of:=[.$D39]/[.G39]" office:value-type="float" office:value="4.16164668250077">
            <text:p>4.2</text:p>
          </table:table-cell>
          <table:table-cell table:style-name="ce7" table:formula="of:=[.$D39]/[.H39]" office:value-type="float" office:value="3.98145984799549">
            <text:p>4.0</text:p>
          </table:table-cell>
          <table:table-cell table:style-name="ce7" table:formula="of:=[.$D39]/[.I39]" office:value-type="float" office:value="4.58687827225131">
            <text:p>4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7" table:formula="of:=[.$D40]/[.E40]" office:value-type="float" office:value="0">
            <text:p>#DIV/0!</text:p>
          </table:table-cell>
          <table:table-cell table:formula="of:=[.$D40]/[.F40]" office:value-type="float" office:value="0">
            <text:p>#DIV/0!</text:p>
          </table:table-cell>
          <table:table-cell table:style-name="ce7" table:formula="of:=[.$D40]/[.G40]" office:value-type="float" office:value="0">
            <text:p>#DIV/0!</text:p>
          </table:table-cell>
          <table:table-cell table:style-name="ce7" table:formula="of:=[.$D40]/[.H40]" office:value-type="float" office:value="0">
            <text:p>#DIV/0!</text:p>
          </table:table-cell>
          <table:table-cell table:style-name="ce7" table:formula="of:=[.$D40]/[.I40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5600.9">
            <text:p>15600.9</text:p>
          </table:table-cell>
          <table:table-cell office:value-type="float" office:value="8459.03">
            <text:p>8459.03</text:p>
          </table:table-cell>
          <table:table-cell office:value-type="float" office:value="4872.13">
            <text:p>4872.13</text:p>
          </table:table-cell>
          <table:table-cell office:value-type="float" office:value="3754.85">
            <text:p>3754.85</text:p>
          </table:table-cell>
          <table:table-cell office:value-type="float" office:value="3266.72">
            <text:p>3266.72</text:p>
          </table:table-cell>
          <table:table-cell office:value-type="float" office:value="3319.22">
            <text:p>3319.22</text:p>
          </table:table-cell>
          <table:table-cell table:number-columns-repeated="4"/>
          <table:table-cell table:style-name="ce7" table:formula="of:=[.$D41]/[.E41]" office:value-type="float" office:value="1.84428947527081">
            <text:p>1.8</text:p>
          </table:table-cell>
          <table:table-cell table:formula="of:=[.$D41]/[.F41]" office:value-type="float" office:value="3.20206973130848">
            <text:p>3.2</text:p>
          </table:table-cell>
          <table:table-cell table:style-name="ce7" table:formula="of:=[.$D41]/[.G41]" office:value-type="float" office:value="4.15486637282448">
            <text:p>4.2</text:p>
          </table:table-cell>
          <table:table-cell table:style-name="ce7" table:formula="of:=[.$D41]/[.H41]" office:value-type="float" office:value="4.77570774354704">
            <text:p>4.8</text:p>
          </table:table-cell>
          <table:table-cell table:style-name="ce7" table:formula="of:=[.$D41]/[.I41]" office:value-type="float" office:value="4.70017052199011">
            <text:p>4.7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2081.86">
            <text:p>2081.86</text:p>
          </table:table-cell>
          <table:table-cell office:value-type="float" office:value="1122.71">
            <text:p>1122.71</text:p>
          </table:table-cell>
          <table:table-cell office:value-type="float" office:value="780.761">
            <text:p>780.761</text:p>
          </table:table-cell>
          <table:table-cell office:value-type="float" office:value="491.928">
            <text:p>491.928</text:p>
          </table:table-cell>
          <table:table-cell office:value-type="float" office:value="460.077">
            <text:p>460.077</text:p>
          </table:table-cell>
          <table:table-cell office:value-type="float" office:value="595.943">
            <text:p>595.943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D42]/[.E42]" office:value-type="float" office:value="1.85431678705988">
            <text:p>1.9</text:p>
          </table:table-cell>
          <table:table-cell table:formula="of:=[.$D42]/[.F42]" office:value-type="float" office:value="2.66644978424896">
            <text:p>2.7</text:p>
          </table:table-cell>
          <table:table-cell table:style-name="ce7" table:formula="of:=[.$D42]/[.G42]" office:value-type="float" office:value="4.23204208745995">
            <text:p>4.2</text:p>
          </table:table-cell>
          <table:table-cell table:style-name="ce7" table:formula="of:=[.$D42]/[.H42]" office:value-type="float" office:value="4.52502515883211">
            <text:p>4.5</text:p>
          </table:table-cell>
          <table:table-cell table:style-name="ce7" table:formula="of:=[.$D42]/[.I42]" office:value-type="float" office:value="3.49338779044305">
            <text:p>3.5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80.43">
            <text:p>880.43</text:p>
          </table:table-cell>
          <table:table-cell office:value-type="float" office:value="558.111">
            <text:p>558.111</text:p>
          </table:table-cell>
          <table:table-cell office:value-type="float" office:value="436.991">
            <text:p>436.991</text:p>
          </table:table-cell>
          <table:table-cell office:value-type="float" office:value="339.911">
            <text:p>339.911</text:p>
          </table:table-cell>
          <table:table-cell office:value-type="float" office:value="453.922">
            <text:p>453.922</text:p>
          </table:table-cell>
          <table:table-cell office:value-type="float" office:value="454.632">
            <text:p>454.6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43]/[.E43]" office:value-type="float" office:value="1.57751773392748">
            <text:p>1.6</text:p>
          </table:table-cell>
          <table:table-cell table:formula="of:=[.$D43]/[.F43]" office:value-type="float" office:value="2.01475545262946">
            <text:p>2.0</text:p>
          </table:table-cell>
          <table:table-cell table:style-name="ce7" table:formula="of:=[.$D43]/[.G43]" office:value-type="float" office:value="2.59017801718685">
            <text:p>2.6</text:p>
          </table:table-cell>
          <table:table-cell table:style-name="ce7" table:formula="of:=[.$D43]/[.H43]" office:value-type="float" office:value="1.93960636408898">
            <text:p>1.9</text:p>
          </table:table-cell>
          <table:table-cell table:style-name="ce7" table:formula="of:=[.$D43]/[.I43]" office:value-type="float" office:value="1.93657727568671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7" table:formula="of:=[.$D44]/[.E44]" office:value-type="float" office:value="0">
            <text:p>#DIV/0!</text:p>
          </table:table-cell>
          <table:table-cell table:formula="of:=[.$D44]/[.F44]" office:value-type="float" office:value="0">
            <text:p>#DIV/0!</text:p>
          </table:table-cell>
          <table:table-cell table:style-name="ce7" table:formula="of:=[.$D44]/[.G44]" office:value-type="float" office:value="0">
            <text:p>#DIV/0!</text:p>
          </table:table-cell>
          <table:table-cell table:style-name="ce7" table:formula="of:=[.$D44]/[.H44]" office:value-type="float" office:value="0">
            <text:p>#DIV/0!</text:p>
          </table:table-cell>
          <table:table-cell table:style-name="ce7" table:formula="of:=[.$D44]/[.I44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30215.5">
            <text:p>30215.5</text:p>
          </table:table-cell>
          <table:table-cell office:value-type="float" office:value="16130.4">
            <text:p>16130.4</text:p>
          </table:table-cell>
          <table:table-cell office:value-type="float" office:value="9016.36">
            <text:p>9016.36</text:p>
          </table:table-cell>
          <table:table-cell office:value-type="float" office:value="6295.79">
            <text:p>6295.79</text:p>
          </table:table-cell>
          <table:table-cell office:value-type="float" office:value="5021.61">
            <text:p>5021.61</text:p>
          </table:table-cell>
          <table:table-cell office:value-type="float" office:value="5434.64">
            <text:p>5434.64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D45]/[.E45]" office:value-type="float" office:value="1.87320215245747">
            <text:p>1.9</text:p>
          </table:table-cell>
          <table:table-cell table:formula="of:=[.$D45]/[.F45]" office:value-type="float" office:value="3.35118606621741">
            <text:p>3.4</text:p>
          </table:table-cell>
          <table:table-cell table:style-name="ce7" table:formula="of:=[.$D45]/[.G45]" office:value-type="float" office:value="4.79931827459302">
            <text:p>4.8</text:p>
          </table:table-cell>
          <table:table-cell table:style-name="ce7" table:formula="of:=[.$D45]/[.H45]" office:value-type="float" office:value="6.01709411921675">
            <text:p>6.0</text:p>
          </table:table-cell>
          <table:table-cell table:style-name="ce7" table:formula="of:=[.$D45]/[.I45]" office:value-type="float" office:value="5.55979788909661">
            <text:p>5.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7" table:formula="of:=[.$D46]/[.E46]" office:value-type="float" office:value="0">
            <text:p>#DIV/0!</text:p>
          </table:table-cell>
          <table:table-cell table:formula="of:=[.$D46]/[.F46]" office:value-type="float" office:value="0">
            <text:p>#DIV/0!</text:p>
          </table:table-cell>
          <table:table-cell table:style-name="ce7" table:formula="of:=[.$D46]/[.G46]" office:value-type="float" office:value="0">
            <text:p>#DIV/0!</text:p>
          </table:table-cell>
          <table:table-cell table:style-name="ce7" table:formula="of:=[.$D46]/[.H46]" office:value-type="float" office:value="0">
            <text:p>#DIV/0!</text:p>
          </table:table-cell>
          <table:table-cell table:style-name="ce7" table:formula="of:=[.$D46]/[.I46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42277">
            <text:p>342277</text:p>
          </table:table-cell>
          <table:table-cell office:value-type="float" office:value="184328">
            <text:p>184328</text:p>
          </table:table-cell>
          <table:table-cell office:value-type="float" office:value="103142">
            <text:p>103142</text:p>
          </table:table-cell>
          <table:table-cell office:value-type="float" office:value="91238.2">
            <text:p>91238.2</text:p>
          </table:table-cell>
          <table:table-cell office:value-type="float" office:value="94212.1">
            <text:p>94212.1</text:p>
          </table:table-cell>
          <table:table-cell office:value-type="float" office:value="66293.7">
            <text:p>66293.7</text:p>
          </table:table-cell>
          <table:table-cell table:number-columns-repeated="4"/>
          <table:table-cell table:style-name="ce7" table:formula="of:=[.$D47]/[.E47]" office:value-type="float" office:value="1.85689097695413">
            <text:p>1.9</text:p>
          </table:table-cell>
          <table:table-cell table:formula="of:=[.$D47]/[.F47]" office:value-type="float" office:value="3.3185026468364">
            <text:p>3.3</text:p>
          </table:table-cell>
          <table:table-cell table:style-name="ce7" table:formula="of:=[.$D47]/[.G47]" office:value-type="float" office:value="3.75146594299318">
            <text:p>3.8</text:p>
          </table:table-cell>
          <table:table-cell table:style-name="ce7" table:formula="of:=[.$D47]/[.H47]" office:value-type="float" office:value="3.63304713513445">
            <text:p>3.6</text:p>
          </table:table-cell>
          <table:table-cell table:style-name="ce7" table:formula="of:=[.$D47]/[.I47]" office:value-type="float" office:value="5.16303962518309">
            <text:p>5.2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7" table:formula="of:=[.$D48]/[.E48]" office:value-type="float" office:value="0">
            <text:p>#DIV/0!</text:p>
          </table:table-cell>
          <table:table-cell table:formula="of:=[.$D48]/[.F48]" office:value-type="float" office:value="0">
            <text:p>#DIV/0!</text:p>
          </table:table-cell>
          <table:table-cell table:style-name="ce7" table:formula="of:=[.$D48]/[.G48]" office:value-type="float" office:value="0">
            <text:p>#DIV/0!</text:p>
          </table:table-cell>
          <table:table-cell table:style-name="ce7" table:formula="of:=[.$D48]/[.H48]" office:value-type="float" office:value="0">
            <text:p>#DIV/0!</text:p>
          </table:table-cell>
          <table:table-cell table:style-name="ce7" table:formula="of:=[.$D48]/[.I48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2398.1">
            <text:p>12398.1</text:p>
          </table:table-cell>
          <table:table-cell office:value-type="float" office:value="6608.37">
            <text:p>6608.37</text:p>
          </table:table-cell>
          <table:table-cell office:value-type="float" office:value="3815.87">
            <text:p>3815.87</text:p>
          </table:table-cell>
          <table:table-cell office:value-type="float" office:value="2685.91">
            <text:p>2685.91</text:p>
          </table:table-cell>
          <table:table-cell office:value-type="float" office:value="2142.3">
            <text:p>2142.3</text:p>
          </table:table-cell>
          <table:table-cell office:value-type="float" office:value="2046.97">
            <text:p>2046.97</text:p>
          </table:table-cell>
          <table:table-cell table:number-columns-repeated="4"/>
          <table:table-cell table:style-name="ce7" table:formula="of:=[.$D49]/[.E49]" office:value-type="float" office:value="1.87612073779162">
            <text:p>1.9</text:p>
          </table:table-cell>
          <table:table-cell table:formula="of:=[.$D49]/[.F49]" office:value-type="float" office:value="3.24908867440453">
            <text:p>3.2</text:p>
          </table:table-cell>
          <table:table-cell table:style-name="ce7" table:formula="of:=[.$D49]/[.G49]" office:value-type="float" office:value="4.6159774527069">
            <text:p>4.6</text:p>
          </table:table-cell>
          <table:table-cell table:style-name="ce7" table:formula="of:=[.$D49]/[.H49]" office:value-type="float" office:value="5.78728469402045">
            <text:p>5.8</text:p>
          </table:table-cell>
          <table:table-cell table:style-name="ce7" table:formula="of:=[.$D49]/[.I49]" office:value-type="float" office:value="6.05680591313014">
            <text:p>6.1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848648">
            <text:p>848648</text:p>
          </table:table-cell>
          <table:table-cell office:value-type="float" office:value="457530">
            <text:p>457530</text:p>
          </table:table-cell>
          <table:table-cell office:value-type="float" office:value="254680">
            <text:p>254680</text:p>
          </table:table-cell>
          <table:table-cell office:value-type="float" office:value="160541">
            <text:p>160541</text:p>
          </table:table-cell>
          <table:table-cell office:value-type="float" office:value="119654">
            <text:p>119654</text:p>
          </table:table-cell>
          <table:table-cell office:value-type="float" office:value="143739">
            <text:p>143739</text:p>
          </table:table-cell>
          <table:table-cell table:number-columns-repeated="4"/>
          <table:table-cell table:style-name="ce7" table:formula="of:=[.$D50]/[.E50]" office:value-type="float" office:value="1.85484667672065">
            <text:p>1.9</text:p>
          </table:table-cell>
          <table:table-cell table:formula="of:=[.$D50]/[.F50]" office:value-type="float" office:value="3.33221297314277">
            <text:p>3.3</text:p>
          </table:table-cell>
          <table:table-cell table:style-name="ce7" table:formula="of:=[.$D50]/[.G50]" office:value-type="float" office:value="5.28617611700438">
            <text:p>5.3</text:p>
          </table:table-cell>
          <table:table-cell table:style-name="ce7" table:formula="of:=[.$D50]/[.H50]" office:value-type="float" office:value="7.09251675664834">
            <text:p>7.1</text:p>
          </table:table-cell>
          <table:table-cell table:style-name="ce7" table:formula="of:=[.$D50]/[.I50]" office:value-type="float" office:value="5.90409005210834">
            <text:p>5.9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76787.6">
            <text:p>76787.6</text:p>
          </table:table-cell>
          <table:table-cell office:value-type="float" office:value="41320.3">
            <text:p>41320.3</text:p>
          </table:table-cell>
          <table:table-cell office:value-type="float" office:value="23233.5">
            <text:p>23233.5</text:p>
          </table:table-cell>
          <table:table-cell office:value-type="float" office:value="16083.3">
            <text:p>16083.3</text:p>
          </table:table-cell>
          <table:table-cell office:value-type="float" office:value="12626.4">
            <text:p>12626.4</text:p>
          </table:table-cell>
          <table:table-cell office:value-type="float" office:value="11557.4">
            <text:p>11557.4</text:p>
          </table:table-cell>
          <table:table-cell table:number-columns-repeated="4"/>
          <table:table-cell table:style-name="ce7" table:formula="of:=[.$D51]/[.E51]" office:value-type="float" office:value="1.85835049600318">
            <text:p>1.9</text:p>
          </table:table-cell>
          <table:table-cell table:formula="of:=[.$D51]/[.F51]" office:value-type="float" office:value="3.3050379839456">
            <text:p>3.3</text:p>
          </table:table-cell>
          <table:table-cell table:style-name="ce7" table:formula="of:=[.$D51]/[.G51]" office:value-type="float" office:value="4.77436844428693">
            <text:p>4.8</text:p>
          </table:table-cell>
          <table:table-cell table:style-name="ce7" table:formula="of:=[.$D51]/[.H51]" office:value-type="float" office:value="6.08151175315213">
            <text:p>6.1</text:p>
          </table:table-cell>
          <table:table-cell table:style-name="ce7" table:formula="of:=[.$D51]/[.I51]" office:value-type="float" office:value="6.64402028137817">
            <text:p>6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174.13">
            <text:p>174.13</text:p>
          </table:table-cell>
          <table:table-cell office:value-type="float" office:value="253.972">
            <text:p>253.972</text:p>
          </table:table-cell>
          <table:table-cell office:value-type="float" office:value="167.072">
            <text:p>167.072</text:p>
          </table:table-cell>
          <table:table-cell office:value-type="float" office:value="163.762">
            <text:p>163.762</text:p>
          </table:table-cell>
          <table:table-cell office:value-type="float" office:value="168.269">
            <text:p>168.269</text:p>
          </table:table-cell>
          <table:table-cell office:value-type="float" office:value="177.046">
            <text:p>177.046</text:p>
          </table:table-cell>
          <table:table-cell table:number-columns-repeated="4"/>
          <table:table-cell table:style-name="ce7" table:formula="of:=[.$D52]/[.E52]" office:value-type="float" office:value="0.68562676200526">
            <text:p>0.7</text:p>
          </table:table-cell>
          <table:table-cell table:formula="of:=[.$D52]/[.F52]" office:value-type="float" office:value="1.04224525952883">
            <text:p>1.0</text:p>
          </table:table-cell>
          <table:table-cell table:style-name="ce7" table:formula="of:=[.$D52]/[.G52]" office:value-type="float" office:value="1.06331139092097">
            <text:p>1.1</text:p>
          </table:table-cell>
          <table:table-cell table:style-name="ce7" table:formula="of:=[.$D52]/[.H52]" office:value-type="float" office:value="1.0348311334827">
            <text:p>1.0</text:p>
          </table:table-cell>
          <table:table-cell table:style-name="ce7" table:formula="of:=[.$D52]/[.I52]" office:value-type="float" office:value="0.983529704144686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9:.D52])/60000" office:value-type="float" office:value="22.1800281666667">
            <text:p>22.1800281667</text:p>
          </table:table-cell>
          <table:table-cell table:formula="of:=SUM([.E39:.E52])/60000" office:value-type="float" office:value="11.9543016333333">
            <text:p>11.9543016333</text:p>
          </table:table-cell>
          <table:table-cell table:formula="of:=SUM([.F39:.F52])/60000" office:value-type="float" office:value="6.67835861666667">
            <text:p>6.6783586167</text:p>
          </table:table-cell>
          <table:table-cell table:formula="of:=SUM([.G39:.G52])/60000" office:value-type="float" office:value="4.70020525">
            <text:p>4.70020525</text:p>
          </table:table-cell>
          <table:table-cell table:formula="of:=SUM([.H39:.H52])/60000" office:value-type="float" office:value="3.97403273333333">
            <text:p>3.9740327333</text:p>
          </table:table-cell>
          <table:table-cell table:formula="of:=SUM([.I39:.I52])/60000" office:value-type="float" office:value="3.89995825">
            <text:p>3.89995825</text:p>
          </table:table-cell>
          <table:table-cell table:formula="of:=SUM([.J39:.J52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9:.N52])" office:value-type="float" office:value="0">
            <text:p>#DIV/0!</text:p>
          </table:table-cell>
          <table:table-cell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0">
            <text:p>#DIV/0!</text:p>
          </table:table-cell>
          <table:table-cell table:style-name="ce7" table:formula="of:=AVERAGE([.Q39:.Q52])" office:value-type="float" office:value="0">
            <text:p>#DIV/0!</text:p>
          </table:table-cell>
          <table:table-cell table:style-name="ce7" table:formula="of:=AVERAGE([.R39:.R52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Depth_local_PC" table:style-name="ta2">
        <table:table-column table:style-name="co1" table:default-cell-style-name="Default"/>
        <table:table-column table:style-name="co2" table:default-cell-style-name="ce1"/>
        <table:table-column table:style-name="co4" table:number-columns-repeated="9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3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3"/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4" table:number-columns-repeated="5"/>
          <table:table-cell table:style-name="ce4"/>
          <table:table-cell table:style-name="ce1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"/>
          <table:table-cell office:value-type="float" office:value="390.837">
            <text:p>390.837</text:p>
          </table:table-cell>
          <table:table-cell office:value-type="float" office:value="299.269">
            <text:p>299.269</text:p>
          </table:table-cell>
          <table:table-cell office:value-type="float" office:value="309.02">
            <text:p>309.02</text:p>
          </table:table-cell>
          <table:table-cell office:value-type="float" office:value="314.203">
            <text:p>314.203</text:p>
          </table:table-cell>
          <table:table-cell office:value-type="float" office:value="312.065">
            <text:p>312.065</text:p>
          </table:table-cell>
          <table:table-cell office:value-type="float" office:value="259.99">
            <text:p>259.99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3]/[.E3]" office:value-type="float" office:value="1.30597221897357">
            <text:p>1.3</text:p>
          </table:table-cell>
          <table:table-cell table:formula="of:=[.$D3]/[.F3]" office:value-type="float" office:value="1.26476279852437">
            <text:p>1.3</text:p>
          </table:table-cell>
          <table:table-cell table:style-name="ce7" table:formula="of:=[.$D3]/[.G3]" office:value-type="float" office:value="1.24389964449735">
            <text:p>1.2</text:p>
          </table:table-cell>
          <table:table-cell table:style-name="ce7" table:formula="of:=[.$D3]/[.H3]" office:value-type="float" office:value="1.25242177110538">
            <text:p>1.3</text:p>
          </table:table-cell>
          <table:table-cell table:style-name="ce7" table:formula="of:=[.$D3]/[.I3]" office:value-type="float" office:value="1.50327704911727">
            <text:p>1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"/>
          <table:table-cell office:value-type="float" office:value="160682">
            <text:p>160682</text:p>
          </table:table-cell>
          <table:table-cell office:value-type="float" office:value="153888">
            <text:p>153888</text:p>
          </table:table-cell>
          <table:table-cell office:value-type="float" office:value="141560">
            <text:p>141560</text:p>
          </table:table-cell>
          <table:table-cell office:value-type="float" office:value="154489">
            <text:p>154489</text:p>
          </table:table-cell>
          <table:table-cell office:value-type="float" office:value="144337">
            <text:p>144337</text:p>
          </table:table-cell>
          <table:table-cell office:value-type="float" office:value="153328">
            <text:p>153328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D4]/[.E4]" office:value-type="float" office:value="1.04414899147432">
            <text:p>1.0</text:p>
          </table:table-cell>
          <table:table-cell table:formula="of:=[.$D4]/[.F4]" office:value-type="float" office:value="1.13508053122351">
            <text:p>1.1</text:p>
          </table:table-cell>
          <table:table-cell table:style-name="ce7" table:formula="of:=[.$D4]/[.G4]" office:value-type="float" office:value="1.04008699648519">
            <text:p>1.0</text:p>
          </table:table-cell>
          <table:table-cell table:style-name="ce7" table:formula="of:=[.$D4]/[.H4]" office:value-type="float" office:value="1.11324192687946">
            <text:p>1.1</text:p>
          </table:table-cell>
          <table:table-cell table:style-name="ce7" table:formula="of:=[.$D4]/[.I4]" office:value-type="float" office:value="1.0479625378274">
            <text:p>1.0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"/>
          <table:table-cell office:value-type="float" office:value="2877.97">
            <text:p>2877.97</text:p>
          </table:table-cell>
          <table:table-cell office:value-type="float" office:value="1571.79">
            <text:p>1571.79</text:p>
          </table:table-cell>
          <table:table-cell office:value-type="float" office:value="1220.17">
            <text:p>1220.17</text:p>
          </table:table-cell>
          <table:table-cell office:value-type="float" office:value="1427.92">
            <text:p>1427.92</text:p>
          </table:table-cell>
          <table:table-cell office:value-type="float" office:value="1462.74">
            <text:p>1462.74</text:p>
          </table:table-cell>
          <table:table-cell office:value-type="float" office:value="1390">
            <text:p>1390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5]/[.E5]" office:value-type="float" office:value="1.83101432125157">
            <text:p>1.8</text:p>
          </table:table-cell>
          <table:table-cell table:formula="of:=[.$D5]/[.F5]" office:value-type="float" office:value="2.35866313710385">
            <text:p>2.4</text:p>
          </table:table-cell>
          <table:table-cell table:style-name="ce7" table:formula="of:=[.$D5]/[.G5]" office:value-type="float" office:value="2.01549806711861">
            <text:p>2.0</text:p>
          </table:table-cell>
          <table:table-cell table:style-name="ce7" table:formula="of:=[.$D5]/[.H5]" office:value-type="float" office:value="1.96751985998879">
            <text:p>2.0</text:p>
          </table:table-cell>
          <table:table-cell table:style-name="ce7" table:formula="of:=[.$D5]/[.I5]" office:value-type="float" office:value="2.07048201438849">
            <text:p>2.1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"/>
          <table:table-cell office:value-type="float" office:value="703.947">
            <text:p>703.947</text:p>
          </table:table-cell>
          <table:table-cell office:value-type="float" office:value="389.814">
            <text:p>389.814</text:p>
          </table:table-cell>
          <table:table-cell office:value-type="float" office:value="332.538">
            <text:p>332.538</text:p>
          </table:table-cell>
          <table:table-cell office:value-type="float" office:value="359.575">
            <text:p>359.575</text:p>
          </table:table-cell>
          <table:table-cell office:value-type="float" office:value="425.44">
            <text:p>425.44</text:p>
          </table:table-cell>
          <table:table-cell office:value-type="float" office:value="370.227">
            <text:p>370.227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6]/[.E6]" office:value-type="float" office:value="1.80585356092906">
            <text:p>1.8</text:p>
          </table:table-cell>
          <table:table-cell table:formula="of:=[.$D6]/[.F6]" office:value-type="float" office:value="2.11689190408314">
            <text:p>2.1</text:p>
          </table:table-cell>
          <table:table-cell table:style-name="ce7" table:formula="of:=[.$D6]/[.G6]" office:value-type="float" office:value="1.9577195300007">
            <text:p>2.0</text:p>
          </table:table-cell>
          <table:table-cell table:style-name="ce7" table:formula="of:=[.$D6]/[.H6]" office:value-type="float" office:value="1.65463285069575">
            <text:p>1.7</text:p>
          </table:table-cell>
          <table:table-cell table:style-name="ce7" table:formula="of:=[.$D6]/[.I6]" office:value-type="float" office:value="1.90139292920289">
            <text:p>1.9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"/>
          <table:table-cell office:value-type="float" office:value="322.271">
            <text:p>322.271</text:p>
          </table:table-cell>
          <table:table-cell office:value-type="float" office:value="228.621">
            <text:p>228.621</text:p>
          </table:table-cell>
          <table:table-cell office:value-type="float" office:value="227.681">
            <text:p>227.681</text:p>
          </table:table-cell>
          <table:table-cell office:value-type="float" office:value="177.997">
            <text:p>177.997</text:p>
          </table:table-cell>
          <table:table-cell office:value-type="float" office:value="238.359">
            <text:p>238.359</text:p>
          </table:table-cell>
          <table:table-cell office:value-type="float" office:value="181.906">
            <text:p>181.906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7]/[.E7]" office:value-type="float" office:value="1.40962991151294">
            <text:p>1.4</text:p>
          </table:table-cell>
          <table:table-cell table:formula="of:=[.$D7]/[.F7]" office:value-type="float" office:value="1.41544968618374">
            <text:p>1.4</text:p>
          </table:table-cell>
          <table:table-cell table:style-name="ce7" table:formula="of:=[.$D7]/[.G7]" office:value-type="float" office:value="1.81054175070366">
            <text:p>1.8</text:p>
          </table:table-cell>
          <table:table-cell table:style-name="ce7" table:formula="of:=[.$D7]/[.H7]" office:value-type="float" office:value="1.35204040963421">
            <text:p>1.4</text:p>
          </table:table-cell>
          <table:table-cell table:style-name="ce7" table:formula="of:=[.$D7]/[.I7]" office:value-type="float" office:value="1.77163480039141">
            <text:p>1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"/>
          <table:table-cell office:value-type="float" office:value="166513">
            <text:p>166513</text:p>
          </table:table-cell>
          <table:table-cell office:value-type="float" office:value="89061.7">
            <text:p>89061.7</text:p>
          </table:table-cell>
          <table:table-cell office:value-type="float" office:value="63395.9">
            <text:p>63395.9</text:p>
          </table:table-cell>
          <table:table-cell office:value-type="float" office:value="74155.5">
            <text:p>74155.5</text:p>
          </table:table-cell>
          <table:table-cell office:value-type="float" office:value="74884.8">
            <text:p>74884.8</text:p>
          </table:table-cell>
          <table:table-cell office:value-type="float" office:value="75181.9">
            <text:p>75181.9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D8]/[.E8]" office:value-type="float" office:value="1.86963644305016">
            <text:p>1.9</text:p>
          </table:table-cell>
          <table:table-cell table:formula="of:=[.$D8]/[.F8]" office:value-type="float" office:value="2.62655786888427">
            <text:p>2.6</text:p>
          </table:table-cell>
          <table:table-cell table:style-name="ce7" table:formula="of:=[.$D8]/[.G8]" office:value-type="float" office:value="2.24545718119357">
            <text:p>2.2</text:p>
          </table:table-cell>
          <table:table-cell table:style-name="ce7" table:formula="of:=[.$D8]/[.H8]" office:value-type="float" office:value="2.22358876567741">
            <text:p>2.2</text:p>
          </table:table-cell>
          <table:table-cell table:style-name="ce7" table:formula="of:=[.$D8]/[.I8]" office:value-type="float" office:value="2.21480170094132">
            <text:p>2.2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"/>
          <table:table-cell office:value-type="float" office:value="3684.9">
            <text:p>3684.9</text:p>
          </table:table-cell>
          <table:table-cell office:value-type="float" office:value="2005.18">
            <text:p>2005.18</text:p>
          </table:table-cell>
          <table:table-cell office:value-type="float" office:value="1752.18">
            <text:p>1752.18</text:p>
          </table:table-cell>
          <table:table-cell office:value-type="float" office:value="2073.87">
            <text:p>2073.87</text:p>
          </table:table-cell>
          <table:table-cell office:value-type="float" office:value="1989.71">
            <text:p>1989.71</text:p>
          </table:table-cell>
          <table:table-cell office:value-type="float" office:value="2003.02">
            <text:p>2003.02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D9]/[.E9]" office:value-type="float" office:value="1.83769038191085">
            <text:p>1.8</text:p>
          </table:table-cell>
          <table:table-cell table:formula="of:=[.$D9]/[.F9]" office:value-type="float" office:value="2.10303735917543">
            <text:p>2.1</text:p>
          </table:table-cell>
          <table:table-cell table:style-name="ce7" table:formula="of:=[.$D9]/[.G9]" office:value-type="float" office:value="1.77682304098135">
            <text:p>1.8</text:p>
          </table:table-cell>
          <table:table-cell table:style-name="ce7" table:formula="of:=[.$D9]/[.H9]" office:value-type="float" office:value="1.85197842901729">
            <text:p>1.9</text:p>
          </table:table-cell>
          <table:table-cell table:style-name="ce7" table:formula="of:=[.$D9]/[.I9]" office:value-type="float" office:value="1.83967209513634">
            <text:p>1.8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"/>
          <table:table-cell office:value-type="float" office:value="122252">
            <text:p>122252</text:p>
          </table:table-cell>
          <table:table-cell office:value-type="float" office:value="66388.3">
            <text:p>66388.3</text:p>
          </table:table-cell>
          <table:table-cell office:value-type="float" office:value="59389.7">
            <text:p>59389.7</text:p>
          </table:table-cell>
          <table:table-cell office:value-type="float" office:value="67920.8">
            <text:p>67920.8</text:p>
          </table:table-cell>
          <table:table-cell office:value-type="float" office:value="68770.9">
            <text:p>68770.9</text:p>
          </table:table-cell>
          <table:table-cell office:value-type="float" office:value="68726">
            <text:p>68726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D10]/[.E10]" office:value-type="float" office:value="1.84146905403512">
            <text:p>1.8</text:p>
          </table:table-cell>
          <table:table-cell table:formula="of:=[.$D10]/[.F10]" office:value-type="float" office:value="2.05847141844461">
            <text:p>2.1</text:p>
          </table:table-cell>
          <table:table-cell table:style-name="ce7" table:formula="of:=[.$D10]/[.G10]" office:value-type="float" office:value="1.79991990671488">
            <text:p>1.8</text:p>
          </table:table-cell>
          <table:table-cell table:style-name="ce7" table:formula="of:=[.$D10]/[.H10]" office:value-type="float" office:value="1.77767049725974">
            <text:p>1.8</text:p>
          </table:table-cell>
          <table:table-cell table:style-name="ce7" table:formula="of:=[.$D10]/[.I10]" office:value-type="float" office:value="1.77883188313011">
            <text:p>1.8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"/>
          <table:table-cell office:value-type="float" office:value="42019.2">
            <text:p>42019.2</text:p>
          </table:table-cell>
          <table:table-cell office:value-type="float" office:value="22873.9">
            <text:p>22873.9</text:p>
          </table:table-cell>
          <table:table-cell office:value-type="float" office:value="20854.9">
            <text:p>20854.9</text:p>
          </table:table-cell>
          <table:table-cell office:value-type="float" office:value="23285.7">
            <text:p>23285.7</text:p>
          </table:table-cell>
          <table:table-cell office:value-type="float" office:value="23203.6">
            <text:p>23203.6</text:p>
          </table:table-cell>
          <table:table-cell office:value-type="float" office:value="23471.5">
            <text:p>23471.5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D11]/[.E11]" office:value-type="float" office:value="1.83699325432043">
            <text:p>1.8</text:p>
          </table:table-cell>
          <table:table-cell table:formula="of:=[.$D11]/[.F11]" office:value-type="float" office:value="2.01483584193643">
            <text:p>2.0</text:p>
          </table:table-cell>
          <table:table-cell table:style-name="ce7" table:formula="of:=[.$D11]/[.G11]" office:value-type="float" office:value="1.80450662853167">
            <text:p>1.8</text:p>
          </table:table-cell>
          <table:table-cell table:style-name="ce7" table:formula="of:=[.$D11]/[.H11]" office:value-type="float" office:value="1.81089141340137">
            <text:p>1.8</text:p>
          </table:table-cell>
          <table:table-cell table:style-name="ce7" table:formula="of:=[.$D11]/[.I11]" office:value-type="float" office:value="1.79022218435123">
            <text:p>1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"/>
          <table:table-cell office:value-type="float" office:value="182351">
            <text:p>182351</text:p>
          </table:table-cell>
          <table:table-cell office:value-type="float" office:value="114032">
            <text:p>114032</text:p>
          </table:table-cell>
          <table:table-cell office:value-type="float" office:value="113487">
            <text:p>113487</text:p>
          </table:table-cell>
          <table:table-cell office:value-type="float" office:value="121453">
            <text:p>121453</text:p>
          </table:table-cell>
          <table:table-cell office:value-type="float" office:value="122121">
            <text:p>122121</text:p>
          </table:table-cell>
          <table:table-cell office:value-type="float" office:value="122988">
            <text:p>122988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D12]/[.E12]" office:value-type="float" office:value="1.59912129928441">
            <text:p>1.6</text:p>
          </table:table-cell>
          <table:table-cell table:formula="of:=[.$D12]/[.F12]" office:value-type="float" office:value="1.60680077894384">
            <text:p>1.6</text:p>
          </table:table-cell>
          <table:table-cell table:style-name="ce7" table:formula="of:=[.$D12]/[.G12]" office:value-type="float" office:value="1.50141206886615">
            <text:p>1.5</text:p>
          </table:table-cell>
          <table:table-cell table:style-name="ce7" table:formula="of:=[.$D12]/[.H12]" office:value-type="float" office:value="1.49319936784009">
            <text:p>1.5</text:p>
          </table:table-cell>
          <table:table-cell table:style-name="ce7" table:formula="of:=[.$D12]/[.I12]" office:value-type="float" office:value="1.48267310631932">
            <text:p>1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"/>
          <table:table-cell office:value-type="float" office:value="2293.69">
            <text:p>2293.69</text:p>
          </table:table-cell>
          <table:table-cell office:value-type="float" office:value="1379.13">
            <text:p>1379.13</text:p>
          </table:table-cell>
          <table:table-cell office:value-type="float" office:value="1470.72">
            <text:p>1470.72</text:p>
          </table:table-cell>
          <table:table-cell office:value-type="float" office:value="1466.83">
            <text:p>1466.83</text:p>
          </table:table-cell>
          <table:table-cell office:value-type="float" office:value="1464.82">
            <text:p>1464.82</text:p>
          </table:table-cell>
          <table:table-cell office:value-type="float" office:value="1440.87">
            <text:p>1440.87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13]/[.E13]" office:value-type="float" office:value="1.6631427059088">
            <text:p>1.7</text:p>
          </table:table-cell>
          <table:table-cell table:formula="of:=[.$D13]/[.F13]" office:value-type="float" office:value="1.55956946257615">
            <text:p>1.6</text:p>
          </table:table-cell>
          <table:table-cell table:style-name="ce7" table:formula="of:=[.$D13]/[.G13]" office:value-type="float" office:value="1.56370540553438">
            <text:p>1.6</text:p>
          </table:table-cell>
          <table:table-cell table:style-name="ce7" table:formula="of:=[.$D13]/[.H13]" office:value-type="float" office:value="1.56585109433241">
            <text:p>1.6</text:p>
          </table:table-cell>
          <table:table-cell table:style-name="ce7" table:formula="of:=[.$D13]/[.I13]" office:value-type="float" office:value="1.59187851783992">
            <text:p>1.6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"/>
          <table:table-cell office:value-type="float" office:value="60593.2">
            <text:p>60593.2</text:p>
          </table:table-cell>
          <table:table-cell office:value-type="float" office:value="33309.4">
            <text:p>33309.4</text:p>
          </table:table-cell>
          <table:table-cell office:value-type="float" office:value="25720.4">
            <text:p>25720.4</text:p>
          </table:table-cell>
          <table:table-cell office:value-type="float" office:value="29780.9">
            <text:p>29780.9</text:p>
          </table:table-cell>
          <table:table-cell office:value-type="float" office:value="30320.6">
            <text:p>30320.6</text:p>
          </table:table-cell>
          <table:table-cell office:value-type="float" office:value="29967.3">
            <text:p>29967.3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D14]/[.E14]" office:value-type="float" office:value="1.8191021153188">
            <text:p>1.8</text:p>
          </table:table-cell>
          <table:table-cell table:formula="of:=[.$D14]/[.F14]" office:value-type="float" office:value="2.35584205533351">
            <text:p>2.4</text:p>
          </table:table-cell>
          <table:table-cell table:style-name="ce7" table:formula="of:=[.$D14]/[.G14]" office:value-type="float" office:value="2.03463293587501">
            <text:p>2.0</text:p>
          </table:table-cell>
          <table:table-cell table:style-name="ce7" table:formula="of:=[.$D14]/[.H14]" office:value-type="float" office:value="1.99841691787102">
            <text:p>2.0</text:p>
          </table:table-cell>
          <table:table-cell table:style-name="ce7" table:formula="of:=[.$D14]/[.I14]" office:value-type="float" office:value="2.02197728857788">
            <text:p>2.0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"/>
          <table:table-cell office:value-type="float" office:value="13300">
            <text:p>13300</text:p>
          </table:table-cell>
          <table:table-cell office:value-type="float" office:value="7660.36">
            <text:p>7660.36</text:p>
          </table:table-cell>
          <table:table-cell office:value-type="float" office:value="7918.59">
            <text:p>7918.59</text:p>
          </table:table-cell>
          <table:table-cell office:value-type="float" office:value="8197.14">
            <text:p>8197.14</text:p>
          </table:table-cell>
          <table:table-cell office:value-type="float" office:value="8040.73">
            <text:p>8040.73</text:p>
          </table:table-cell>
          <table:table-cell office:value-type="float" office:value="8129.04">
            <text:p>8129.04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15]/[.E15]" office:value-type="float" office:value="1.73621083082257">
            <text:p>1.7</text:p>
          </table:table-cell>
          <table:table-cell table:formula="of:=[.$D15]/[.F15]" office:value-type="float" office:value="1.67959194755632">
            <text:p>1.7</text:p>
          </table:table-cell>
          <table:table-cell table:style-name="ce7" table:formula="of:=[.$D15]/[.G15]" office:value-type="float" office:value="1.62251712182542">
            <text:p>1.6</text:p>
          </table:table-cell>
          <table:table-cell table:style-name="ce7" table:formula="of:=[.$D15]/[.H15]" office:value-type="float" office:value="1.65407867196138">
            <text:p>1.7</text:p>
          </table:table-cell>
          <table:table-cell table:style-name="ce7" table:formula="of:=[.$D15]/[.I15]" office:value-type="float" office:value="1.63610955291154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"/>
          <table:table-cell office:value-type="float" office:value="72.91">
            <text:p>72.91</text:p>
          </table:table-cell>
          <table:table-cell office:value-type="float" office:value="51.517">
            <text:p>51.517</text:p>
          </table:table-cell>
          <table:table-cell office:value-type="float" office:value="51.681">
            <text:p>51.681</text:p>
          </table:table-cell>
          <table:table-cell office:value-type="float" office:value="105.264">
            <text:p>105.264</text:p>
          </table:table-cell>
          <table:table-cell office:value-type="float" office:value="54.042">
            <text:p>54.042</text:p>
          </table:table-cell>
          <table:table-cell office:value-type="float" office:value="57.849">
            <text:p>57.849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D16]/[.E16]" office:value-type="float" office:value="1.41526098181183">
            <text:p>1.4</text:p>
          </table:table-cell>
          <table:table-cell table:formula="of:=[.$D16]/[.F16]" office:value-type="float" office:value="1.41076991544281">
            <text:p>1.4</text:p>
          </table:table-cell>
          <table:table-cell table:style-name="ce7" table:formula="of:=[.$D16]/[.G16]" office:value-type="float" office:value="0.692639458884329">
            <text:p>0.7</text:p>
          </table:table-cell>
          <table:table-cell table:style-name="ce7" table:formula="of:=[.$D16]/[.H16]" office:value-type="float" office:value="1.34913585729618">
            <text:p>1.3</text:p>
          </table:table-cell>
          <table:table-cell table:style-name="ce7" table:formula="of:=[.$D16]/[.I16]" office:value-type="float" office:value="1.26035022213003">
            <text:p>1.3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2.6342820833333">
            <text:p>12.6342820833</text:p>
          </table:table-cell>
          <table:table-cell table:formula="of:=SUM([.E3:.E16])/60000" office:value-type="float" office:value="8.21898301666667">
            <text:p>8.2189830167</text:p>
          </table:table-cell>
          <table:table-cell table:formula="of:=SUM([.F3:.F16])/60000" office:value-type="float" office:value="7.29484133333333">
            <text:p>7.2948413333</text:p>
          </table:table-cell>
          <table:table-cell table:formula="of:=SUM([.G3:.G16])/60000" office:value-type="float" office:value="8.08679498333333">
            <text:p>8.0867949833</text:p>
          </table:table-cell>
          <table:table-cell table:formula="of:=SUM([.H3:.H16])/60000" office:value-type="float" office:value="7.9604301">
            <text:p>7.9604301</text:p>
          </table:table-cell>
          <table:table-cell table:formula="of:=SUM([.I3:.I16])/60000" office:value-type="float" office:value="8.1249267">
            <text:p>8.1249267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:.N16])" office:value-type="float" office:value="1.64394614790032">
            <text:p>1.6</text:p>
          </table:table-cell>
          <table:table-cell table:formula="of:=AVERAGE([.O3:.O16])" office:value-type="float" office:value="1.83616605038657">
            <text:p>1.8</text:p>
          </table:table-cell>
          <table:table-cell table:style-name="ce7" table:formula="of:=AVERAGE([.P3:.P16])" office:value-type="float" office:value="1.65066855265802">
            <text:p>1.7</text:p>
          </table:table-cell>
          <table:table-cell table:style-name="ce7" table:formula="of:=AVERAGE([.Q3:.Q16])" office:value-type="float" office:value="1.64747627378289">
            <text:p>1.6</text:p>
          </table:table-cell>
          <table:table-cell table:style-name="ce7" table:formula="of:=AVERAGE([.R3:.R16])" office:value-type="float" office:value="1.70794756301894">
            <text:p>1.7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29.862">
            <text:p>129.862</text:p>
          </table:table-cell>
          <table:table-cell office:value-type="float" office:value="49.933">
            <text:p>49.933</text:p>
          </table:table-cell>
          <table:table-cell office:value-type="float" office:value="51.188">
            <text:p>51.188</text:p>
          </table:table-cell>
          <table:table-cell office:value-type="float" office:value="52.764">
            <text:p>52.764</text:p>
          </table:table-cell>
          <table:table-cell office:value-type="float" office:value="49.102">
            <text:p>49.102</text:p>
          </table:table-cell>
          <table:table-cell office:value-type="float" office:value="51.808">
            <text:p>51.808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D21]/[.E21]" office:value-type="float" office:value="2.60072497146176">
            <text:p>2.6</text:p>
          </table:table-cell>
          <table:table-cell table:formula="of:=[.$D21]/[.F21]" office:value-type="float" office:value="2.53696178791904">
            <text:p>2.5</text:p>
          </table:table-cell>
          <table:table-cell table:style-name="ce7" table:formula="of:=[.$D21]/[.G21]" office:value-type="float" office:value="2.46118565688727">
            <text:p>2.5</text:p>
          </table:table-cell>
          <table:table-cell table:style-name="ce7" table:formula="of:=[.$D21]/[.H21]" office:value-type="float" office:value="2.64473952181174">
            <text:p>2.6</text:p>
          </table:table-cell>
          <table:table-cell table:style-name="ce7" table:formula="of:=[.$D21]/[.I21]" office:value-type="float" office:value="2.50660129709697">
            <text:p>2.5</text:p>
          </table:table-cell>
          <table:table-cell/>
          <table:table-cell office:value-type="float" office:value="231.983">
            <text:p>232</text:p>
          </table:table-cell>
          <table:table-cell office:value-type="float" office:value="204.008">
            <text:p>204</text:p>
          </table:table-cell>
          <table:table-cell office:value-type="float" office:value="134.017">
            <text:p>134</text:p>
          </table:table-cell>
          <table:table-cell office:value-type="float" office:value="249.744">
            <text:p>250</text:p>
          </table:table-cell>
          <table:table-cell office:value-type="float" office:value="140.74">
            <text:p>141</text:p>
          </table:table-cell>
          <table:table-cell office:value-type="float" office:value="148.577">
            <text:p>149</text:p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203.22">
            <text:p>1203.22</text:p>
          </table:table-cell>
          <table:table-cell office:value-type="float" office:value="887.112">
            <text:p>887.112</text:p>
          </table:table-cell>
          <table:table-cell office:value-type="float" office:value="893.265">
            <text:p>893.265</text:p>
          </table:table-cell>
          <table:table-cell office:value-type="float" office:value="899.697">
            <text:p>899.697</text:p>
          </table:table-cell>
          <table:table-cell office:value-type="float" office:value="967.552">
            <text:p>967.552</text:p>
          </table:table-cell>
          <table:table-cell office:value-type="float" office:value="918.801">
            <text:p>918.801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D22]/[.E22]" office:value-type="float" office:value="1.35633381128877">
            <text:p>1.4</text:p>
          </table:table-cell>
          <table:table-cell table:formula="of:=[.$D22]/[.F22]" office:value-type="float" office:value="1.34699109446805">
            <text:p>1.3</text:p>
          </table:table-cell>
          <table:table-cell table:style-name="ce7" table:formula="of:=[.$D22]/[.G22]" office:value-type="float" office:value="1.337361356101">
            <text:p>1.3</text:p>
          </table:table-cell>
          <table:table-cell table:style-name="ce7" table:formula="of:=[.$D22]/[.H22]" office:value-type="float" office:value="1.24357140494774">
            <text:p>1.2</text:p>
          </table:table-cell>
          <table:table-cell table:style-name="ce7" table:formula="of:=[.$D22]/[.I22]" office:value-type="float" office:value="1.30955451724585">
            <text:p>1.3</text:p>
          </table:table-cell>
          <table:table-cell/>
          <table:table-cell office:value-type="float" office:value="3456.912">
            <text:p>3457</text:p>
          </table:table-cell>
          <table:table-cell office:value-type="float" office:value="2556.394">
            <text:p>2556</text:p>
          </table:table-cell>
          <table:table-cell office:value-type="float" office:value="2546.282">
            <text:p>2546</text:p>
          </table:table-cell>
          <table:table-cell office:value-type="float" office:value="2652.573">
            <text:p>2653</text:p>
          </table:table-cell>
          <table:table-cell office:value-type="float" office:value="2578.628">
            <text:p>2579</text:p>
          </table:table-cell>
          <table:table-cell office:value-type="float" office:value="2707.744">
            <text:p>2708</text:p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735.293">
            <text:p>735.293</text:p>
          </table:table-cell>
          <table:table-cell office:value-type="float" office:value="454.458">
            <text:p>454.458</text:p>
          </table:table-cell>
          <table:table-cell office:value-type="float" office:value="384.275">
            <text:p>384.275</text:p>
          </table:table-cell>
          <table:table-cell office:value-type="float" office:value="411.043">
            <text:p>411.043</text:p>
          </table:table-cell>
          <table:table-cell office:value-type="float" office:value="401.729">
            <text:p>401.729</text:p>
          </table:table-cell>
          <table:table-cell office:value-type="float" office:value="473.115">
            <text:p>473.11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23]/[.E23]" office:value-type="float" office:value="1.61795589471414">
            <text:p>1.6</text:p>
          </table:table-cell>
          <table:table-cell table:formula="of:=[.$D23]/[.F23]" office:value-type="float" office:value="1.91345520785896">
            <text:p>1.9</text:p>
          </table:table-cell>
          <table:table-cell table:style-name="ce7" table:formula="of:=[.$D23]/[.G23]" office:value-type="float" office:value="1.78884690896086">
            <text:p>1.8</text:p>
          </table:table-cell>
          <table:table-cell table:style-name="ce7" table:formula="of:=[.$D23]/[.H23]" office:value-type="float" office:value="1.83032093774659">
            <text:p>1.8</text:p>
          </table:table-cell>
          <table:table-cell table:style-name="ce7" table:formula="of:=[.$D23]/[.I23]" office:value-type="float" office:value="1.55415279583188">
            <text:p>1.6</text:p>
          </table:table-cell>
          <table:table-cell/>
          <table:table-cell office:value-type="float" office:value="2044.39">
            <text:p>2044</text:p>
          </table:table-cell>
          <table:table-cell office:value-type="float" office:value="1563.551">
            <text:p>1564</text:p>
          </table:table-cell>
          <table:table-cell office:value-type="float" office:value="977.381">
            <text:p>977</text:p>
          </table:table-cell>
          <table:table-cell office:value-type="float" office:value="1185.891">
            <text:p>1186</text:p>
          </table:table-cell>
          <table:table-cell office:value-type="float" office:value="1013.461">
            <text:p>1013</text:p>
          </table:table-cell>
          <table:table-cell office:value-type="float" office:value="1024.377">
            <text:p>1024</text:p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60.344">
            <text:p>160.344</text:p>
          </table:table-cell>
          <table:table-cell office:value-type="float" office:value="83.809">
            <text:p>83.809</text:p>
          </table:table-cell>
          <table:table-cell office:value-type="float" office:value="128.717">
            <text:p>128.717</text:p>
          </table:table-cell>
          <table:table-cell office:value-type="float" office:value="76.503">
            <text:p>76.503</text:p>
          </table:table-cell>
          <table:table-cell office:value-type="float" office:value="135.574">
            <text:p>135.574</text:p>
          </table:table-cell>
          <table:table-cell office:value-type="float" office:value="76.997">
            <text:p>76.99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D24]/[.E24]" office:value-type="float" office:value="1.91320741209178">
            <text:p>1.9</text:p>
          </table:table-cell>
          <table:table-cell table:formula="of:=[.$D24]/[.F24]" office:value-type="float" office:value="1.24570957993117">
            <text:p>1.2</text:p>
          </table:table-cell>
          <table:table-cell table:style-name="ce7" table:formula="of:=[.$D24]/[.G24]" office:value-type="float" office:value="2.09591780714482">
            <text:p>2.1</text:p>
          </table:table-cell>
          <table:table-cell table:style-name="ce7" table:formula="of:=[.$D24]/[.H24]" office:value-type="float" office:value="1.18270464838391">
            <text:p>1.2</text:p>
          </table:table-cell>
          <table:table-cell table:style-name="ce7" table:formula="of:=[.$D24]/[.I24]" office:value-type="float" office:value="2.08247074561347">
            <text:p>2.1</text:p>
          </table:table-cell>
          <table:table-cell/>
          <table:table-cell office:value-type="float" office:value="575.558">
            <text:p>576</text:p>
          </table:table-cell>
          <table:table-cell office:value-type="float" office:value="344.933">
            <text:p>345</text:p>
          </table:table-cell>
          <table:table-cell office:value-type="float" office:value="209.186">
            <text:p>209</text:p>
          </table:table-cell>
          <table:table-cell office:value-type="float" office:value="211.159">
            <text:p>211</text:p>
          </table:table-cell>
          <table:table-cell office:value-type="float" office:value="356.491">
            <text:p>356</text:p>
          </table:table-cell>
          <table:table-cell office:value-type="float" office:value="218.362">
            <text:p>218</text:p>
          </table:table-cell>
          <table:table-cell table:number-columns-repeated="98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00.88">
            <text:p>100.88</text:p>
          </table:table-cell>
          <table:table-cell office:value-type="float" office:value="54.787">
            <text:p>54.787</text:p>
          </table:table-cell>
          <table:table-cell office:value-type="float" office:value="108.64">
            <text:p>108.64</text:p>
          </table:table-cell>
          <table:table-cell office:value-type="float" office:value="59.587">
            <text:p>59.587</text:p>
          </table:table-cell>
          <table:table-cell office:value-type="float" office:value="60.193">
            <text:p>60.193</text:p>
          </table:table-cell>
          <table:table-cell office:value-type="float" office:value="68.106">
            <text:p>68.106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5]/[.E25]" office:value-type="float" office:value="1.84131272017084">
            <text:p>1.8</text:p>
          </table:table-cell>
          <table:table-cell table:formula="of:=[.$D25]/[.F25]" office:value-type="float" office:value="0.928571428571429">
            <text:p>0.9</text:p>
          </table:table-cell>
          <table:table-cell table:style-name="ce7" table:formula="of:=[.$D25]/[.G25]" office:value-type="float" office:value="1.69298672529243">
            <text:p>1.7</text:p>
          </table:table-cell>
          <table:table-cell table:style-name="ce7" table:formula="of:=[.$D25]/[.H25]" office:value-type="float" office:value="1.6759423853272">
            <text:p>1.7</text:p>
          </table:table-cell>
          <table:table-cell table:style-name="ce7" table:formula="of:=[.$D25]/[.I25]" office:value-type="float" office:value="1.48122045047426">
            <text:p>1.5</text:p>
          </table:table-cell>
          <table:table-cell/>
          <table:table-cell office:value-type="float" office:value="299.18">
            <text:p>299</text:p>
          </table:table-cell>
          <table:table-cell office:value-type="float" office:value="172.558">
            <text:p>173</text:p>
          </table:table-cell>
          <table:table-cell office:value-type="float" office:value="200.568">
            <text:p>201</text:p>
          </table:table-cell>
          <table:table-cell office:value-type="float" office:value="272.279">
            <text:p>272</text:p>
          </table:table-cell>
          <table:table-cell office:value-type="float" office:value="206.666">
            <text:p>207</text:p>
          </table:table-cell>
          <table:table-cell office:value-type="float" office:value="176.514">
            <text:p>177</text:p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055.95">
            <text:p>6055.95</text:p>
          </table:table-cell>
          <table:table-cell office:value-type="float" office:value="3289.08">
            <text:p>3289.08</text:p>
          </table:table-cell>
          <table:table-cell office:value-type="float" office:value="2052.09">
            <text:p>2052.09</text:p>
          </table:table-cell>
          <table:table-cell office:value-type="float" office:value="2303.37">
            <text:p>2303.37</text:p>
          </table:table-cell>
          <table:table-cell office:value-type="float" office:value="2410.14">
            <text:p>2410.14</text:p>
          </table:table-cell>
          <table:table-cell office:value-type="float" office:value="2412.12">
            <text:p>2412.12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D26]/[.E26]" office:value-type="float" office:value="1.84122915830567">
            <text:p>1.8</text:p>
          </table:table-cell>
          <table:table-cell table:formula="of:=[.$D26]/[.F26]" office:value-type="float" office:value="2.95111325526658">
            <text:p>3.0</text:p>
          </table:table-cell>
          <table:table-cell table:style-name="ce7" table:formula="of:=[.$D26]/[.G26]" office:value-type="float" office:value="2.62916943435054">
            <text:p>2.6</text:p>
          </table:table-cell>
          <table:table-cell table:style-name="ce7" table:formula="of:=[.$D26]/[.H26]" office:value-type="float" office:value="2.51269635788792">
            <text:p>2.5</text:p>
          </table:table-cell>
          <table:table-cell table:style-name="ce7" table:formula="of:=[.$D26]/[.I26]" office:value-type="float" office:value="2.51063379931347">
            <text:p>2.5</text:p>
          </table:table-cell>
          <table:table-cell/>
          <table:table-cell office:value-type="float" office:value="15779.956">
            <text:p>15780</text:p>
          </table:table-cell>
          <table:table-cell office:value-type="float" office:value="10714.099">
            <text:p>10714</text:p>
          </table:table-cell>
          <table:table-cell office:value-type="float" office:value="8467.663">
            <text:p>8468</text:p>
          </table:table-cell>
          <table:table-cell office:value-type="float" office:value="5948.682">
            <text:p>5949</text:p>
          </table:table-cell>
          <table:table-cell office:value-type="float" office:value="8491.483">
            <text:p>8491</text:p>
          </table:table-cell>
          <table:table-cell office:value-type="float" office:value="7725.126">
            <text:p>7725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734.823">
            <text:p>734.823</text:p>
          </table:table-cell>
          <table:table-cell office:value-type="float" office:value="461.744">
            <text:p>461.744</text:p>
          </table:table-cell>
          <table:table-cell office:value-type="float" office:value="410.036">
            <text:p>410.036</text:p>
          </table:table-cell>
          <table:table-cell office:value-type="float" office:value="441.966">
            <text:p>441.966</text:p>
          </table:table-cell>
          <table:table-cell office:value-type="float" office:value="412.98">
            <text:p>412.98</text:p>
          </table:table-cell>
          <table:table-cell office:value-type="float" office:value="502.004">
            <text:p>502.0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7]/[.E27]" office:value-type="float" office:value="1.59140779306282">
            <text:p>1.6</text:p>
          </table:table-cell>
          <table:table-cell table:formula="of:=[.$D27]/[.F27]" office:value-type="float" office:value="1.79209386492893">
            <text:p>1.8</text:p>
          </table:table-cell>
          <table:table-cell table:style-name="ce7" table:formula="of:=[.$D27]/[.G27]" office:value-type="float" office:value="1.66262336921845">
            <text:p>1.7</text:p>
          </table:table-cell>
          <table:table-cell table:style-name="ce7" table:formula="of:=[.$D27]/[.H27]" office:value-type="float" office:value="1.77931861107075">
            <text:p>1.8</text:p>
          </table:table-cell>
          <table:table-cell table:style-name="ce7" table:formula="of:=[.$D27]/[.I27]" office:value-type="float" office:value="1.46377917307432">
            <text:p>1.5</text:p>
          </table:table-cell>
          <table:table-cell/>
          <table:table-cell office:value-type="float" office:value="4799.202">
            <text:p>4799</text:p>
          </table:table-cell>
          <table:table-cell office:value-type="float" office:value="2328.503">
            <text:p>2329</text:p>
          </table:table-cell>
          <table:table-cell office:value-type="float" office:value="1232.761">
            <text:p>1233</text:p>
          </table:table-cell>
          <table:table-cell office:value-type="float" office:value="924.297">
            <text:p>924</text:p>
          </table:table-cell>
          <table:table-cell office:value-type="float" office:value="1363.983">
            <text:p>1364</text:p>
          </table:table-cell>
          <table:table-cell office:value-type="float" office:value="1781.743">
            <text:p>1782</text:p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8231.32">
            <text:p>8231.32</text:p>
          </table:table-cell>
          <table:table-cell office:value-type="float" office:value="4575.69">
            <text:p>4575.69</text:p>
          </table:table-cell>
          <table:table-cell office:value-type="float" office:value="4564.86">
            <text:p>4564.86</text:p>
          </table:table-cell>
          <table:table-cell office:value-type="float" office:value="4775.15">
            <text:p>4775.15</text:p>
          </table:table-cell>
          <table:table-cell office:value-type="float" office:value="4752.23">
            <text:p>4752.23</text:p>
          </table:table-cell>
          <table:table-cell office:value-type="float" office:value="4669.21">
            <text:p>4669.2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28]/[.E28]" office:value-type="float" office:value="1.79892431523989">
            <text:p>1.8</text:p>
          </table:table-cell>
          <table:table-cell table:formula="of:=[.$D28]/[.F28]" office:value-type="float" office:value="1.80319221180934">
            <text:p>1.8</text:p>
          </table:table-cell>
          <table:table-cell table:style-name="ce7" table:formula="of:=[.$D28]/[.G28]" office:value-type="float" office:value="1.72378249897909">
            <text:p>1.7</text:p>
          </table:table-cell>
          <table:table-cell table:style-name="ce7" table:formula="of:=[.$D28]/[.H28]" office:value-type="float" office:value="1.73209630005282">
            <text:p>1.7</text:p>
          </table:table-cell>
          <table:table-cell table:style-name="ce7" table:formula="of:=[.$D28]/[.I28]" office:value-type="float" office:value="1.76289350875202">
            <text:p>1.8</text:p>
          </table:table-cell>
          <table:table-cell/>
          <table:table-cell office:value-type="float" office:value="50546.099">
            <text:p>50546</text:p>
          </table:table-cell>
          <table:table-cell office:value-type="float" office:value="21750.311">
            <text:p>21750</text:p>
          </table:table-cell>
          <table:table-cell office:value-type="float" office:value="22819.832">
            <text:p>22820</text:p>
          </table:table-cell>
          <table:table-cell office:value-type="float" office:value="13707.597">
            <text:p>13708</text:p>
          </table:table-cell>
          <table:table-cell office:value-type="float" office:value="18454.212">
            <text:p>18454</text:p>
          </table:table-cell>
          <table:table-cell office:value-type="float" office:value="14507.735">
            <text:p>14508</text:p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5707.19">
            <text:p>5707.19</text:p>
          </table:table-cell>
          <table:table-cell office:value-type="float" office:value="3150.74">
            <text:p>3150.74</text:p>
          </table:table-cell>
          <table:table-cell office:value-type="float" office:value="2972.05">
            <text:p>2972.05</text:p>
          </table:table-cell>
          <table:table-cell office:value-type="float" office:value="3303.12">
            <text:p>3303.12</text:p>
          </table:table-cell>
          <table:table-cell office:value-type="float" office:value="3333.41">
            <text:p>3333.41</text:p>
          </table:table-cell>
          <table:table-cell office:value-type="float" office:value="3349.63">
            <text:p>3349.63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29]/[.E29]" office:value-type="float" office:value="1.81138081847439">
            <text:p>1.8</text:p>
          </table:table-cell>
          <table:table-cell table:formula="of:=[.$D29]/[.F29]" office:value-type="float" office:value="1.92028734375263">
            <text:p>1.9</text:p>
          </table:table-cell>
          <table:table-cell table:style-name="ce7" table:formula="of:=[.$D29]/[.G29]" office:value-type="float" office:value="1.7278179418247">
            <text:p>1.7</text:p>
          </table:table-cell>
          <table:table-cell table:style-name="ce7" table:formula="of:=[.$D29]/[.H29]" office:value-type="float" office:value="1.71211762129471">
            <text:p>1.7</text:p>
          </table:table-cell>
          <table:table-cell table:style-name="ce7" table:formula="of:=[.$D29]/[.I29]" office:value-type="float" office:value="1.70382698984664">
            <text:p>1.7</text:p>
          </table:table-cell>
          <table:table-cell/>
          <table:table-cell office:value-type="float" office:value="30354.738">
            <text:p>30355</text:p>
          </table:table-cell>
          <table:table-cell office:value-type="float" office:value="16902.152">
            <text:p>16902</text:p>
          </table:table-cell>
          <table:table-cell office:value-type="float" office:value="10632.024">
            <text:p>10632</text:p>
          </table:table-cell>
          <table:table-cell office:value-type="float" office:value="16361.516">
            <text:p>16362</text:p>
          </table:table-cell>
          <table:table-cell office:value-type="float" office:value="6252.994">
            <text:p>6253</text:p>
          </table:table-cell>
          <table:table-cell office:value-type="float" office:value="5768.227">
            <text:p>5768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7055.07">
            <text:p>7055.07</text:p>
          </table:table-cell>
          <table:table-cell office:value-type="float" office:value="3921.96">
            <text:p>3921.96</text:p>
          </table:table-cell>
          <table:table-cell office:value-type="float" office:value="3253">
            <text:p>3253</text:p>
          </table:table-cell>
          <table:table-cell office:value-type="float" office:value="3647.26">
            <text:p>3647.26</text:p>
          </table:table-cell>
          <table:table-cell office:value-type="float" office:value="3682.1">
            <text:p>3682.1</text:p>
          </table:table-cell>
          <table:table-cell office:value-type="float" office:value="3597.1">
            <text:p>3597.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30]/[.E30]" office:value-type="float" office:value="1.79886332344032">
            <text:p>1.8</text:p>
          </table:table-cell>
          <table:table-cell table:formula="of:=[.$D30]/[.F30]" office:value-type="float" office:value="2.16878881032893">
            <text:p>2.2</text:p>
          </table:table-cell>
          <table:table-cell table:style-name="ce7" table:formula="of:=[.$D30]/[.G30]" office:value-type="float" office:value="1.93434797628905">
            <text:p>1.9</text:p>
          </table:table-cell>
          <table:table-cell table:style-name="ce7" table:formula="of:=[.$D30]/[.H30]" office:value-type="float" office:value="1.91604519160262">
            <text:p>1.9</text:p>
          </table:table-cell>
          <table:table-cell table:style-name="ce7" table:formula="of:=[.$D30]/[.I30]" office:value-type="float" office:value="1.96132162019405">
            <text:p>2.0</text:p>
          </table:table-cell>
          <table:table-cell/>
          <table:table-cell office:value-type="float" office:value="16052.903">
            <text:p>16053</text:p>
          </table:table-cell>
          <table:table-cell office:value-type="float" office:value="6742.945">
            <text:p>6743</text:p>
          </table:table-cell>
          <table:table-cell office:value-type="float" office:value="6473.84">
            <text:p>6474</text:p>
          </table:table-cell>
          <table:table-cell office:value-type="float" office:value="5430.05">
            <text:p>5430</text:p>
          </table:table-cell>
          <table:table-cell office:value-type="float" office:value="9673.349">
            <text:p>9673</text:p>
          </table:table-cell>
          <table:table-cell office:value-type="float" office:value="5550.756">
            <text:p>5551</text:p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503.195">
            <text:p>503.195</text:p>
          </table:table-cell>
          <table:table-cell office:value-type="float" office:value="320.269">
            <text:p>320.269</text:p>
          </table:table-cell>
          <table:table-cell office:value-type="float" office:value="322.851">
            <text:p>322.851</text:p>
          </table:table-cell>
          <table:table-cell office:value-type="float" office:value="334.86">
            <text:p>334.86</text:p>
          </table:table-cell>
          <table:table-cell office:value-type="float" office:value="344.275">
            <text:p>344.275</text:p>
          </table:table-cell>
          <table:table-cell office:value-type="float" office:value="336.825">
            <text:p>336.82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D31]/[.E31]" office:value-type="float" office:value="1.57116361558565">
            <text:p>1.6</text:p>
          </table:table-cell>
          <table:table-cell table:formula="of:=[.$D31]/[.F31]" office:value-type="float" office:value="1.55859823881605">
            <text:p>1.6</text:p>
          </table:table-cell>
          <table:table-cell table:style-name="ce7" table:formula="of:=[.$D31]/[.G31]" office:value-type="float" office:value="1.50270262199128">
            <text:p>1.5</text:p>
          </table:table-cell>
          <table:table-cell table:style-name="ce7" table:formula="of:=[.$D31]/[.H31]" office:value-type="float" office:value="1.46160772638153">
            <text:p>1.5</text:p>
          </table:table-cell>
          <table:table-cell table:style-name="ce7" table:formula="of:=[.$D31]/[.I31]" office:value-type="float" office:value="1.49393602018853">
            <text:p>1.5</text:p>
          </table:table-cell>
          <table:table-cell/>
          <table:table-cell office:value-type="float" office:value="647.529">
            <text:p>648</text:p>
          </table:table-cell>
          <table:table-cell office:value-type="float" office:value="713.765">
            <text:p>714</text:p>
          </table:table-cell>
          <table:table-cell office:value-type="float" office:value="512.306">
            <text:p>512</text:p>
          </table:table-cell>
          <table:table-cell office:value-type="float" office:value="1122.08">
            <text:p>1122</text:p>
          </table:table-cell>
          <table:table-cell office:value-type="float" office:value="528.685">
            <text:p>529</text:p>
          </table:table-cell>
          <table:table-cell office:value-type="float" office:value="555.218">
            <text:p>555</text:p>
          </table:table-cell>
          <table:table-cell table:number-columns-repeated="98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5898.73">
            <text:p>5898.73</text:p>
          </table:table-cell>
          <table:table-cell office:value-type="float" office:value="3265.66">
            <text:p>3265.66</text:p>
          </table:table-cell>
          <table:table-cell office:value-type="float" office:value="2687.54">
            <text:p>2687.54</text:p>
          </table:table-cell>
          <table:table-cell office:value-type="float" office:value="2930.72">
            <text:p>2930.72</text:p>
          </table:table-cell>
          <table:table-cell office:value-type="float" office:value="3043.78">
            <text:p>3043.78</text:p>
          </table:table-cell>
          <table:table-cell office:value-type="float" office:value="3015.59">
            <text:p>3015.59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D32]/[.E32]" office:value-type="float" office:value="1.80629030578811">
            <text:p>1.8</text:p>
          </table:table-cell>
          <table:table-cell table:formula="of:=[.$D32]/[.F32]" office:value-type="float" office:value="2.19484361162997">
            <text:p>2.2</text:p>
          </table:table-cell>
          <table:table-cell table:style-name="ce7" table:formula="of:=[.$D32]/[.G32]" office:value-type="float" office:value="2.01272383578097">
            <text:p>2.0</text:p>
          </table:table-cell>
          <table:table-cell table:style-name="ce7" table:formula="of:=[.$D32]/[.H32]" office:value-type="float" office:value="1.93796200776666">
            <text:p>1.9</text:p>
          </table:table-cell>
          <table:table-cell table:style-name="ce7" table:formula="of:=[.$D32]/[.I32]" office:value-type="float" office:value="1.95607824671126">
            <text:p>2.0</text:p>
          </table:table-cell>
          <table:table-cell/>
          <table:table-cell office:value-type="float" office:value="9861.621">
            <text:p>9862</text:p>
          </table:table-cell>
          <table:table-cell office:value-type="float" office:value="4980.384">
            <text:p>4980</text:p>
          </table:table-cell>
          <table:table-cell office:value-type="float" office:value="5080.304">
            <text:p>5080</text:p>
          </table:table-cell>
          <table:table-cell office:value-type="float" office:value="4866.8">
            <text:p>4867</text:p>
          </table:table-cell>
          <table:table-cell office:value-type="float" office:value="8059.166">
            <text:p>8059</text:p>
          </table:table-cell>
          <table:table-cell office:value-type="float" office:value="8233.189">
            <text:p>8233</text:p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400.85">
            <text:p>2400.85</text:p>
          </table:table-cell>
          <table:table-cell office:value-type="float" office:value="1412.21">
            <text:p>1412.21</text:p>
          </table:table-cell>
          <table:table-cell office:value-type="float" office:value="1151.77">
            <text:p>1151.77</text:p>
          </table:table-cell>
          <table:table-cell office:value-type="float" office:value="1165.87">
            <text:p>1165.87</text:p>
          </table:table-cell>
          <table:table-cell office:value-type="float" office:value="1163.69">
            <text:p>1163.69</text:p>
          </table:table-cell>
          <table:table-cell office:value-type="float" office:value="1197.94">
            <text:p>1197.9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33]/[.E33]" office:value-type="float" office:value="1.70006585422848">
            <text:p>1.7</text:p>
          </table:table-cell>
          <table:table-cell table:formula="of:=[.$D33]/[.F33]" office:value-type="float" office:value="2.08448735424607">
            <text:p>2.1</text:p>
          </table:table-cell>
          <table:table-cell table:style-name="ce7" table:formula="of:=[.$D33]/[.G33]" office:value-type="float" office:value="2.05927762100406">
            <text:p>2.1</text:p>
          </table:table-cell>
          <table:table-cell table:style-name="ce7" table:formula="of:=[.$D33]/[.H33]" office:value-type="float" office:value="2.06313537110399">
            <text:p>2.1</text:p>
          </table:table-cell>
          <table:table-cell table:style-name="ce7" table:formula="of:=[.$D33]/[.I33]" office:value-type="float" office:value="2.00414878875403">
            <text:p>2.0</text:p>
          </table:table-cell>
          <table:table-cell/>
          <table:table-cell office:value-type="float" office:value="12482.079">
            <text:p>12482</text:p>
          </table:table-cell>
          <table:table-cell office:value-type="float" office:value="5148.049">
            <text:p>5148</text:p>
          </table:table-cell>
          <table:table-cell office:value-type="float" office:value="3826.508">
            <text:p>3827</text:p>
          </table:table-cell>
          <table:table-cell office:value-type="float" office:value="5168.079">
            <text:p>5168</text:p>
          </table:table-cell>
          <table:table-cell office:value-type="float" office:value="3379.304">
            <text:p>3379</text:p>
          </table:table-cell>
          <table:table-cell office:value-type="float" office:value="4711.031">
            <text:p>4711</text:p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35.071">
            <text:p>35.071</text:p>
          </table:table-cell>
          <table:table-cell office:value-type="float" office:value="19.715">
            <text:p>19.715</text:p>
          </table:table-cell>
          <table:table-cell office:value-type="float" office:value="19.53">
            <text:p>19.53</text:p>
          </table:table-cell>
          <table:table-cell office:value-type="float" office:value="20.214">
            <text:p>20.214</text:p>
          </table:table-cell>
          <table:table-cell office:value-type="float" office:value="23.712">
            <text:p>23.712</text:p>
          </table:table-cell>
          <table:table-cell office:value-type="float" office:value="76.759">
            <text:p>76.759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34]/[.E34]" office:value-type="float" office:value="1.7788993152422">
            <text:p>1.8</text:p>
          </table:table-cell>
          <table:table-cell table:formula="of:=[.$D34]/[.F34]" office:value-type="float" office:value="1.79575012800819">
            <text:p>1.8</text:p>
          </table:table-cell>
          <table:table-cell table:style-name="ce7" table:formula="of:=[.$D34]/[.G34]" office:value-type="float" office:value="1.73498565350747">
            <text:p>1.7</text:p>
          </table:table-cell>
          <table:table-cell table:style-name="ce7" table:formula="of:=[.$D34]/[.H34]" office:value-type="float" office:value="1.47904014844804">
            <text:p>1.5</text:p>
          </table:table-cell>
          <table:table-cell table:style-name="ce7" table:formula="of:=[.$D34]/[.I34]" office:value-type="float" office:value="0.456897562500814">
            <text:p>0.5</text:p>
          </table:table-cell>
          <table:table-cell/>
          <table:table-cell office:value-type="float" office:value="208.203">
            <text:p>208</text:p>
          </table:table-cell>
          <table:table-cell office:value-type="float" office:value="119.761">
            <text:p>120</text:p>
          </table:table-cell>
          <table:table-cell office:value-type="float" office:value="120.531">
            <text:p>121</text:p>
          </table:table-cell>
          <table:table-cell office:value-type="float" office:value="139.529">
            <text:p>140</text:p>
          </table:table-cell>
          <table:table-cell office:value-type="float" office:value="125.321">
            <text:p>125</text:p>
          </table:table-cell>
          <table:table-cell office:value-type="float" office:value="126.737">
            <text:p>127</text:p>
          </table:table-cell>
          <table:table-cell table:number-columns-repeated="986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649196633333333">
            <text:p>0.6491966333</text:p>
          </table:table-cell>
          <table:table-cell table:formula="of:=SUM([.E21:.E34])/60000" office:value-type="float" office:value="0.365786116666667">
            <text:p>0.3657861167</text:p>
          </table:table-cell>
          <table:table-cell table:formula="of:=SUM([.F21:.F34])/60000" office:value-type="float" office:value="0.316663533333333">
            <text:p>0.3166635333</text:p>
          </table:table-cell>
          <table:table-cell table:formula="of:=SUM([.G21:.G34])/60000" office:value-type="float" office:value="0.340368733333333">
            <text:p>0.3403687333</text:p>
          </table:table-cell>
          <table:table-cell table:formula="of:=SUM([.H21:.H34])/60000" office:value-type="float" office:value="0.346341116666667">
            <text:p>0.3463411167</text:p>
          </table:table-cell>
          <table:table-cell table:formula="of:=SUM([.I21:.I34])/60000" office:value-type="float" office:value="0.34576675">
            <text:p>0.3457667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21:.N34])" office:value-type="float" office:value="1.78769709350677">
            <text:p>1.8</text:p>
          </table:table-cell>
          <table:table-cell table:formula="of:=AVERAGE([.O21:.O34])" office:value-type="float" office:value="1.87434599410967">
            <text:p>1.9</text:p>
          </table:table-cell>
          <table:table-cell table:style-name="ce7" table:formula="of:=AVERAGE([.P21:.P34])" office:value-type="float" office:value="1.88312352909514">
            <text:p>1.9</text:p>
          </table:table-cell>
          <table:table-cell table:style-name="ce7" table:formula="of:=AVERAGE([.Q21:.Q34])" office:value-type="float" office:value="1.79794987384473">
            <text:p>1.8</text:p>
          </table:table-cell>
          <table:table-cell table:style-name="ce7" table:formula="of:=AVERAGE([.R21:.R34])" office:value-type="float" office:value="1.73196539397125">
            <text:p>1.7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LOVELAC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612.44">
            <text:p>1612.44</text:p>
          </table:table-cell>
          <table:table-cell office:value-type="float" office:value="1054.95">
            <text:p>1054.95</text:p>
          </table:table-cell>
          <table:table-cell office:value-type="float" office:value="1093.92">
            <text:p>1093.92</text:p>
          </table:table-cell>
          <table:table-cell office:value-type="float" office:value="1173.43">
            <text:p>1173.43</text:p>
          </table:table-cell>
          <table:table-cell office:value-type="float" office:value="1097.06">
            <text:p>1097.06</text:p>
          </table:table-cell>
          <table:table-cell office:value-type="float" office:value="1183.82">
            <text:p>1183.82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D38]/[.E38]" office:value-type="float" office:value="1.52845158538319">
            <text:p>1.5</text:p>
          </table:table-cell>
          <table:table-cell table:formula="of:=[.$D38]/[.F38]" office:value-type="float" office:value="1.47400175515577">
            <text:p>1.5</text:p>
          </table:table-cell>
          <table:table-cell table:style-name="ce7" table:formula="of:=[.$D38]/[.G38]" office:value-type="float" office:value="1.37412542716651">
            <text:p>1.4</text:p>
          </table:table-cell>
          <table:table-cell table:style-name="ce7" table:formula="of:=[.$D38]/[.H38]" office:value-type="float" office:value="1.46978287422748">
            <text:p>1.5</text:p>
          </table:table-cell>
          <table:table-cell table:style-name="ce7" table:formula="of:=[.$D38]/[.I38]" office:value-type="float" office:value="1.36206517882786">
            <text:p>1.4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7" table:formula="of:=[.$D39]/[.E39]" office:value-type="float" office:value="0">
            <text:p>#DIV/0!</text:p>
          </table:table-cell>
          <table:table-cell table:formula="of:=[.$D39]/[.F39]" office:value-type="float" office:value="0">
            <text:p>#DIV/0!</text:p>
          </table:table-cell>
          <table:table-cell table:style-name="ce7" table:formula="of:=[.$D39]/[.G39]" office:value-type="float" office:value="0">
            <text:p>#DIV/0!</text:p>
          </table:table-cell>
          <table:table-cell table:style-name="ce7" table:formula="of:=[.$D39]/[.H39]" office:value-type="float" office:value="0">
            <text:p>#DIV/0!</text:p>
          </table:table-cell>
          <table:table-cell table:style-name="ce7" table:formula="of:=[.$D39]/[.I39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3668.8">
            <text:p>13668.8</text:p>
          </table:table-cell>
          <table:table-cell office:value-type="float" office:value="7379.64">
            <text:p>7379.64</text:p>
          </table:table-cell>
          <table:table-cell office:value-type="float" office:value="4955.93">
            <text:p>4955.93</text:p>
          </table:table-cell>
          <table:table-cell office:value-type="float" office:value="5990.34">
            <text:p>5990.34</text:p>
          </table:table-cell>
          <table:table-cell office:value-type="float" office:value="6190.26">
            <text:p>6190.26</text:p>
          </table:table-cell>
          <table:table-cell office:value-type="float" office:value="6293.88">
            <text:p>6293.88</text:p>
          </table:table-cell>
          <table:table-cell table:number-columns-repeated="4"/>
          <table:table-cell table:style-name="ce7" table:formula="of:=[.$D40]/[.E40]" office:value-type="float" office:value="1.85223127415429">
            <text:p>1.9</text:p>
          </table:table-cell>
          <table:table-cell table:formula="of:=[.$D40]/[.F40]" office:value-type="float" office:value="2.75806962568075">
            <text:p>2.8</text:p>
          </table:table-cell>
          <table:table-cell table:style-name="ce7" table:formula="of:=[.$D40]/[.G40]" office:value-type="float" office:value="2.28180704267203">
            <text:p>2.3</text:p>
          </table:table-cell>
          <table:table-cell table:style-name="ce7" table:formula="of:=[.$D40]/[.H40]" office:value-type="float" office:value="2.2081140372133">
            <text:p>2.2</text:p>
          </table:table-cell>
          <table:table-cell table:style-name="ce7" table:formula="of:=[.$D40]/[.I40]" office:value-type="float" office:value="2.17176050385454">
            <text:p>2.2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02.91">
            <text:p>1902.91</text:p>
          </table:table-cell>
          <table:table-cell office:value-type="float" office:value="1048.45">
            <text:p>1048.45</text:p>
          </table:table-cell>
          <table:table-cell office:value-type="float" office:value="886.985">
            <text:p>886.985</text:p>
          </table:table-cell>
          <table:table-cell office:value-type="float" office:value="918.504">
            <text:p>918.504</text:p>
          </table:table-cell>
          <table:table-cell office:value-type="float" office:value="977.517">
            <text:p>977.517</text:p>
          </table:table-cell>
          <table:table-cell office:value-type="float" office:value="987.001">
            <text:p>987.001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D41]/[.E41]" office:value-type="float" office:value="1.81497448614622">
            <text:p>1.8</text:p>
          </table:table-cell>
          <table:table-cell table:formula="of:=[.$D41]/[.F41]" office:value-type="float" office:value="2.14536886193115">
            <text:p>2.1</text:p>
          </table:table-cell>
          <table:table-cell table:style-name="ce7" table:formula="of:=[.$D41]/[.G41]" office:value-type="float" office:value="2.0717492792628">
            <text:p>2.1</text:p>
          </table:table-cell>
          <table:table-cell table:style-name="ce7" table:formula="of:=[.$D41]/[.H41]" office:value-type="float" office:value="1.94667714218781">
            <text:p>1.9</text:p>
          </table:table-cell>
          <table:table-cell table:style-name="ce7" table:formula="of:=[.$D41]/[.I41]" office:value-type="float" office:value="1.92797170418267">
            <text:p>1.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879.425">
            <text:p>879.425</text:p>
          </table:table-cell>
          <table:table-cell office:value-type="float" office:value="452.599">
            <text:p>452.599</text:p>
          </table:table-cell>
          <table:table-cell office:value-type="float" office:value="431.434">
            <text:p>431.434</text:p>
          </table:table-cell>
          <table:table-cell office:value-type="float" office:value="488.76">
            <text:p>488.76</text:p>
          </table:table-cell>
          <table:table-cell office:value-type="float" office:value="437.396">
            <text:p>437.396</text:p>
          </table:table-cell>
          <table:table-cell office:value-type="float" office:value="501.537">
            <text:p>501.53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42]/[.E42]" office:value-type="float" office:value="1.94305555248686">
            <text:p>1.9</text:p>
          </table:table-cell>
          <table:table-cell table:formula="of:=[.$D42]/[.F42]" office:value-type="float" office:value="2.03837666943264">
            <text:p>2.0</text:p>
          </table:table-cell>
          <table:table-cell table:style-name="ce7" table:formula="of:=[.$D42]/[.G42]" office:value-type="float" office:value="1.79929822407726">
            <text:p>1.8</text:p>
          </table:table-cell>
          <table:table-cell table:style-name="ce7" table:formula="of:=[.$D42]/[.H42]" office:value-type="float" office:value="2.01059223221063">
            <text:p>2.0</text:p>
          </table:table-cell>
          <table:table-cell table:style-name="ce7" table:formula="of:=[.$D42]/[.I42]" office:value-type="float" office:value="1.75345986437691">
            <text:p>1.8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7" table:formula="of:=[.$D43]/[.E43]" office:value-type="float" office:value="0">
            <text:p>#DIV/0!</text:p>
          </table:table-cell>
          <table:table-cell table:formula="of:=[.$D43]/[.F43]" office:value-type="float" office:value="0">
            <text:p>#DIV/0!</text:p>
          </table:table-cell>
          <table:table-cell table:style-name="ce7" table:formula="of:=[.$D43]/[.G43]" office:value-type="float" office:value="0">
            <text:p>#DIV/0!</text:p>
          </table:table-cell>
          <table:table-cell table:style-name="ce7" table:formula="of:=[.$D43]/[.H43]" office:value-type="float" office:value="0">
            <text:p>#DIV/0!</text:p>
          </table:table-cell>
          <table:table-cell table:style-name="ce7" table:formula="of:=[.$D43]/[.I43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26610.6">
            <text:p>26610.6</text:p>
          </table:table-cell>
          <table:table-cell office:value-type="float" office:value="14489.6">
            <text:p>14489.6</text:p>
          </table:table-cell>
          <table:table-cell office:value-type="float" office:value="11805.6">
            <text:p>11805.6</text:p>
          </table:table-cell>
          <table:table-cell office:value-type="float" office:value="13936.2">
            <text:p>13936.2</text:p>
          </table:table-cell>
          <table:table-cell office:value-type="float" office:value="14013.5">
            <text:p>14013.5</text:p>
          </table:table-cell>
          <table:table-cell office:value-type="float" office:value="14118.2">
            <text:p>14118.2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D44]/[.E44]" office:value-type="float" office:value="1.83653102915194">
            <text:p>1.8</text:p>
          </table:table-cell>
          <table:table-cell table:formula="of:=[.$D44]/[.F44]" office:value-type="float" office:value="2.25406586704615">
            <text:p>2.3</text:p>
          </table:table-cell>
          <table:table-cell table:style-name="ce7" table:formula="of:=[.$D44]/[.G44]" office:value-type="float" office:value="1.90945881947733">
            <text:p>1.9</text:p>
          </table:table-cell>
          <table:table-cell table:style-name="ce7" table:formula="of:=[.$D44]/[.H44]" office:value-type="float" office:value="1.89892603560852">
            <text:p>1.9</text:p>
          </table:table-cell>
          <table:table-cell table:style-name="ce7" table:formula="of:=[.$D44]/[.I44]" office:value-type="float" office:value="1.88484367695599">
            <text:p>1.9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7" table:formula="of:=[.$D45]/[.E45]" office:value-type="float" office:value="0">
            <text:p>#DIV/0!</text:p>
          </table:table-cell>
          <table:table-cell table:formula="of:=[.$D45]/[.F45]" office:value-type="float" office:value="0">
            <text:p>#DIV/0!</text:p>
          </table:table-cell>
          <table:table-cell table:style-name="ce7" table:formula="of:=[.$D45]/[.G45]" office:value-type="float" office:value="0">
            <text:p>#DIV/0!</text:p>
          </table:table-cell>
          <table:table-cell table:style-name="ce7" table:formula="of:=[.$D45]/[.H45]" office:value-type="float" office:value="0">
            <text:p>#DIV/0!</text:p>
          </table:table-cell>
          <table:table-cell table:style-name="ce7" table:formula="of:=[.$D45]/[.I45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01950">
            <text:p>301950</text:p>
          </table:table-cell>
          <table:table-cell office:value-type="float" office:value="162358">
            <text:p>162358</text:p>
          </table:table-cell>
          <table:table-cell office:value-type="float" office:value="123124">
            <text:p>123124</text:p>
          </table:table-cell>
          <table:table-cell office:value-type="float" office:value="145052">
            <text:p>145052</text:p>
          </table:table-cell>
          <table:table-cell office:value-type="float" office:value="150567">
            <text:p>150567</text:p>
          </table:table-cell>
          <table:table-cell office:value-type="float" office:value="152854">
            <text:p>152854</text:p>
          </table:table-cell>
          <table:table-cell table:number-columns-repeated="4"/>
          <table:table-cell table:style-name="ce7" table:formula="of:=[.$D46]/[.E46]" office:value-type="float" office:value="1.85977900688602">
            <text:p>1.9</text:p>
          </table:table-cell>
          <table:table-cell table:formula="of:=[.$D46]/[.F46]" office:value-type="float" office:value="2.45240570481791">
            <text:p>2.5</text:p>
          </table:table-cell>
          <table:table-cell table:style-name="ce7" table:formula="of:=[.$D46]/[.G46]" office:value-type="float" office:value="2.08166726415354">
            <text:p>2.1</text:p>
          </table:table-cell>
          <table:table-cell table:style-name="ce7" table:formula="of:=[.$D46]/[.H46]" office:value-type="float" office:value="2.00541951423619">
            <text:p>2.0</text:p>
          </table:table-cell>
          <table:table-cell table:style-name="ce7" table:formula="of:=[.$D46]/[.I46]" office:value-type="float" office:value="1.97541444777369">
            <text:p>2.0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7" table:formula="of:=[.$D47]/[.E47]" office:value-type="float" office:value="0">
            <text:p>#DIV/0!</text:p>
          </table:table-cell>
          <table:table-cell table:formula="of:=[.$D47]/[.F47]" office:value-type="float" office:value="0">
            <text:p>#DIV/0!</text:p>
          </table:table-cell>
          <table:table-cell table:style-name="ce7" table:formula="of:=[.$D47]/[.G47]" office:value-type="float" office:value="0">
            <text:p>#DIV/0!</text:p>
          </table:table-cell>
          <table:table-cell table:style-name="ce7" table:formula="of:=[.$D47]/[.H47]" office:value-type="float" office:value="0">
            <text:p>#DIV/0!</text:p>
          </table:table-cell>
          <table:table-cell table:style-name="ce7" table:formula="of:=[.$D47]/[.I47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1080.3">
            <text:p>11080.3</text:p>
          </table:table-cell>
          <table:table-cell office:value-type="float" office:value="6986.19">
            <text:p>6986.19</text:p>
          </table:table-cell>
          <table:table-cell office:value-type="float" office:value="7004.36">
            <text:p>7004.36</text:p>
          </table:table-cell>
          <table:table-cell office:value-type="float" office:value="7465.29">
            <text:p>7465.29</text:p>
          </table:table-cell>
          <table:table-cell office:value-type="float" office:value="7540.84">
            <text:p>7540.84</text:p>
          </table:table-cell>
          <table:table-cell office:value-type="float" office:value="7487.9">
            <text:p>7487.9</text:p>
          </table:table-cell>
          <table:table-cell table:number-columns-repeated="4"/>
          <table:table-cell table:style-name="ce7" table:formula="of:=[.$D48]/[.E48]" office:value-type="float" office:value="1.58602900865851">
            <text:p>1.6</text:p>
          </table:table-cell>
          <table:table-cell table:formula="of:=[.$D48]/[.F48]" office:value-type="float" office:value="1.58191469313399">
            <text:p>1.6</text:p>
          </table:table-cell>
          <table:table-cell table:style-name="ce7" table:formula="of:=[.$D48]/[.G48]" office:value-type="float" office:value="1.48424240719383">
            <text:p>1.5</text:p>
          </table:table-cell>
          <table:table-cell table:style-name="ce7" table:formula="of:=[.$D48]/[.H48]" office:value-type="float" office:value="1.46937211239066">
            <text:p>1.5</text:p>
          </table:table-cell>
          <table:table-cell table:style-name="ce7" table:formula="of:=[.$D48]/[.I48]" office:value-type="float" office:value="1.47976068056464">
            <text:p>1.5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749490">
            <text:p>749490</text:p>
          </table:table-cell>
          <table:table-cell office:value-type="float" office:value="406388">
            <text:p>406388</text:p>
          </table:table-cell>
          <table:table-cell office:value-type="float" office:value="267846">
            <text:p>267846</text:p>
          </table:table-cell>
          <table:table-cell office:value-type="float" office:value="335807">
            <text:p>335807</text:p>
          </table:table-cell>
          <table:table-cell office:value-type="float" office:value="338001">
            <text:p>338001</text:p>
          </table:table-cell>
          <table:table-cell office:value-type="float" office:value="341801">
            <text:p>341801</text:p>
          </table:table-cell>
          <table:table-cell table:number-columns-repeated="4"/>
          <table:table-cell table:style-name="ce7" table:formula="of:=[.$D49]/[.E49]" office:value-type="float" office:value="1.84427197653474">
            <text:p>1.8</text:p>
          </table:table-cell>
          <table:table-cell table:formula="of:=[.$D49]/[.F49]" office:value-type="float" office:value="2.79821240563607">
            <text:p>2.8</text:p>
          </table:table-cell>
          <table:table-cell table:style-name="ce7" table:formula="of:=[.$D49]/[.G49]" office:value-type="float" office:value="2.23190701801928">
            <text:p>2.2</text:p>
          </table:table-cell>
          <table:table-cell table:style-name="ce7" table:formula="of:=[.$D49]/[.H49]" office:value-type="float" office:value="2.21741947509031">
            <text:p>2.2</text:p>
          </table:table-cell>
          <table:table-cell table:style-name="ce7" table:formula="of:=[.$D49]/[.I49]" office:value-type="float" office:value="2.19276713643319">
            <text:p>2.2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67357.1">
            <text:p>67357.1</text:p>
          </table:table-cell>
          <table:table-cell office:value-type="float" office:value="38631.8">
            <text:p>38631.8</text:p>
          </table:table-cell>
          <table:table-cell office:value-type="float" office:value="38504.6">
            <text:p>38504.6</text:p>
          </table:table-cell>
          <table:table-cell office:value-type="float" office:value="41835.6">
            <text:p>41835.6</text:p>
          </table:table-cell>
          <table:table-cell office:value-type="float" office:value="42917.1">
            <text:p>42917.1</text:p>
          </table:table-cell>
          <table:table-cell office:value-type="float" office:value="43084.2">
            <text:p>43084.2</text:p>
          </table:table-cell>
          <table:table-cell table:number-columns-repeated="4"/>
          <table:table-cell table:style-name="ce7" table:formula="of:=[.$D50]/[.E50]" office:value-type="float" office:value="1.74356618122894">
            <text:p>1.7</text:p>
          </table:table-cell>
          <table:table-cell table:formula="of:=[.$D50]/[.F50]" office:value-type="float" office:value="1.74932605454933">
            <text:p>1.7</text:p>
          </table:table-cell>
          <table:table-cell table:style-name="ce7" table:formula="of:=[.$D50]/[.G50]" office:value-type="float" office:value="1.61004264310778">
            <text:p>1.6</text:p>
          </table:table-cell>
          <table:table-cell table:style-name="ce7" table:formula="of:=[.$D50]/[.H50]" office:value-type="float" office:value="1.56946997816721">
            <text:p>1.6</text:p>
          </table:table-cell>
          <table:table-cell table:style-name="ce7" table:formula="of:=[.$D50]/[.I50]" office:value-type="float" office:value="1.56338286425186">
            <text:p>1.6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208.472">
            <text:p>208.472</text:p>
          </table:table-cell>
          <table:table-cell office:value-type="float" office:value="149.195">
            <text:p>149.195</text:p>
          </table:table-cell>
          <table:table-cell office:value-type="float" office:value="141.218">
            <text:p>141.218</text:p>
          </table:table-cell>
          <table:table-cell office:value-type="float" office:value="196.143">
            <text:p>196.143</text:p>
          </table:table-cell>
          <table:table-cell office:value-type="float" office:value="148.197">
            <text:p>148.197</text:p>
          </table:table-cell>
          <table:table-cell office:value-type="float" office:value="146.763">
            <text:p>146.763</text:p>
          </table:table-cell>
          <table:table-cell table:number-columns-repeated="4"/>
          <table:table-cell table:style-name="ce7" table:formula="of:=[.$D51]/[.E51]" office:value-type="float" office:value="1.39731224236737">
            <text:p>1.4</text:p>
          </table:table-cell>
          <table:table-cell table:formula="of:=[.$D51]/[.F51]" office:value-type="float" office:value="1.47624240535909">
            <text:p>1.5</text:p>
          </table:table-cell>
          <table:table-cell table:style-name="ce7" table:formula="of:=[.$D51]/[.G51]" office:value-type="float" office:value="1.06285720112367">
            <text:p>1.1</text:p>
          </table:table-cell>
          <table:table-cell table:style-name="ce7" table:formula="of:=[.$D51]/[.H51]" office:value-type="float" office:value="1.40672213337652">
            <text:p>1.4</text:p>
          </table:table-cell>
          <table:table-cell table:style-name="ce7" table:formula="of:=[.$D51]/[.I51]" office:value-type="float" office:value="1.42046701144021">
            <text:p>1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8:.D51])/60000" office:value-type="float" office:value="19.5793341166667">
            <text:p>19.5793341167</text:p>
          </table:table-cell>
          <table:table-cell table:formula="of:=SUM([.E38:.E51])/60000" office:value-type="float" office:value="10.6489737333333">
            <text:p>10.6489737333</text:p>
          </table:table-cell>
          <table:table-cell table:formula="of:=SUM([.F38:.F51])/60000" office:value-type="float" office:value="7.59656745">
            <text:p>7.59656745</text:p>
          </table:table-cell>
          <table:table-cell table:formula="of:=SUM([.G38:.G51])/60000" office:value-type="float" office:value="9.21438778333333">
            <text:p>9.2143877833</text:p>
          </table:table-cell>
          <table:table-cell table:formula="of:=SUM([.H38:.H51])/60000" office:value-type="float" office:value="9.36483116666667">
            <text:p>9.3648311667</text:p>
          </table:table-cell>
          <table:table-cell table:formula="of:=SUM([.I38:.I51])/60000" office:value-type="float" office:value="9.47430501666667">
            <text:p>9.4743050167</text:p>
          </table:table-cell>
          <table:table-cell table:formula="of:=SUM([.J38:.J51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8:.N51])" office:value-type="float" office:value="0">
            <text:p>#DIV/0!</text:p>
          </table:table-cell>
          <table:table-cell table:formula="of:=AVERAGE([.O38:.O51])" office:value-type="float" office:value="0">
            <text:p>#DIV/0!</text:p>
          </table:table-cell>
          <table:table-cell table:style-name="ce7" table:formula="of:=AVERAGE([.P38:.P51])" office:value-type="float" office:value="0">
            <text:p>#DIV/0!</text:p>
          </table:table-cell>
          <table:table-cell table:style-name="ce7" table:formula="of:=AVERAGE([.Q38:.Q51])" office:value-type="float" office:value="0">
            <text:p>#DIV/0!</text:p>
          </table:table-cell>
          <table:table-cell table:style-name="ce7" table:formula="of:=AVERAGE([.R38:.R51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Depth_Buffer" table:style-name="ta1">
        <table:table-column table:style-name="co1" table:default-cell-style-name="Default"/>
        <table:table-column table:style-name="co2" table:default-cell-style-name="ce1"/>
        <table:table-column table:style-name="co4" table:number-columns-repeated="9" table:default-cell-style-name="Default"/>
        <table:table-column table:style-name="co11" table:default-cell-style-name="ce7"/>
        <table:table-column table:style-name="co12" table:default-cell-style-name="ce3"/>
        <table:table-column table:style-name="co11" table:default-cell-style-name="ce9"/>
        <table:table-column table:style-name="co13" table:default-cell-style-name="ce7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number-columns-repeated="6" table:default-cell-style-name="ce3"/>
        <table:table-column table:style-name="co17" table:number-columns-repeated="986" table:default-cell-style-name="Default"/>
        <table:table-row table:style-name="ro1">
          <table:table-cell/>
          <table:table-cell office:value-type="string">
            <text:p>Index 15</text:p>
          </table:table-cell>
          <table:table-cell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/>
          <table:table-cell table:style-name="ce5"/>
          <table:table-cell table:style-name="ce8"/>
          <table:table-cell table:number-columns-repeated="3"/>
          <table:table-cell table:style-name="ce11" table:number-columns-repeated="3"/>
          <table:table-cell table:style-name="ce13" table:number-columns-repeated="5"/>
          <table:table-cell table:number-columns-repeated="987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style-name="ce6"/>
          <table:table-cell table:style-name="ce4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style-name="ce12" office:value-type="string">
            <text:p>64C</text:p>
          </table:table-cell>
          <table:table-cell table:style-name="ce14" table:number-columns-repeated="5"/>
          <table:table-cell table:style-name="ce4"/>
          <table:table-cell table:style-name="ce1" table:number-columns-repeated="98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 table:style-name="ce3"/>
          <table:table-cell office:value-type="float" office:value="452.921">
            <text:p>452.921</text:p>
          </table:table-cell>
          <table:table-cell office:value-type="float" office:value="323.636">
            <text:p>323.636</text:p>
          </table:table-cell>
          <table:table-cell office:value-type="float" office:value="146.691">
            <text:p>146.691</text:p>
          </table:table-cell>
          <table:table-cell office:value-type="float" office:value="190.281">
            <text:p>190.281</text:p>
          </table:table-cell>
          <table:table-cell office:value-type="float" office:value="205.538">
            <text:p>205.538</text:p>
          </table:table-cell>
          <table:table-cell office:value-type="float" office:value="110.292">
            <text:p>110.292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3]/[.E3]" office:value-type="float" office:value="1.39947657244559">
            <text:p>1.4</text:p>
          </table:table-cell>
          <table:table-cell table:formula="of:=[.$D3]/[.F3]" office:value-type="float" office:value="3.0875854687745">
            <text:p>3.1</text:p>
          </table:table-cell>
          <table:table-cell table:style-name="ce7" table:formula="of:=[.$D3]/[.G3]" office:value-type="float" office:value="2.38027443622852">
            <text:p>2.4</text:p>
          </table:table-cell>
          <table:table-cell table:style-name="ce7" table:formula="of:=[.$D3]/[.H3]" office:value-type="float" office:value="2.20358765775672">
            <text:p>2.2</text:p>
          </table:table-cell>
          <table:table-cell table:style-name="ce7" table:formula="of:=[.$D3]/[.I3]" office:value-type="float" office:value="4.10656257933486">
            <text:p>4.1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table:style-name="ce3"/>
          <table:table-cell office:value-type="float" office:value="179037">
            <text:p>179037</text:p>
          </table:table-cell>
          <table:table-cell office:value-type="float" office:value="124484">
            <text:p>124484</text:p>
          </table:table-cell>
          <table:table-cell office:value-type="float" office:value="66241.5">
            <text:p>66241.5</text:p>
          </table:table-cell>
          <table:table-cell office:value-type="float" office:value="69726.4">
            <text:p>69726.4</text:p>
          </table:table-cell>
          <table:table-cell office:value-type="float" office:value="82666.4">
            <text:p>82666.4</text:p>
          </table:table-cell>
          <table:table-cell office:value-type="float" office:value="73853.9">
            <text:p>73853.9</text:p>
          </table:table-cell>
          <table:table-cell table:style-name="ce3"/>
          <table:table-cell office:value-type="float" office:value="48480">
            <text:p>48480</text:p>
          </table:table-cell>
          <table:table-cell/>
          <table:table-cell table:style-name="Default"/>
          <table:table-cell table:style-name="ce7" table:formula="of:=[.$D4]/[.E4]" office:value-type="float" office:value="1.43823302593104">
            <text:p>1.4</text:p>
          </table:table-cell>
          <table:table-cell table:formula="of:=[.$D4]/[.F4]" office:value-type="float" office:value="2.7027920563393">
            <text:p>2.7</text:p>
          </table:table-cell>
          <table:table-cell table:style-name="ce7" table:formula="of:=[.$D4]/[.G4]" office:value-type="float" office:value="2.56770749673008">
            <text:p>2.6</text:p>
          </table:table-cell>
          <table:table-cell table:style-name="ce7" table:formula="of:=[.$D4]/[.H4]" office:value-type="float" office:value="2.16577714766822">
            <text:p>2.2</text:p>
          </table:table-cell>
          <table:table-cell table:style-name="ce7" table:formula="of:=[.$D4]/[.I4]" office:value-type="float" office:value="2.42420508598733">
            <text:p>2.4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 table:style-name="ce3"/>
          <table:table-cell office:value-type="float" office:value="3306.98">
            <text:p>3306.98</text:p>
          </table:table-cell>
          <table:table-cell office:value-type="float" office:value="1788.82">
            <text:p>1788.82</text:p>
          </table:table-cell>
          <table:table-cell office:value-type="float" office:value="1076.22">
            <text:p>1076.22</text:p>
          </table:table-cell>
          <table:table-cell office:value-type="float" office:value="627.283">
            <text:p>627.283</text:p>
          </table:table-cell>
          <table:table-cell office:value-type="float" office:value="590.043">
            <text:p>590.043</text:p>
          </table:table-cell>
          <table:table-cell office:value-type="float" office:value="603.173">
            <text:p>603.173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5]/[.E5]" office:value-type="float" office:value="1.84869355217406">
            <text:p>1.8</text:p>
          </table:table-cell>
          <table:table-cell table:formula="of:=[.$D5]/[.F5]" office:value-type="float" office:value="3.07277322480534">
            <text:p>3.1</text:p>
          </table:table-cell>
          <table:table-cell table:style-name="ce7" table:formula="of:=[.$D5]/[.G5]" office:value-type="float" office:value="5.27191076435995">
            <text:p>5.3</text:p>
          </table:table-cell>
          <table:table-cell table:style-name="ce7" table:formula="of:=[.$D5]/[.H5]" office:value-type="float" office:value="5.60464237352193">
            <text:p>5.6</text:p>
          </table:table-cell>
          <table:table-cell table:style-name="ce7" table:formula="of:=[.$D5]/[.I5]" office:value-type="float" office:value="5.48263930912027">
            <text:p>5.5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 table:style-name="ce3"/>
          <table:table-cell office:value-type="float" office:value="839.337">
            <text:p>839.337</text:p>
          </table:table-cell>
          <table:table-cell office:value-type="float" office:value="389.83">
            <text:p>389.83</text:p>
          </table:table-cell>
          <table:table-cell office:value-type="float" office:value="324">
            <text:p>324</text:p>
          </table:table-cell>
          <table:table-cell office:value-type="float" office:value="175.954">
            <text:p>175.954</text:p>
          </table:table-cell>
          <table:table-cell office:value-type="float" office:value="290.204">
            <text:p>290.204</text:p>
          </table:table-cell>
          <table:table-cell office:value-type="float" office:value="305.08">
            <text:p>305.08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6]/[.E6]" office:value-type="float" office:value="2.15308467793654">
            <text:p>2.2</text:p>
          </table:table-cell>
          <table:table-cell table:formula="of:=[.$D6]/[.F6]" office:value-type="float" office:value="2.5905462962963">
            <text:p>2.6</text:p>
          </table:table-cell>
          <table:table-cell table:style-name="ce7" table:formula="of:=[.$D6]/[.G6]" office:value-type="float" office:value="4.77020698591677">
            <text:p>4.8</text:p>
          </table:table-cell>
          <table:table-cell table:style-name="ce7" table:formula="of:=[.$D6]/[.H6]" office:value-type="float" office:value="2.89223098234345">
            <text:p>2.9</text:p>
          </table:table-cell>
          <table:table-cell table:style-name="ce7" table:formula="of:=[.$D6]/[.I6]" office:value-type="float" office:value="2.7512029631572">
            <text:p>2.8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 table:style-name="ce3"/>
          <table:table-cell office:value-type="float" office:value="381.954">
            <text:p>381.954</text:p>
          </table:table-cell>
          <table:table-cell office:value-type="float" office:value="204.967">
            <text:p>204.967</text:p>
          </table:table-cell>
          <table:table-cell office:value-type="float" office:value="131.077">
            <text:p>131.077</text:p>
          </table:table-cell>
          <table:table-cell office:value-type="float" office:value="223.803">
            <text:p>223.803</text:p>
          </table:table-cell>
          <table:table-cell office:value-type="float" office:value="128.458">
            <text:p>128.458</text:p>
          </table:table-cell>
          <table:table-cell office:value-type="float" office:value="130.588">
            <text:p>130.588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7]/[.E7]" office:value-type="float" office:value="1.86349022037694">
            <text:p>1.9</text:p>
          </table:table-cell>
          <table:table-cell table:formula="of:=[.$D7]/[.F7]" office:value-type="float" office:value="2.91396659978486">
            <text:p>2.9</text:p>
          </table:table-cell>
          <table:table-cell table:style-name="ce7" table:formula="of:=[.$D7]/[.G7]" office:value-type="float" office:value="1.70665272583477">
            <text:p>1.7</text:p>
          </table:table-cell>
          <table:table-cell table:style-name="ce7" table:formula="of:=[.$D7]/[.H7]" office:value-type="float" office:value="2.9733765121674">
            <text:p>3.0</text:p>
          </table:table-cell>
          <table:table-cell table:style-name="ce7" table:formula="of:=[.$D7]/[.I7]" office:value-type="float" office:value="2.92487824302386">
            <text:p>2.9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 table:style-name="ce3"/>
          <table:table-cell office:value-type="float" office:value="187495">
            <text:p>187495</text:p>
          </table:table-cell>
          <table:table-cell office:value-type="float" office:value="100505">
            <text:p>100505</text:p>
          </table:table-cell>
          <table:table-cell office:value-type="float" office:value="55365.5">
            <text:p>55365.5</text:p>
          </table:table-cell>
          <table:table-cell office:value-type="float" office:value="34857">
            <text:p>34857</text:p>
          </table:table-cell>
          <table:table-cell office:value-type="float" office:value="25741.6">
            <text:p>25741.6</text:p>
          </table:table-cell>
          <table:table-cell office:value-type="float" office:value="25908.6">
            <text:p>25908.6</text:p>
          </table:table-cell>
          <table:table-cell table:style-name="ce3"/>
          <table:table-cell office:value-type="float" office:value="596">
            <text:p>596</text:p>
          </table:table-cell>
          <table:table-cell/>
          <table:table-cell table:style-name="Default"/>
          <table:table-cell table:style-name="ce7" table:formula="of:=[.$D8]/[.E8]" office:value-type="float" office:value="1.86552907815532">
            <text:p>1.9</text:p>
          </table:table-cell>
          <table:table-cell table:formula="of:=[.$D8]/[.F8]" office:value-type="float" office:value="3.38649520007947">
            <text:p>3.4</text:p>
          </table:table-cell>
          <table:table-cell table:style-name="ce7" table:formula="of:=[.$D8]/[.G8]" office:value-type="float" office:value="5.37897696302034">
            <text:p>5.4</text:p>
          </table:table-cell>
          <table:table-cell table:style-name="ce7" table:formula="of:=[.$D8]/[.H8]" office:value-type="float" office:value="7.28373527675047">
            <text:p>7.3</text:p>
          </table:table-cell>
          <table:table-cell table:style-name="ce7" table:formula="of:=[.$D8]/[.I8]" office:value-type="float" office:value="7.23678624086211">
            <text:p>7.2</text:p>
          </table:table-cell>
          <table:table-cell table:style-name="ce11"/>
          <table:table-cell table:style-name="ce13" table:number-columns-repeated="5"/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 table:style-name="ce3"/>
          <table:table-cell office:value-type="float" office:value="4294.1">
            <text:p>4294.1</text:p>
          </table:table-cell>
          <table:table-cell office:value-type="float" office:value="2267.53">
            <text:p>2267.53</text:p>
          </table:table-cell>
          <table:table-cell office:value-type="float" office:value="1345.41">
            <text:p>1345.41</text:p>
          </table:table-cell>
          <table:table-cell office:value-type="float" office:value="962.131">
            <text:p>962.131</text:p>
          </table:table-cell>
          <table:table-cell office:value-type="float" office:value="726.942">
            <text:p>726.942</text:p>
          </table:table-cell>
          <table:table-cell office:value-type="float" office:value="820.078">
            <text:p>820.078</text:p>
          </table:table-cell>
          <table:table-cell table:style-name="ce3"/>
          <table:table-cell office:value-type="float" office:value="88">
            <text:p>88</text:p>
          </table:table-cell>
          <table:table-cell/>
          <table:table-cell table:style-name="Default"/>
          <table:table-cell table:style-name="ce7" table:formula="of:=[.$D9]/[.E9]" office:value-type="float" office:value="1.89373459226559">
            <text:p>1.9</text:p>
          </table:table-cell>
          <table:table-cell table:formula="of:=[.$D9]/[.F9]" office:value-type="float" office:value="3.1916664808497">
            <text:p>3.2</text:p>
          </table:table-cell>
          <table:table-cell table:style-name="ce7" table:formula="of:=[.$D9]/[.G9]" office:value-type="float" office:value="4.4631136508438">
            <text:p>4.5</text:p>
          </table:table-cell>
          <table:table-cell table:style-name="ce7" table:formula="of:=[.$D9]/[.H9]" office:value-type="float" office:value="5.90707374178408">
            <text:p>5.9</text:p>
          </table:table-cell>
          <table:table-cell table:style-name="ce7" table:formula="of:=[.$D9]/[.I9]" office:value-type="float" office:value="5.2362092386334">
            <text:p>5.2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 table:style-name="ce3"/>
          <table:table-cell office:value-type="float" office:value="140211">
            <text:p>140211</text:p>
          </table:table-cell>
          <table:table-cell office:value-type="float" office:value="75569.6">
            <text:p>75569.6</text:p>
          </table:table-cell>
          <table:table-cell office:value-type="float" office:value="42025.6">
            <text:p>42025.6</text:p>
          </table:table-cell>
          <table:table-cell office:value-type="float" office:value="30204.6">
            <text:p>30204.6</text:p>
          </table:table-cell>
          <table:table-cell office:value-type="float" office:value="19377.9">
            <text:p>19377.9</text:p>
          </table:table-cell>
          <table:table-cell office:value-type="float" office:value="21841.6">
            <text:p>21841.6</text:p>
          </table:table-cell>
          <table:table-cell table:style-name="ce3"/>
          <table:table-cell office:value-type="float" office:value="92">
            <text:p>92</text:p>
          </table:table-cell>
          <table:table-cell/>
          <table:table-cell table:style-name="Default"/>
          <table:table-cell table:style-name="ce7" table:formula="of:=[.$D10]/[.E10]" office:value-type="float" office:value="1.85538893946772">
            <text:p>1.9</text:p>
          </table:table-cell>
          <table:table-cell table:formula="of:=[.$D10]/[.F10]" office:value-type="float" office:value="3.33632357420239">
            <text:p>3.3</text:p>
          </table:table-cell>
          <table:table-cell table:style-name="ce7" table:formula="of:=[.$D10]/[.G10]" office:value-type="float" office:value="4.64204127848076">
            <text:p>4.6</text:p>
          </table:table-cell>
          <table:table-cell table:style-name="ce7" table:formula="of:=[.$D10]/[.H10]" office:value-type="float" office:value="7.23561376619758">
            <text:p>7.2</text:p>
          </table:table-cell>
          <table:table-cell table:style-name="ce7" table:formula="of:=[.$D10]/[.I10]" office:value-type="float" office:value="6.41944729323859">
            <text:p>6.4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 table:style-name="ce3"/>
          <table:table-cell office:value-type="float" office:value="47988.5">
            <text:p>47988.5</text:p>
          </table:table-cell>
          <table:table-cell office:value-type="float" office:value="25660.6">
            <text:p>25660.6</text:p>
          </table:table-cell>
          <table:table-cell office:value-type="float" office:value="14997.8">
            <text:p>14997.8</text:p>
          </table:table-cell>
          <table:table-cell office:value-type="float" office:value="15733.4">
            <text:p>15733.4</text:p>
          </table:table-cell>
          <table:table-cell office:value-type="float" office:value="13899.6">
            <text:p>13899.6</text:p>
          </table:table-cell>
          <table:table-cell office:value-type="float" office:value="8341.42">
            <text:p>8341.42</text:p>
          </table:table-cell>
          <table:table-cell table:style-name="ce3"/>
          <table:table-cell office:value-type="float" office:value="40">
            <text:p>40</text:p>
          </table:table-cell>
          <table:table-cell/>
          <table:table-cell table:style-name="Default"/>
          <table:table-cell table:style-name="ce7" table:formula="of:=[.$D11]/[.E11]" office:value-type="float" office:value="1.87012384745485">
            <text:p>1.9</text:p>
          </table:table-cell>
          <table:table-cell table:formula="of:=[.$D11]/[.F11]" office:value-type="float" office:value="3.19970262305138">
            <text:p>3.2</text:p>
          </table:table-cell>
          <table:table-cell table:style-name="ce7" table:formula="of:=[.$D11]/[.G11]" office:value-type="float" office:value="3.05010360125593">
            <text:p>3.1</text:p>
          </table:table-cell>
          <table:table-cell table:style-name="ce7" table:formula="of:=[.$D11]/[.H11]" office:value-type="float" office:value="3.45250942473165">
            <text:p>3.5</text:p>
          </table:table-cell>
          <table:table-cell table:style-name="ce7" table:formula="of:=[.$D11]/[.I11]" office:value-type="float" office:value="5.75303725265003">
            <text:p>5.8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 table:style-name="ce3"/>
          <table:table-cell office:value-type="float" office:value="207837">
            <text:p>207837</text:p>
          </table:table-cell>
          <table:table-cell office:value-type="float" office:value="112840">
            <text:p>112840</text:p>
          </table:table-cell>
          <table:table-cell office:value-type="float" office:value="62876.2">
            <text:p>62876.2</text:p>
          </table:table-cell>
          <table:table-cell office:value-type="float" office:value="37714.3">
            <text:p>37714.3</text:p>
          </table:table-cell>
          <table:table-cell office:value-type="float" office:value="30260.2">
            <text:p>30260.2</text:p>
          </table:table-cell>
          <table:table-cell office:value-type="float" office:value="30134.7">
            <text:p>30134.7</text:p>
          </table:table-cell>
          <table:table-cell table:style-name="ce3"/>
          <table:table-cell office:value-type="float" office:value="304">
            <text:p>304</text:p>
          </table:table-cell>
          <table:table-cell/>
          <table:table-cell table:style-name="Default"/>
          <table:table-cell table:style-name="ce7" table:formula="of:=[.$D12]/[.E12]" office:value-type="float" office:value="1.84187344913151">
            <text:p>1.8</text:p>
          </table:table-cell>
          <table:table-cell table:formula="of:=[.$D12]/[.F12]" office:value-type="float" office:value="3.30549556111852">
            <text:p>3.3</text:p>
          </table:table-cell>
          <table:table-cell table:style-name="ce7" table:formula="of:=[.$D12]/[.G12]" office:value-type="float" office:value="5.5108274580199">
            <text:p>5.5</text:p>
          </table:table-cell>
          <table:table-cell table:style-name="ce7" table:formula="of:=[.$D12]/[.H12]" office:value-type="float" office:value="6.86832869577861">
            <text:p>6.9</text:p>
          </table:table-cell>
          <table:table-cell table:style-name="ce7" table:formula="of:=[.$D12]/[.I12]" office:value-type="float" office:value="6.89693277185437">
            <text:p>6.9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 table:style-name="ce3"/>
          <table:table-cell office:value-type="float" office:value="2541.55">
            <text:p>2541.55</text:p>
          </table:table-cell>
          <table:table-cell office:value-type="float" office:value="1481.4">
            <text:p>1481.4</text:p>
          </table:table-cell>
          <table:table-cell office:value-type="float" office:value="776.512">
            <text:p>776.512</text:p>
          </table:table-cell>
          <table:table-cell office:value-type="float" office:value="667.214">
            <text:p>667.214</text:p>
          </table:table-cell>
          <table:table-cell office:value-type="float" office:value="460.341">
            <text:p>460.341</text:p>
          </table:table-cell>
          <table:table-cell office:value-type="float" office:value="602.453">
            <text:p>602.453</text:p>
          </table:table-cell>
          <table:table-cell table:style-name="ce3"/>
          <table:table-cell office:value-type="float" office:value="8">
            <text:p>8</text:p>
          </table:table-cell>
          <table:table-cell/>
          <table:table-cell table:style-name="Default"/>
          <table:table-cell table:style-name="ce7" table:formula="of:=[.$D13]/[.E13]" office:value-type="float" office:value="1.71564061023356">
            <text:p>1.7</text:p>
          </table:table-cell>
          <table:table-cell table:formula="of:=[.$D13]/[.F13]" office:value-type="float" office:value="3.27303377153219">
            <text:p>3.3</text:p>
          </table:table-cell>
          <table:table-cell table:style-name="ce7" table:formula="of:=[.$D13]/[.G13]" office:value-type="float" office:value="3.80919764873039">
            <text:p>3.8</text:p>
          </table:table-cell>
          <table:table-cell table:style-name="ce7" table:formula="of:=[.$D13]/[.H13]" office:value-type="float" office:value="5.52101594252956">
            <text:p>5.5</text:p>
          </table:table-cell>
          <table:table-cell table:style-name="ce7" table:formula="of:=[.$D13]/[.I13]" office:value-type="float" office:value="4.21866934018089">
            <text:p>4.2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 table:style-name="ce3"/>
          <table:table-cell office:value-type="float" office:value="70299.3">
            <text:p>70299.3</text:p>
          </table:table-cell>
          <table:table-cell office:value-type="float" office:value="38032.4">
            <text:p>38032.4</text:p>
          </table:table-cell>
          <table:table-cell office:value-type="float" office:value="21053.6">
            <text:p>21053.6</text:p>
          </table:table-cell>
          <table:table-cell office:value-type="float" office:value="13415.7">
            <text:p>13415.7</text:p>
          </table:table-cell>
          <table:table-cell office:value-type="float" office:value="11595.6">
            <text:p>11595.6</text:p>
          </table:table-cell>
          <table:table-cell office:value-type="float" office:value="10772.8">
            <text:p>10772.8</text:p>
          </table:table-cell>
          <table:table-cell table:style-name="ce3"/>
          <table:table-cell office:value-type="float" office:value="96">
            <text:p>96</text:p>
          </table:table-cell>
          <table:table-cell/>
          <table:table-cell table:style-name="Default"/>
          <table:table-cell table:style-name="ce7" table:formula="of:=[.$D14]/[.E14]" office:value-type="float" office:value="1.84840556998769">
            <text:p>1.8</text:p>
          </table:table-cell>
          <table:table-cell table:formula="of:=[.$D14]/[.F14]" office:value-type="float" office:value="3.33906315309496">
            <text:p>3.3</text:p>
          </table:table-cell>
          <table:table-cell table:style-name="ce7" table:formula="of:=[.$D14]/[.G14]" office:value-type="float" office:value="5.24007692479707">
            <text:p>5.2</text:p>
          </table:table-cell>
          <table:table-cell table:style-name="ce7" table:formula="of:=[.$D14]/[.H14]" office:value-type="float" office:value="6.06258408361792">
            <text:p>6.1</text:p>
          </table:table-cell>
          <table:table-cell table:style-name="ce7" table:formula="of:=[.$D14]/[.I14]" office:value-type="float" office:value="6.52562936283975">
            <text:p>6.5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 table:style-name="ce3"/>
          <table:table-cell office:value-type="float" office:value="15292.3">
            <text:p>15292.3</text:p>
          </table:table-cell>
          <table:table-cell office:value-type="float" office:value="8430.14">
            <text:p>8430.14</text:p>
          </table:table-cell>
          <table:table-cell office:value-type="float" office:value="5040.51">
            <text:p>5040.51</text:p>
          </table:table-cell>
          <table:table-cell office:value-type="float" office:value="3630.6">
            <text:p>3630.6</text:p>
          </table:table-cell>
          <table:table-cell office:value-type="float" office:value="3232.9">
            <text:p>3232.9</text:p>
          </table:table-cell>
          <table:table-cell office:value-type="float" office:value="3745.86">
            <text:p>3745.86</text:p>
          </table:table-cell>
          <table:table-cell table:style-name="ce3"/>
          <table:table-cell office:value-type="float" office:value="16">
            <text:p>16</text:p>
          </table:table-cell>
          <table:table-cell/>
          <table:table-cell table:style-name="Default"/>
          <table:table-cell table:style-name="ce7" table:formula="of:=[.$D15]/[.E15]" office:value-type="float" office:value="1.81400308891667">
            <text:p>1.8</text:p>
          </table:table-cell>
          <table:table-cell table:formula="of:=[.$D15]/[.F15]" office:value-type="float" office:value="3.03387950822437">
            <text:p>3.0</text:p>
          </table:table-cell>
          <table:table-cell table:style-name="ce7" table:formula="of:=[.$D15]/[.G15]" office:value-type="float" office:value="4.21205861290145">
            <text:p>4.2</text:p>
          </table:table-cell>
          <table:table-cell table:style-name="ce7" table:formula="of:=[.$D15]/[.H15]" office:value-type="float" office:value="4.73021126542733">
            <text:p>4.7</text:p>
          </table:table-cell>
          <table:table-cell table:style-name="ce7" table:formula="of:=[.$D15]/[.I15]" office:value-type="float" office:value="4.08245369554655">
            <text:p>4.1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 table:style-name="ce3"/>
          <table:table-cell office:value-type="float" office:value="93.183">
            <text:p>93.183</text:p>
          </table:table-cell>
          <table:table-cell office:value-type="float" office:value="62.632">
            <text:p>62.632</text:p>
          </table:table-cell>
          <table:table-cell office:value-type="float" office:value="60.74">
            <text:p>60.74</text:p>
          </table:table-cell>
          <table:table-cell office:value-type="float" office:value="60.684">
            <text:p>60.684</text:p>
          </table:table-cell>
          <table:table-cell office:value-type="float" office:value="62.926">
            <text:p>62.926</text:p>
          </table:table-cell>
          <table:table-cell office:value-type="float" office:value="68.597">
            <text:p>68.597</text:p>
          </table:table-cell>
          <table:table-cell table:style-name="ce3"/>
          <table:table-cell table:number-columns-repeated="2"/>
          <table:table-cell table:style-name="Default"/>
          <table:table-cell table:style-name="ce7" table:formula="of:=[.$D16]/[.E16]" office:value-type="float" office:value="1.48778579639801">
            <text:p>1.5</text:p>
          </table:table-cell>
          <table:table-cell table:formula="of:=[.$D16]/[.F16]" office:value-type="float" office:value="1.53412907474481">
            <text:p>1.5</text:p>
          </table:table-cell>
          <table:table-cell table:style-name="ce7" table:formula="of:=[.$D16]/[.G16]" office:value-type="float" office:value="1.53554478940083">
            <text:p>1.5</text:p>
          </table:table-cell>
          <table:table-cell table:style-name="ce7" table:formula="of:=[.$D16]/[.H16]" office:value-type="float" office:value="1.48083463115405">
            <text:p>1.5</text:p>
          </table:table-cell>
          <table:table-cell table:style-name="ce7" table:formula="of:=[.$D16]/[.I16]" office:value-type="float" office:value="1.35841217545957">
            <text:p>1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:.D16])/60000" office:value-type="float" office:value="14.3345020833333">
            <text:p>14.3345020833</text:p>
          </table:table-cell>
          <table:table-cell table:formula="of:=SUM([.E3:.E16])/60000" office:value-type="float" office:value="8.20067591666667">
            <text:p>8.2006759167</text:p>
          </table:table-cell>
          <table:table-cell table:formula="of:=SUM([.F3:.F16])/60000" office:value-type="float" office:value="4.524356">
            <text:p>4.524356</text:p>
          </table:table-cell>
          <table:table-cell table:formula="of:=SUM([.G3:.G16])/60000" office:value-type="float" office:value="3.4698225">
            <text:p>3.4698225</text:p>
          </table:table-cell>
          <table:table-cell table:formula="of:=SUM([.H3:.H16])/60000" office:value-type="float" office:value="3.15397753333333">
            <text:p>3.1539775333</text:p>
          </table:table-cell>
          <table:table-cell table:formula="of:=SUM([.I3:.I16])/60000" office:value-type="float" office:value="2.95398568333333">
            <text:p>2.9539856833</text:p>
          </table:table-cell>
          <table:table-cell table:formula="of:=SUM([.J3:.J16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:.N16])" office:value-type="float" office:value="1.77824735863394">
            <text:p>1.8</text:p>
          </table:table-cell>
          <table:table-cell table:formula="of:=AVERAGE([.O3:.O16])" office:value-type="float" office:value="2.99767518520701">
            <text:p>3.0</text:p>
          </table:table-cell>
          <table:table-cell table:style-name="ce7" table:formula="of:=AVERAGE([.P3:.P16])" office:value-type="float" office:value="3.89562095260861">
            <text:p>3.9</text:p>
          </table:table-cell>
          <table:table-cell table:style-name="ce7" table:formula="of:=AVERAGE([.Q3:.Q16])" office:value-type="float" office:value="4.59868010724493">
            <text:p>4.6</text:p>
          </table:table-cell>
          <table:table-cell table:style-name="ce7" table:formula="of:=AVERAGE([.R3:.R16])" office:value-type="float" office:value="4.67264753942063">
            <text:p>4.7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4"/>
          <table:table-cell table:style-name="ce9" table:number-columns-repeated="4"/>
          <table:table-cell table:number-columns-repeated="993"/>
        </table:table-row>
        <table:table-row table:style-name="ro1">
          <table:table-cell/>
          <table:table-cell office:value-type="string">
            <text:p>Index 1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98.054">
            <text:p>98.054</text:p>
          </table:table-cell>
          <table:table-cell office:value-type="float" office:value="58.746">
            <text:p>58.746</text:p>
          </table:table-cell>
          <table:table-cell office:value-type="float" office:value="110.064">
            <text:p>110.064</text:p>
          </table:table-cell>
          <table:table-cell office:value-type="float" office:value="38.932">
            <text:p>38.932</text:p>
          </table:table-cell>
          <table:table-cell office:value-type="float" office:value="39.59">
            <text:p>39.59</text:p>
          </table:table-cell>
          <table:table-cell office:value-type="float" office:value="48.7">
            <text:p>48.7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7" table:formula="of:=[.$D21]/[.E21]" office:value-type="float" office:value="1.66911789738876">
            <text:p>1.7</text:p>
          </table:table-cell>
          <table:table-cell table:formula="of:=[.$D21]/[.F21]" office:value-type="float" office:value="0.890881668847216">
            <text:p>0.9</text:p>
          </table:table-cell>
          <table:table-cell table:style-name="ce7" table:formula="of:=[.$D21]/[.G21]" office:value-type="float" office:value="2.51859652727833">
            <text:p>2.5</text:p>
          </table:table-cell>
          <table:table-cell table:style-name="ce7" table:formula="of:=[.$D21]/[.H21]" office:value-type="float" office:value="2.47673654963375">
            <text:p>2.5</text:p>
          </table:table-cell>
          <table:table-cell table:style-name="ce7" table:formula="of:=[.$D21]/[.I21]" office:value-type="float" office:value="2.01342915811088">
            <text:p>2.0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office:value-type="float" office:value="1487.91">
            <text:p>1487.91</text:p>
          </table:table-cell>
          <table:table-cell office:value-type="float" office:value="812.918">
            <text:p>812.918</text:p>
          </table:table-cell>
          <table:table-cell office:value-type="float" office:value="645.528">
            <text:p>645.528</text:p>
          </table:table-cell>
          <table:table-cell office:value-type="float" office:value="452.766">
            <text:p>452.766</text:p>
          </table:table-cell>
          <table:table-cell office:value-type="float" office:value="521.695">
            <text:p>521.695</text:p>
          </table:table-cell>
          <table:table-cell office:value-type="float" office:value="526.924">
            <text:p>526.924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table:style-name="ce7" table:formula="of:=[.$D22]/[.E22]" office:value-type="float" office:value="1.83033221062887">
            <text:p>1.8</text:p>
          </table:table-cell>
          <table:table-cell table:formula="of:=[.$D22]/[.F22]" office:value-type="float" office:value="2.30495036621185">
            <text:p>2.3</text:p>
          </table:table-cell>
          <table:table-cell table:style-name="ce7" table:formula="of:=[.$D22]/[.G22]" office:value-type="float" office:value="3.28626707835836">
            <text:p>3.3</text:p>
          </table:table-cell>
          <table:table-cell table:style-name="ce7" table:formula="of:=[.$D22]/[.H22]" office:value-type="float" office:value="2.85206873748071">
            <text:p>2.9</text:p>
          </table:table-cell>
          <table:table-cell table:style-name="ce7" table:formula="of:=[.$D22]/[.I22]" office:value-type="float" office:value="2.8237658561766">
            <text:p>2.8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920.886">
            <text:p>920.886</text:p>
          </table:table-cell>
          <table:table-cell office:value-type="float" office:value="530.272">
            <text:p>530.272</text:p>
          </table:table-cell>
          <table:table-cell office:value-type="float" office:value="367.925">
            <text:p>367.925</text:p>
          </table:table-cell>
          <table:table-cell office:value-type="float" office:value="272.547">
            <text:p>272.547</text:p>
          </table:table-cell>
          <table:table-cell office:value-type="float" office:value="234.585">
            <text:p>234.585</text:p>
          </table:table-cell>
          <table:table-cell office:value-type="float" office:value="268.018">
            <text:p>268.018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23]/[.E23]" office:value-type="float" office:value="1.73662950334922">
            <text:p>1.7</text:p>
          </table:table-cell>
          <table:table-cell table:formula="of:=[.$D23]/[.F23]" office:value-type="float" office:value="2.50291771420806">
            <text:p>2.5</text:p>
          </table:table-cell>
          <table:table-cell table:style-name="ce7" table:formula="of:=[.$D23]/[.G23]" office:value-type="float" office:value="3.3788153969774">
            <text:p>3.4</text:p>
          </table:table-cell>
          <table:table-cell table:style-name="ce7" table:formula="of:=[.$D23]/[.H23]" office:value-type="float" office:value="3.92559626574589">
            <text:p>3.9</text:p>
          </table:table-cell>
          <table:table-cell table:style-name="ce7" table:formula="of:=[.$D23]/[.I23]" office:value-type="float" office:value="3.43591102090158">
            <text:p>3.4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197.266">
            <text:p>197.266</text:p>
          </table:table-cell>
          <table:table-cell office:value-type="float" office:value="107.912">
            <text:p>107.912</text:p>
          </table:table-cell>
          <table:table-cell office:value-type="float" office:value="142.268">
            <text:p>142.268</text:p>
          </table:table-cell>
          <table:table-cell office:value-type="float" office:value="65.017">
            <text:p>65.017</text:p>
          </table:table-cell>
          <table:table-cell office:value-type="float" office:value="62.073">
            <text:p>62.073</text:p>
          </table:table-cell>
          <table:table-cell office:value-type="float" office:value="192.857">
            <text:p>192.85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7" table:formula="of:=[.$D24]/[.E24]" office:value-type="float" office:value="1.82802654014382">
            <text:p>1.8</text:p>
          </table:table-cell>
          <table:table-cell table:formula="of:=[.$D24]/[.F24]" office:value-type="float" office:value="1.38658025697978">
            <text:p>1.4</text:p>
          </table:table-cell>
          <table:table-cell table:style-name="ce7" table:formula="of:=[.$D24]/[.G24]" office:value-type="float" office:value="3.03406801298122">
            <text:p>3.0</text:p>
          </table:table-cell>
          <table:table-cell table:style-name="ce7" table:formula="of:=[.$D24]/[.H24]" office:value-type="float" office:value="3.17796787653247">
            <text:p>3.2</text:p>
          </table:table-cell>
          <table:table-cell table:style-name="ce7" table:formula="of:=[.$D24]/[.I24]" office:value-type="float" office:value="1.02286149841592">
            <text:p>1.0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31.951">
            <text:p>131.951</text:p>
          </table:table-cell>
          <table:table-cell office:value-type="float" office:value="66.841">
            <text:p>66.841</text:p>
          </table:table-cell>
          <table:table-cell office:value-type="float" office:value="57.572">
            <text:p>57.572</text:p>
          </table:table-cell>
          <table:table-cell office:value-type="float" office:value="50.953">
            <text:p>50.953</text:p>
          </table:table-cell>
          <table:table-cell office:value-type="float" office:value="162.644">
            <text:p>162.644</text:p>
          </table:table-cell>
          <table:table-cell office:value-type="float" office:value="68.574">
            <text:p>68.57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5]/[.E25]" office:value-type="float" office:value="1.97410272138358">
            <text:p>2.0</text:p>
          </table:table-cell>
          <table:table-cell table:formula="of:=[.$D25]/[.F25]" office:value-type="float" office:value="2.29193010491211">
            <text:p>2.3</text:p>
          </table:table-cell>
          <table:table-cell table:style-name="ce7" table:formula="of:=[.$D25]/[.G25]" office:value-type="float" office:value="2.58966106019273">
            <text:p>2.6</text:p>
          </table:table-cell>
          <table:table-cell table:style-name="ce7" table:formula="of:=[.$D25]/[.H25]" office:value-type="float" office:value="0.81128722854824">
            <text:p>0.8</text:p>
          </table:table-cell>
          <table:table-cell table:style-name="ce7" table:formula="of:=[.$D25]/[.I25]" office:value-type="float" office:value="1.92421325866947">
            <text:p>1.9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office:value-type="float" office:value="6953.95">
            <text:p>6953.95</text:p>
          </table:table-cell>
          <table:table-cell office:value-type="float" office:value="3736.26">
            <text:p>3736.26</text:p>
          </table:table-cell>
          <table:table-cell office:value-type="float" office:value="2410.34">
            <text:p>2410.34</text:p>
          </table:table-cell>
          <table:table-cell office:value-type="float" office:value="1733.03">
            <text:p>1733.03</text:p>
          </table:table-cell>
          <table:table-cell office:value-type="float" office:value="1554.92">
            <text:p>1554.92</text:p>
          </table:table-cell>
          <table:table-cell office:value-type="float" office:value="1488.96">
            <text:p>1488.96</text:p>
          </table:table-cell>
          <table:table-cell/>
          <table:table-cell office:value-type="float" office:value="17">
            <text:p>17</text:p>
          </table:table-cell>
          <table:table-cell table:number-columns-repeated="2"/>
          <table:table-cell table:style-name="ce7" table:formula="of:=[.$D26]/[.E26]" office:value-type="float" office:value="1.86120612591201">
            <text:p>1.9</text:p>
          </table:table-cell>
          <table:table-cell table:formula="of:=[.$D26]/[.F26]" office:value-type="float" office:value="2.88504941211613">
            <text:p>2.9</text:p>
          </table:table-cell>
          <table:table-cell table:style-name="ce7" table:formula="of:=[.$D26]/[.G26]" office:value-type="float" office:value="4.01259643514538">
            <text:p>4.0</text:p>
          </table:table-cell>
          <table:table-cell table:style-name="ce7" table:formula="of:=[.$D26]/[.H26]" office:value-type="float" office:value="4.47222365137756">
            <text:p>4.5</text:p>
          </table:table-cell>
          <table:table-cell table:style-name="ce7" table:formula="of:=[.$D26]/[.I26]" office:value-type="float" office:value="4.67034037180314">
            <text:p>4.7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900.251">
            <text:p>900.251</text:p>
          </table:table-cell>
          <table:table-cell office:value-type="float" office:value="505.716">
            <text:p>505.716</text:p>
          </table:table-cell>
          <table:table-cell office:value-type="float" office:value="335.148">
            <text:p>335.148</text:p>
          </table:table-cell>
          <table:table-cell office:value-type="float" office:value="261.794">
            <text:p>261.794</text:p>
          </table:table-cell>
          <table:table-cell office:value-type="float" office:value="143.012">
            <text:p>143.012</text:p>
          </table:table-cell>
          <table:table-cell office:value-type="float" office:value="343.398">
            <text:p>343.39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27]/[.E27]" office:value-type="float" office:value="1.78015131022155">
            <text:p>1.8</text:p>
          </table:table-cell>
          <table:table-cell table:formula="of:=[.$D27]/[.F27]" office:value-type="float" office:value="2.68612970985952">
            <text:p>2.7</text:p>
          </table:table-cell>
          <table:table-cell table:style-name="ce7" table:formula="of:=[.$D27]/[.G27]" office:value-type="float" office:value="3.43877628975454">
            <text:p>3.4</text:p>
          </table:table-cell>
          <table:table-cell table:style-name="ce7" table:formula="of:=[.$D27]/[.H27]" office:value-type="float" office:value="6.29493329231114">
            <text:p>6.3</text:p>
          </table:table-cell>
          <table:table-cell table:style-name="ce7" table:formula="of:=[.$D27]/[.I27]" office:value-type="float" office:value="2.62159651483119">
            <text:p>2.6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office:value-type="float" office:value="9426.48">
            <text:p>9426.48</text:p>
          </table:table-cell>
          <table:table-cell office:value-type="float" office:value="5246.91">
            <text:p>5246.91</text:p>
          </table:table-cell>
          <table:table-cell office:value-type="float" office:value="3355.24">
            <text:p>3355.24</text:p>
          </table:table-cell>
          <table:table-cell office:value-type="float" office:value="2648.37">
            <text:p>2648.37</text:p>
          </table:table-cell>
          <table:table-cell office:value-type="float" office:value="2168.62">
            <text:p>2168.62</text:p>
          </table:table-cell>
          <table:table-cell office:value-type="float" office:value="2131.08">
            <text:p>2131.08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28]/[.E28]" office:value-type="float" office:value="1.79657741413518">
            <text:p>1.8</text:p>
          </table:table-cell>
          <table:table-cell table:formula="of:=[.$D28]/[.F28]" office:value-type="float" office:value="2.80948009680381">
            <text:p>2.8</text:p>
          </table:table-cell>
          <table:table-cell table:style-name="ce7" table:formula="of:=[.$D28]/[.G28]" office:value-type="float" office:value="3.55935160117355">
            <text:p>3.6</text:p>
          </table:table-cell>
          <table:table-cell table:style-name="ce7" table:formula="of:=[.$D28]/[.H28]" office:value-type="float" office:value="4.34676430172183">
            <text:p>4.3</text:p>
          </table:table-cell>
          <table:table-cell table:style-name="ce7" table:formula="of:=[.$D28]/[.I28]" office:value-type="float" office:value="4.42333464722113">
            <text:p>4.4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6816.38">
            <text:p>6816.38</text:p>
          </table:table-cell>
          <table:table-cell office:value-type="float" office:value="3876.22">
            <text:p>3876.22</text:p>
          </table:table-cell>
          <table:table-cell office:value-type="float" office:value="2555.55">
            <text:p>2555.55</text:p>
          </table:table-cell>
          <table:table-cell office:value-type="float" office:value="1890.03">
            <text:p>1890.03</text:p>
          </table:table-cell>
          <table:table-cell office:value-type="float" office:value="1523.86">
            <text:p>1523.86</text:p>
          </table:table-cell>
          <table:table-cell office:value-type="float" office:value="1514.62">
            <text:p>1514.62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29]/[.E29]" office:value-type="float" office:value="1.7585121587526">
            <text:p>1.8</text:p>
          </table:table-cell>
          <table:table-cell table:formula="of:=[.$D29]/[.F29]" office:value-type="float" office:value="2.66728492888028">
            <text:p>2.7</text:p>
          </table:table-cell>
          <table:table-cell table:style-name="ce7" table:formula="of:=[.$D29]/[.G29]" office:value-type="float" office:value="3.60649301862933">
            <text:p>3.6</text:p>
          </table:table-cell>
          <table:table-cell table:style-name="ce7" table:formula="of:=[.$D29]/[.H29]" office:value-type="float" office:value="4.47310120352263">
            <text:p>4.5</text:p>
          </table:table-cell>
          <table:table-cell table:style-name="ce7" table:formula="of:=[.$D29]/[.I29]" office:value-type="float" office:value="4.50038953664946">
            <text:p>4.5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office:value-type="float" office:value="8103.89">
            <text:p>8103.89</text:p>
          </table:table-cell>
          <table:table-cell office:value-type="float" office:value="4499.96">
            <text:p>4499.96</text:p>
          </table:table-cell>
          <table:table-cell office:value-type="float" office:value="2872.26">
            <text:p>2872.26</text:p>
          </table:table-cell>
          <table:table-cell office:value-type="float" office:value="2061.92">
            <text:p>2061.92</text:p>
          </table:table-cell>
          <table:table-cell office:value-type="float" office:value="2026.53">
            <text:p>2026.53</text:p>
          </table:table-cell>
          <table:table-cell office:value-type="float" office:value="1785.54">
            <text:p>1785.54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7" table:formula="of:=[.$D30]/[.E30]" office:value-type="float" office:value="1.80088045227069">
            <text:p>1.8</text:p>
          </table:table-cell>
          <table:table-cell table:formula="of:=[.$D30]/[.F30]" office:value-type="float" office:value="2.8214332964286">
            <text:p>2.8</text:p>
          </table:table-cell>
          <table:table-cell table:style-name="ce7" table:formula="of:=[.$D30]/[.G30]" office:value-type="float" office:value="3.9302640257624">
            <text:p>3.9</text:p>
          </table:table-cell>
          <table:table-cell table:style-name="ce7" table:formula="of:=[.$D30]/[.H30]" office:value-type="float" office:value="3.99889959684781">
            <text:p>4.0</text:p>
          </table:table-cell>
          <table:table-cell table:style-name="ce7" table:formula="of:=[.$D30]/[.I30]" office:value-type="float" office:value="4.53862136944566">
            <text:p>4.5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537.084">
            <text:p>537.084</text:p>
          </table:table-cell>
          <table:table-cell office:value-type="float" office:value="374.223">
            <text:p>374.223</text:p>
          </table:table-cell>
          <table:table-cell office:value-type="float" office:value="268.236">
            <text:p>268.236</text:p>
          </table:table-cell>
          <table:table-cell office:value-type="float" office:value="138.451">
            <text:p>138.451</text:p>
          </table:table-cell>
          <table:table-cell office:value-type="float" office:value="216.962">
            <text:p>216.962</text:p>
          </table:table-cell>
          <table:table-cell office:value-type="float" office:value="235.666">
            <text:p>235.66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7" table:formula="of:=[.$D31]/[.E31]" office:value-type="float" office:value="1.43519772969593">
            <text:p>1.4</text:p>
          </table:table-cell>
          <table:table-cell table:formula="of:=[.$D31]/[.F31]" office:value-type="float" office:value="2.00228157294323">
            <text:p>2.0</text:p>
          </table:table-cell>
          <table:table-cell table:style-name="ce7" table:formula="of:=[.$D31]/[.G31]" office:value-type="float" office:value="3.87923525290536">
            <text:p>3.9</text:p>
          </table:table-cell>
          <table:table-cell table:style-name="ce7" table:formula="of:=[.$D31]/[.H31]" office:value-type="float" office:value="2.47547496796674">
            <text:p>2.5</text:p>
          </table:table-cell>
          <table:table-cell table:style-name="ce7" table:formula="of:=[.$D31]/[.I31]" office:value-type="float" office:value="2.27900503254606">
            <text:p>2.3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6937.33">
            <text:p>6937.33</text:p>
          </table:table-cell>
          <table:table-cell office:value-type="float" office:value="3808.53">
            <text:p>3808.53</text:p>
          </table:table-cell>
          <table:table-cell office:value-type="float" office:value="2689.74">
            <text:p>2689.74</text:p>
          </table:table-cell>
          <table:table-cell office:value-type="float" office:value="1697.06">
            <text:p>1697.06</text:p>
          </table:table-cell>
          <table:table-cell office:value-type="float" office:value="1416.89">
            <text:p>1416.89</text:p>
          </table:table-cell>
          <table:table-cell office:value-type="float" office:value="1664.72">
            <text:p>1664.72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table:style-name="ce7" table:formula="of:=[.$D32]/[.E32]" office:value-type="float" office:value="1.82152431515572">
            <text:p>1.8</text:p>
          </table:table-cell>
          <table:table-cell table:formula="of:=[.$D32]/[.F32]" office:value-type="float" office:value="2.5791823745046">
            <text:p>2.6</text:p>
          </table:table-cell>
          <table:table-cell table:style-name="ce7" table:formula="of:=[.$D32]/[.G32]" office:value-type="float" office:value="4.08785193216504">
            <text:p>4.1</text:p>
          </table:table-cell>
          <table:table-cell table:style-name="ce7" table:formula="of:=[.$D32]/[.H32]" office:value-type="float" office:value="4.8961669572091">
            <text:p>4.9</text:p>
          </table:table-cell>
          <table:table-cell table:style-name="ce7" table:formula="of:=[.$D32]/[.I32]" office:value-type="float" office:value="4.16726536594743">
            <text:p>4.2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2925">
            <text:p>2925</text:p>
          </table:table-cell>
          <table:table-cell office:value-type="float" office:value="1669.04">
            <text:p>1669.04</text:p>
          </table:table-cell>
          <table:table-cell office:value-type="float" office:value="1164.65">
            <text:p>1164.65</text:p>
          </table:table-cell>
          <table:table-cell office:value-type="float" office:value="1270.59">
            <text:p>1270.59</text:p>
          </table:table-cell>
          <table:table-cell office:value-type="float" office:value="1194.3">
            <text:p>1194.3</text:p>
          </table:table-cell>
          <table:table-cell office:value-type="float" office:value="1339.86">
            <text:p>1339.86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table:style-name="ce7" table:formula="of:=[.$D33]/[.E33]" office:value-type="float" office:value="1.75250443368643">
            <text:p>1.8</text:p>
          </table:table-cell>
          <table:table-cell table:formula="of:=[.$D33]/[.F33]" office:value-type="float" office:value="2.51148413686515">
            <text:p>2.5</text:p>
          </table:table-cell>
          <table:table-cell table:style-name="ce7" table:formula="of:=[.$D33]/[.G33]" office:value-type="float" office:value="2.30208013599981">
            <text:p>2.3</text:p>
          </table:table-cell>
          <table:table-cell table:style-name="ce7" table:formula="of:=[.$D33]/[.H33]" office:value-type="float" office:value="2.44913338357197">
            <text:p>2.4</text:p>
          </table:table-cell>
          <table:table-cell table:style-name="ce7" table:formula="of:=[.$D33]/[.I33]" office:value-type="float" office:value="2.18306390219874">
            <text:p>2.2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50.261">
            <text:p>50.261</text:p>
          </table:table-cell>
          <table:table-cell office:value-type="float" office:value="27.48">
            <text:p>27.48</text:p>
          </table:table-cell>
          <table:table-cell office:value-type="float" office:value="23.429">
            <text:p>23.429</text:p>
          </table:table-cell>
          <table:table-cell office:value-type="float" office:value="24.542">
            <text:p>24.542</text:p>
          </table:table-cell>
          <table:table-cell office:value-type="float" office:value="33.347">
            <text:p>33.347</text:p>
          </table:table-cell>
          <table:table-cell office:value-type="float" office:value="134.082">
            <text:p>134.08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7" table:formula="of:=[.$D34]/[.E34]" office:value-type="float" office:value="1.82900291120815">
            <text:p>1.8</text:p>
          </table:table-cell>
          <table:table-cell table:formula="of:=[.$D34]/[.F34]" office:value-type="float" office:value="2.14524734303641">
            <text:p>2.1</text:p>
          </table:table-cell>
          <table:table-cell table:style-name="ce7" table:formula="of:=[.$D34]/[.G34]" office:value-type="float" office:value="2.04795860158096">
            <text:p>2.0</text:p>
          </table:table-cell>
          <table:table-cell table:style-name="ce7" table:formula="of:=[.$D34]/[.H34]" office:value-type="float" office:value="1.50721204306234">
            <text:p>1.5</text:p>
          </table:table-cell>
          <table:table-cell table:style-name="ce7" table:formula="of:=[.$D34]/[.I34]" office:value-type="float" office:value="0.374852702077833">
            <text:p>0.4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21:.D34])/60000" office:value-type="float" office:value="0.75811155">
            <text:p>0.75811155</text:p>
          </table:table-cell>
          <table:table-cell table:formula="of:=SUM([.E21:.E34])/60000" office:value-type="float" office:value="0.422017133333333">
            <text:p>0.4220171333</text:p>
          </table:table-cell>
          <table:table-cell table:formula="of:=SUM([.F21:.F34])/60000" office:value-type="float" office:value="0.283299166666667">
            <text:p>0.2832991667</text:p>
          </table:table-cell>
          <table:table-cell table:formula="of:=SUM([.G21:.G34])/60000" office:value-type="float" office:value="0.210100033333333">
            <text:p>0.2101000333</text:p>
          </table:table-cell>
          <table:table-cell table:formula="of:=SUM([.H21:.H34])/60000" office:value-type="float" office:value="0.188317133333333">
            <text:p>0.1883171333</text:p>
          </table:table-cell>
          <table:table-cell table:formula="of:=SUM([.I21:.I34])/60000" office:value-type="float" office:value="0.19571665">
            <text:p>0.19571665</text:p>
          </table:table-cell>
          <table:table-cell table:formula="of:=SUM([.J21:.J34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21:.N34])" office:value-type="float" office:value="1.77669755170946">
            <text:p>1.8</text:p>
          </table:table-cell>
          <table:table-cell table:formula="of:=AVERAGE([.O21:.O34])" office:value-type="float" office:value="2.32034521304262">
            <text:p>2.3</text:p>
          </table:table-cell>
          <table:table-cell table:style-name="ce7" table:formula="of:=AVERAGE([.P21:.P34])" office:value-type="float" office:value="3.2622868120646">
            <text:p>3.3</text:p>
          </table:table-cell>
          <table:table-cell table:style-name="ce7" table:formula="of:=AVERAGE([.Q21:.Q34])" office:value-type="float" office:value="3.43982614682373">
            <text:p>3.4</text:p>
          </table:table-cell>
          <table:table-cell table:style-name="ce7" table:formula="of:=AVERAGE([.R21:.R34])" office:value-type="float" office:value="2.92704644535679">
            <text:p>2.9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 table:number-columns-repeated="3"/>
          <table:table-cell table:style-name="ce1" office:value-type="string" table:number-columns-spanned="7" table:number-rows-spanned="1">
            <text:p>BABBAGE</text:p>
          </table:table-cell>
          <table:covered-table-cell table:style-name="ce1"/>
          <table:covered-table-cell table:number-columns-repeated="5"/>
          <table:table-cell table:number-columns-repeated="3"/>
          <table:table-cell table:style-name="ce7"/>
          <table:table-cell/>
          <table:table-cell table:style-name="ce7" table:number-columns-repeated="3"/>
          <table:table-cell table:number-columns-repeated="993"/>
        </table:table-row>
        <table:table-row table:style-name="ro1">
          <table:table-cell/>
          <table:table-cell office:value-type="string">
            <text:p>Index 2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GAP</text:p>
          </table:table-cell>
          <table:table-cell table:number-columns-repeated="2"/>
          <table:table-cell table:style-name="ce10" office:value-type="string">
            <text:p>2C</text:p>
          </table:table-cell>
          <table:table-cell table:style-name="ce6" office:value-type="string">
            <text:p>4C</text:p>
          </table:table-cell>
          <table:table-cell table:style-name="ce1" office:value-type="string">
            <text:p>8C</text:p>
          </table:table-cell>
          <table:table-cell table:style-name="ce12" office:value-type="string">
            <text:p>16C</text:p>
          </table:table-cell>
          <table:table-cell table:style-name="ce12" office:value-type="string">
            <text:p>32C</text:p>
          </table:table-cell>
          <table:table-cell table:number-columns-repeated="99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i(2,3,7)</text:p>
          </table:table-cell>
          <table:table-cell/>
          <table:table-cell office:value-type="float" office:value="1714.11">
            <text:p>1714.11</text:p>
          </table:table-cell>
          <table:table-cell office:value-type="float" office:value="935.559">
            <text:p>935.559</text:p>
          </table:table-cell>
          <table:table-cell office:value-type="float" office:value="593.88">
            <text:p>593.88</text:p>
          </table:table-cell>
          <table:table-cell office:value-type="float" office:value="516.211">
            <text:p>516.211</text:p>
          </table:table-cell>
          <table:table-cell office:value-type="float" office:value="363.666">
            <text:p>363.666</text:p>
          </table:table-cell>
          <table:table-cell office:value-type="float" office:value="375.256">
            <text:p>375.256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7" table:formula="of:=[.$D39]/[.E39]" office:value-type="float" office:value="1.83217733996466">
            <text:p>1.8</text:p>
          </table:table-cell>
          <table:table-cell table:formula="of:=[.$D39]/[.F39]" office:value-type="float" office:value="2.88629015962821">
            <text:p>2.9</text:p>
          </table:table-cell>
          <table:table-cell table:style-name="ce7" table:formula="of:=[.$D39]/[.G39]" office:value-type="float" office:value="3.32056077844137">
            <text:p>3.3</text:p>
          </table:table-cell>
          <table:table-cell table:style-name="ce7" table:formula="of:=[.$D39]/[.H39]" office:value-type="float" office:value="4.71341835640395">
            <text:p>4.7</text:p>
          </table:table-cell>
          <table:table-cell table:style-name="ce7" table:formula="of:=[.$D39]/[.I39]" office:value-type="float" office:value="4.56784168674185">
            <text:p>4.6</text:p>
          </table:table-cell>
          <table:table-cell table:number-columns-repeated="99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/>
          <table:table-cell table:number-columns-repeated="6"/>
          <table:table-cell table:number-columns-repeated="4"/>
          <table:table-cell table:style-name="ce7" table:formula="of:=[.$D40]/[.E40]" office:value-type="float" office:value="0">
            <text:p>#DIV/0!</text:p>
          </table:table-cell>
          <table:table-cell table:formula="of:=[.$D40]/[.F40]" office:value-type="float" office:value="0">
            <text:p>#DIV/0!</text:p>
          </table:table-cell>
          <table:table-cell table:style-name="ce7" table:formula="of:=[.$D40]/[.G40]" office:value-type="float" office:value="0">
            <text:p>#DIV/0!</text:p>
          </table:table-cell>
          <table:table-cell table:style-name="ce7" table:formula="of:=[.$D40]/[.H40]" office:value-type="float" office:value="0">
            <text:p>#DIV/0!</text:p>
          </table:table-cell>
          <table:table-cell table:style-name="ce7" table:formula="of:=[.$D40]/[.I40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6</text:p>
          </table:table-cell>
          <table:table-cell/>
          <table:table-cell office:value-type="float" office:value="15587.5">
            <text:p>15587.5</text:p>
          </table:table-cell>
          <table:table-cell office:value-type="float" office:value="8311.64">
            <text:p>8311.64</text:p>
          </table:table-cell>
          <table:table-cell office:value-type="float" office:value="5130.7">
            <text:p>5130.7</text:p>
          </table:table-cell>
          <table:table-cell office:value-type="float" office:value="3688.21">
            <text:p>3688.21</text:p>
          </table:table-cell>
          <table:table-cell office:value-type="float" office:value="3091.85">
            <text:p>3091.85</text:p>
          </table:table-cell>
          <table:table-cell office:value-type="float" office:value="2584.47">
            <text:p>2584.47</text:p>
          </table:table-cell>
          <table:table-cell table:number-columns-repeated="4"/>
          <table:table-cell table:style-name="ce7" table:formula="of:=[.$D41]/[.E41]" office:value-type="float" office:value="1.87538199440784">
            <text:p>1.9</text:p>
          </table:table-cell>
          <table:table-cell table:formula="of:=[.$D41]/[.F41]" office:value-type="float" office:value="3.03808447190442">
            <text:p>3.0</text:p>
          </table:table-cell>
          <table:table-cell table:style-name="ce7" table:formula="of:=[.$D41]/[.G41]" office:value-type="float" office:value="4.22630490129358">
            <text:p>4.2</text:p>
          </table:table-cell>
          <table:table-cell table:style-name="ce7" table:formula="of:=[.$D41]/[.H41]" office:value-type="float" office:value="5.04148002005272">
            <text:p>5.0</text:p>
          </table:table-cell>
          <table:table-cell table:style-name="ce7" table:formula="of:=[.$D41]/[.I41]" office:value-type="float" office:value="6.03121723215979">
            <text:p>6.0</text:p>
          </table:table-cell>
          <table:table-cell table:number-columns-repeated="99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6</text:p>
          </table:table-cell>
          <table:table-cell/>
          <table:table-cell office:value-type="float" office:value="2067.28">
            <text:p>2067.28</text:p>
          </table:table-cell>
          <table:table-cell office:value-type="float" office:value="1180.27">
            <text:p>1180.27</text:p>
          </table:table-cell>
          <table:table-cell office:value-type="float" office:value="715.394">
            <text:p>715.394</text:p>
          </table:table-cell>
          <table:table-cell office:value-type="float" office:value="635.589">
            <text:p>635.589</text:p>
          </table:table-cell>
          <table:table-cell office:value-type="float" office:value="506.864">
            <text:p>506.864</text:p>
          </table:table-cell>
          <table:table-cell office:value-type="float" office:value="527.941">
            <text:p>527.941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7" table:formula="of:=[.$D42]/[.E42]" office:value-type="float" office:value="1.75153142924924">
            <text:p>1.8</text:p>
          </table:table-cell>
          <table:table-cell table:formula="of:=[.$D42]/[.F42]" office:value-type="float" office:value="2.88970832855741">
            <text:p>2.9</text:p>
          </table:table-cell>
          <table:table-cell table:style-name="ce7" table:formula="of:=[.$D42]/[.G42]" office:value-type="float" office:value="3.25254213021308">
            <text:p>3.3</text:p>
          </table:table-cell>
          <table:table-cell table:style-name="ce7" table:formula="of:=[.$D42]/[.H42]" office:value-type="float" office:value="4.07856939928659">
            <text:p>4.1</text:p>
          </table:table-cell>
          <table:table-cell table:style-name="ce7" table:formula="of:=[.$D42]/[.I42]" office:value-type="float" office:value="3.91574058464866">
            <text:p>3.9</text:p>
          </table:table-cell>
          <table:table-cell table:number-columns-repeated="99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2(7)</text:p>
          </table:table-cell>
          <table:table-cell/>
          <table:table-cell office:value-type="float" office:value="1014.22">
            <text:p>1014.22</text:p>
          </table:table-cell>
          <table:table-cell office:value-type="float" office:value="558.146">
            <text:p>558.146</text:p>
          </table:table-cell>
          <table:table-cell office:value-type="float" office:value="345.049">
            <text:p>345.049</text:p>
          </table:table-cell>
          <table:table-cell office:value-type="float" office:value="463.974">
            <text:p>463.974</text:p>
          </table:table-cell>
          <table:table-cell office:value-type="float" office:value="470.941">
            <text:p>470.941</text:p>
          </table:table-cell>
          <table:table-cell office:value-type="float" office:value="373.614">
            <text:p>373.61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7" table:formula="of:=[.$D43]/[.E43]" office:value-type="float" office:value="1.81712311832388">
            <text:p>1.8</text:p>
          </table:table-cell>
          <table:table-cell table:formula="of:=[.$D43]/[.F43]" office:value-type="float" office:value="2.93935064295216">
            <text:p>2.9</text:p>
          </table:table-cell>
          <table:table-cell table:style-name="ce7" table:formula="of:=[.$D43]/[.G43]" office:value-type="float" office:value="2.18594145361594">
            <text:p>2.2</text:p>
          </table:table-cell>
          <table:table-cell table:style-name="ce7" table:formula="of:=[.$D43]/[.H43]" office:value-type="float" office:value="2.15360310527221">
            <text:p>2.2</text:p>
          </table:table-cell>
          <table:table-cell table:style-name="ce7" table:formula="of:=[.$D43]/[.I43]" office:value-type="float" office:value="2.71461990182381">
            <text:p>2.7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3(5)</text:p>
          </table:table-cell>
          <table:table-cell/>
          <table:table-cell table:number-columns-repeated="6"/>
          <table:table-cell table:number-columns-repeated="4"/>
          <table:table-cell table:style-name="ce7" table:formula="of:=[.$D44]/[.E44]" office:value-type="float" office:value="0">
            <text:p>#DIV/0!</text:p>
          </table:table-cell>
          <table:table-cell table:formula="of:=[.$D44]/[.F44]" office:value-type="float" office:value="0">
            <text:p>#DIV/0!</text:p>
          </table:table-cell>
          <table:table-cell table:style-name="ce7" table:formula="of:=[.$D44]/[.G44]" office:value-type="float" office:value="0">
            <text:p>#DIV/0!</text:p>
          </table:table-cell>
          <table:table-cell table:style-name="ce7" table:formula="of:=[.$D44]/[.H44]" office:value-type="float" office:value="0">
            <text:p>#DIV/0!</text:p>
          </table:table-cell>
          <table:table-cell table:style-name="ce7" table:formula="of:=[.$D44]/[.I44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(2)</text:p>
          </table:table-cell>
          <table:table-cell/>
          <table:table-cell office:value-type="float" office:value="30222.6">
            <text:p>30222.6</text:p>
          </table:table-cell>
          <table:table-cell office:value-type="float" office:value="16168.4">
            <text:p>16168.4</text:p>
          </table:table-cell>
          <table:table-cell office:value-type="float" office:value="9086.36">
            <text:p>9086.36</text:p>
          </table:table-cell>
          <table:table-cell office:value-type="float" office:value="6670.89">
            <text:p>6670.89</text:p>
          </table:table-cell>
          <table:table-cell office:value-type="float" office:value="5111.44">
            <text:p>5111.44</text:p>
          </table:table-cell>
          <table:table-cell office:value-type="float" office:value="5479.27">
            <text:p>5479.27</text:p>
          </table:table-cell>
          <table:table-cell/>
          <table:table-cell office:value-type="float" office:value="331">
            <text:p>331</text:p>
          </table:table-cell>
          <table:table-cell table:number-columns-repeated="2"/>
          <table:table-cell table:style-name="ce7" table:formula="of:=[.$D45]/[.E45]" office:value-type="float" office:value="1.86923876202964">
            <text:p>1.9</text:p>
          </table:table-cell>
          <table:table-cell table:formula="of:=[.$D45]/[.F45]" office:value-type="float" office:value="3.32615040566299">
            <text:p>3.3</text:p>
          </table:table-cell>
          <table:table-cell table:style-name="ce7" table:formula="of:=[.$D45]/[.G45]" office:value-type="float" office:value="4.53051991563345">
            <text:p>4.5</text:p>
          </table:table-cell>
          <table:table-cell table:style-name="ce7" table:formula="of:=[.$D45]/[.H45]" office:value-type="float" office:value="5.91273691953735">
            <text:p>5.9</text:p>
          </table:table-cell>
          <table:table-cell table:style-name="ce7" table:formula="of:=[.$D45]/[.I45]" office:value-type="float" office:value="5.51580776271292">
            <text:p>5.5</text:p>
          </table:table-cell>
          <table:table-cell table:number-columns-repeated="99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0(2)</text:p>
          </table:table-cell>
          <table:table-cell/>
          <table:table-cell table:number-columns-repeated="6"/>
          <table:table-cell table:number-columns-repeated="4"/>
          <table:table-cell table:style-name="ce7" table:formula="of:=[.$D46]/[.E46]" office:value-type="float" office:value="0">
            <text:p>#DIV/0!</text:p>
          </table:table-cell>
          <table:table-cell table:formula="of:=[.$D46]/[.F46]" office:value-type="float" office:value="0">
            <text:p>#DIV/0!</text:p>
          </table:table-cell>
          <table:table-cell table:style-name="ce7" table:formula="of:=[.$D46]/[.G46]" office:value-type="float" office:value="0">
            <text:p>#DIV/0!</text:p>
          </table:table-cell>
          <table:table-cell table:style-name="ce7" table:formula="of:=[.$D46]/[.H46]" office:value-type="float" office:value="0">
            <text:p>#DIV/0!</text:p>
          </table:table-cell>
          <table:table-cell table:style-name="ce7" table:formula="of:=[.$D46]/[.I46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8+(2)</text:p>
          </table:table-cell>
          <table:table-cell/>
          <table:table-cell office:value-type="float" office:value="341857">
            <text:p>341857</text:p>
          </table:table-cell>
          <table:table-cell office:value-type="float" office:value="182168">
            <text:p>182168</text:p>
          </table:table-cell>
          <table:table-cell office:value-type="float" office:value="102311">
            <text:p>102311</text:p>
          </table:table-cell>
          <table:table-cell office:value-type="float" office:value="92696.3">
            <text:p>92696.3</text:p>
          </table:table-cell>
          <table:table-cell office:value-type="float" office:value="93454.3">
            <text:p>93454.3</text:p>
          </table:table-cell>
          <table:table-cell office:value-type="float" office:value="56345.9">
            <text:p>56345.9</text:p>
          </table:table-cell>
          <table:table-cell table:number-columns-repeated="4"/>
          <table:table-cell table:style-name="ce7" table:formula="of:=[.$D47]/[.E47]" office:value-type="float" office:value="1.87660291598964">
            <text:p>1.9</text:p>
          </table:table-cell>
          <table:table-cell table:formula="of:=[.$D47]/[.F47]" office:value-type="float" office:value="3.34135136984293">
            <text:p>3.3</text:p>
          </table:table-cell>
          <table:table-cell table:style-name="ce7" table:formula="of:=[.$D47]/[.G47]" office:value-type="float" office:value="3.68792497650931">
            <text:p>3.7</text:p>
          </table:table-cell>
          <table:table-cell table:style-name="ce7" table:formula="of:=[.$D47]/[.H47]" office:value-type="float" office:value="3.65801252590838">
            <text:p>3.7</text:p>
          </table:table-cell>
          <table:table-cell table:style-name="ce7" table:formula="of:=[.$D47]/[.I47]" office:value-type="float" office:value="6.06711402249321">
            <text:p>6.1</text:p>
          </table:table-cell>
          <table:table-cell table:number-columns-repeated="99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</text:p>
          </table:table-cell>
          <table:table-cell/>
          <table:table-cell table:number-columns-repeated="6"/>
          <table:table-cell table:number-columns-repeated="4"/>
          <table:table-cell table:style-name="ce7" table:formula="of:=[.$D48]/[.E48]" office:value-type="float" office:value="0">
            <text:p>#DIV/0!</text:p>
          </table:table-cell>
          <table:table-cell table:formula="of:=[.$D48]/[.F48]" office:value-type="float" office:value="0">
            <text:p>#DIV/0!</text:p>
          </table:table-cell>
          <table:table-cell table:style-name="ce7" table:formula="of:=[.$D48]/[.G48]" office:value-type="float" office:value="0">
            <text:p>#DIV/0!</text:p>
          </table:table-cell>
          <table:table-cell table:style-name="ce7" table:formula="of:=[.$D48]/[.H48]" office:value-type="float" office:value="0">
            <text:p>#DIV/0!</text:p>
          </table:table-cell>
          <table:table-cell table:style-name="ce7" table:formula="of:=[.$D48]/[.I48]" office:value-type="float" office:value="0">
            <text:p>#DIV/0!</text:p>
          </table:table-cell>
          <table:table-cell table:number-columns-repeated="99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12</text:p>
          </table:table-cell>
          <table:table-cell/>
          <table:table-cell office:value-type="float" office:value="12529.4">
            <text:p>12529.4</text:p>
          </table:table-cell>
          <table:table-cell office:value-type="float" office:value="6706.33">
            <text:p>6706.33</text:p>
          </table:table-cell>
          <table:table-cell office:value-type="float" office:value="3815.85">
            <text:p>3815.85</text:p>
          </table:table-cell>
          <table:table-cell office:value-type="float" office:value="2765.22">
            <text:p>2765.22</text:p>
          </table:table-cell>
          <table:table-cell office:value-type="float" office:value="2101.87">
            <text:p>2101.87</text:p>
          </table:table-cell>
          <table:table-cell office:value-type="float" office:value="1957.25">
            <text:p>1957.25</text:p>
          </table:table-cell>
          <table:table-cell table:number-columns-repeated="4"/>
          <table:table-cell table:style-name="ce7" table:formula="of:=[.$D49]/[.E49]" office:value-type="float" office:value="1.86829458138803">
            <text:p>1.9</text:p>
          </table:table-cell>
          <table:table-cell table:formula="of:=[.$D49]/[.F49]" office:value-type="float" office:value="3.28351481321331">
            <text:p>3.3</text:p>
          </table:table-cell>
          <table:table-cell table:style-name="ce7" table:formula="of:=[.$D49]/[.G49]" office:value-type="float" office:value="4.53106805245152">
            <text:p>4.5</text:p>
          </table:table-cell>
          <table:table-cell table:style-name="ce7" table:formula="of:=[.$D49]/[.H49]" office:value-type="float" office:value="5.96107275901935">
            <text:p>6.0</text:p>
          </table:table-cell>
          <table:table-cell table:style-name="ce7" table:formula="of:=[.$D49]/[.I49]" office:value-type="float" office:value="6.40153276280496">
            <text:p>6.4</text:p>
          </table:table-cell>
          <table:table-cell table:number-columns-repeated="99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2</text:p>
          </table:table-cell>
          <table:table-cell/>
          <table:table-cell office:value-type="float" office:value="846115">
            <text:p>846115</text:p>
          </table:table-cell>
          <table:table-cell office:value-type="float" office:value="460059">
            <text:p>460059</text:p>
          </table:table-cell>
          <table:table-cell office:value-type="float" office:value="253132">
            <text:p>253132</text:p>
          </table:table-cell>
          <table:table-cell office:value-type="float" office:value="157734">
            <text:p>157734</text:p>
          </table:table-cell>
          <table:table-cell office:value-type="float" office:value="118199">
            <text:p>118199</text:p>
          </table:table-cell>
          <table:table-cell office:value-type="float" office:value="144829">
            <text:p>144829</text:p>
          </table:table-cell>
          <table:table-cell table:number-columns-repeated="4"/>
          <table:table-cell table:style-name="ce7" table:formula="of:=[.$D50]/[.E50]" office:value-type="float" office:value="1.83914454450407">
            <text:p>1.8</text:p>
          </table:table-cell>
          <table:table-cell table:formula="of:=[.$D50]/[.F50]" office:value-type="float" office:value="3.34258410631607">
            <text:p>3.3</text:p>
          </table:table-cell>
          <table:table-cell table:style-name="ce7" table:formula="of:=[.$D50]/[.G50]" office:value-type="float" office:value="5.36418907781455">
            <text:p>5.4</text:p>
          </table:table-cell>
          <table:table-cell table:style-name="ce7" table:formula="of:=[.$D50]/[.H50]" office:value-type="float" office:value="7.15839389504141">
            <text:p>7.2</text:p>
          </table:table-cell>
          <table:table-cell table:style-name="ce7" table:formula="of:=[.$D50]/[.I50]" office:value-type="float" office:value="5.84216558838354">
            <text:p>5.8</text:p>
          </table:table-cell>
          <table:table-cell table:number-columns-repeated="99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3</text:p>
          </table:table-cell>
          <table:table-cell/>
          <table:table-cell office:value-type="float" office:value="77281.4">
            <text:p>77281.4</text:p>
          </table:table-cell>
          <table:table-cell office:value-type="float" office:value="41826.4">
            <text:p>41826.4</text:p>
          </table:table-cell>
          <table:table-cell office:value-type="float" office:value="23542.6">
            <text:p>23542.6</text:p>
          </table:table-cell>
          <table:table-cell office:value-type="float" office:value="15746">
            <text:p>15746</text:p>
          </table:table-cell>
          <table:table-cell office:value-type="float" office:value="12130.6">
            <text:p>12130.6</text:p>
          </table:table-cell>
          <table:table-cell office:value-type="float" office:value="11485.1">
            <text:p>11485.1</text:p>
          </table:table-cell>
          <table:table-cell table:number-columns-repeated="4"/>
          <table:table-cell table:style-name="ce7" table:formula="of:=[.$D51]/[.E51]" office:value-type="float" office:value="1.84767037086625">
            <text:p>1.8</text:p>
          </table:table-cell>
          <table:table-cell table:formula="of:=[.$D51]/[.F51]" office:value-type="float" office:value="3.28261959171884">
            <text:p>3.3</text:p>
          </table:table-cell>
          <table:table-cell table:style-name="ce7" table:formula="of:=[.$D51]/[.G51]" office:value-type="float" office:value="4.90800203226216">
            <text:p>4.9</text:p>
          </table:table-cell>
          <table:table-cell table:style-name="ce7" table:formula="of:=[.$D51]/[.H51]" office:value-type="float" office:value="6.37078132986002">
            <text:p>6.4</text:p>
          </table:table-cell>
          <table:table-cell table:style-name="ce7" table:formula="of:=[.$D51]/[.I51]" office:value-type="float" office:value="6.72883997527231">
            <text:p>6.7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5</text:p>
          </table:table-cell>
          <table:table-cell/>
          <table:table-cell office:value-type="float" office:value="179.242">
            <text:p>179.242</text:p>
          </table:table-cell>
          <table:table-cell office:value-type="float" office:value="160.644">
            <text:p>160.644</text:p>
          </table:table-cell>
          <table:table-cell office:value-type="float" office:value="166.308">
            <text:p>166.308</text:p>
          </table:table-cell>
          <table:table-cell office:value-type="float" office:value="267.521">
            <text:p>267.521</text:p>
          </table:table-cell>
          <table:table-cell office:value-type="float" office:value="171.45">
            <text:p>171.45</text:p>
          </table:table-cell>
          <table:table-cell office:value-type="float" office:value="177.624">
            <text:p>177.624</text:p>
          </table:table-cell>
          <table:table-cell table:number-columns-repeated="4"/>
          <table:table-cell table:style-name="ce7" table:formula="of:=[.$D52]/[.E52]" office:value-type="float" office:value="1.11577151963348">
            <text:p>1.1</text:p>
          </table:table-cell>
          <table:table-cell table:formula="of:=[.$D52]/[.F52]" office:value-type="float" office:value="1.07777136397527">
            <text:p>1.1</text:p>
          </table:table-cell>
          <table:table-cell table:style-name="ce7" table:formula="of:=[.$D52]/[.G52]" office:value-type="float" office:value="0.670010952411213">
            <text:p>0.7</text:p>
          </table:table-cell>
          <table:table-cell table:style-name="ce7" table:formula="of:=[.$D52]/[.H52]" office:value-type="float" office:value="1.04544765237679">
            <text:p>1.0</text:p>
          </table:table-cell>
          <table:table-cell table:style-name="ce7" table:formula="of:=[.$D52]/[.I52]" office:value-type="float" office:value="1.00910912939693">
            <text:p>1.0</text:p>
          </table:table-cell>
          <table:table-cell table:number-columns-repeated="993"/>
        </table:table-row>
        <table:table-row table:style-name="ro1">
          <table:table-cell/>
          <table:table-cell office:value-type="string">
            <text:p>Minutes</text:p>
          </table:table-cell>
          <table:table-cell/>
          <table:table-cell table:formula="of:=SUM([.D39:.D52])/60000" office:value-type="float" office:value="22.1427958666667">
            <text:p>22.1427958667</text:p>
          </table:table-cell>
          <table:table-cell table:formula="of:=SUM([.E39:.E52])/60000" office:value-type="float" office:value="11.9679064833333">
            <text:p>11.9679064833</text:p>
          </table:table-cell>
          <table:table-cell table:formula="of:=SUM([.F39:.F52])/60000" office:value-type="float" office:value="6.64731901666667">
            <text:p>6.6473190167</text:p>
          </table:table-cell>
          <table:table-cell table:formula="of:=SUM([.G39:.G52])/60000" office:value-type="float" office:value="4.68639858333333">
            <text:p>4.6863985833</text:p>
          </table:table-cell>
          <table:table-cell table:formula="of:=SUM([.H39:.H52])/60000" office:value-type="float" office:value="3.92669968333333">
            <text:p>3.9266996833</text:p>
          </table:table-cell>
          <table:table-cell table:formula="of:=SUM([.I39:.I52])/60000" office:value-type="float" office:value="3.73559041666667">
            <text:p>3.7355904167</text:p>
          </table:table-cell>
          <table:table-cell table:formula="of:=SUM([.J39:.J52])/60000" office:value-type="float" office:value="0">
            <text:p>0</text:p>
          </table:table-cell>
          <table:table-cell table:number-columns-repeated="2"/>
          <table:table-cell office:value-type="string">
            <text:p>AVE</text:p>
          </table:table-cell>
          <table:table-cell table:style-name="ce7" table:formula="of:=AVERAGE([.N39:.N52])" office:value-type="float" office:value="0">
            <text:p>#DIV/0!</text:p>
          </table:table-cell>
          <table:table-cell table:formula="of:=AVERAGE([.O39:.O52])" office:value-type="float" office:value="0">
            <text:p>#DIV/0!</text:p>
          </table:table-cell>
          <table:table-cell table:style-name="ce7" table:formula="of:=AVERAGE([.P39:.P52])" office:value-type="float" office:value="0">
            <text:p>#DIV/0!</text:p>
          </table:table-cell>
          <table:table-cell table:style-name="ce7" table:formula="of:=AVERAGE([.Q39:.Q52])" office:value-type="float" office:value="0">
            <text:p>#DIV/0!</text:p>
          </table:table-cell>
          <table:table-cell table:style-name="ce7" table:formula="of:=AVERAGE([.R39:.R52])" office:value-type="float" office:value="0">
            <text:p>#DIV/0!</text:p>
          </table:table-cell>
          <table:table-cell table:number-columns-repeated="993"/>
        </table:table-row>
        <table:table-row table:style-name="ro1" table:number-rows-repeated="1048522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 style:data-style-name="N2" text:time-value="0000-00-00T16:31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6-18T15:02:49</meta:creation-date>
    <dc:date>2013-08-22T16:33:08</dc:date>
    <dc:creator>Michael </dc:creator>
    <meta:editing-duration>P4DT23H9S</meta:editing-duration>
    <meta:editing-cycles>37</meta:editing-cycles>
    <meta:generator>LibreOffice/4.0.2.2$Linux_x86 LibreOffice_project/400m0$Build-2</meta:generator>
    <meta:document-statistic meta:table-count="5" meta:cell-count="36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344cm" svg:height="20.81cm" xlink:href=".." xlink:type="simple" chart:class="chart:line" chart:row-mapping="0 8 1 2 3 4 5 6 7 8 9 10 11 12 13" chart:style-name="ch1">
        <chart:plot-area chart:style-name="ch2" table:cell-range-address="Sheet1.Q2:Sheet1.V16" chart:data-source-has-labels="row" svg:x="0.606cm" svg:y="1.892cm" svg:width="18.033cm" svg:height="17.906cm">
          <chartooo:coordinate-region svg:x="2.14cm" svg:y="2.09cm" svg:width="16.314cm" svg:height="17.065cm"/>
          <chart:axis chart:dimension="x" chart:name="primary-x" chart:style-name="ch3" chartooo:axis-type="auto">
            <chartooo:date-scale/>
            <chart:categories table:cell-range-address="Sheet1.Q2:Sheet1.V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3:Sheet1.V3" chart:class="chart:line">
            <chart:data-point chart:repeated="6"/>
          </chart:series>
          <chart:series chart:style-name="ch7" chart:values-cell-range-address="Sheet1.Q11:Sheet1.V11" chart:class="chart:line">
            <chart:data-point chart:repeated="6"/>
          </chart:series>
          <chart:series chart:style-name="ch8" chart:values-cell-range-address="Sheet1.Q4:Sheet1.V4" chart:class="chart:line">
            <chart:data-point chart:repeated="6"/>
          </chart:series>
          <chart:series chart:style-name="ch7" chart:values-cell-range-address="Sheet1.Q5:Sheet1.V5" chart:class="chart:line">
            <chart:data-point chart:repeated="6"/>
          </chart:series>
          <chart:series chart:style-name="ch9" chart:values-cell-range-address="Sheet1.Q6:Sheet1.V6" chart:class="chart:line">
            <chart:data-point chart:repeated="6"/>
          </chart:series>
          <chart:series chart:style-name="ch10" chart:values-cell-range-address="Sheet1.Q7:Sheet1.V7" chart:class="chart:line">
            <chart:data-point chart:repeated="6"/>
          </chart:series>
          <chart:series chart:style-name="ch11" chart:values-cell-range-address="Sheet1.Q8:Sheet1.V8" chart:class="chart:line">
            <chart:data-point chart:repeated="6"/>
          </chart:series>
          <chart:series chart:style-name="ch12" chart:values-cell-range-address="Sheet1.Q9:Sheet1.V9" chart:class="chart:line">
            <chart:data-point chart:repeated="6"/>
          </chart:series>
          <chart:series chart:style-name="ch13" chart:values-cell-range-address="Sheet1.Q10:Sheet1.V10" chart:class="chart:line">
            <chart:data-point chart:repeated="6"/>
          </chart:series>
          <chart:series chart:style-name="ch14" chart:values-cell-range-address="Sheet1.Q11:Sheet1.V11" chart:class="chart:line">
            <chart:data-point chart:repeated="6"/>
          </chart:series>
          <chart:series chart:style-name="ch15" chart:values-cell-range-address="Sheet1.Q12:Sheet1.V12" chart:class="chart:line">
            <chart:data-point chart:repeated="6"/>
          </chart:series>
          <chart:series chart:style-name="ch16" chart:values-cell-range-address="Sheet1.Q13:Sheet1.V13" chart:class="chart:line">
            <chart:data-point chart:repeated="6"/>
          </chart:series>
          <chart:series chart:style-name="ch17" chart:values-cell-range-address="Sheet1.Q14:Sheet1.V14" chart:class="chart:line">
            <chart:data-point chart:repeated="6"/>
          </chart:series>
          <chart:series chart:style-name="ch6" chart:values-cell-range-address="Sheet1.Q15:Sheet1.V15" chart:class="chart:line">
            <chart:data-point chart:repeated="6"/>
          </chart:series>
          <chart:series chart:style-name="ch8" chart:values-cell-range-address="Sheet1.Q16:Sheet1.V16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Q2:Sheet1.V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2.01">
                <text:p>602.01</text:p>
                <draw:g>
                  <svg:desc>Sheet1.Q3:Sheet1.V3</svg:desc>
                </draw:g>
              </table:table-cell>
              <table:table-cell office:value-type="float" office:value="344.125">
                <text:p>344.125</text:p>
              </table:table-cell>
              <table:table-cell office:value-type="float" office:value="144.177">
                <text:p>144.177</text:p>
              </table:table-cell>
              <table:table-cell office:value-type="float" office:value="103.017">
                <text:p>103.017</text:p>
              </table:table-cell>
              <table:table-cell office:value-type="float" office:value="109.199">
                <text:p>109.199</text:p>
              </table:table-cell>
              <table:table-cell office:value-type="float" office:value="121.425">
                <text:p>121.425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2528.277">
                <text:p>202528.277</text:p>
                <draw:g>
                  <svg:desc>Sheet1.Q4:Sheet1.V4</svg:desc>
                </draw:g>
              </table:table-cell>
              <table:table-cell office:value-type="float" office:value="139344.565">
                <text:p>139344.565</text:p>
              </table:table-cell>
              <table:table-cell office:value-type="float" office:value="94612.508">
                <text:p>94612.508</text:p>
              </table:table-cell>
              <table:table-cell office:value-type="float" office:value="68308.758">
                <text:p>68308.758</text:p>
              </table:table-cell>
              <table:table-cell office:value-type="float" office:value="75407.811">
                <text:p>75407.811</text:p>
              </table:table-cell>
              <table:table-cell office:value-type="float" office:value="74894.099">
                <text:p>74894.099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648.507">
                <text:p>3648.507</text:p>
                <draw:g>
                  <svg:desc>Sheet1.Q5:Sheet1.V5</svg:desc>
                </draw:g>
              </table:table-cell>
              <table:table-cell office:value-type="float" office:value="1792.977">
                <text:p>1792.977</text:p>
              </table:table-cell>
              <table:table-cell office:value-type="float" office:value="1222.184">
                <text:p>1222.184</text:p>
              </table:table-cell>
              <table:table-cell office:value-type="float" office:value="864.293">
                <text:p>864.293</text:p>
              </table:table-cell>
              <table:table-cell office:value-type="float" office:value="787.128">
                <text:p>787.128</text:p>
              </table:table-cell>
              <table:table-cell office:value-type="float" office:value="867.131">
                <text:p>867.13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767.262">
                <text:p>767.262</text:p>
                <draw:g>
                  <svg:desc>Sheet1.Q6:Sheet1.V6</svg:desc>
                </draw:g>
              </table:table-cell>
              <table:table-cell office:value-type="float" office:value="399.041">
                <text:p>399.041</text:p>
              </table:table-cell>
              <table:table-cell office:value-type="float" office:value="225.563">
                <text:p>225.563</text:p>
              </table:table-cell>
              <table:table-cell office:value-type="float" office:value="166.048">
                <text:p>166.048</text:p>
              </table:table-cell>
              <table:table-cell office:value-type="float" office:value="180.335">
                <text:p>180.335</text:p>
              </table:table-cell>
              <table:table-cell office:value-type="float" office:value="184.258">
                <text:p>184.25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523.876">
                <text:p>523.876</text:p>
                <draw:g>
                  <svg:desc>Sheet1.Q7:Sheet1.V7</svg:desc>
                </draw:g>
              </table:table-cell>
              <table:table-cell office:value-type="float" office:value="208.198">
                <text:p>208.198</text:p>
              </table:table-cell>
              <table:table-cell office:value-type="float" office:value="137.259">
                <text:p>137.259</text:p>
              </table:table-cell>
              <table:table-cell office:value-type="float" office:value="244.253">
                <text:p>244.253</text:p>
              </table:table-cell>
              <table:table-cell office:value-type="float" office:value="146.043">
                <text:p>146.043</text:p>
              </table:table-cell>
              <table:table-cell office:value-type="float" office:value="148.495">
                <text:p>148.49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89574.699">
                <text:p>189574.699</text:p>
                <draw:g>
                  <svg:desc>Sheet1.Q8:Sheet1.V8</svg:desc>
                </draw:g>
              </table:table-cell>
              <table:table-cell office:value-type="float" office:value="99373.786">
                <text:p>99373.786</text:p>
              </table:table-cell>
              <table:table-cell office:value-type="float" office:value="53456.646">
                <text:p>53456.646</text:p>
              </table:table-cell>
              <table:table-cell office:value-type="float" office:value="31424.57">
                <text:p>31424.57</text:p>
              </table:table-cell>
              <table:table-cell office:value-type="float" office:value="20370.345">
                <text:p>20370.345</text:p>
              </table:table-cell>
              <table:table-cell office:value-type="float" office:value="22405.19">
                <text:p>22405.19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4200.295">
                <text:p>4200.295</text:p>
                <draw:g>
                  <svg:desc>Sheet1.Q9:Sheet1.V9</svg:desc>
                </draw:g>
              </table:table-cell>
              <table:table-cell office:value-type="float" office:value="2164.296">
                <text:p>2164.296</text:p>
              </table:table-cell>
              <table:table-cell office:value-type="float" office:value="1203.869">
                <text:p>1203.869</text:p>
              </table:table-cell>
              <table:table-cell office:value-type="float" office:value="774.018">
                <text:p>774.018</text:p>
              </table:table-cell>
              <table:table-cell office:value-type="float" office:value="602.9">
                <text:p>602.9</text:p>
              </table:table-cell>
              <table:table-cell office:value-type="float" office:value="601.74">
                <text:p>601.7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40274.452">
                <text:p>140274.452</text:p>
                <draw:g>
                  <svg:desc>Sheet1.Q10:Sheet1.V10</svg:desc>
                </draw:g>
              </table:table-cell>
              <table:table-cell office:value-type="float" office:value="73711.407">
                <text:p>73711.407</text:p>
              </table:table-cell>
              <table:table-cell office:value-type="float" office:value="39406.914">
                <text:p>39406.914</text:p>
              </table:table-cell>
              <table:table-cell office:value-type="float" office:value="23136.688">
                <text:p>23136.688</text:p>
              </table:table-cell>
              <table:table-cell office:value-type="float" office:value="15061.899">
                <text:p>15061.899</text:p>
              </table:table-cell>
              <table:table-cell office:value-type="float" office:value="14444.977">
                <text:p>14444.97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48159.244">
                <text:p>48159.244</text:p>
                <draw:g>
                  <svg:desc>Sheet1.Q11:Sheet1.V11</svg:desc>
                </draw:g>
              </table:table-cell>
              <table:table-cell office:value-type="float" office:value="25407.784">
                <text:p>25407.784</text:p>
              </table:table-cell>
              <table:table-cell office:value-type="float" office:value="13641.541">
                <text:p>13641.541</text:p>
              </table:table-cell>
              <table:table-cell office:value-type="float" office:value="8012.236">
                <text:p>8012.236</text:p>
              </table:table-cell>
              <table:table-cell office:value-type="float" office:value="5296.739">
                <text:p>5296.739</text:p>
              </table:table-cell>
              <table:table-cell office:value-type="float" office:value="5083.715">
                <text:p>5083.71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10902.653">
                <text:p>210902.653</text:p>
                <draw:g>
                  <svg:desc>Sheet1.Q12:Sheet1.V12</svg:desc>
                </draw:g>
              </table:table-cell>
              <table:table-cell office:value-type="float" office:value="110658.887">
                <text:p>110658.887</text:p>
              </table:table-cell>
              <table:table-cell office:value-type="float" office:value="58788.402">
                <text:p>58788.402</text:p>
              </table:table-cell>
              <table:table-cell office:value-type="float" office:value="35174.239">
                <text:p>35174.239</text:p>
              </table:table-cell>
              <table:table-cell office:value-type="float" office:value="22843.603">
                <text:p>22843.603</text:p>
              </table:table-cell>
              <table:table-cell office:value-type="float" office:value="22144.398">
                <text:p>22144.398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598.968">
                <text:p>2598.968</text:p>
                <draw:g>
                  <svg:desc>Sheet1.Q13:Sheet1.V13</svg:desc>
                </draw:g>
              </table:table-cell>
              <table:table-cell office:value-type="float" office:value="1385.852">
                <text:p>1385.852</text:p>
              </table:table-cell>
              <table:table-cell office:value-type="float" office:value="701.901">
                <text:p>701.901</text:p>
              </table:table-cell>
              <table:table-cell office:value-type="float" office:value="501.465">
                <text:p>501.465</text:p>
              </table:table-cell>
              <table:table-cell office:value-type="float" office:value="501.845">
                <text:p>501.845</text:p>
              </table:table-cell>
              <table:table-cell office:value-type="float" office:value="524.879">
                <text:p>524.87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68650.861">
                <text:p>68650.861</text:p>
                <draw:g>
                  <svg:desc>Sheet1.Q14:Sheet1.V14</svg:desc>
                </draw:g>
              </table:table-cell>
              <table:table-cell office:value-type="float" office:value="36636.118">
                <text:p>36636.118</text:p>
              </table:table-cell>
              <table:table-cell office:value-type="float" office:value="19572.185">
                <text:p>19572.185</text:p>
              </table:table-cell>
              <table:table-cell office:value-type="float" office:value="12134.854">
                <text:p>12134.854</text:p>
              </table:table-cell>
              <table:table-cell office:value-type="float" office:value="7708.18">
                <text:p>7708.18</text:p>
              </table:table-cell>
              <table:table-cell office:value-type="float" office:value="7175.401">
                <text:p>7175.40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4703.356">
                <text:p>14703.356</text:p>
                <draw:g>
                  <svg:desc>Sheet1.Q15:Sheet1.V15</svg:desc>
                </draw:g>
              </table:table-cell>
              <table:table-cell office:value-type="float" office:value="8100.384">
                <text:p>8100.384</text:p>
              </table:table-cell>
              <table:table-cell office:value-type="float" office:value="4533.667">
                <text:p>4533.667</text:p>
              </table:table-cell>
              <table:table-cell office:value-type="float" office:value="3184.807">
                <text:p>3184.807</text:p>
              </table:table-cell>
              <table:table-cell office:value-type="float" office:value="2933.562">
                <text:p>2933.562</text:p>
              </table:table-cell>
              <table:table-cell office:value-type="float" office:value="2999.804">
                <text:p>2999.804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85.932">
                <text:p>85.932</text:p>
                <draw:g>
                  <svg:desc>Sheet1.Q16:Sheet1.V16</svg:desc>
                </draw:g>
              </table:table-cell>
              <table:table-cell office:value-type="float" office:value="164.488">
                <text:p>164.488</text:p>
              </table:table-cell>
              <table:table-cell office:value-type="float" office:value="62.152">
                <text:p>62.152</text:p>
              </table:table-cell>
              <table:table-cell office:value-type="float" office:value="72.233">
                <text:p>72.233</text:p>
              </table:table-cell>
              <table:table-cell office:value-type="float" office:value="75.258">
                <text:p>75.258</text:p>
              </table:table-cell>
              <table:table-cell office:value-type="float" office:value="86.038">
                <text:p>86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